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1in" svg:height="3.5453in" svg:x="5.3213in" svg:y="0.7528in">
            <draw:object draw:notify-on-update-of-ranges="Sheet1.B5:Sheet1.B505 Sheet1.C5:Sheet1.C5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5.3539in" svg:y="8.2406in">
            <draw:object draw:notify-on-update-of-ranges="Sheet1.B5:Sheet1.B505 Sheet1.E5:Sheet1.E5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4.4524in">
            <draw:object draw:notify-on-update-of-ranges="Sheet1.B5:Sheet1.B505 Sheet1.D5:Sheet1.D5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Acc. Limit Steps</text:p>
          </table:table-cell>
          <table:table-cell office:value-type="string" calcext:value-type="string">
            <text:p>Acc. Limit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Max Speed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[.F3]&lt;[.A2]/2; [.F3]; [.A2]/2)" office:value-type="float" office:value="312.5" calcext:value-type="float">
            <text:p>312.5</text:p>
          </table:table-cell>
          <table:table-cell table:formula="of:=SQRT(2*[.F2]/[.C2])" office:value-type="float" office:value="1.25" calcext:value-type="float">
            <text:p>1.25</text:p>
          </table:table-cell>
          <table:table-cell table:formula="of:=2*[.G2]+([.A2]-2*[.F2])/[.B2]" office:value-type="float" office:value="5.25" calcext:value-type="float">
            <text:p>5.25</text:p>
          </table:table-cell>
          <table:table-cell table:formula="of:=[.C2]*[.G2]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formula="of:=[.B2]^2/[.C2]/2" office:value-type="float" office:value="312.5" calcext:value-type="float">
            <text:p>312.5</text:p>
          </table:table-cell>
          <table:table-cell table:formula="of:=SQRT(2*[.F3]/[.C2])" office:value-type="float" office:value="1.25" calcext:value-type="float">
            <text:p>1.25</text:p>
          </table:table-cell>
          <table:table-cell table:formula="of:=2*[.G3]+([.A2]-2*[.F3])/[.B2]" office:value-type="float" office:value="5.25" calcext:value-type="float">
            <text:p>5.25</text:p>
          </table:table-cell>
          <table:table-cell table:formula="of:=[.B2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 Step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H$2]/[.$D$2]" office:value-type="float" office:value="0" calcext:value-type="float">
            <text:p>0</text:p>
          </table:table-cell>
          <table:table-cell table:formula="of:=IF([.B5]&lt;[.$G$2]; [.$C$2]*([.B5]^2)/2; IF([.B5]&lt;([.$H$2]-[.$G$2]); [.$F$2]+[.$I$2]*([.B5]-[.$G$2]); [.$A$2]-[.$F$2]+[.$I$2]*([.B5]-([.$H$2]-[.$G$2]))-([.$C$2]*(([.B5]-([.$H$2]-[.$G$2]))^2)/2)))" office:value-type="float" office:value="0" calcext:value-type="float">
            <text:p>0</text:p>
          </table:table-cell>
          <table:table-cell table:formula="of:=IF([.B5]&lt;[.$G$2]; [.$C$2]*[.B5]; IF([.B5]&lt;([.$H$2]-[.$G$2]);[.$I$2]; [.$I$2]-[.$C$2]*([.B5]-([.$H$2]-[.$G$2]))))" office:value-type="float" office:value="0" calcext:value-type="float">
            <text:p>0</text:p>
          </table:table-cell>
          <table:table-cell table:formula="of:=IF([.B5]&lt;[.$G$2]; [.$C$2]; IF([.B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*[.$H$2]/[.$D$2]" office:value-type="float" office:value="0.0105" calcext:value-type="float">
            <text:p>0.0105</text:p>
          </table:table-cell>
          <table:table-cell table:formula="of:=IF([.B6]&lt;[.$G$2]; [.$C$2]*([.B6]^2)/2; IF([.B6]&lt;([.$H$2]-[.$G$2]); [.$F$2]+[.$I$2]*([.B6]-[.$G$2]); [.$A$2]-[.$F$2]+[.$I$2]*([.B6]-([.$H$2]-[.$G$2]))-([.$C$2]*(([.B6]-([.$H$2]-[.$G$2]))^2)/2)))" office:value-type="float" office:value="0.02205" calcext:value-type="float">
            <text:p>0.02205</text:p>
          </table:table-cell>
          <table:table-cell table:formula="of:=IF([.B6]&lt;[.$G$2]; [.$C$2]*[.B6]; IF([.B6]&lt;([.$H$2]-[.$G$2]);[.$I$2]; [.$I$2]-[.$C$2]*([.B6]-([.$H$2]-[.$G$2]))))" office:value-type="float" office:value="4.2" calcext:value-type="float">
            <text:p>4.2</text:p>
          </table:table-cell>
          <table:table-cell table:formula="of:=IF([.B6]&lt;[.$G$2]; [.$C$2]; IF([.B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*[.$H$2]/[.$D$2]" office:value-type="float" office:value="0.021" calcext:value-type="float">
            <text:p>0.021</text:p>
          </table:table-cell>
          <table:table-cell table:formula="of:=IF([.B7]&lt;[.$G$2]; [.$C$2]*([.B7]^2)/2; IF([.B7]&lt;([.$H$2]-[.$G$2]); [.$F$2]+[.$I$2]*([.B7]-[.$G$2]); [.$A$2]-[.$F$2]+[.$I$2]*([.B7]-([.$H$2]-[.$G$2]))-([.$C$2]*(([.B7]-([.$H$2]-[.$G$2]))^2)/2)))" office:value-type="float" office:value="0.0882" calcext:value-type="float">
            <text:p>0.0882</text:p>
          </table:table-cell>
          <table:table-cell table:formula="of:=IF([.B7]&lt;[.$G$2]; [.$C$2]*[.B7]; IF([.B7]&lt;([.$H$2]-[.$G$2]);[.$I$2]; [.$I$2]-[.$C$2]*([.B7]-([.$H$2]-[.$G$2]))))" office:value-type="float" office:value="8.4" calcext:value-type="float">
            <text:p>8.4</text:p>
          </table:table-cell>
          <table:table-cell table:formula="of:=IF([.B7]&lt;[.$G$2]; [.$C$2]; IF([.B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*[.$H$2]/[.$D$2]" office:value-type="float" office:value="0.0315" calcext:value-type="float">
            <text:p>0.0315</text:p>
          </table:table-cell>
          <table:table-cell table:formula="of:=IF([.B8]&lt;[.$G$2]; [.$C$2]*([.B8]^2)/2; IF([.B8]&lt;([.$H$2]-[.$G$2]); [.$F$2]+[.$I$2]*([.B8]-[.$G$2]); [.$A$2]-[.$F$2]+[.$I$2]*([.B8]-([.$H$2]-[.$G$2]))-([.$C$2]*(([.B8]-([.$H$2]-[.$G$2]))^2)/2)))" office:value-type="float" office:value="0.19845" calcext:value-type="float">
            <text:p>0.19845</text:p>
          </table:table-cell>
          <table:table-cell table:formula="of:=IF([.B8]&lt;[.$G$2]; [.$C$2]*[.B8]; IF([.B8]&lt;([.$H$2]-[.$G$2]);[.$I$2]; [.$I$2]-[.$C$2]*([.B8]-([.$H$2]-[.$G$2]))))" office:value-type="float" office:value="12.6" calcext:value-type="float">
            <text:p>12.6</text:p>
          </table:table-cell>
          <table:table-cell table:formula="of:=IF([.B8]&lt;[.$G$2]; [.$C$2]; IF([.B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]*[.$H$2]/[.$D$2]" office:value-type="float" office:value="0.042" calcext:value-type="float">
            <text:p>0.042</text:p>
          </table:table-cell>
          <table:table-cell table:formula="of:=IF([.B9]&lt;[.$G$2]; [.$C$2]*([.B9]^2)/2; IF([.B9]&lt;([.$H$2]-[.$G$2]); [.$F$2]+[.$I$2]*([.B9]-[.$G$2]); [.$A$2]-[.$F$2]+[.$I$2]*([.B9]-([.$H$2]-[.$G$2]))-([.$C$2]*(([.B9]-([.$H$2]-[.$G$2]))^2)/2)))" office:value-type="float" office:value="0.3528" calcext:value-type="float">
            <text:p>0.3528</text:p>
          </table:table-cell>
          <table:table-cell table:formula="of:=IF([.B9]&lt;[.$G$2]; [.$C$2]*[.B9]; IF([.B9]&lt;([.$H$2]-[.$G$2]);[.$I$2]; [.$I$2]-[.$C$2]*([.B9]-([.$H$2]-[.$G$2]))))" office:value-type="float" office:value="16.8" calcext:value-type="float">
            <text:p>16.8</text:p>
          </table:table-cell>
          <table:table-cell table:formula="of:=IF([.B9]&lt;[.$G$2]; [.$C$2]; IF([.B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]*[.$H$2]/[.$D$2]" office:value-type="float" office:value="0.0525" calcext:value-type="float">
            <text:p>0.0525</text:p>
          </table:table-cell>
          <table:table-cell table:formula="of:=IF([.B10]&lt;[.$G$2]; [.$C$2]*([.B10]^2)/2; IF([.B10]&lt;([.$H$2]-[.$G$2]); [.$F$2]+[.$I$2]*([.B10]-[.$G$2]); [.$A$2]-[.$F$2]+[.$I$2]*([.B10]-([.$H$2]-[.$G$2]))-([.$C$2]*(([.B10]-([.$H$2]-[.$G$2]))^2)/2)))" office:value-type="float" office:value="0.55125" calcext:value-type="float">
            <text:p>0.55125</text:p>
          </table:table-cell>
          <table:table-cell table:formula="of:=IF([.B10]&lt;[.$G$2]; [.$C$2]*[.B10]; IF([.B10]&lt;([.$H$2]-[.$G$2]);[.$I$2]; [.$I$2]-[.$C$2]*([.B10]-([.$H$2]-[.$G$2]))))" office:value-type="float" office:value="21" calcext:value-type="float">
            <text:p>21</text:p>
          </table:table-cell>
          <table:table-cell table:formula="of:=IF([.B10]&lt;[.$G$2]; [.$C$2]; IF([.B1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1]*[.$H$2]/[.$D$2]" office:value-type="float" office:value="0.063" calcext:value-type="float">
            <text:p>0.063</text:p>
          </table:table-cell>
          <table:table-cell table:formula="of:=IF([.B11]&lt;[.$G$2]; [.$C$2]*([.B11]^2)/2; IF([.B11]&lt;([.$H$2]-[.$G$2]); [.$F$2]+[.$I$2]*([.B11]-[.$G$2]); [.$A$2]-[.$F$2]+[.$I$2]*([.B11]-([.$H$2]-[.$G$2]))-([.$C$2]*(([.B11]-([.$H$2]-[.$G$2]))^2)/2)))" office:value-type="float" office:value="0.7938" calcext:value-type="float">
            <text:p>0.7938</text:p>
          </table:table-cell>
          <table:table-cell table:formula="of:=IF([.B11]&lt;[.$G$2]; [.$C$2]*[.B11]; IF([.B11]&lt;([.$H$2]-[.$G$2]);[.$I$2]; [.$I$2]-[.$C$2]*([.B11]-([.$H$2]-[.$G$2]))))" office:value-type="float" office:value="25.2" calcext:value-type="float">
            <text:p>25.2</text:p>
          </table:table-cell>
          <table:table-cell table:formula="of:=IF([.B11]&lt;[.$G$2]; [.$C$2]; IF([.B1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2]*[.$H$2]/[.$D$2]" office:value-type="float" office:value="0.0735" calcext:value-type="float">
            <text:p>0.0735</text:p>
          </table:table-cell>
          <table:table-cell table:formula="of:=IF([.B12]&lt;[.$G$2]; [.$C$2]*([.B12]^2)/2; IF([.B12]&lt;([.$H$2]-[.$G$2]); [.$F$2]+[.$I$2]*([.B12]-[.$G$2]); [.$A$2]-[.$F$2]+[.$I$2]*([.B12]-([.$H$2]-[.$G$2]))-([.$C$2]*(([.B12]-([.$H$2]-[.$G$2]))^2)/2)))" office:value-type="float" office:value="1.08045" calcext:value-type="float">
            <text:p>1.08045</text:p>
          </table:table-cell>
          <table:table-cell table:formula="of:=IF([.B12]&lt;[.$G$2]; [.$C$2]*[.B12]; IF([.B12]&lt;([.$H$2]-[.$G$2]);[.$I$2]; [.$I$2]-[.$C$2]*([.B12]-([.$H$2]-[.$G$2]))))" office:value-type="float" office:value="29.4" calcext:value-type="float">
            <text:p>29.4</text:p>
          </table:table-cell>
          <table:table-cell table:formula="of:=IF([.B12]&lt;[.$G$2]; [.$C$2]; IF([.B1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*[.$H$2]/[.$D$2]" office:value-type="float" office:value="0.084" calcext:value-type="float">
            <text:p>0.084</text:p>
          </table:table-cell>
          <table:table-cell table:formula="of:=IF([.B13]&lt;[.$G$2]; [.$C$2]*([.B13]^2)/2; IF([.B13]&lt;([.$H$2]-[.$G$2]); [.$F$2]+[.$I$2]*([.B13]-[.$G$2]); [.$A$2]-[.$F$2]+[.$I$2]*([.B13]-([.$H$2]-[.$G$2]))-([.$C$2]*(([.B13]-([.$H$2]-[.$G$2]))^2)/2)))" office:value-type="float" office:value="1.4112" calcext:value-type="float">
            <text:p>1.4112</text:p>
          </table:table-cell>
          <table:table-cell table:formula="of:=IF([.B13]&lt;[.$G$2]; [.$C$2]*[.B13]; IF([.B13]&lt;([.$H$2]-[.$G$2]);[.$I$2]; [.$I$2]-[.$C$2]*([.B13]-([.$H$2]-[.$G$2]))))" office:value-type="float" office:value="33.6" calcext:value-type="float">
            <text:p>33.6</text:p>
          </table:table-cell>
          <table:table-cell table:formula="of:=IF([.B13]&lt;[.$G$2]; [.$C$2]; IF([.B1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]*[.$H$2]/[.$D$2]" office:value-type="float" office:value="0.0945" calcext:value-type="float">
            <text:p>0.0945</text:p>
          </table:table-cell>
          <table:table-cell table:formula="of:=IF([.B14]&lt;[.$G$2]; [.$C$2]*([.B14]^2)/2; IF([.B14]&lt;([.$H$2]-[.$G$2]); [.$F$2]+[.$I$2]*([.B14]-[.$G$2]); [.$A$2]-[.$F$2]+[.$I$2]*([.B14]-([.$H$2]-[.$G$2]))-([.$C$2]*(([.B14]-([.$H$2]-[.$G$2]))^2)/2)))" office:value-type="float" office:value="1.78605" calcext:value-type="float">
            <text:p>1.78605</text:p>
          </table:table-cell>
          <table:table-cell table:formula="of:=IF([.B14]&lt;[.$G$2]; [.$C$2]*[.B14]; IF([.B14]&lt;([.$H$2]-[.$G$2]);[.$I$2]; [.$I$2]-[.$C$2]*([.B14]-([.$H$2]-[.$G$2]))))" office:value-type="float" office:value="37.8" calcext:value-type="float">
            <text:p>37.8</text:p>
          </table:table-cell>
          <table:table-cell table:formula="of:=IF([.B14]&lt;[.$G$2]; [.$C$2]; IF([.B1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5]*[.$H$2]/[.$D$2]" office:value-type="float" office:value="0.105" calcext:value-type="float">
            <text:p>0.105</text:p>
          </table:table-cell>
          <table:table-cell table:formula="of:=IF([.B15]&lt;[.$G$2]; [.$C$2]*([.B15]^2)/2; IF([.B15]&lt;([.$H$2]-[.$G$2]); [.$F$2]+[.$I$2]*([.B15]-[.$G$2]); [.$A$2]-[.$F$2]+[.$I$2]*([.B15]-([.$H$2]-[.$G$2]))-([.$C$2]*(([.B15]-([.$H$2]-[.$G$2]))^2)/2)))" office:value-type="float" office:value="2.205" calcext:value-type="float">
            <text:p>2.205</text:p>
          </table:table-cell>
          <table:table-cell table:formula="of:=IF([.B15]&lt;[.$G$2]; [.$C$2]*[.B15]; IF([.B15]&lt;([.$H$2]-[.$G$2]);[.$I$2]; [.$I$2]-[.$C$2]*([.B15]-([.$H$2]-[.$G$2]))))" office:value-type="float" office:value="42" calcext:value-type="float">
            <text:p>42</text:p>
          </table:table-cell>
          <table:table-cell table:formula="of:=IF([.B15]&lt;[.$G$2]; [.$C$2]; IF([.B1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6]*[.$H$2]/[.$D$2]" office:value-type="float" office:value="0.1155" calcext:value-type="float">
            <text:p>0.1155</text:p>
          </table:table-cell>
          <table:table-cell table:formula="of:=IF([.B16]&lt;[.$G$2]; [.$C$2]*([.B16]^2)/2; IF([.B16]&lt;([.$H$2]-[.$G$2]); [.$F$2]+[.$I$2]*([.B16]-[.$G$2]); [.$A$2]-[.$F$2]+[.$I$2]*([.B16]-([.$H$2]-[.$G$2]))-([.$C$2]*(([.B16]-([.$H$2]-[.$G$2]))^2)/2)))" office:value-type="float" office:value="2.66805" calcext:value-type="float">
            <text:p>2.66805</text:p>
          </table:table-cell>
          <table:table-cell table:formula="of:=IF([.B16]&lt;[.$G$2]; [.$C$2]*[.B16]; IF([.B16]&lt;([.$H$2]-[.$G$2]);[.$I$2]; [.$I$2]-[.$C$2]*([.B16]-([.$H$2]-[.$G$2]))))" office:value-type="float" office:value="46.2" calcext:value-type="float">
            <text:p>46.2</text:p>
          </table:table-cell>
          <table:table-cell table:formula="of:=IF([.B16]&lt;[.$G$2]; [.$C$2]; IF([.B1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7]*[.$H$2]/[.$D$2]" office:value-type="float" office:value="0.126" calcext:value-type="float">
            <text:p>0.126</text:p>
          </table:table-cell>
          <table:table-cell table:formula="of:=IF([.B17]&lt;[.$G$2]; [.$C$2]*([.B17]^2)/2; IF([.B17]&lt;([.$H$2]-[.$G$2]); [.$F$2]+[.$I$2]*([.B17]-[.$G$2]); [.$A$2]-[.$F$2]+[.$I$2]*([.B17]-([.$H$2]-[.$G$2]))-([.$C$2]*(([.B17]-([.$H$2]-[.$G$2]))^2)/2)))" office:value-type="float" office:value="3.1752" calcext:value-type="float">
            <text:p>3.1752</text:p>
          </table:table-cell>
          <table:table-cell table:formula="of:=IF([.B17]&lt;[.$G$2]; [.$C$2]*[.B17]; IF([.B17]&lt;([.$H$2]-[.$G$2]);[.$I$2]; [.$I$2]-[.$C$2]*([.B17]-([.$H$2]-[.$G$2]))))" office:value-type="float" office:value="50.4" calcext:value-type="float">
            <text:p>50.4</text:p>
          </table:table-cell>
          <table:table-cell table:formula="of:=IF([.B17]&lt;[.$G$2]; [.$C$2]; IF([.B1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8]*[.$H$2]/[.$D$2]" office:value-type="float" office:value="0.1365" calcext:value-type="float">
            <text:p>0.1365</text:p>
          </table:table-cell>
          <table:table-cell table:formula="of:=IF([.B18]&lt;[.$G$2]; [.$C$2]*([.B18]^2)/2; IF([.B18]&lt;([.$H$2]-[.$G$2]); [.$F$2]+[.$I$2]*([.B18]-[.$G$2]); [.$A$2]-[.$F$2]+[.$I$2]*([.B18]-([.$H$2]-[.$G$2]))-([.$C$2]*(([.B18]-([.$H$2]-[.$G$2]))^2)/2)))" office:value-type="float" office:value="3.72645" calcext:value-type="float">
            <text:p>3.72645</text:p>
          </table:table-cell>
          <table:table-cell table:formula="of:=IF([.B18]&lt;[.$G$2]; [.$C$2]*[.B18]; IF([.B18]&lt;([.$H$2]-[.$G$2]);[.$I$2]; [.$I$2]-[.$C$2]*([.B18]-([.$H$2]-[.$G$2]))))" office:value-type="float" office:value="54.6" calcext:value-type="float">
            <text:p>54.6</text:p>
          </table:table-cell>
          <table:table-cell table:formula="of:=IF([.B18]&lt;[.$G$2]; [.$C$2]; IF([.B1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9]*[.$H$2]/[.$D$2]" office:value-type="float" office:value="0.147" calcext:value-type="float">
            <text:p>0.147</text:p>
          </table:table-cell>
          <table:table-cell table:formula="of:=IF([.B19]&lt;[.$G$2]; [.$C$2]*([.B19]^2)/2; IF([.B19]&lt;([.$H$2]-[.$G$2]); [.$F$2]+[.$I$2]*([.B19]-[.$G$2]); [.$A$2]-[.$F$2]+[.$I$2]*([.B19]-([.$H$2]-[.$G$2]))-([.$C$2]*(([.B19]-([.$H$2]-[.$G$2]))^2)/2)))" office:value-type="float" office:value="4.3218" calcext:value-type="float">
            <text:p>4.3218</text:p>
          </table:table-cell>
          <table:table-cell table:formula="of:=IF([.B19]&lt;[.$G$2]; [.$C$2]*[.B19]; IF([.B19]&lt;([.$H$2]-[.$G$2]);[.$I$2]; [.$I$2]-[.$C$2]*([.B19]-([.$H$2]-[.$G$2]))))" office:value-type="float" office:value="58.8" calcext:value-type="float">
            <text:p>58.8</text:p>
          </table:table-cell>
          <table:table-cell table:formula="of:=IF([.B19]&lt;[.$G$2]; [.$C$2]; IF([.B1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0]*[.$H$2]/[.$D$2]" office:value-type="float" office:value="0.1575" calcext:value-type="float">
            <text:p>0.1575</text:p>
          </table:table-cell>
          <table:table-cell table:formula="of:=IF([.B20]&lt;[.$G$2]; [.$C$2]*([.B20]^2)/2; IF([.B20]&lt;([.$H$2]-[.$G$2]); [.$F$2]+[.$I$2]*([.B20]-[.$G$2]); [.$A$2]-[.$F$2]+[.$I$2]*([.B20]-([.$H$2]-[.$G$2]))-([.$C$2]*(([.B20]-([.$H$2]-[.$G$2]))^2)/2)))" office:value-type="float" office:value="4.96125" calcext:value-type="float">
            <text:p>4.96125</text:p>
          </table:table-cell>
          <table:table-cell table:formula="of:=IF([.B20]&lt;[.$G$2]; [.$C$2]*[.B20]; IF([.B20]&lt;([.$H$2]-[.$G$2]);[.$I$2]; [.$I$2]-[.$C$2]*([.B20]-([.$H$2]-[.$G$2]))))" office:value-type="float" office:value="63" calcext:value-type="float">
            <text:p>63</text:p>
          </table:table-cell>
          <table:table-cell table:formula="of:=IF([.B20]&lt;[.$G$2]; [.$C$2]; IF([.B2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1]*[.$H$2]/[.$D$2]" office:value-type="float" office:value="0.168" calcext:value-type="float">
            <text:p>0.168</text:p>
          </table:table-cell>
          <table:table-cell table:formula="of:=IF([.B21]&lt;[.$G$2]; [.$C$2]*([.B21]^2)/2; IF([.B21]&lt;([.$H$2]-[.$G$2]); [.$F$2]+[.$I$2]*([.B21]-[.$G$2]); [.$A$2]-[.$F$2]+[.$I$2]*([.B21]-([.$H$2]-[.$G$2]))-([.$C$2]*(([.B21]-([.$H$2]-[.$G$2]))^2)/2)))" office:value-type="float" office:value="5.6448" calcext:value-type="float">
            <text:p>5.6448</text:p>
          </table:table-cell>
          <table:table-cell table:formula="of:=IF([.B21]&lt;[.$G$2]; [.$C$2]*[.B21]; IF([.B21]&lt;([.$H$2]-[.$G$2]);[.$I$2]; [.$I$2]-[.$C$2]*([.B21]-([.$H$2]-[.$G$2]))))" office:value-type="float" office:value="67.2" calcext:value-type="float">
            <text:p>67.2</text:p>
          </table:table-cell>
          <table:table-cell table:formula="of:=IF([.B21]&lt;[.$G$2]; [.$C$2]; IF([.B2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2]*[.$H$2]/[.$D$2]" office:value-type="float" office:value="0.1785" calcext:value-type="float">
            <text:p>0.1785</text:p>
          </table:table-cell>
          <table:table-cell table:formula="of:=IF([.B22]&lt;[.$G$2]; [.$C$2]*([.B22]^2)/2; IF([.B22]&lt;([.$H$2]-[.$G$2]); [.$F$2]+[.$I$2]*([.B22]-[.$G$2]); [.$A$2]-[.$F$2]+[.$I$2]*([.B22]-([.$H$2]-[.$G$2]))-([.$C$2]*(([.B22]-([.$H$2]-[.$G$2]))^2)/2)))" office:value-type="float" office:value="6.37245" calcext:value-type="float">
            <text:p>6.37245</text:p>
          </table:table-cell>
          <table:table-cell table:formula="of:=IF([.B22]&lt;[.$G$2]; [.$C$2]*[.B22]; IF([.B22]&lt;([.$H$2]-[.$G$2]);[.$I$2]; [.$I$2]-[.$C$2]*([.B22]-([.$H$2]-[.$G$2]))))" office:value-type="float" office:value="71.4" calcext:value-type="float">
            <text:p>71.4</text:p>
          </table:table-cell>
          <table:table-cell table:formula="of:=IF([.B22]&lt;[.$G$2]; [.$C$2]; IF([.B2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3]*[.$H$2]/[.$D$2]" office:value-type="float" office:value="0.189" calcext:value-type="float">
            <text:p>0.189</text:p>
          </table:table-cell>
          <table:table-cell table:formula="of:=IF([.B23]&lt;[.$G$2]; [.$C$2]*([.B23]^2)/2; IF([.B23]&lt;([.$H$2]-[.$G$2]); [.$F$2]+[.$I$2]*([.B23]-[.$G$2]); [.$A$2]-[.$F$2]+[.$I$2]*([.B23]-([.$H$2]-[.$G$2]))-([.$C$2]*(([.B23]-([.$H$2]-[.$G$2]))^2)/2)))" office:value-type="float" office:value="7.1442" calcext:value-type="float">
            <text:p>7.1442</text:p>
          </table:table-cell>
          <table:table-cell table:formula="of:=IF([.B23]&lt;[.$G$2]; [.$C$2]*[.B23]; IF([.B23]&lt;([.$H$2]-[.$G$2]);[.$I$2]; [.$I$2]-[.$C$2]*([.B23]-([.$H$2]-[.$G$2]))))" office:value-type="float" office:value="75.6" calcext:value-type="float">
            <text:p>75.6</text:p>
          </table:table-cell>
          <table:table-cell table:formula="of:=IF([.B23]&lt;[.$G$2]; [.$C$2]; IF([.B2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4]*[.$H$2]/[.$D$2]" office:value-type="float" office:value="0.1995" calcext:value-type="float">
            <text:p>0.1995</text:p>
          </table:table-cell>
          <table:table-cell table:formula="of:=IF([.B24]&lt;[.$G$2]; [.$C$2]*([.B24]^2)/2; IF([.B24]&lt;([.$H$2]-[.$G$2]); [.$F$2]+[.$I$2]*([.B24]-[.$G$2]); [.$A$2]-[.$F$2]+[.$I$2]*([.B24]-([.$H$2]-[.$G$2]))-([.$C$2]*(([.B24]-([.$H$2]-[.$G$2]))^2)/2)))" office:value-type="float" office:value="7.96005" calcext:value-type="float">
            <text:p>7.96005</text:p>
          </table:table-cell>
          <table:table-cell table:formula="of:=IF([.B24]&lt;[.$G$2]; [.$C$2]*[.B24]; IF([.B24]&lt;([.$H$2]-[.$G$2]);[.$I$2]; [.$I$2]-[.$C$2]*([.B24]-([.$H$2]-[.$G$2]))))" office:value-type="float" office:value="79.8" calcext:value-type="float">
            <text:p>79.8</text:p>
          </table:table-cell>
          <table:table-cell table:formula="of:=IF([.B24]&lt;[.$G$2]; [.$C$2]; IF([.B2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5]*[.$H$2]/[.$D$2]" office:value-type="float" office:value="0.21" calcext:value-type="float">
            <text:p>0.21</text:p>
          </table:table-cell>
          <table:table-cell table:formula="of:=IF([.B25]&lt;[.$G$2]; [.$C$2]*([.B25]^2)/2; IF([.B25]&lt;([.$H$2]-[.$G$2]); [.$F$2]+[.$I$2]*([.B25]-[.$G$2]); [.$A$2]-[.$F$2]+[.$I$2]*([.B25]-([.$H$2]-[.$G$2]))-([.$C$2]*(([.B25]-([.$H$2]-[.$G$2]))^2)/2)))" office:value-type="float" office:value="8.82" calcext:value-type="float">
            <text:p>8.82</text:p>
          </table:table-cell>
          <table:table-cell table:formula="of:=IF([.B25]&lt;[.$G$2]; [.$C$2]*[.B25]; IF([.B25]&lt;([.$H$2]-[.$G$2]);[.$I$2]; [.$I$2]-[.$C$2]*([.B25]-([.$H$2]-[.$G$2]))))" office:value-type="float" office:value="84" calcext:value-type="float">
            <text:p>84</text:p>
          </table:table-cell>
          <table:table-cell table:formula="of:=IF([.B25]&lt;[.$G$2]; [.$C$2]; IF([.B2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6]*[.$H$2]/[.$D$2]" office:value-type="float" office:value="0.2205" calcext:value-type="float">
            <text:p>0.2205</text:p>
          </table:table-cell>
          <table:table-cell table:formula="of:=IF([.B26]&lt;[.$G$2]; [.$C$2]*([.B26]^2)/2; IF([.B26]&lt;([.$H$2]-[.$G$2]); [.$F$2]+[.$I$2]*([.B26]-[.$G$2]); [.$A$2]-[.$F$2]+[.$I$2]*([.B26]-([.$H$2]-[.$G$2]))-([.$C$2]*(([.B26]-([.$H$2]-[.$G$2]))^2)/2)))" office:value-type="float" office:value="9.72405" calcext:value-type="float">
            <text:p>9.72405</text:p>
          </table:table-cell>
          <table:table-cell table:formula="of:=IF([.B26]&lt;[.$G$2]; [.$C$2]*[.B26]; IF([.B26]&lt;([.$H$2]-[.$G$2]);[.$I$2]; [.$I$2]-[.$C$2]*([.B26]-([.$H$2]-[.$G$2]))))" office:value-type="float" office:value="88.2" calcext:value-type="float">
            <text:p>88.2</text:p>
          </table:table-cell>
          <table:table-cell table:formula="of:=IF([.B26]&lt;[.$G$2]; [.$C$2]; IF([.B2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7]*[.$H$2]/[.$D$2]" office:value-type="float" office:value="0.231" calcext:value-type="float">
            <text:p>0.231</text:p>
          </table:table-cell>
          <table:table-cell table:formula="of:=IF([.B27]&lt;[.$G$2]; [.$C$2]*([.B27]^2)/2; IF([.B27]&lt;([.$H$2]-[.$G$2]); [.$F$2]+[.$I$2]*([.B27]-[.$G$2]); [.$A$2]-[.$F$2]+[.$I$2]*([.B27]-([.$H$2]-[.$G$2]))-([.$C$2]*(([.B27]-([.$H$2]-[.$G$2]))^2)/2)))" office:value-type="float" office:value="10.6722" calcext:value-type="float">
            <text:p>10.6722</text:p>
          </table:table-cell>
          <table:table-cell table:formula="of:=IF([.B27]&lt;[.$G$2]; [.$C$2]*[.B27]; IF([.B27]&lt;([.$H$2]-[.$G$2]);[.$I$2]; [.$I$2]-[.$C$2]*([.B27]-([.$H$2]-[.$G$2]))))" office:value-type="float" office:value="92.4" calcext:value-type="float">
            <text:p>92.4</text:p>
          </table:table-cell>
          <table:table-cell table:formula="of:=IF([.B27]&lt;[.$G$2]; [.$C$2]; IF([.B2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8]*[.$H$2]/[.$D$2]" office:value-type="float" office:value="0.2415" calcext:value-type="float">
            <text:p>0.2415</text:p>
          </table:table-cell>
          <table:table-cell table:formula="of:=IF([.B28]&lt;[.$G$2]; [.$C$2]*([.B28]^2)/2; IF([.B28]&lt;([.$H$2]-[.$G$2]); [.$F$2]+[.$I$2]*([.B28]-[.$G$2]); [.$A$2]-[.$F$2]+[.$I$2]*([.B28]-([.$H$2]-[.$G$2]))-([.$C$2]*(([.B28]-([.$H$2]-[.$G$2]))^2)/2)))" office:value-type="float" office:value="11.66445" calcext:value-type="float">
            <text:p>11.66445</text:p>
          </table:table-cell>
          <table:table-cell table:formula="of:=IF([.B28]&lt;[.$G$2]; [.$C$2]*[.B28]; IF([.B28]&lt;([.$H$2]-[.$G$2]);[.$I$2]; [.$I$2]-[.$C$2]*([.B28]-([.$H$2]-[.$G$2]))))" office:value-type="float" office:value="96.6" calcext:value-type="float">
            <text:p>96.6</text:p>
          </table:table-cell>
          <table:table-cell table:formula="of:=IF([.B28]&lt;[.$G$2]; [.$C$2]; IF([.B2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9]*[.$H$2]/[.$D$2]" office:value-type="float" office:value="0.252" calcext:value-type="float">
            <text:p>0.252</text:p>
          </table:table-cell>
          <table:table-cell table:formula="of:=IF([.B29]&lt;[.$G$2]; [.$C$2]*([.B29]^2)/2; IF([.B29]&lt;([.$H$2]-[.$G$2]); [.$F$2]+[.$I$2]*([.B29]-[.$G$2]); [.$A$2]-[.$F$2]+[.$I$2]*([.B29]-([.$H$2]-[.$G$2]))-([.$C$2]*(([.B29]-([.$H$2]-[.$G$2]))^2)/2)))" office:value-type="float" office:value="12.7008" calcext:value-type="float">
            <text:p>12.7008</text:p>
          </table:table-cell>
          <table:table-cell table:formula="of:=IF([.B29]&lt;[.$G$2]; [.$C$2]*[.B29]; IF([.B29]&lt;([.$H$2]-[.$G$2]);[.$I$2]; [.$I$2]-[.$C$2]*([.B29]-([.$H$2]-[.$G$2]))))" office:value-type="float" office:value="100.8" calcext:value-type="float">
            <text:p>100.8</text:p>
          </table:table-cell>
          <table:table-cell table:formula="of:=IF([.B29]&lt;[.$G$2]; [.$C$2]; IF([.B2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0]*[.$H$2]/[.$D$2]" office:value-type="float" office:value="0.2625" calcext:value-type="float">
            <text:p>0.2625</text:p>
          </table:table-cell>
          <table:table-cell table:formula="of:=IF([.B30]&lt;[.$G$2]; [.$C$2]*([.B30]^2)/2; IF([.B30]&lt;([.$H$2]-[.$G$2]); [.$F$2]+[.$I$2]*([.B30]-[.$G$2]); [.$A$2]-[.$F$2]+[.$I$2]*([.B30]-([.$H$2]-[.$G$2]))-([.$C$2]*(([.B30]-([.$H$2]-[.$G$2]))^2)/2)))" office:value-type="float" office:value="13.78125" calcext:value-type="float">
            <text:p>13.78125</text:p>
          </table:table-cell>
          <table:table-cell table:formula="of:=IF([.B30]&lt;[.$G$2]; [.$C$2]*[.B30]; IF([.B30]&lt;([.$H$2]-[.$G$2]);[.$I$2]; [.$I$2]-[.$C$2]*([.B30]-([.$H$2]-[.$G$2]))))" office:value-type="float" office:value="105" calcext:value-type="float">
            <text:p>105</text:p>
          </table:table-cell>
          <table:table-cell table:formula="of:=IF([.B30]&lt;[.$G$2]; [.$C$2]; IF([.B3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1]*[.$H$2]/[.$D$2]" office:value-type="float" office:value="0.273" calcext:value-type="float">
            <text:p>0.273</text:p>
          </table:table-cell>
          <table:table-cell table:formula="of:=IF([.B31]&lt;[.$G$2]; [.$C$2]*([.B31]^2)/2; IF([.B31]&lt;([.$H$2]-[.$G$2]); [.$F$2]+[.$I$2]*([.B31]-[.$G$2]); [.$A$2]-[.$F$2]+[.$I$2]*([.B31]-([.$H$2]-[.$G$2]))-([.$C$2]*(([.B31]-([.$H$2]-[.$G$2]))^2)/2)))" office:value-type="float" office:value="14.9058" calcext:value-type="float">
            <text:p>14.9058</text:p>
          </table:table-cell>
          <table:table-cell table:formula="of:=IF([.B31]&lt;[.$G$2]; [.$C$2]*[.B31]; IF([.B31]&lt;([.$H$2]-[.$G$2]);[.$I$2]; [.$I$2]-[.$C$2]*([.B31]-([.$H$2]-[.$G$2]))))" office:value-type="float" office:value="109.2" calcext:value-type="float">
            <text:p>109.2</text:p>
          </table:table-cell>
          <table:table-cell table:formula="of:=IF([.B31]&lt;[.$G$2]; [.$C$2]; IF([.B3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2]*[.$H$2]/[.$D$2]" office:value-type="float" office:value="0.2835" calcext:value-type="float">
            <text:p>0.2835</text:p>
          </table:table-cell>
          <table:table-cell table:formula="of:=IF([.B32]&lt;[.$G$2]; [.$C$2]*([.B32]^2)/2; IF([.B32]&lt;([.$H$2]-[.$G$2]); [.$F$2]+[.$I$2]*([.B32]-[.$G$2]); [.$A$2]-[.$F$2]+[.$I$2]*([.B32]-([.$H$2]-[.$G$2]))-([.$C$2]*(([.B32]-([.$H$2]-[.$G$2]))^2)/2)))" office:value-type="float" office:value="16.07445" calcext:value-type="float">
            <text:p>16.07445</text:p>
          </table:table-cell>
          <table:table-cell table:formula="of:=IF([.B32]&lt;[.$G$2]; [.$C$2]*[.B32]; IF([.B32]&lt;([.$H$2]-[.$G$2]);[.$I$2]; [.$I$2]-[.$C$2]*([.B32]-([.$H$2]-[.$G$2]))))" office:value-type="float" office:value="113.4" calcext:value-type="float">
            <text:p>113.4</text:p>
          </table:table-cell>
          <table:table-cell table:formula="of:=IF([.B32]&lt;[.$G$2]; [.$C$2]; IF([.B3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]*[.$H$2]/[.$D$2]" office:value-type="float" office:value="0.294" calcext:value-type="float">
            <text:p>0.294</text:p>
          </table:table-cell>
          <table:table-cell table:formula="of:=IF([.B33]&lt;[.$G$2]; [.$C$2]*([.B33]^2)/2; IF([.B33]&lt;([.$H$2]-[.$G$2]); [.$F$2]+[.$I$2]*([.B33]-[.$G$2]); [.$A$2]-[.$F$2]+[.$I$2]*([.B33]-([.$H$2]-[.$G$2]))-([.$C$2]*(([.B33]-([.$H$2]-[.$G$2]))^2)/2)))" office:value-type="float" office:value="17.2872" calcext:value-type="float">
            <text:p>17.2872</text:p>
          </table:table-cell>
          <table:table-cell table:formula="of:=IF([.B33]&lt;[.$G$2]; [.$C$2]*[.B33]; IF([.B33]&lt;([.$H$2]-[.$G$2]);[.$I$2]; [.$I$2]-[.$C$2]*([.B33]-([.$H$2]-[.$G$2]))))" office:value-type="float" office:value="117.6" calcext:value-type="float">
            <text:p>117.6</text:p>
          </table:table-cell>
          <table:table-cell table:formula="of:=IF([.B33]&lt;[.$G$2]; [.$C$2]; IF([.B3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]*[.$H$2]/[.$D$2]" office:value-type="float" office:value="0.3045" calcext:value-type="float">
            <text:p>0.3045</text:p>
          </table:table-cell>
          <table:table-cell table:formula="of:=IF([.B34]&lt;[.$G$2]; [.$C$2]*([.B34]^2)/2; IF([.B34]&lt;([.$H$2]-[.$G$2]); [.$F$2]+[.$I$2]*([.B34]-[.$G$2]); [.$A$2]-[.$F$2]+[.$I$2]*([.B34]-([.$H$2]-[.$G$2]))-([.$C$2]*(([.B34]-([.$H$2]-[.$G$2]))^2)/2)))" office:value-type="float" office:value="18.54405" calcext:value-type="float">
            <text:p>18.54405</text:p>
          </table:table-cell>
          <table:table-cell table:formula="of:=IF([.B34]&lt;[.$G$2]; [.$C$2]*[.B34]; IF([.B34]&lt;([.$H$2]-[.$G$2]);[.$I$2]; [.$I$2]-[.$C$2]*([.B34]-([.$H$2]-[.$G$2]))))" office:value-type="float" office:value="121.8" calcext:value-type="float">
            <text:p>121.8</text:p>
          </table:table-cell>
          <table:table-cell table:formula="of:=IF([.B34]&lt;[.$G$2]; [.$C$2]; IF([.B3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]*[.$H$2]/[.$D$2]" office:value-type="float" office:value="0.315" calcext:value-type="float">
            <text:p>0.315</text:p>
          </table:table-cell>
          <table:table-cell table:formula="of:=IF([.B35]&lt;[.$G$2]; [.$C$2]*([.B35]^2)/2; IF([.B35]&lt;([.$H$2]-[.$G$2]); [.$F$2]+[.$I$2]*([.B35]-[.$G$2]); [.$A$2]-[.$F$2]+[.$I$2]*([.B35]-([.$H$2]-[.$G$2]))-([.$C$2]*(([.B35]-([.$H$2]-[.$G$2]))^2)/2)))" office:value-type="float" office:value="19.845" calcext:value-type="float">
            <text:p>19.845</text:p>
          </table:table-cell>
          <table:table-cell table:formula="of:=IF([.B35]&lt;[.$G$2]; [.$C$2]*[.B35]; IF([.B35]&lt;([.$H$2]-[.$G$2]);[.$I$2]; [.$I$2]-[.$C$2]*([.B35]-([.$H$2]-[.$G$2]))))" office:value-type="float" office:value="126" calcext:value-type="float">
            <text:p>126</text:p>
          </table:table-cell>
          <table:table-cell table:formula="of:=IF([.B35]&lt;[.$G$2]; [.$C$2]; IF([.B3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]*[.$H$2]/[.$D$2]" office:value-type="float" office:value="0.3255" calcext:value-type="float">
            <text:p>0.3255</text:p>
          </table:table-cell>
          <table:table-cell table:formula="of:=IF([.B36]&lt;[.$G$2]; [.$C$2]*([.B36]^2)/2; IF([.B36]&lt;([.$H$2]-[.$G$2]); [.$F$2]+[.$I$2]*([.B36]-[.$G$2]); [.$A$2]-[.$F$2]+[.$I$2]*([.B36]-([.$H$2]-[.$G$2]))-([.$C$2]*(([.B36]-([.$H$2]-[.$G$2]))^2)/2)))" office:value-type="float" office:value="21.19005" calcext:value-type="float">
            <text:p>21.19005</text:p>
          </table:table-cell>
          <table:table-cell table:formula="of:=IF([.B36]&lt;[.$G$2]; [.$C$2]*[.B36]; IF([.B36]&lt;([.$H$2]-[.$G$2]);[.$I$2]; [.$I$2]-[.$C$2]*([.B36]-([.$H$2]-[.$G$2]))))" office:value-type="float" office:value="130.2" calcext:value-type="float">
            <text:p>130.2</text:p>
          </table:table-cell>
          <table:table-cell table:formula="of:=IF([.B36]&lt;[.$G$2]; [.$C$2]; IF([.B3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7]*[.$H$2]/[.$D$2]" office:value-type="float" office:value="0.336" calcext:value-type="float">
            <text:p>0.336</text:p>
          </table:table-cell>
          <table:table-cell table:formula="of:=IF([.B37]&lt;[.$G$2]; [.$C$2]*([.B37]^2)/2; IF([.B37]&lt;([.$H$2]-[.$G$2]); [.$F$2]+[.$I$2]*([.B37]-[.$G$2]); [.$A$2]-[.$F$2]+[.$I$2]*([.B37]-([.$H$2]-[.$G$2]))-([.$C$2]*(([.B37]-([.$H$2]-[.$G$2]))^2)/2)))" office:value-type="float" office:value="22.5792" calcext:value-type="float">
            <text:p>22.5792</text:p>
          </table:table-cell>
          <table:table-cell table:formula="of:=IF([.B37]&lt;[.$G$2]; [.$C$2]*[.B37]; IF([.B37]&lt;([.$H$2]-[.$G$2]);[.$I$2]; [.$I$2]-[.$C$2]*([.B37]-([.$H$2]-[.$G$2]))))" office:value-type="float" office:value="134.4" calcext:value-type="float">
            <text:p>134.4</text:p>
          </table:table-cell>
          <table:table-cell table:formula="of:=IF([.B37]&lt;[.$G$2]; [.$C$2]; IF([.B3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8]*[.$H$2]/[.$D$2]" office:value-type="float" office:value="0.3465" calcext:value-type="float">
            <text:p>0.3465</text:p>
          </table:table-cell>
          <table:table-cell table:formula="of:=IF([.B38]&lt;[.$G$2]; [.$C$2]*([.B38]^2)/2; IF([.B38]&lt;([.$H$2]-[.$G$2]); [.$F$2]+[.$I$2]*([.B38]-[.$G$2]); [.$A$2]-[.$F$2]+[.$I$2]*([.B38]-([.$H$2]-[.$G$2]))-([.$C$2]*(([.B38]-([.$H$2]-[.$G$2]))^2)/2)))" office:value-type="float" office:value="24.01245" calcext:value-type="float">
            <text:p>24.01245</text:p>
          </table:table-cell>
          <table:table-cell table:formula="of:=IF([.B38]&lt;[.$G$2]; [.$C$2]*[.B38]; IF([.B38]&lt;([.$H$2]-[.$G$2]);[.$I$2]; [.$I$2]-[.$C$2]*([.B38]-([.$H$2]-[.$G$2]))))" office:value-type="float" office:value="138.6" calcext:value-type="float">
            <text:p>138.6</text:p>
          </table:table-cell>
          <table:table-cell table:formula="of:=IF([.B38]&lt;[.$G$2]; [.$C$2]; IF([.B3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9]*[.$H$2]/[.$D$2]" office:value-type="float" office:value="0.357" calcext:value-type="float">
            <text:p>0.357</text:p>
          </table:table-cell>
          <table:table-cell table:formula="of:=IF([.B39]&lt;[.$G$2]; [.$C$2]*([.B39]^2)/2; IF([.B39]&lt;([.$H$2]-[.$G$2]); [.$F$2]+[.$I$2]*([.B39]-[.$G$2]); [.$A$2]-[.$F$2]+[.$I$2]*([.B39]-([.$H$2]-[.$G$2]))-([.$C$2]*(([.B39]-([.$H$2]-[.$G$2]))^2)/2)))" office:value-type="float" office:value="25.4898" calcext:value-type="float">
            <text:p>25.4898</text:p>
          </table:table-cell>
          <table:table-cell table:formula="of:=IF([.B39]&lt;[.$G$2]; [.$C$2]*[.B39]; IF([.B39]&lt;([.$H$2]-[.$G$2]);[.$I$2]; [.$I$2]-[.$C$2]*([.B39]-([.$H$2]-[.$G$2]))))" office:value-type="float" office:value="142.8" calcext:value-type="float">
            <text:p>142.8</text:p>
          </table:table-cell>
          <table:table-cell table:formula="of:=IF([.B39]&lt;[.$G$2]; [.$C$2]; IF([.B3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0]*[.$H$2]/[.$D$2]" office:value-type="float" office:value="0.3675" calcext:value-type="float">
            <text:p>0.3675</text:p>
          </table:table-cell>
          <table:table-cell table:formula="of:=IF([.B40]&lt;[.$G$2]; [.$C$2]*([.B40]^2)/2; IF([.B40]&lt;([.$H$2]-[.$G$2]); [.$F$2]+[.$I$2]*([.B40]-[.$G$2]); [.$A$2]-[.$F$2]+[.$I$2]*([.B40]-([.$H$2]-[.$G$2]))-([.$C$2]*(([.B40]-([.$H$2]-[.$G$2]))^2)/2)))" office:value-type="float" office:value="27.01125" calcext:value-type="float">
            <text:p>27.01125</text:p>
          </table:table-cell>
          <table:table-cell table:formula="of:=IF([.B40]&lt;[.$G$2]; [.$C$2]*[.B40]; IF([.B40]&lt;([.$H$2]-[.$G$2]);[.$I$2]; [.$I$2]-[.$C$2]*([.B40]-([.$H$2]-[.$G$2]))))" office:value-type="float" office:value="147" calcext:value-type="float">
            <text:p>147</text:p>
          </table:table-cell>
          <table:table-cell table:formula="of:=IF([.B40]&lt;[.$G$2]; [.$C$2]; IF([.B4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1]*[.$H$2]/[.$D$2]" office:value-type="float" office:value="0.378" calcext:value-type="float">
            <text:p>0.378</text:p>
          </table:table-cell>
          <table:table-cell table:formula="of:=IF([.B41]&lt;[.$G$2]; [.$C$2]*([.B41]^2)/2; IF([.B41]&lt;([.$H$2]-[.$G$2]); [.$F$2]+[.$I$2]*([.B41]-[.$G$2]); [.$A$2]-[.$F$2]+[.$I$2]*([.B41]-([.$H$2]-[.$G$2]))-([.$C$2]*(([.B41]-([.$H$2]-[.$G$2]))^2)/2)))" office:value-type="float" office:value="28.5768" calcext:value-type="float">
            <text:p>28.5768</text:p>
          </table:table-cell>
          <table:table-cell table:formula="of:=IF([.B41]&lt;[.$G$2]; [.$C$2]*[.B41]; IF([.B41]&lt;([.$H$2]-[.$G$2]);[.$I$2]; [.$I$2]-[.$C$2]*([.B41]-([.$H$2]-[.$G$2]))))" office:value-type="float" office:value="151.2" calcext:value-type="float">
            <text:p>151.2</text:p>
          </table:table-cell>
          <table:table-cell table:formula="of:=IF([.B41]&lt;[.$G$2]; [.$C$2]; IF([.B4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2]*[.$H$2]/[.$D$2]" office:value-type="float" office:value="0.3885" calcext:value-type="float">
            <text:p>0.3885</text:p>
          </table:table-cell>
          <table:table-cell table:formula="of:=IF([.B42]&lt;[.$G$2]; [.$C$2]*([.B42]^2)/2; IF([.B42]&lt;([.$H$2]-[.$G$2]); [.$F$2]+[.$I$2]*([.B42]-[.$G$2]); [.$A$2]-[.$F$2]+[.$I$2]*([.B42]-([.$H$2]-[.$G$2]))-([.$C$2]*(([.B42]-([.$H$2]-[.$G$2]))^2)/2)))" office:value-type="float" office:value="30.18645" calcext:value-type="float">
            <text:p>30.18645</text:p>
          </table:table-cell>
          <table:table-cell table:formula="of:=IF([.B42]&lt;[.$G$2]; [.$C$2]*[.B42]; IF([.B42]&lt;([.$H$2]-[.$G$2]);[.$I$2]; [.$I$2]-[.$C$2]*([.B42]-([.$H$2]-[.$G$2]))))" office:value-type="float" office:value="155.4" calcext:value-type="float">
            <text:p>155.4</text:p>
          </table:table-cell>
          <table:table-cell table:formula="of:=IF([.B42]&lt;[.$G$2]; [.$C$2]; IF([.B4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3]*[.$H$2]/[.$D$2]" office:value-type="float" office:value="0.399" calcext:value-type="float">
            <text:p>0.399</text:p>
          </table:table-cell>
          <table:table-cell table:formula="of:=IF([.B43]&lt;[.$G$2]; [.$C$2]*([.B43]^2)/2; IF([.B43]&lt;([.$H$2]-[.$G$2]); [.$F$2]+[.$I$2]*([.B43]-[.$G$2]); [.$A$2]-[.$F$2]+[.$I$2]*([.B43]-([.$H$2]-[.$G$2]))-([.$C$2]*(([.B43]-([.$H$2]-[.$G$2]))^2)/2)))" office:value-type="float" office:value="31.8402" calcext:value-type="float">
            <text:p>31.8402</text:p>
          </table:table-cell>
          <table:table-cell table:formula="of:=IF([.B43]&lt;[.$G$2]; [.$C$2]*[.B43]; IF([.B43]&lt;([.$H$2]-[.$G$2]);[.$I$2]; [.$I$2]-[.$C$2]*([.B43]-([.$H$2]-[.$G$2]))))" office:value-type="float" office:value="159.6" calcext:value-type="float">
            <text:p>159.6</text:p>
          </table:table-cell>
          <table:table-cell table:formula="of:=IF([.B43]&lt;[.$G$2]; [.$C$2]; IF([.B4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4]*[.$H$2]/[.$D$2]" office:value-type="float" office:value="0.4095" calcext:value-type="float">
            <text:p>0.4095</text:p>
          </table:table-cell>
          <table:table-cell table:formula="of:=IF([.B44]&lt;[.$G$2]; [.$C$2]*([.B44]^2)/2; IF([.B44]&lt;([.$H$2]-[.$G$2]); [.$F$2]+[.$I$2]*([.B44]-[.$G$2]); [.$A$2]-[.$F$2]+[.$I$2]*([.B44]-([.$H$2]-[.$G$2]))-([.$C$2]*(([.B44]-([.$H$2]-[.$G$2]))^2)/2)))" office:value-type="float" office:value="33.53805" calcext:value-type="float">
            <text:p>33.53805</text:p>
          </table:table-cell>
          <table:table-cell table:formula="of:=IF([.B44]&lt;[.$G$2]; [.$C$2]*[.B44]; IF([.B44]&lt;([.$H$2]-[.$G$2]);[.$I$2]; [.$I$2]-[.$C$2]*([.B44]-([.$H$2]-[.$G$2]))))" office:value-type="float" office:value="163.8" calcext:value-type="float">
            <text:p>163.8</text:p>
          </table:table-cell>
          <table:table-cell table:formula="of:=IF([.B44]&lt;[.$G$2]; [.$C$2]; IF([.B4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5]*[.$H$2]/[.$D$2]" office:value-type="float" office:value="0.42" calcext:value-type="float">
            <text:p>0.42</text:p>
          </table:table-cell>
          <table:table-cell table:formula="of:=IF([.B45]&lt;[.$G$2]; [.$C$2]*([.B45]^2)/2; IF([.B45]&lt;([.$H$2]-[.$G$2]); [.$F$2]+[.$I$2]*([.B45]-[.$G$2]); [.$A$2]-[.$F$2]+[.$I$2]*([.B45]-([.$H$2]-[.$G$2]))-([.$C$2]*(([.B45]-([.$H$2]-[.$G$2]))^2)/2)))" office:value-type="float" office:value="35.28" calcext:value-type="float">
            <text:p>35.28</text:p>
          </table:table-cell>
          <table:table-cell table:formula="of:=IF([.B45]&lt;[.$G$2]; [.$C$2]*[.B45]; IF([.B45]&lt;([.$H$2]-[.$G$2]);[.$I$2]; [.$I$2]-[.$C$2]*([.B45]-([.$H$2]-[.$G$2]))))" office:value-type="float" office:value="168" calcext:value-type="float">
            <text:p>168</text:p>
          </table:table-cell>
          <table:table-cell table:formula="of:=IF([.B45]&lt;[.$G$2]; [.$C$2]; IF([.B4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6]*[.$H$2]/[.$D$2]" office:value-type="float" office:value="0.4305" calcext:value-type="float">
            <text:p>0.4305</text:p>
          </table:table-cell>
          <table:table-cell table:formula="of:=IF([.B46]&lt;[.$G$2]; [.$C$2]*([.B46]^2)/2; IF([.B46]&lt;([.$H$2]-[.$G$2]); [.$F$2]+[.$I$2]*([.B46]-[.$G$2]); [.$A$2]-[.$F$2]+[.$I$2]*([.B46]-([.$H$2]-[.$G$2]))-([.$C$2]*(([.B46]-([.$H$2]-[.$G$2]))^2)/2)))" office:value-type="float" office:value="37.06605" calcext:value-type="float">
            <text:p>37.06605</text:p>
          </table:table-cell>
          <table:table-cell table:formula="of:=IF([.B46]&lt;[.$G$2]; [.$C$2]*[.B46]; IF([.B46]&lt;([.$H$2]-[.$G$2]);[.$I$2]; [.$I$2]-[.$C$2]*([.B46]-([.$H$2]-[.$G$2]))))" office:value-type="float" office:value="172.2" calcext:value-type="float">
            <text:p>172.2</text:p>
          </table:table-cell>
          <table:table-cell table:formula="of:=IF([.B46]&lt;[.$G$2]; [.$C$2]; IF([.B4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7]*[.$H$2]/[.$D$2]" office:value-type="float" office:value="0.441" calcext:value-type="float">
            <text:p>0.441</text:p>
          </table:table-cell>
          <table:table-cell table:formula="of:=IF([.B47]&lt;[.$G$2]; [.$C$2]*([.B47]^2)/2; IF([.B47]&lt;([.$H$2]-[.$G$2]); [.$F$2]+[.$I$2]*([.B47]-[.$G$2]); [.$A$2]-[.$F$2]+[.$I$2]*([.B47]-([.$H$2]-[.$G$2]))-([.$C$2]*(([.B47]-([.$H$2]-[.$G$2]))^2)/2)))" office:value-type="float" office:value="38.8962" calcext:value-type="float">
            <text:p>38.8962</text:p>
          </table:table-cell>
          <table:table-cell table:formula="of:=IF([.B47]&lt;[.$G$2]; [.$C$2]*[.B47]; IF([.B47]&lt;([.$H$2]-[.$G$2]);[.$I$2]; [.$I$2]-[.$C$2]*([.B47]-([.$H$2]-[.$G$2]))))" office:value-type="float" office:value="176.4" calcext:value-type="float">
            <text:p>176.4</text:p>
          </table:table-cell>
          <table:table-cell table:formula="of:=IF([.B47]&lt;[.$G$2]; [.$C$2]; IF([.B4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8]*[.$H$2]/[.$D$2]" office:value-type="float" office:value="0.4515" calcext:value-type="float">
            <text:p>0.4515</text:p>
          </table:table-cell>
          <table:table-cell table:formula="of:=IF([.B48]&lt;[.$G$2]; [.$C$2]*([.B48]^2)/2; IF([.B48]&lt;([.$H$2]-[.$G$2]); [.$F$2]+[.$I$2]*([.B48]-[.$G$2]); [.$A$2]-[.$F$2]+[.$I$2]*([.B48]-([.$H$2]-[.$G$2]))-([.$C$2]*(([.B48]-([.$H$2]-[.$G$2]))^2)/2)))" office:value-type="float" office:value="40.77045" calcext:value-type="float">
            <text:p>40.77045</text:p>
          </table:table-cell>
          <table:table-cell table:formula="of:=IF([.B48]&lt;[.$G$2]; [.$C$2]*[.B48]; IF([.B48]&lt;([.$H$2]-[.$G$2]);[.$I$2]; [.$I$2]-[.$C$2]*([.B48]-([.$H$2]-[.$G$2]))))" office:value-type="float" office:value="180.6" calcext:value-type="float">
            <text:p>180.6</text:p>
          </table:table-cell>
          <table:table-cell table:formula="of:=IF([.B48]&lt;[.$G$2]; [.$C$2]; IF([.B4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9]*[.$H$2]/[.$D$2]" office:value-type="float" office:value="0.462" calcext:value-type="float">
            <text:p>0.462</text:p>
          </table:table-cell>
          <table:table-cell table:formula="of:=IF([.B49]&lt;[.$G$2]; [.$C$2]*([.B49]^2)/2; IF([.B49]&lt;([.$H$2]-[.$G$2]); [.$F$2]+[.$I$2]*([.B49]-[.$G$2]); [.$A$2]-[.$F$2]+[.$I$2]*([.B49]-([.$H$2]-[.$G$2]))-([.$C$2]*(([.B49]-([.$H$2]-[.$G$2]))^2)/2)))" office:value-type="float" office:value="42.6888" calcext:value-type="float">
            <text:p>42.6888</text:p>
          </table:table-cell>
          <table:table-cell table:formula="of:=IF([.B49]&lt;[.$G$2]; [.$C$2]*[.B49]; IF([.B49]&lt;([.$H$2]-[.$G$2]);[.$I$2]; [.$I$2]-[.$C$2]*([.B49]-([.$H$2]-[.$G$2]))))" office:value-type="float" office:value="184.8" calcext:value-type="float">
            <text:p>184.8</text:p>
          </table:table-cell>
          <table:table-cell table:formula="of:=IF([.B49]&lt;[.$G$2]; [.$C$2]; IF([.B4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0]*[.$H$2]/[.$D$2]" office:value-type="float" office:value="0.4725" calcext:value-type="float">
            <text:p>0.4725</text:p>
          </table:table-cell>
          <table:table-cell table:formula="of:=IF([.B50]&lt;[.$G$2]; [.$C$2]*([.B50]^2)/2; IF([.B50]&lt;([.$H$2]-[.$G$2]); [.$F$2]+[.$I$2]*([.B50]-[.$G$2]); [.$A$2]-[.$F$2]+[.$I$2]*([.B50]-([.$H$2]-[.$G$2]))-([.$C$2]*(([.B50]-([.$H$2]-[.$G$2]))^2)/2)))" office:value-type="float" office:value="44.65125" calcext:value-type="float">
            <text:p>44.65125</text:p>
          </table:table-cell>
          <table:table-cell table:formula="of:=IF([.B50]&lt;[.$G$2]; [.$C$2]*[.B50]; IF([.B50]&lt;([.$H$2]-[.$G$2]);[.$I$2]; [.$I$2]-[.$C$2]*([.B50]-([.$H$2]-[.$G$2]))))" office:value-type="float" office:value="189" calcext:value-type="float">
            <text:p>189</text:p>
          </table:table-cell>
          <table:table-cell table:formula="of:=IF([.B50]&lt;[.$G$2]; [.$C$2]; IF([.B5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1]*[.$H$2]/[.$D$2]" office:value-type="float" office:value="0.483" calcext:value-type="float">
            <text:p>0.483</text:p>
          </table:table-cell>
          <table:table-cell table:formula="of:=IF([.B51]&lt;[.$G$2]; [.$C$2]*([.B51]^2)/2; IF([.B51]&lt;([.$H$2]-[.$G$2]); [.$F$2]+[.$I$2]*([.B51]-[.$G$2]); [.$A$2]-[.$F$2]+[.$I$2]*([.B51]-([.$H$2]-[.$G$2]))-([.$C$2]*(([.B51]-([.$H$2]-[.$G$2]))^2)/2)))" office:value-type="float" office:value="46.6578" calcext:value-type="float">
            <text:p>46.6578</text:p>
          </table:table-cell>
          <table:table-cell table:formula="of:=IF([.B51]&lt;[.$G$2]; [.$C$2]*[.B51]; IF([.B51]&lt;([.$H$2]-[.$G$2]);[.$I$2]; [.$I$2]-[.$C$2]*([.B51]-([.$H$2]-[.$G$2]))))" office:value-type="float" office:value="193.2" calcext:value-type="float">
            <text:p>193.2</text:p>
          </table:table-cell>
          <table:table-cell table:formula="of:=IF([.B51]&lt;[.$G$2]; [.$C$2]; IF([.B5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2]*[.$H$2]/[.$D$2]" office:value-type="float" office:value="0.4935" calcext:value-type="float">
            <text:p>0.4935</text:p>
          </table:table-cell>
          <table:table-cell table:formula="of:=IF([.B52]&lt;[.$G$2]; [.$C$2]*([.B52]^2)/2; IF([.B52]&lt;([.$H$2]-[.$G$2]); [.$F$2]+[.$I$2]*([.B52]-[.$G$2]); [.$A$2]-[.$F$2]+[.$I$2]*([.B52]-([.$H$2]-[.$G$2]))-([.$C$2]*(([.B52]-([.$H$2]-[.$G$2]))^2)/2)))" office:value-type="float" office:value="48.70845" calcext:value-type="float">
            <text:p>48.70845</text:p>
          </table:table-cell>
          <table:table-cell table:formula="of:=IF([.B52]&lt;[.$G$2]; [.$C$2]*[.B52]; IF([.B52]&lt;([.$H$2]-[.$G$2]);[.$I$2]; [.$I$2]-[.$C$2]*([.B52]-([.$H$2]-[.$G$2]))))" office:value-type="float" office:value="197.4" calcext:value-type="float">
            <text:p>197.4</text:p>
          </table:table-cell>
          <table:table-cell table:formula="of:=IF([.B52]&lt;[.$G$2]; [.$C$2]; IF([.B5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3]*[.$H$2]/[.$D$2]" office:value-type="float" office:value="0.504" calcext:value-type="float">
            <text:p>0.504</text:p>
          </table:table-cell>
          <table:table-cell table:formula="of:=IF([.B53]&lt;[.$G$2]; [.$C$2]*([.B53]^2)/2; IF([.B53]&lt;([.$H$2]-[.$G$2]); [.$F$2]+[.$I$2]*([.B53]-[.$G$2]); [.$A$2]-[.$F$2]+[.$I$2]*([.B53]-([.$H$2]-[.$G$2]))-([.$C$2]*(([.B53]-([.$H$2]-[.$G$2]))^2)/2)))" office:value-type="float" office:value="50.8032" calcext:value-type="float">
            <text:p>50.8032</text:p>
          </table:table-cell>
          <table:table-cell table:formula="of:=IF([.B53]&lt;[.$G$2]; [.$C$2]*[.B53]; IF([.B53]&lt;([.$H$2]-[.$G$2]);[.$I$2]; [.$I$2]-[.$C$2]*([.B53]-([.$H$2]-[.$G$2]))))" office:value-type="float" office:value="201.6" calcext:value-type="float">
            <text:p>201.6</text:p>
          </table:table-cell>
          <table:table-cell table:formula="of:=IF([.B53]&lt;[.$G$2]; [.$C$2]; IF([.B5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4]*[.$H$2]/[.$D$2]" office:value-type="float" office:value="0.5145" calcext:value-type="float">
            <text:p>0.5145</text:p>
          </table:table-cell>
          <table:table-cell table:formula="of:=IF([.B54]&lt;[.$G$2]; [.$C$2]*([.B54]^2)/2; IF([.B54]&lt;([.$H$2]-[.$G$2]); [.$F$2]+[.$I$2]*([.B54]-[.$G$2]); [.$A$2]-[.$F$2]+[.$I$2]*([.B54]-([.$H$2]-[.$G$2]))-([.$C$2]*(([.B54]-([.$H$2]-[.$G$2]))^2)/2)))" office:value-type="float" office:value="52.94205" calcext:value-type="float">
            <text:p>52.94205</text:p>
          </table:table-cell>
          <table:table-cell table:formula="of:=IF([.B54]&lt;[.$G$2]; [.$C$2]*[.B54]; IF([.B54]&lt;([.$H$2]-[.$G$2]);[.$I$2]; [.$I$2]-[.$C$2]*([.B54]-([.$H$2]-[.$G$2]))))" office:value-type="float" office:value="205.8" calcext:value-type="float">
            <text:p>205.8</text:p>
          </table:table-cell>
          <table:table-cell table:formula="of:=IF([.B54]&lt;[.$G$2]; [.$C$2]; IF([.B5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5]*[.$H$2]/[.$D$2]" office:value-type="float" office:value="0.525" calcext:value-type="float">
            <text:p>0.525</text:p>
          </table:table-cell>
          <table:table-cell table:formula="of:=IF([.B55]&lt;[.$G$2]; [.$C$2]*([.B55]^2)/2; IF([.B55]&lt;([.$H$2]-[.$G$2]); [.$F$2]+[.$I$2]*([.B55]-[.$G$2]); [.$A$2]-[.$F$2]+[.$I$2]*([.B55]-([.$H$2]-[.$G$2]))-([.$C$2]*(([.B55]-([.$H$2]-[.$G$2]))^2)/2)))" office:value-type="float" office:value="55.125" calcext:value-type="float">
            <text:p>55.125</text:p>
          </table:table-cell>
          <table:table-cell table:formula="of:=IF([.B55]&lt;[.$G$2]; [.$C$2]*[.B55]; IF([.B55]&lt;([.$H$2]-[.$G$2]);[.$I$2]; [.$I$2]-[.$C$2]*([.B55]-([.$H$2]-[.$G$2]))))" office:value-type="float" office:value="210" calcext:value-type="float">
            <text:p>210</text:p>
          </table:table-cell>
          <table:table-cell table:formula="of:=IF([.B55]&lt;[.$G$2]; [.$C$2]; IF([.B5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6]*[.$H$2]/[.$D$2]" office:value-type="float" office:value="0.5355" calcext:value-type="float">
            <text:p>0.5355</text:p>
          </table:table-cell>
          <table:table-cell table:formula="of:=IF([.B56]&lt;[.$G$2]; [.$C$2]*([.B56]^2)/2; IF([.B56]&lt;([.$H$2]-[.$G$2]); [.$F$2]+[.$I$2]*([.B56]-[.$G$2]); [.$A$2]-[.$F$2]+[.$I$2]*([.B56]-([.$H$2]-[.$G$2]))-([.$C$2]*(([.B56]-([.$H$2]-[.$G$2]))^2)/2)))" office:value-type="float" office:value="57.35205" calcext:value-type="float">
            <text:p>57.35205</text:p>
          </table:table-cell>
          <table:table-cell table:formula="of:=IF([.B56]&lt;[.$G$2]; [.$C$2]*[.B56]; IF([.B56]&lt;([.$H$2]-[.$G$2]);[.$I$2]; [.$I$2]-[.$C$2]*([.B56]-([.$H$2]-[.$G$2]))))" office:value-type="float" office:value="214.2" calcext:value-type="float">
            <text:p>214.2</text:p>
          </table:table-cell>
          <table:table-cell table:formula="of:=IF([.B56]&lt;[.$G$2]; [.$C$2]; IF([.B5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7]*[.$H$2]/[.$D$2]" office:value-type="float" office:value="0.546" calcext:value-type="float">
            <text:p>0.546</text:p>
          </table:table-cell>
          <table:table-cell table:formula="of:=IF([.B57]&lt;[.$G$2]; [.$C$2]*([.B57]^2)/2; IF([.B57]&lt;([.$H$2]-[.$G$2]); [.$F$2]+[.$I$2]*([.B57]-[.$G$2]); [.$A$2]-[.$F$2]+[.$I$2]*([.B57]-([.$H$2]-[.$G$2]))-([.$C$2]*(([.B57]-([.$H$2]-[.$G$2]))^2)/2)))" office:value-type="float" office:value="59.6232" calcext:value-type="float">
            <text:p>59.6232</text:p>
          </table:table-cell>
          <table:table-cell table:formula="of:=IF([.B57]&lt;[.$G$2]; [.$C$2]*[.B57]; IF([.B57]&lt;([.$H$2]-[.$G$2]);[.$I$2]; [.$I$2]-[.$C$2]*([.B57]-([.$H$2]-[.$G$2]))))" office:value-type="float" office:value="218.4" calcext:value-type="float">
            <text:p>218.4</text:p>
          </table:table-cell>
          <table:table-cell table:formula="of:=IF([.B57]&lt;[.$G$2]; [.$C$2]; IF([.B5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8]*[.$H$2]/[.$D$2]" office:value-type="float" office:value="0.5565" calcext:value-type="float">
            <text:p>0.5565</text:p>
          </table:table-cell>
          <table:table-cell table:formula="of:=IF([.B58]&lt;[.$G$2]; [.$C$2]*([.B58]^2)/2; IF([.B58]&lt;([.$H$2]-[.$G$2]); [.$F$2]+[.$I$2]*([.B58]-[.$G$2]); [.$A$2]-[.$F$2]+[.$I$2]*([.B58]-([.$H$2]-[.$G$2]))-([.$C$2]*(([.B58]-([.$H$2]-[.$G$2]))^2)/2)))" office:value-type="float" office:value="61.93845" calcext:value-type="float">
            <text:p>61.93845</text:p>
          </table:table-cell>
          <table:table-cell table:formula="of:=IF([.B58]&lt;[.$G$2]; [.$C$2]*[.B58]; IF([.B58]&lt;([.$H$2]-[.$G$2]);[.$I$2]; [.$I$2]-[.$C$2]*([.B58]-([.$H$2]-[.$G$2]))))" office:value-type="float" office:value="222.6" calcext:value-type="float">
            <text:p>222.6</text:p>
          </table:table-cell>
          <table:table-cell table:formula="of:=IF([.B58]&lt;[.$G$2]; [.$C$2]; IF([.B5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9]*[.$H$2]/[.$D$2]" office:value-type="float" office:value="0.567" calcext:value-type="float">
            <text:p>0.567</text:p>
          </table:table-cell>
          <table:table-cell table:formula="of:=IF([.B59]&lt;[.$G$2]; [.$C$2]*([.B59]^2)/2; IF([.B59]&lt;([.$H$2]-[.$G$2]); [.$F$2]+[.$I$2]*([.B59]-[.$G$2]); [.$A$2]-[.$F$2]+[.$I$2]*([.B59]-([.$H$2]-[.$G$2]))-([.$C$2]*(([.B59]-([.$H$2]-[.$G$2]))^2)/2)))" office:value-type="float" office:value="64.2978" calcext:value-type="float">
            <text:p>64.2978</text:p>
          </table:table-cell>
          <table:table-cell table:formula="of:=IF([.B59]&lt;[.$G$2]; [.$C$2]*[.B59]; IF([.B59]&lt;([.$H$2]-[.$G$2]);[.$I$2]; [.$I$2]-[.$C$2]*([.B59]-([.$H$2]-[.$G$2]))))" office:value-type="float" office:value="226.8" calcext:value-type="float">
            <text:p>226.8</text:p>
          </table:table-cell>
          <table:table-cell table:formula="of:=IF([.B59]&lt;[.$G$2]; [.$C$2]; IF([.B5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0]*[.$H$2]/[.$D$2]" office:value-type="float" office:value="0.5775" calcext:value-type="float">
            <text:p>0.5775</text:p>
          </table:table-cell>
          <table:table-cell table:formula="of:=IF([.B60]&lt;[.$G$2]; [.$C$2]*([.B60]^2)/2; IF([.B60]&lt;([.$H$2]-[.$G$2]); [.$F$2]+[.$I$2]*([.B60]-[.$G$2]); [.$A$2]-[.$F$2]+[.$I$2]*([.B60]-([.$H$2]-[.$G$2]))-([.$C$2]*(([.B60]-([.$H$2]-[.$G$2]))^2)/2)))" office:value-type="float" office:value="66.70125" calcext:value-type="float">
            <text:p>66.70125</text:p>
          </table:table-cell>
          <table:table-cell table:formula="of:=IF([.B60]&lt;[.$G$2]; [.$C$2]*[.B60]; IF([.B60]&lt;([.$H$2]-[.$G$2]);[.$I$2]; [.$I$2]-[.$C$2]*([.B60]-([.$H$2]-[.$G$2]))))" office:value-type="float" office:value="231" calcext:value-type="float">
            <text:p>231</text:p>
          </table:table-cell>
          <table:table-cell table:formula="of:=IF([.B60]&lt;[.$G$2]; [.$C$2]; IF([.B6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1]*[.$H$2]/[.$D$2]" office:value-type="float" office:value="0.588" calcext:value-type="float">
            <text:p>0.588</text:p>
          </table:table-cell>
          <table:table-cell table:formula="of:=IF([.B61]&lt;[.$G$2]; [.$C$2]*([.B61]^2)/2; IF([.B61]&lt;([.$H$2]-[.$G$2]); [.$F$2]+[.$I$2]*([.B61]-[.$G$2]); [.$A$2]-[.$F$2]+[.$I$2]*([.B61]-([.$H$2]-[.$G$2]))-([.$C$2]*(([.B61]-([.$H$2]-[.$G$2]))^2)/2)))" office:value-type="float" office:value="69.1488" calcext:value-type="float">
            <text:p>69.1488</text:p>
          </table:table-cell>
          <table:table-cell table:formula="of:=IF([.B61]&lt;[.$G$2]; [.$C$2]*[.B61]; IF([.B61]&lt;([.$H$2]-[.$G$2]);[.$I$2]; [.$I$2]-[.$C$2]*([.B61]-([.$H$2]-[.$G$2]))))" office:value-type="float" office:value="235.2" calcext:value-type="float">
            <text:p>235.2</text:p>
          </table:table-cell>
          <table:table-cell table:formula="of:=IF([.B61]&lt;[.$G$2]; [.$C$2]; IF([.B6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2]*[.$H$2]/[.$D$2]" office:value-type="float" office:value="0.5985" calcext:value-type="float">
            <text:p>0.5985</text:p>
          </table:table-cell>
          <table:table-cell table:formula="of:=IF([.B62]&lt;[.$G$2]; [.$C$2]*([.B62]^2)/2; IF([.B62]&lt;([.$H$2]-[.$G$2]); [.$F$2]+[.$I$2]*([.B62]-[.$G$2]); [.$A$2]-[.$F$2]+[.$I$2]*([.B62]-([.$H$2]-[.$G$2]))-([.$C$2]*(([.B62]-([.$H$2]-[.$G$2]))^2)/2)))" office:value-type="float" office:value="71.64045" calcext:value-type="float">
            <text:p>71.64045</text:p>
          </table:table-cell>
          <table:table-cell table:formula="of:=IF([.B62]&lt;[.$G$2]; [.$C$2]*[.B62]; IF([.B62]&lt;([.$H$2]-[.$G$2]);[.$I$2]; [.$I$2]-[.$C$2]*([.B62]-([.$H$2]-[.$G$2]))))" office:value-type="float" office:value="239.4" calcext:value-type="float">
            <text:p>239.4</text:p>
          </table:table-cell>
          <table:table-cell table:formula="of:=IF([.B62]&lt;[.$G$2]; [.$C$2]; IF([.B6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3]*[.$H$2]/[.$D$2]" office:value-type="float" office:value="0.609" calcext:value-type="float">
            <text:p>0.609</text:p>
          </table:table-cell>
          <table:table-cell table:formula="of:=IF([.B63]&lt;[.$G$2]; [.$C$2]*([.B63]^2)/2; IF([.B63]&lt;([.$H$2]-[.$G$2]); [.$F$2]+[.$I$2]*([.B63]-[.$G$2]); [.$A$2]-[.$F$2]+[.$I$2]*([.B63]-([.$H$2]-[.$G$2]))-([.$C$2]*(([.B63]-([.$H$2]-[.$G$2]))^2)/2)))" office:value-type="float" office:value="74.1762" calcext:value-type="float">
            <text:p>74.1762</text:p>
          </table:table-cell>
          <table:table-cell table:formula="of:=IF([.B63]&lt;[.$G$2]; [.$C$2]*[.B63]; IF([.B63]&lt;([.$H$2]-[.$G$2]);[.$I$2]; [.$I$2]-[.$C$2]*([.B63]-([.$H$2]-[.$G$2]))))" office:value-type="float" office:value="243.6" calcext:value-type="float">
            <text:p>243.6</text:p>
          </table:table-cell>
          <table:table-cell table:formula="of:=IF([.B63]&lt;[.$G$2]; [.$C$2]; IF([.B6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4]*[.$H$2]/[.$D$2]" office:value-type="float" office:value="0.6195" calcext:value-type="float">
            <text:p>0.6195</text:p>
          </table:table-cell>
          <table:table-cell table:formula="of:=IF([.B64]&lt;[.$G$2]; [.$C$2]*([.B64]^2)/2; IF([.B64]&lt;([.$H$2]-[.$G$2]); [.$F$2]+[.$I$2]*([.B64]-[.$G$2]); [.$A$2]-[.$F$2]+[.$I$2]*([.B64]-([.$H$2]-[.$G$2]))-([.$C$2]*(([.B64]-([.$H$2]-[.$G$2]))^2)/2)))" office:value-type="float" office:value="76.75605" calcext:value-type="float">
            <text:p>76.75605</text:p>
          </table:table-cell>
          <table:table-cell table:formula="of:=IF([.B64]&lt;[.$G$2]; [.$C$2]*[.B64]; IF([.B64]&lt;([.$H$2]-[.$G$2]);[.$I$2]; [.$I$2]-[.$C$2]*([.B64]-([.$H$2]-[.$G$2]))))" office:value-type="float" office:value="247.8" calcext:value-type="float">
            <text:p>247.8</text:p>
          </table:table-cell>
          <table:table-cell table:formula="of:=IF([.B64]&lt;[.$G$2]; [.$C$2]; IF([.B6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5]*[.$H$2]/[.$D$2]" office:value-type="float" office:value="0.63" calcext:value-type="float">
            <text:p>0.63</text:p>
          </table:table-cell>
          <table:table-cell table:formula="of:=IF([.B65]&lt;[.$G$2]; [.$C$2]*([.B65]^2)/2; IF([.B65]&lt;([.$H$2]-[.$G$2]); [.$F$2]+[.$I$2]*([.B65]-[.$G$2]); [.$A$2]-[.$F$2]+[.$I$2]*([.B65]-([.$H$2]-[.$G$2]))-([.$C$2]*(([.B65]-([.$H$2]-[.$G$2]))^2)/2)))" office:value-type="float" office:value="79.38" calcext:value-type="float">
            <text:p>79.38</text:p>
          </table:table-cell>
          <table:table-cell table:formula="of:=IF([.B65]&lt;[.$G$2]; [.$C$2]*[.B65]; IF([.B65]&lt;([.$H$2]-[.$G$2]);[.$I$2]; [.$I$2]-[.$C$2]*([.B65]-([.$H$2]-[.$G$2]))))" office:value-type="float" office:value="252" calcext:value-type="float">
            <text:p>252</text:p>
          </table:table-cell>
          <table:table-cell table:formula="of:=IF([.B65]&lt;[.$G$2]; [.$C$2]; IF([.B6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6]*[.$H$2]/[.$D$2]" office:value-type="float" office:value="0.6405" calcext:value-type="float">
            <text:p>0.6405</text:p>
          </table:table-cell>
          <table:table-cell table:formula="of:=IF([.B66]&lt;[.$G$2]; [.$C$2]*([.B66]^2)/2; IF([.B66]&lt;([.$H$2]-[.$G$2]); [.$F$2]+[.$I$2]*([.B66]-[.$G$2]); [.$A$2]-[.$F$2]+[.$I$2]*([.B66]-([.$H$2]-[.$G$2]))-([.$C$2]*(([.B66]-([.$H$2]-[.$G$2]))^2)/2)))" office:value-type="float" office:value="82.04805" calcext:value-type="float">
            <text:p>82.04805</text:p>
          </table:table-cell>
          <table:table-cell table:formula="of:=IF([.B66]&lt;[.$G$2]; [.$C$2]*[.B66]; IF([.B66]&lt;([.$H$2]-[.$G$2]);[.$I$2]; [.$I$2]-[.$C$2]*([.B66]-([.$H$2]-[.$G$2]))))" office:value-type="float" office:value="256.2" calcext:value-type="float">
            <text:p>256.2</text:p>
          </table:table-cell>
          <table:table-cell table:formula="of:=IF([.B66]&lt;[.$G$2]; [.$C$2]; IF([.B6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7]*[.$H$2]/[.$D$2]" office:value-type="float" office:value="0.651" calcext:value-type="float">
            <text:p>0.651</text:p>
          </table:table-cell>
          <table:table-cell table:formula="of:=IF([.B67]&lt;[.$G$2]; [.$C$2]*([.B67]^2)/2; IF([.B67]&lt;([.$H$2]-[.$G$2]); [.$F$2]+[.$I$2]*([.B67]-[.$G$2]); [.$A$2]-[.$F$2]+[.$I$2]*([.B67]-([.$H$2]-[.$G$2]))-([.$C$2]*(([.B67]-([.$H$2]-[.$G$2]))^2)/2)))" office:value-type="float" office:value="84.7602" calcext:value-type="float">
            <text:p>84.7602</text:p>
          </table:table-cell>
          <table:table-cell table:formula="of:=IF([.B67]&lt;[.$G$2]; [.$C$2]*[.B67]; IF([.B67]&lt;([.$H$2]-[.$G$2]);[.$I$2]; [.$I$2]-[.$C$2]*([.B67]-([.$H$2]-[.$G$2]))))" office:value-type="float" office:value="260.4" calcext:value-type="float">
            <text:p>260.4</text:p>
          </table:table-cell>
          <table:table-cell table:formula="of:=IF([.B67]&lt;[.$G$2]; [.$C$2]; IF([.B6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8]*[.$H$2]/[.$D$2]" office:value-type="float" office:value="0.6615" calcext:value-type="float">
            <text:p>0.6615</text:p>
          </table:table-cell>
          <table:table-cell table:formula="of:=IF([.B68]&lt;[.$G$2]; [.$C$2]*([.B68]^2)/2; IF([.B68]&lt;([.$H$2]-[.$G$2]); [.$F$2]+[.$I$2]*([.B68]-[.$G$2]); [.$A$2]-[.$F$2]+[.$I$2]*([.B68]-([.$H$2]-[.$G$2]))-([.$C$2]*(([.B68]-([.$H$2]-[.$G$2]))^2)/2)))" office:value-type="float" office:value="87.51645" calcext:value-type="float">
            <text:p>87.51645</text:p>
          </table:table-cell>
          <table:table-cell table:formula="of:=IF([.B68]&lt;[.$G$2]; [.$C$2]*[.B68]; IF([.B68]&lt;([.$H$2]-[.$G$2]);[.$I$2]; [.$I$2]-[.$C$2]*([.B68]-([.$H$2]-[.$G$2]))))" office:value-type="float" office:value="264.6" calcext:value-type="float">
            <text:p>264.6</text:p>
          </table:table-cell>
          <table:table-cell table:formula="of:=IF([.B68]&lt;[.$G$2]; [.$C$2]; IF([.B6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9]*[.$H$2]/[.$D$2]" office:value-type="float" office:value="0.672" calcext:value-type="float">
            <text:p>0.672</text:p>
          </table:table-cell>
          <table:table-cell table:formula="of:=IF([.B69]&lt;[.$G$2]; [.$C$2]*([.B69]^2)/2; IF([.B69]&lt;([.$H$2]-[.$G$2]); [.$F$2]+[.$I$2]*([.B69]-[.$G$2]); [.$A$2]-[.$F$2]+[.$I$2]*([.B69]-([.$H$2]-[.$G$2]))-([.$C$2]*(([.B69]-([.$H$2]-[.$G$2]))^2)/2)))" office:value-type="float" office:value="90.3168" calcext:value-type="float">
            <text:p>90.3168</text:p>
          </table:table-cell>
          <table:table-cell table:formula="of:=IF([.B69]&lt;[.$G$2]; [.$C$2]*[.B69]; IF([.B69]&lt;([.$H$2]-[.$G$2]);[.$I$2]; [.$I$2]-[.$C$2]*([.B69]-([.$H$2]-[.$G$2]))))" office:value-type="float" office:value="268.8" calcext:value-type="float">
            <text:p>268.8</text:p>
          </table:table-cell>
          <table:table-cell table:formula="of:=IF([.B69]&lt;[.$G$2]; [.$C$2]; IF([.B6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0]*[.$H$2]/[.$D$2]" office:value-type="float" office:value="0.6825" calcext:value-type="float">
            <text:p>0.6825</text:p>
          </table:table-cell>
          <table:table-cell table:formula="of:=IF([.B70]&lt;[.$G$2]; [.$C$2]*([.B70]^2)/2; IF([.B70]&lt;([.$H$2]-[.$G$2]); [.$F$2]+[.$I$2]*([.B70]-[.$G$2]); [.$A$2]-[.$F$2]+[.$I$2]*([.B70]-([.$H$2]-[.$G$2]))-([.$C$2]*(([.B70]-([.$H$2]-[.$G$2]))^2)/2)))" office:value-type="float" office:value="93.16125" calcext:value-type="float">
            <text:p>93.16125</text:p>
          </table:table-cell>
          <table:table-cell table:formula="of:=IF([.B70]&lt;[.$G$2]; [.$C$2]*[.B70]; IF([.B70]&lt;([.$H$2]-[.$G$2]);[.$I$2]; [.$I$2]-[.$C$2]*([.B70]-([.$H$2]-[.$G$2]))))" office:value-type="float" office:value="273" calcext:value-type="float">
            <text:p>273</text:p>
          </table:table-cell>
          <table:table-cell table:formula="of:=IF([.B70]&lt;[.$G$2]; [.$C$2]; IF([.B7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1]*[.$H$2]/[.$D$2]" office:value-type="float" office:value="0.693" calcext:value-type="float">
            <text:p>0.693</text:p>
          </table:table-cell>
          <table:table-cell table:formula="of:=IF([.B71]&lt;[.$G$2]; [.$C$2]*([.B71]^2)/2; IF([.B71]&lt;([.$H$2]-[.$G$2]); [.$F$2]+[.$I$2]*([.B71]-[.$G$2]); [.$A$2]-[.$F$2]+[.$I$2]*([.B71]-([.$H$2]-[.$G$2]))-([.$C$2]*(([.B71]-([.$H$2]-[.$G$2]))^2)/2)))" office:value-type="float" office:value="96.0498" calcext:value-type="float">
            <text:p>96.0498</text:p>
          </table:table-cell>
          <table:table-cell table:formula="of:=IF([.B71]&lt;[.$G$2]; [.$C$2]*[.B71]; IF([.B71]&lt;([.$H$2]-[.$G$2]);[.$I$2]; [.$I$2]-[.$C$2]*([.B71]-([.$H$2]-[.$G$2]))))" office:value-type="float" office:value="277.2" calcext:value-type="float">
            <text:p>277.2</text:p>
          </table:table-cell>
          <table:table-cell table:formula="of:=IF([.B71]&lt;[.$G$2]; [.$C$2]; IF([.B7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2]*[.$H$2]/[.$D$2]" office:value-type="float" office:value="0.7035" calcext:value-type="float">
            <text:p>0.7035</text:p>
          </table:table-cell>
          <table:table-cell table:formula="of:=IF([.B72]&lt;[.$G$2]; [.$C$2]*([.B72]^2)/2; IF([.B72]&lt;([.$H$2]-[.$G$2]); [.$F$2]+[.$I$2]*([.B72]-[.$G$2]); [.$A$2]-[.$F$2]+[.$I$2]*([.B72]-([.$H$2]-[.$G$2]))-([.$C$2]*(([.B72]-([.$H$2]-[.$G$2]))^2)/2)))" office:value-type="float" office:value="98.98245" calcext:value-type="float">
            <text:p>98.98245</text:p>
          </table:table-cell>
          <table:table-cell table:formula="of:=IF([.B72]&lt;[.$G$2]; [.$C$2]*[.B72]; IF([.B72]&lt;([.$H$2]-[.$G$2]);[.$I$2]; [.$I$2]-[.$C$2]*([.B72]-([.$H$2]-[.$G$2]))))" office:value-type="float" office:value="281.4" calcext:value-type="float">
            <text:p>281.4</text:p>
          </table:table-cell>
          <table:table-cell table:formula="of:=IF([.B72]&lt;[.$G$2]; [.$C$2]; IF([.B7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3]*[.$H$2]/[.$D$2]" office:value-type="float" office:value="0.714" calcext:value-type="float">
            <text:p>0.714</text:p>
          </table:table-cell>
          <table:table-cell table:formula="of:=IF([.B73]&lt;[.$G$2]; [.$C$2]*([.B73]^2)/2; IF([.B73]&lt;([.$H$2]-[.$G$2]); [.$F$2]+[.$I$2]*([.B73]-[.$G$2]); [.$A$2]-[.$F$2]+[.$I$2]*([.B73]-([.$H$2]-[.$G$2]))-([.$C$2]*(([.B73]-([.$H$2]-[.$G$2]))^2)/2)))" office:value-type="float" office:value="101.9592" calcext:value-type="float">
            <text:p>101.9592</text:p>
          </table:table-cell>
          <table:table-cell table:formula="of:=IF([.B73]&lt;[.$G$2]; [.$C$2]*[.B73]; IF([.B73]&lt;([.$H$2]-[.$G$2]);[.$I$2]; [.$I$2]-[.$C$2]*([.B73]-([.$H$2]-[.$G$2]))))" office:value-type="float" office:value="285.6" calcext:value-type="float">
            <text:p>285.6</text:p>
          </table:table-cell>
          <table:table-cell table:formula="of:=IF([.B73]&lt;[.$G$2]; [.$C$2]; IF([.B7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4]*[.$H$2]/[.$D$2]" office:value-type="float" office:value="0.7245" calcext:value-type="float">
            <text:p>0.7245</text:p>
          </table:table-cell>
          <table:table-cell table:formula="of:=IF([.B74]&lt;[.$G$2]; [.$C$2]*([.B74]^2)/2; IF([.B74]&lt;([.$H$2]-[.$G$2]); [.$F$2]+[.$I$2]*([.B74]-[.$G$2]); [.$A$2]-[.$F$2]+[.$I$2]*([.B74]-([.$H$2]-[.$G$2]))-([.$C$2]*(([.B74]-([.$H$2]-[.$G$2]))^2)/2)))" office:value-type="float" office:value="104.98005" calcext:value-type="float">
            <text:p>104.98005</text:p>
          </table:table-cell>
          <table:table-cell table:formula="of:=IF([.B74]&lt;[.$G$2]; [.$C$2]*[.B74]; IF([.B74]&lt;([.$H$2]-[.$G$2]);[.$I$2]; [.$I$2]-[.$C$2]*([.B74]-([.$H$2]-[.$G$2]))))" office:value-type="float" office:value="289.8" calcext:value-type="float">
            <text:p>289.8</text:p>
          </table:table-cell>
          <table:table-cell table:formula="of:=IF([.B74]&lt;[.$G$2]; [.$C$2]; IF([.B7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5]*[.$H$2]/[.$D$2]" office:value-type="float" office:value="0.735" calcext:value-type="float">
            <text:p>0.735</text:p>
          </table:table-cell>
          <table:table-cell table:formula="of:=IF([.B75]&lt;[.$G$2]; [.$C$2]*([.B75]^2)/2; IF([.B75]&lt;([.$H$2]-[.$G$2]); [.$F$2]+[.$I$2]*([.B75]-[.$G$2]); [.$A$2]-[.$F$2]+[.$I$2]*([.B75]-([.$H$2]-[.$G$2]))-([.$C$2]*(([.B75]-([.$H$2]-[.$G$2]))^2)/2)))" office:value-type="float" office:value="108.045" calcext:value-type="float">
            <text:p>108.045</text:p>
          </table:table-cell>
          <table:table-cell table:formula="of:=IF([.B75]&lt;[.$G$2]; [.$C$2]*[.B75]; IF([.B75]&lt;([.$H$2]-[.$G$2]);[.$I$2]; [.$I$2]-[.$C$2]*([.B75]-([.$H$2]-[.$G$2]))))" office:value-type="float" office:value="294" calcext:value-type="float">
            <text:p>294</text:p>
          </table:table-cell>
          <table:table-cell table:formula="of:=IF([.B75]&lt;[.$G$2]; [.$C$2]; IF([.B7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6]*[.$H$2]/[.$D$2]" office:value-type="float" office:value="0.7455" calcext:value-type="float">
            <text:p>0.7455</text:p>
          </table:table-cell>
          <table:table-cell table:formula="of:=IF([.B76]&lt;[.$G$2]; [.$C$2]*([.B76]^2)/2; IF([.B76]&lt;([.$H$2]-[.$G$2]); [.$F$2]+[.$I$2]*([.B76]-[.$G$2]); [.$A$2]-[.$F$2]+[.$I$2]*([.B76]-([.$H$2]-[.$G$2]))-([.$C$2]*(([.B76]-([.$H$2]-[.$G$2]))^2)/2)))" office:value-type="float" office:value="111.15405" calcext:value-type="float">
            <text:p>111.15405</text:p>
          </table:table-cell>
          <table:table-cell table:formula="of:=IF([.B76]&lt;[.$G$2]; [.$C$2]*[.B76]; IF([.B76]&lt;([.$H$2]-[.$G$2]);[.$I$2]; [.$I$2]-[.$C$2]*([.B76]-([.$H$2]-[.$G$2]))))" office:value-type="float" office:value="298.2" calcext:value-type="float">
            <text:p>298.2</text:p>
          </table:table-cell>
          <table:table-cell table:formula="of:=IF([.B76]&lt;[.$G$2]; [.$C$2]; IF([.B7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7]*[.$H$2]/[.$D$2]" office:value-type="float" office:value="0.756" calcext:value-type="float">
            <text:p>0.756</text:p>
          </table:table-cell>
          <table:table-cell table:formula="of:=IF([.B77]&lt;[.$G$2]; [.$C$2]*([.B77]^2)/2; IF([.B77]&lt;([.$H$2]-[.$G$2]); [.$F$2]+[.$I$2]*([.B77]-[.$G$2]); [.$A$2]-[.$F$2]+[.$I$2]*([.B77]-([.$H$2]-[.$G$2]))-([.$C$2]*(([.B77]-([.$H$2]-[.$G$2]))^2)/2)))" office:value-type="float" office:value="114.3072" calcext:value-type="float">
            <text:p>114.3072</text:p>
          </table:table-cell>
          <table:table-cell table:formula="of:=IF([.B77]&lt;[.$G$2]; [.$C$2]*[.B77]; IF([.B77]&lt;([.$H$2]-[.$G$2]);[.$I$2]; [.$I$2]-[.$C$2]*([.B77]-([.$H$2]-[.$G$2]))))" office:value-type="float" office:value="302.4" calcext:value-type="float">
            <text:p>302.4</text:p>
          </table:table-cell>
          <table:table-cell table:formula="of:=IF([.B77]&lt;[.$G$2]; [.$C$2]; IF([.B7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8]*[.$H$2]/[.$D$2]" office:value-type="float" office:value="0.7665" calcext:value-type="float">
            <text:p>0.7665</text:p>
          </table:table-cell>
          <table:table-cell table:formula="of:=IF([.B78]&lt;[.$G$2]; [.$C$2]*([.B78]^2)/2; IF([.B78]&lt;([.$H$2]-[.$G$2]); [.$F$2]+[.$I$2]*([.B78]-[.$G$2]); [.$A$2]-[.$F$2]+[.$I$2]*([.B78]-([.$H$2]-[.$G$2]))-([.$C$2]*(([.B78]-([.$H$2]-[.$G$2]))^2)/2)))" office:value-type="float" office:value="117.50445" calcext:value-type="float">
            <text:p>117.50445</text:p>
          </table:table-cell>
          <table:table-cell table:formula="of:=IF([.B78]&lt;[.$G$2]; [.$C$2]*[.B78]; IF([.B78]&lt;([.$H$2]-[.$G$2]);[.$I$2]; [.$I$2]-[.$C$2]*([.B78]-([.$H$2]-[.$G$2]))))" office:value-type="float" office:value="306.6" calcext:value-type="float">
            <text:p>306.6</text:p>
          </table:table-cell>
          <table:table-cell table:formula="of:=IF([.B78]&lt;[.$G$2]; [.$C$2]; IF([.B7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9]*[.$H$2]/[.$D$2]" office:value-type="float" office:value="0.777" calcext:value-type="float">
            <text:p>0.777</text:p>
          </table:table-cell>
          <table:table-cell table:formula="of:=IF([.B79]&lt;[.$G$2]; [.$C$2]*([.B79]^2)/2; IF([.B79]&lt;([.$H$2]-[.$G$2]); [.$F$2]+[.$I$2]*([.B79]-[.$G$2]); [.$A$2]-[.$F$2]+[.$I$2]*([.B79]-([.$H$2]-[.$G$2]))-([.$C$2]*(([.B79]-([.$H$2]-[.$G$2]))^2)/2)))" office:value-type="float" office:value="120.7458" calcext:value-type="float">
            <text:p>120.7458</text:p>
          </table:table-cell>
          <table:table-cell table:formula="of:=IF([.B79]&lt;[.$G$2]; [.$C$2]*[.B79]; IF([.B79]&lt;([.$H$2]-[.$G$2]);[.$I$2]; [.$I$2]-[.$C$2]*([.B79]-([.$H$2]-[.$G$2]))))" office:value-type="float" office:value="310.8" calcext:value-type="float">
            <text:p>310.8</text:p>
          </table:table-cell>
          <table:table-cell table:formula="of:=IF([.B79]&lt;[.$G$2]; [.$C$2]; IF([.B7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0]*[.$H$2]/[.$D$2]" office:value-type="float" office:value="0.7875" calcext:value-type="float">
            <text:p>0.7875</text:p>
          </table:table-cell>
          <table:table-cell table:formula="of:=IF([.B80]&lt;[.$G$2]; [.$C$2]*([.B80]^2)/2; IF([.B80]&lt;([.$H$2]-[.$G$2]); [.$F$2]+[.$I$2]*([.B80]-[.$G$2]); [.$A$2]-[.$F$2]+[.$I$2]*([.B80]-([.$H$2]-[.$G$2]))-([.$C$2]*(([.B80]-([.$H$2]-[.$G$2]))^2)/2)))" office:value-type="float" office:value="124.03125" calcext:value-type="float">
            <text:p>124.03125</text:p>
          </table:table-cell>
          <table:table-cell table:formula="of:=IF([.B80]&lt;[.$G$2]; [.$C$2]*[.B80]; IF([.B80]&lt;([.$H$2]-[.$G$2]);[.$I$2]; [.$I$2]-[.$C$2]*([.B80]-([.$H$2]-[.$G$2]))))" office:value-type="float" office:value="315" calcext:value-type="float">
            <text:p>315</text:p>
          </table:table-cell>
          <table:table-cell table:formula="of:=IF([.B80]&lt;[.$G$2]; [.$C$2]; IF([.B8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1]*[.$H$2]/[.$D$2]" office:value-type="float" office:value="0.798" calcext:value-type="float">
            <text:p>0.798</text:p>
          </table:table-cell>
          <table:table-cell table:formula="of:=IF([.B81]&lt;[.$G$2]; [.$C$2]*([.B81]^2)/2; IF([.B81]&lt;([.$H$2]-[.$G$2]); [.$F$2]+[.$I$2]*([.B81]-[.$G$2]); [.$A$2]-[.$F$2]+[.$I$2]*([.B81]-([.$H$2]-[.$G$2]))-([.$C$2]*(([.B81]-([.$H$2]-[.$G$2]))^2)/2)))" office:value-type="float" office:value="127.3608" calcext:value-type="float">
            <text:p>127.3608</text:p>
          </table:table-cell>
          <table:table-cell table:formula="of:=IF([.B81]&lt;[.$G$2]; [.$C$2]*[.B81]; IF([.B81]&lt;([.$H$2]-[.$G$2]);[.$I$2]; [.$I$2]-[.$C$2]*([.B81]-([.$H$2]-[.$G$2]))))" office:value-type="float" office:value="319.2" calcext:value-type="float">
            <text:p>319.2</text:p>
          </table:table-cell>
          <table:table-cell table:formula="of:=IF([.B81]&lt;[.$G$2]; [.$C$2]; IF([.B8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2]*[.$H$2]/[.$D$2]" office:value-type="float" office:value="0.8085" calcext:value-type="float">
            <text:p>0.8085</text:p>
          </table:table-cell>
          <table:table-cell table:formula="of:=IF([.B82]&lt;[.$G$2]; [.$C$2]*([.B82]^2)/2; IF([.B82]&lt;([.$H$2]-[.$G$2]); [.$F$2]+[.$I$2]*([.B82]-[.$G$2]); [.$A$2]-[.$F$2]+[.$I$2]*([.B82]-([.$H$2]-[.$G$2]))-([.$C$2]*(([.B82]-([.$H$2]-[.$G$2]))^2)/2)))" office:value-type="float" office:value="130.73445" calcext:value-type="float">
            <text:p>130.73445</text:p>
          </table:table-cell>
          <table:table-cell table:formula="of:=IF([.B82]&lt;[.$G$2]; [.$C$2]*[.B82]; IF([.B82]&lt;([.$H$2]-[.$G$2]);[.$I$2]; [.$I$2]-[.$C$2]*([.B82]-([.$H$2]-[.$G$2]))))" office:value-type="float" office:value="323.4" calcext:value-type="float">
            <text:p>323.4</text:p>
          </table:table-cell>
          <table:table-cell table:formula="of:=IF([.B82]&lt;[.$G$2]; [.$C$2]; IF([.B8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3]*[.$H$2]/[.$D$2]" office:value-type="float" office:value="0.819" calcext:value-type="float">
            <text:p>0.819</text:p>
          </table:table-cell>
          <table:table-cell table:formula="of:=IF([.B83]&lt;[.$G$2]; [.$C$2]*([.B83]^2)/2; IF([.B83]&lt;([.$H$2]-[.$G$2]); [.$F$2]+[.$I$2]*([.B83]-[.$G$2]); [.$A$2]-[.$F$2]+[.$I$2]*([.B83]-([.$H$2]-[.$G$2]))-([.$C$2]*(([.B83]-([.$H$2]-[.$G$2]))^2)/2)))" office:value-type="float" office:value="134.1522" calcext:value-type="float">
            <text:p>134.1522</text:p>
          </table:table-cell>
          <table:table-cell table:formula="of:=IF([.B83]&lt;[.$G$2]; [.$C$2]*[.B83]; IF([.B83]&lt;([.$H$2]-[.$G$2]);[.$I$2]; [.$I$2]-[.$C$2]*([.B83]-([.$H$2]-[.$G$2]))))" office:value-type="float" office:value="327.6" calcext:value-type="float">
            <text:p>327.6</text:p>
          </table:table-cell>
          <table:table-cell table:formula="of:=IF([.B83]&lt;[.$G$2]; [.$C$2]; IF([.B8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4]*[.$H$2]/[.$D$2]" office:value-type="float" office:value="0.8295" calcext:value-type="float">
            <text:p>0.8295</text:p>
          </table:table-cell>
          <table:table-cell table:formula="of:=IF([.B84]&lt;[.$G$2]; [.$C$2]*([.B84]^2)/2; IF([.B84]&lt;([.$H$2]-[.$G$2]); [.$F$2]+[.$I$2]*([.B84]-[.$G$2]); [.$A$2]-[.$F$2]+[.$I$2]*([.B84]-([.$H$2]-[.$G$2]))-([.$C$2]*(([.B84]-([.$H$2]-[.$G$2]))^2)/2)))" office:value-type="float" office:value="137.61405" calcext:value-type="float">
            <text:p>137.61405</text:p>
          </table:table-cell>
          <table:table-cell table:formula="of:=IF([.B84]&lt;[.$G$2]; [.$C$2]*[.B84]; IF([.B84]&lt;([.$H$2]-[.$G$2]);[.$I$2]; [.$I$2]-[.$C$2]*([.B84]-([.$H$2]-[.$G$2]))))" office:value-type="float" office:value="331.8" calcext:value-type="float">
            <text:p>331.8</text:p>
          </table:table-cell>
          <table:table-cell table:formula="of:=IF([.B84]&lt;[.$G$2]; [.$C$2]; IF([.B8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5]*[.$H$2]/[.$D$2]" office:value-type="float" office:value="0.84" calcext:value-type="float">
            <text:p>0.84</text:p>
          </table:table-cell>
          <table:table-cell table:formula="of:=IF([.B85]&lt;[.$G$2]; [.$C$2]*([.B85]^2)/2; IF([.B85]&lt;([.$H$2]-[.$G$2]); [.$F$2]+[.$I$2]*([.B85]-[.$G$2]); [.$A$2]-[.$F$2]+[.$I$2]*([.B85]-([.$H$2]-[.$G$2]))-([.$C$2]*(([.B85]-([.$H$2]-[.$G$2]))^2)/2)))" office:value-type="float" office:value="141.12" calcext:value-type="float">
            <text:p>141.12</text:p>
          </table:table-cell>
          <table:table-cell table:formula="of:=IF([.B85]&lt;[.$G$2]; [.$C$2]*[.B85]; IF([.B85]&lt;([.$H$2]-[.$G$2]);[.$I$2]; [.$I$2]-[.$C$2]*([.B85]-([.$H$2]-[.$G$2]))))" office:value-type="float" office:value="336" calcext:value-type="float">
            <text:p>336</text:p>
          </table:table-cell>
          <table:table-cell table:formula="of:=IF([.B85]&lt;[.$G$2]; [.$C$2]; IF([.B8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6]*[.$H$2]/[.$D$2]" office:value-type="float" office:value="0.8505" calcext:value-type="float">
            <text:p>0.8505</text:p>
          </table:table-cell>
          <table:table-cell table:formula="of:=IF([.B86]&lt;[.$G$2]; [.$C$2]*([.B86]^2)/2; IF([.B86]&lt;([.$H$2]-[.$G$2]); [.$F$2]+[.$I$2]*([.B86]-[.$G$2]); [.$A$2]-[.$F$2]+[.$I$2]*([.B86]-([.$H$2]-[.$G$2]))-([.$C$2]*(([.B86]-([.$H$2]-[.$G$2]))^2)/2)))" office:value-type="float" office:value="144.67005" calcext:value-type="float">
            <text:p>144.67005</text:p>
          </table:table-cell>
          <table:table-cell table:formula="of:=IF([.B86]&lt;[.$G$2]; [.$C$2]*[.B86]; IF([.B86]&lt;([.$H$2]-[.$G$2]);[.$I$2]; [.$I$2]-[.$C$2]*([.B86]-([.$H$2]-[.$G$2]))))" office:value-type="float" office:value="340.2" calcext:value-type="float">
            <text:p>340.2</text:p>
          </table:table-cell>
          <table:table-cell table:formula="of:=IF([.B86]&lt;[.$G$2]; [.$C$2]; IF([.B8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7]*[.$H$2]/[.$D$2]" office:value-type="float" office:value="0.861" calcext:value-type="float">
            <text:p>0.861</text:p>
          </table:table-cell>
          <table:table-cell table:formula="of:=IF([.B87]&lt;[.$G$2]; [.$C$2]*([.B87]^2)/2; IF([.B87]&lt;([.$H$2]-[.$G$2]); [.$F$2]+[.$I$2]*([.B87]-[.$G$2]); [.$A$2]-[.$F$2]+[.$I$2]*([.B87]-([.$H$2]-[.$G$2]))-([.$C$2]*(([.B87]-([.$H$2]-[.$G$2]))^2)/2)))" office:value-type="float" office:value="148.2642" calcext:value-type="float">
            <text:p>148.2642</text:p>
          </table:table-cell>
          <table:table-cell table:formula="of:=IF([.B87]&lt;[.$G$2]; [.$C$2]*[.B87]; IF([.B87]&lt;([.$H$2]-[.$G$2]);[.$I$2]; [.$I$2]-[.$C$2]*([.B87]-([.$H$2]-[.$G$2]))))" office:value-type="float" office:value="344.4" calcext:value-type="float">
            <text:p>344.4</text:p>
          </table:table-cell>
          <table:table-cell table:formula="of:=IF([.B87]&lt;[.$G$2]; [.$C$2]; IF([.B8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8]*[.$H$2]/[.$D$2]" office:value-type="float" office:value="0.8715" calcext:value-type="float">
            <text:p>0.8715</text:p>
          </table:table-cell>
          <table:table-cell table:formula="of:=IF([.B88]&lt;[.$G$2]; [.$C$2]*([.B88]^2)/2; IF([.B88]&lt;([.$H$2]-[.$G$2]); [.$F$2]+[.$I$2]*([.B88]-[.$G$2]); [.$A$2]-[.$F$2]+[.$I$2]*([.B88]-([.$H$2]-[.$G$2]))-([.$C$2]*(([.B88]-([.$H$2]-[.$G$2]))^2)/2)))" office:value-type="float" office:value="151.90245" calcext:value-type="float">
            <text:p>151.90245</text:p>
          </table:table-cell>
          <table:table-cell table:formula="of:=IF([.B88]&lt;[.$G$2]; [.$C$2]*[.B88]; IF([.B88]&lt;([.$H$2]-[.$G$2]);[.$I$2]; [.$I$2]-[.$C$2]*([.B88]-([.$H$2]-[.$G$2]))))" office:value-type="float" office:value="348.6" calcext:value-type="float">
            <text:p>348.6</text:p>
          </table:table-cell>
          <table:table-cell table:formula="of:=IF([.B88]&lt;[.$G$2]; [.$C$2]; IF([.B8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9]*[.$H$2]/[.$D$2]" office:value-type="float" office:value="0.882" calcext:value-type="float">
            <text:p>0.882</text:p>
          </table:table-cell>
          <table:table-cell table:formula="of:=IF([.B89]&lt;[.$G$2]; [.$C$2]*([.B89]^2)/2; IF([.B89]&lt;([.$H$2]-[.$G$2]); [.$F$2]+[.$I$2]*([.B89]-[.$G$2]); [.$A$2]-[.$F$2]+[.$I$2]*([.B89]-([.$H$2]-[.$G$2]))-([.$C$2]*(([.B89]-([.$H$2]-[.$G$2]))^2)/2)))" office:value-type="float" office:value="155.5848" calcext:value-type="float">
            <text:p>155.5848</text:p>
          </table:table-cell>
          <table:table-cell table:formula="of:=IF([.B89]&lt;[.$G$2]; [.$C$2]*[.B89]; IF([.B89]&lt;([.$H$2]-[.$G$2]);[.$I$2]; [.$I$2]-[.$C$2]*([.B89]-([.$H$2]-[.$G$2]))))" office:value-type="float" office:value="352.8" calcext:value-type="float">
            <text:p>352.8</text:p>
          </table:table-cell>
          <table:table-cell table:formula="of:=IF([.B89]&lt;[.$G$2]; [.$C$2]; IF([.B8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0]*[.$H$2]/[.$D$2]" office:value-type="float" office:value="0.8925" calcext:value-type="float">
            <text:p>0.8925</text:p>
          </table:table-cell>
          <table:table-cell table:formula="of:=IF([.B90]&lt;[.$G$2]; [.$C$2]*([.B90]^2)/2; IF([.B90]&lt;([.$H$2]-[.$G$2]); [.$F$2]+[.$I$2]*([.B90]-[.$G$2]); [.$A$2]-[.$F$2]+[.$I$2]*([.B90]-([.$H$2]-[.$G$2]))-([.$C$2]*(([.B90]-([.$H$2]-[.$G$2]))^2)/2)))" office:value-type="float" office:value="159.31125" calcext:value-type="float">
            <text:p>159.31125</text:p>
          </table:table-cell>
          <table:table-cell table:formula="of:=IF([.B90]&lt;[.$G$2]; [.$C$2]*[.B90]; IF([.B90]&lt;([.$H$2]-[.$G$2]);[.$I$2]; [.$I$2]-[.$C$2]*([.B90]-([.$H$2]-[.$G$2]))))" office:value-type="float" office:value="357" calcext:value-type="float">
            <text:p>357</text:p>
          </table:table-cell>
          <table:table-cell table:formula="of:=IF([.B90]&lt;[.$G$2]; [.$C$2]; IF([.B9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1]*[.$H$2]/[.$D$2]" office:value-type="float" office:value="0.903" calcext:value-type="float">
            <text:p>0.903</text:p>
          </table:table-cell>
          <table:table-cell table:formula="of:=IF([.B91]&lt;[.$G$2]; [.$C$2]*([.B91]^2)/2; IF([.B91]&lt;([.$H$2]-[.$G$2]); [.$F$2]+[.$I$2]*([.B91]-[.$G$2]); [.$A$2]-[.$F$2]+[.$I$2]*([.B91]-([.$H$2]-[.$G$2]))-([.$C$2]*(([.B91]-([.$H$2]-[.$G$2]))^2)/2)))" office:value-type="float" office:value="163.0818" calcext:value-type="float">
            <text:p>163.0818</text:p>
          </table:table-cell>
          <table:table-cell table:formula="of:=IF([.B91]&lt;[.$G$2]; [.$C$2]*[.B91]; IF([.B91]&lt;([.$H$2]-[.$G$2]);[.$I$2]; [.$I$2]-[.$C$2]*([.B91]-([.$H$2]-[.$G$2]))))" office:value-type="float" office:value="361.2" calcext:value-type="float">
            <text:p>361.2</text:p>
          </table:table-cell>
          <table:table-cell table:formula="of:=IF([.B91]&lt;[.$G$2]; [.$C$2]; IF([.B9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2]*[.$H$2]/[.$D$2]" office:value-type="float" office:value="0.9135" calcext:value-type="float">
            <text:p>0.9135</text:p>
          </table:table-cell>
          <table:table-cell table:formula="of:=IF([.B92]&lt;[.$G$2]; [.$C$2]*([.B92]^2)/2; IF([.B92]&lt;([.$H$2]-[.$G$2]); [.$F$2]+[.$I$2]*([.B92]-[.$G$2]); [.$A$2]-[.$F$2]+[.$I$2]*([.B92]-([.$H$2]-[.$G$2]))-([.$C$2]*(([.B92]-([.$H$2]-[.$G$2]))^2)/2)))" office:value-type="float" office:value="166.89645" calcext:value-type="float">
            <text:p>166.89645</text:p>
          </table:table-cell>
          <table:table-cell table:formula="of:=IF([.B92]&lt;[.$G$2]; [.$C$2]*[.B92]; IF([.B92]&lt;([.$H$2]-[.$G$2]);[.$I$2]; [.$I$2]-[.$C$2]*([.B92]-([.$H$2]-[.$G$2]))))" office:value-type="float" office:value="365.4" calcext:value-type="float">
            <text:p>365.4</text:p>
          </table:table-cell>
          <table:table-cell table:formula="of:=IF([.B92]&lt;[.$G$2]; [.$C$2]; IF([.B9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3]*[.$H$2]/[.$D$2]" office:value-type="float" office:value="0.924" calcext:value-type="float">
            <text:p>0.924</text:p>
          </table:table-cell>
          <table:table-cell table:formula="of:=IF([.B93]&lt;[.$G$2]; [.$C$2]*([.B93]^2)/2; IF([.B93]&lt;([.$H$2]-[.$G$2]); [.$F$2]+[.$I$2]*([.B93]-[.$G$2]); [.$A$2]-[.$F$2]+[.$I$2]*([.B93]-([.$H$2]-[.$G$2]))-([.$C$2]*(([.B93]-([.$H$2]-[.$G$2]))^2)/2)))" office:value-type="float" office:value="170.7552" calcext:value-type="float">
            <text:p>170.7552</text:p>
          </table:table-cell>
          <table:table-cell table:formula="of:=IF([.B93]&lt;[.$G$2]; [.$C$2]*[.B93]; IF([.B93]&lt;([.$H$2]-[.$G$2]);[.$I$2]; [.$I$2]-[.$C$2]*([.B93]-([.$H$2]-[.$G$2]))))" office:value-type="float" office:value="369.6" calcext:value-type="float">
            <text:p>369.6</text:p>
          </table:table-cell>
          <table:table-cell table:formula="of:=IF([.B93]&lt;[.$G$2]; [.$C$2]; IF([.B9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4]*[.$H$2]/[.$D$2]" office:value-type="float" office:value="0.9345" calcext:value-type="float">
            <text:p>0.9345</text:p>
          </table:table-cell>
          <table:table-cell table:formula="of:=IF([.B94]&lt;[.$G$2]; [.$C$2]*([.B94]^2)/2; IF([.B94]&lt;([.$H$2]-[.$G$2]); [.$F$2]+[.$I$2]*([.B94]-[.$G$2]); [.$A$2]-[.$F$2]+[.$I$2]*([.B94]-([.$H$2]-[.$G$2]))-([.$C$2]*(([.B94]-([.$H$2]-[.$G$2]))^2)/2)))" office:value-type="float" office:value="174.65805" calcext:value-type="float">
            <text:p>174.65805</text:p>
          </table:table-cell>
          <table:table-cell table:formula="of:=IF([.B94]&lt;[.$G$2]; [.$C$2]*[.B94]; IF([.B94]&lt;([.$H$2]-[.$G$2]);[.$I$2]; [.$I$2]-[.$C$2]*([.B94]-([.$H$2]-[.$G$2]))))" office:value-type="float" office:value="373.8" calcext:value-type="float">
            <text:p>373.8</text:p>
          </table:table-cell>
          <table:table-cell table:formula="of:=IF([.B94]&lt;[.$G$2]; [.$C$2]; IF([.B9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5]*[.$H$2]/[.$D$2]" office:value-type="float" office:value="0.945" calcext:value-type="float">
            <text:p>0.945</text:p>
          </table:table-cell>
          <table:table-cell table:formula="of:=IF([.B95]&lt;[.$G$2]; [.$C$2]*([.B95]^2)/2; IF([.B95]&lt;([.$H$2]-[.$G$2]); [.$F$2]+[.$I$2]*([.B95]-[.$G$2]); [.$A$2]-[.$F$2]+[.$I$2]*([.B95]-([.$H$2]-[.$G$2]))-([.$C$2]*(([.B95]-([.$H$2]-[.$G$2]))^2)/2)))" office:value-type="float" office:value="178.605" calcext:value-type="float">
            <text:p>178.605</text:p>
          </table:table-cell>
          <table:table-cell table:formula="of:=IF([.B95]&lt;[.$G$2]; [.$C$2]*[.B95]; IF([.B95]&lt;([.$H$2]-[.$G$2]);[.$I$2]; [.$I$2]-[.$C$2]*([.B95]-([.$H$2]-[.$G$2]))))" office:value-type="float" office:value="378" calcext:value-type="float">
            <text:p>378</text:p>
          </table:table-cell>
          <table:table-cell table:formula="of:=IF([.B95]&lt;[.$G$2]; [.$C$2]; IF([.B9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6]*[.$H$2]/[.$D$2]" office:value-type="float" office:value="0.9555" calcext:value-type="float">
            <text:p>0.9555</text:p>
          </table:table-cell>
          <table:table-cell table:formula="of:=IF([.B96]&lt;[.$G$2]; [.$C$2]*([.B96]^2)/2; IF([.B96]&lt;([.$H$2]-[.$G$2]); [.$F$2]+[.$I$2]*([.B96]-[.$G$2]); [.$A$2]-[.$F$2]+[.$I$2]*([.B96]-([.$H$2]-[.$G$2]))-([.$C$2]*(([.B96]-([.$H$2]-[.$G$2]))^2)/2)))" office:value-type="float" office:value="182.59605" calcext:value-type="float">
            <text:p>182.59605</text:p>
          </table:table-cell>
          <table:table-cell table:formula="of:=IF([.B96]&lt;[.$G$2]; [.$C$2]*[.B96]; IF([.B96]&lt;([.$H$2]-[.$G$2]);[.$I$2]; [.$I$2]-[.$C$2]*([.B96]-([.$H$2]-[.$G$2]))))" office:value-type="float" office:value="382.2" calcext:value-type="float">
            <text:p>382.2</text:p>
          </table:table-cell>
          <table:table-cell table:formula="of:=IF([.B96]&lt;[.$G$2]; [.$C$2]; IF([.B9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7]*[.$H$2]/[.$D$2]" office:value-type="float" office:value="0.966" calcext:value-type="float">
            <text:p>0.966</text:p>
          </table:table-cell>
          <table:table-cell table:formula="of:=IF([.B97]&lt;[.$G$2]; [.$C$2]*([.B97]^2)/2; IF([.B97]&lt;([.$H$2]-[.$G$2]); [.$F$2]+[.$I$2]*([.B97]-[.$G$2]); [.$A$2]-[.$F$2]+[.$I$2]*([.B97]-([.$H$2]-[.$G$2]))-([.$C$2]*(([.B97]-([.$H$2]-[.$G$2]))^2)/2)))" office:value-type="float" office:value="186.6312" calcext:value-type="float">
            <text:p>186.6312</text:p>
          </table:table-cell>
          <table:table-cell table:formula="of:=IF([.B97]&lt;[.$G$2]; [.$C$2]*[.B97]; IF([.B97]&lt;([.$H$2]-[.$G$2]);[.$I$2]; [.$I$2]-[.$C$2]*([.B97]-([.$H$2]-[.$G$2]))))" office:value-type="float" office:value="386.4" calcext:value-type="float">
            <text:p>386.4</text:p>
          </table:table-cell>
          <table:table-cell table:formula="of:=IF([.B97]&lt;[.$G$2]; [.$C$2]; IF([.B9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8]*[.$H$2]/[.$D$2]" office:value-type="float" office:value="0.9765" calcext:value-type="float">
            <text:p>0.9765</text:p>
          </table:table-cell>
          <table:table-cell table:formula="of:=IF([.B98]&lt;[.$G$2]; [.$C$2]*([.B98]^2)/2; IF([.B98]&lt;([.$H$2]-[.$G$2]); [.$F$2]+[.$I$2]*([.B98]-[.$G$2]); [.$A$2]-[.$F$2]+[.$I$2]*([.B98]-([.$H$2]-[.$G$2]))-([.$C$2]*(([.B98]-([.$H$2]-[.$G$2]))^2)/2)))" office:value-type="float" office:value="190.71045" calcext:value-type="float">
            <text:p>190.71045</text:p>
          </table:table-cell>
          <table:table-cell table:formula="of:=IF([.B98]&lt;[.$G$2]; [.$C$2]*[.B98]; IF([.B98]&lt;([.$H$2]-[.$G$2]);[.$I$2]; [.$I$2]-[.$C$2]*([.B98]-([.$H$2]-[.$G$2]))))" office:value-type="float" office:value="390.6" calcext:value-type="float">
            <text:p>390.6</text:p>
          </table:table-cell>
          <table:table-cell table:formula="of:=IF([.B98]&lt;[.$G$2]; [.$C$2]; IF([.B9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9]*[.$H$2]/[.$D$2]" office:value-type="float" office:value="0.987" calcext:value-type="float">
            <text:p>0.987</text:p>
          </table:table-cell>
          <table:table-cell table:formula="of:=IF([.B99]&lt;[.$G$2]; [.$C$2]*([.B99]^2)/2; IF([.B99]&lt;([.$H$2]-[.$G$2]); [.$F$2]+[.$I$2]*([.B99]-[.$G$2]); [.$A$2]-[.$F$2]+[.$I$2]*([.B99]-([.$H$2]-[.$G$2]))-([.$C$2]*(([.B99]-([.$H$2]-[.$G$2]))^2)/2)))" office:value-type="float" office:value="194.8338" calcext:value-type="float">
            <text:p>194.8338</text:p>
          </table:table-cell>
          <table:table-cell table:formula="of:=IF([.B99]&lt;[.$G$2]; [.$C$2]*[.B99]; IF([.B99]&lt;([.$H$2]-[.$G$2]);[.$I$2]; [.$I$2]-[.$C$2]*([.B99]-([.$H$2]-[.$G$2]))))" office:value-type="float" office:value="394.8" calcext:value-type="float">
            <text:p>394.8</text:p>
          </table:table-cell>
          <table:table-cell table:formula="of:=IF([.B99]&lt;[.$G$2]; [.$C$2]; IF([.B9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0]*[.$H$2]/[.$D$2]" office:value-type="float" office:value="0.9975" calcext:value-type="float">
            <text:p>0.9975</text:p>
          </table:table-cell>
          <table:table-cell table:formula="of:=IF([.B100]&lt;[.$G$2]; [.$C$2]*([.B100]^2)/2; IF([.B100]&lt;([.$H$2]-[.$G$2]); [.$F$2]+[.$I$2]*([.B100]-[.$G$2]); [.$A$2]-[.$F$2]+[.$I$2]*([.B100]-([.$H$2]-[.$G$2]))-([.$C$2]*(([.B100]-([.$H$2]-[.$G$2]))^2)/2)))" office:value-type="float" office:value="199.00125" calcext:value-type="float">
            <text:p>199.00125</text:p>
          </table:table-cell>
          <table:table-cell table:formula="of:=IF([.B100]&lt;[.$G$2]; [.$C$2]*[.B100]; IF([.B100]&lt;([.$H$2]-[.$G$2]);[.$I$2]; [.$I$2]-[.$C$2]*([.B100]-([.$H$2]-[.$G$2]))))" office:value-type="float" office:value="399" calcext:value-type="float">
            <text:p>399</text:p>
          </table:table-cell>
          <table:table-cell table:formula="of:=IF([.B100]&lt;[.$G$2]; [.$C$2]; IF([.B10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1]*[.$H$2]/[.$D$2]" office:value-type="float" office:value="1.008" calcext:value-type="float">
            <text:p>1.008</text:p>
          </table:table-cell>
          <table:table-cell table:formula="of:=IF([.B101]&lt;[.$G$2]; [.$C$2]*([.B101]^2)/2; IF([.B101]&lt;([.$H$2]-[.$G$2]); [.$F$2]+[.$I$2]*([.B101]-[.$G$2]); [.$A$2]-[.$F$2]+[.$I$2]*([.B101]-([.$H$2]-[.$G$2]))-([.$C$2]*(([.B101]-([.$H$2]-[.$G$2]))^2)/2)))" office:value-type="float" office:value="203.2128" calcext:value-type="float">
            <text:p>203.2128</text:p>
          </table:table-cell>
          <table:table-cell table:formula="of:=IF([.B101]&lt;[.$G$2]; [.$C$2]*[.B101]; IF([.B101]&lt;([.$H$2]-[.$G$2]);[.$I$2]; [.$I$2]-[.$C$2]*([.B101]-([.$H$2]-[.$G$2]))))" office:value-type="float" office:value="403.2" calcext:value-type="float">
            <text:p>403.2</text:p>
          </table:table-cell>
          <table:table-cell table:formula="of:=IF([.B101]&lt;[.$G$2]; [.$C$2]; IF([.B10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2]*[.$H$2]/[.$D$2]" office:value-type="float" office:value="1.0185" calcext:value-type="float">
            <text:p>1.0185</text:p>
          </table:table-cell>
          <table:table-cell table:formula="of:=IF([.B102]&lt;[.$G$2]; [.$C$2]*([.B102]^2)/2; IF([.B102]&lt;([.$H$2]-[.$G$2]); [.$F$2]+[.$I$2]*([.B102]-[.$G$2]); [.$A$2]-[.$F$2]+[.$I$2]*([.B102]-([.$H$2]-[.$G$2]))-([.$C$2]*(([.B102]-([.$H$2]-[.$G$2]))^2)/2)))" office:value-type="float" office:value="207.46845" calcext:value-type="float">
            <text:p>207.46845</text:p>
          </table:table-cell>
          <table:table-cell table:formula="of:=IF([.B102]&lt;[.$G$2]; [.$C$2]*[.B102]; IF([.B102]&lt;([.$H$2]-[.$G$2]);[.$I$2]; [.$I$2]-[.$C$2]*([.B102]-([.$H$2]-[.$G$2]))))" office:value-type="float" office:value="407.4" calcext:value-type="float">
            <text:p>407.4</text:p>
          </table:table-cell>
          <table:table-cell table:formula="of:=IF([.B102]&lt;[.$G$2]; [.$C$2]; IF([.B10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3]*[.$H$2]/[.$D$2]" office:value-type="float" office:value="1.029" calcext:value-type="float">
            <text:p>1.029</text:p>
          </table:table-cell>
          <table:table-cell table:formula="of:=IF([.B103]&lt;[.$G$2]; [.$C$2]*([.B103]^2)/2; IF([.B103]&lt;([.$H$2]-[.$G$2]); [.$F$2]+[.$I$2]*([.B103]-[.$G$2]); [.$A$2]-[.$F$2]+[.$I$2]*([.B103]-([.$H$2]-[.$G$2]))-([.$C$2]*(([.B103]-([.$H$2]-[.$G$2]))^2)/2)))" office:value-type="float" office:value="211.7682" calcext:value-type="float">
            <text:p>211.7682</text:p>
          </table:table-cell>
          <table:table-cell table:formula="of:=IF([.B103]&lt;[.$G$2]; [.$C$2]*[.B103]; IF([.B103]&lt;([.$H$2]-[.$G$2]);[.$I$2]; [.$I$2]-[.$C$2]*([.B103]-([.$H$2]-[.$G$2]))))" office:value-type="float" office:value="411.6" calcext:value-type="float">
            <text:p>411.6</text:p>
          </table:table-cell>
          <table:table-cell table:formula="of:=IF([.B103]&lt;[.$G$2]; [.$C$2]; IF([.B10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4]*[.$H$2]/[.$D$2]" office:value-type="float" office:value="1.0395" calcext:value-type="float">
            <text:p>1.0395</text:p>
          </table:table-cell>
          <table:table-cell table:formula="of:=IF([.B104]&lt;[.$G$2]; [.$C$2]*([.B104]^2)/2; IF([.B104]&lt;([.$H$2]-[.$G$2]); [.$F$2]+[.$I$2]*([.B104]-[.$G$2]); [.$A$2]-[.$F$2]+[.$I$2]*([.B104]-([.$H$2]-[.$G$2]))-([.$C$2]*(([.B104]-([.$H$2]-[.$G$2]))^2)/2)))" office:value-type="float" office:value="216.11205" calcext:value-type="float">
            <text:p>216.11205</text:p>
          </table:table-cell>
          <table:table-cell table:formula="of:=IF([.B104]&lt;[.$G$2]; [.$C$2]*[.B104]; IF([.B104]&lt;([.$H$2]-[.$G$2]);[.$I$2]; [.$I$2]-[.$C$2]*([.B104]-([.$H$2]-[.$G$2]))))" office:value-type="float" office:value="415.8" calcext:value-type="float">
            <text:p>415.8</text:p>
          </table:table-cell>
          <table:table-cell table:formula="of:=IF([.B104]&lt;[.$G$2]; [.$C$2]; IF([.B10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5]*[.$H$2]/[.$D$2]" office:value-type="float" office:value="1.05" calcext:value-type="float">
            <text:p>1.05</text:p>
          </table:table-cell>
          <table:table-cell table:formula="of:=IF([.B105]&lt;[.$G$2]; [.$C$2]*([.B105]^2)/2; IF([.B105]&lt;([.$H$2]-[.$G$2]); [.$F$2]+[.$I$2]*([.B105]-[.$G$2]); [.$A$2]-[.$F$2]+[.$I$2]*([.B105]-([.$H$2]-[.$G$2]))-([.$C$2]*(([.B105]-([.$H$2]-[.$G$2]))^2)/2)))" office:value-type="float" office:value="220.5" calcext:value-type="float">
            <text:p>220.5</text:p>
          </table:table-cell>
          <table:table-cell table:formula="of:=IF([.B105]&lt;[.$G$2]; [.$C$2]*[.B105]; IF([.B105]&lt;([.$H$2]-[.$G$2]);[.$I$2]; [.$I$2]-[.$C$2]*([.B105]-([.$H$2]-[.$G$2]))))" office:value-type="float" office:value="420" calcext:value-type="float">
            <text:p>420</text:p>
          </table:table-cell>
          <table:table-cell table:formula="of:=IF([.B105]&lt;[.$G$2]; [.$C$2]; IF([.B10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6]*[.$H$2]/[.$D$2]" office:value-type="float" office:value="1.0605" calcext:value-type="float">
            <text:p>1.0605</text:p>
          </table:table-cell>
          <table:table-cell table:formula="of:=IF([.B106]&lt;[.$G$2]; [.$C$2]*([.B106]^2)/2; IF([.B106]&lt;([.$H$2]-[.$G$2]); [.$F$2]+[.$I$2]*([.B106]-[.$G$2]); [.$A$2]-[.$F$2]+[.$I$2]*([.B106]-([.$H$2]-[.$G$2]))-([.$C$2]*(([.B106]-([.$H$2]-[.$G$2]))^2)/2)))" office:value-type="float" office:value="224.93205" calcext:value-type="float">
            <text:p>224.93205</text:p>
          </table:table-cell>
          <table:table-cell table:formula="of:=IF([.B106]&lt;[.$G$2]; [.$C$2]*[.B106]; IF([.B106]&lt;([.$H$2]-[.$G$2]);[.$I$2]; [.$I$2]-[.$C$2]*([.B106]-([.$H$2]-[.$G$2]))))" office:value-type="float" office:value="424.2" calcext:value-type="float">
            <text:p>424.2</text:p>
          </table:table-cell>
          <table:table-cell table:formula="of:=IF([.B106]&lt;[.$G$2]; [.$C$2]; IF([.B10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7]*[.$H$2]/[.$D$2]" office:value-type="float" office:value="1.071" calcext:value-type="float">
            <text:p>1.071</text:p>
          </table:table-cell>
          <table:table-cell table:formula="of:=IF([.B107]&lt;[.$G$2]; [.$C$2]*([.B107]^2)/2; IF([.B107]&lt;([.$H$2]-[.$G$2]); [.$F$2]+[.$I$2]*([.B107]-[.$G$2]); [.$A$2]-[.$F$2]+[.$I$2]*([.B107]-([.$H$2]-[.$G$2]))-([.$C$2]*(([.B107]-([.$H$2]-[.$G$2]))^2)/2)))" office:value-type="float" office:value="229.4082" calcext:value-type="float">
            <text:p>229.4082</text:p>
          </table:table-cell>
          <table:table-cell table:formula="of:=IF([.B107]&lt;[.$G$2]; [.$C$2]*[.B107]; IF([.B107]&lt;([.$H$2]-[.$G$2]);[.$I$2]; [.$I$2]-[.$C$2]*([.B107]-([.$H$2]-[.$G$2]))))" office:value-type="float" office:value="428.4" calcext:value-type="float">
            <text:p>428.4</text:p>
          </table:table-cell>
          <table:table-cell table:formula="of:=IF([.B107]&lt;[.$G$2]; [.$C$2]; IF([.B10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8]*[.$H$2]/[.$D$2]" office:value-type="float" office:value="1.0815" calcext:value-type="float">
            <text:p>1.0815</text:p>
          </table:table-cell>
          <table:table-cell table:formula="of:=IF([.B108]&lt;[.$G$2]; [.$C$2]*([.B108]^2)/2; IF([.B108]&lt;([.$H$2]-[.$G$2]); [.$F$2]+[.$I$2]*([.B108]-[.$G$2]); [.$A$2]-[.$F$2]+[.$I$2]*([.B108]-([.$H$2]-[.$G$2]))-([.$C$2]*(([.B108]-([.$H$2]-[.$G$2]))^2)/2)))" office:value-type="float" office:value="233.92845" calcext:value-type="float">
            <text:p>233.92845</text:p>
          </table:table-cell>
          <table:table-cell table:formula="of:=IF([.B108]&lt;[.$G$2]; [.$C$2]*[.B108]; IF([.B108]&lt;([.$H$2]-[.$G$2]);[.$I$2]; [.$I$2]-[.$C$2]*([.B108]-([.$H$2]-[.$G$2]))))" office:value-type="float" office:value="432.6" calcext:value-type="float">
            <text:p>432.6</text:p>
          </table:table-cell>
          <table:table-cell table:formula="of:=IF([.B108]&lt;[.$G$2]; [.$C$2]; IF([.B10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9]*[.$H$2]/[.$D$2]" office:value-type="float" office:value="1.092" calcext:value-type="float">
            <text:p>1.092</text:p>
          </table:table-cell>
          <table:table-cell table:formula="of:=IF([.B109]&lt;[.$G$2]; [.$C$2]*([.B109]^2)/2; IF([.B109]&lt;([.$H$2]-[.$G$2]); [.$F$2]+[.$I$2]*([.B109]-[.$G$2]); [.$A$2]-[.$F$2]+[.$I$2]*([.B109]-([.$H$2]-[.$G$2]))-([.$C$2]*(([.B109]-([.$H$2]-[.$G$2]))^2)/2)))" office:value-type="float" office:value="238.4928" calcext:value-type="float">
            <text:p>238.4928</text:p>
          </table:table-cell>
          <table:table-cell table:formula="of:=IF([.B109]&lt;[.$G$2]; [.$C$2]*[.B109]; IF([.B109]&lt;([.$H$2]-[.$G$2]);[.$I$2]; [.$I$2]-[.$C$2]*([.B109]-([.$H$2]-[.$G$2]))))" office:value-type="float" office:value="436.8" calcext:value-type="float">
            <text:p>436.8</text:p>
          </table:table-cell>
          <table:table-cell table:formula="of:=IF([.B109]&lt;[.$G$2]; [.$C$2]; IF([.B10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0]*[.$H$2]/[.$D$2]" office:value-type="float" office:value="1.1025" calcext:value-type="float">
            <text:p>1.1025</text:p>
          </table:table-cell>
          <table:table-cell table:formula="of:=IF([.B110]&lt;[.$G$2]; [.$C$2]*([.B110]^2)/2; IF([.B110]&lt;([.$H$2]-[.$G$2]); [.$F$2]+[.$I$2]*([.B110]-[.$G$2]); [.$A$2]-[.$F$2]+[.$I$2]*([.B110]-([.$H$2]-[.$G$2]))-([.$C$2]*(([.B110]-([.$H$2]-[.$G$2]))^2)/2)))" office:value-type="float" office:value="243.10125" calcext:value-type="float">
            <text:p>243.10125</text:p>
          </table:table-cell>
          <table:table-cell table:formula="of:=IF([.B110]&lt;[.$G$2]; [.$C$2]*[.B110]; IF([.B110]&lt;([.$H$2]-[.$G$2]);[.$I$2]; [.$I$2]-[.$C$2]*([.B110]-([.$H$2]-[.$G$2]))))" office:value-type="float" office:value="441" calcext:value-type="float">
            <text:p>441</text:p>
          </table:table-cell>
          <table:table-cell table:formula="of:=IF([.B110]&lt;[.$G$2]; [.$C$2]; IF([.B11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1]*[.$H$2]/[.$D$2]" office:value-type="float" office:value="1.113" calcext:value-type="float">
            <text:p>1.113</text:p>
          </table:table-cell>
          <table:table-cell table:formula="of:=IF([.B111]&lt;[.$G$2]; [.$C$2]*([.B111]^2)/2; IF([.B111]&lt;([.$H$2]-[.$G$2]); [.$F$2]+[.$I$2]*([.B111]-[.$G$2]); [.$A$2]-[.$F$2]+[.$I$2]*([.B111]-([.$H$2]-[.$G$2]))-([.$C$2]*(([.B111]-([.$H$2]-[.$G$2]))^2)/2)))" office:value-type="float" office:value="247.7538" calcext:value-type="float">
            <text:p>247.7538</text:p>
          </table:table-cell>
          <table:table-cell table:formula="of:=IF([.B111]&lt;[.$G$2]; [.$C$2]*[.B111]; IF([.B111]&lt;([.$H$2]-[.$G$2]);[.$I$2]; [.$I$2]-[.$C$2]*([.B111]-([.$H$2]-[.$G$2]))))" office:value-type="float" office:value="445.2" calcext:value-type="float">
            <text:p>445.2</text:p>
          </table:table-cell>
          <table:table-cell table:formula="of:=IF([.B111]&lt;[.$G$2]; [.$C$2]; IF([.B11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2]*[.$H$2]/[.$D$2]" office:value-type="float" office:value="1.1235" calcext:value-type="float">
            <text:p>1.1235</text:p>
          </table:table-cell>
          <table:table-cell table:formula="of:=IF([.B112]&lt;[.$G$2]; [.$C$2]*([.B112]^2)/2; IF([.B112]&lt;([.$H$2]-[.$G$2]); [.$F$2]+[.$I$2]*([.B112]-[.$G$2]); [.$A$2]-[.$F$2]+[.$I$2]*([.B112]-([.$H$2]-[.$G$2]))-([.$C$2]*(([.B112]-([.$H$2]-[.$G$2]))^2)/2)))" office:value-type="float" office:value="252.45045" calcext:value-type="float">
            <text:p>252.45045</text:p>
          </table:table-cell>
          <table:table-cell table:formula="of:=IF([.B112]&lt;[.$G$2]; [.$C$2]*[.B112]; IF([.B112]&lt;([.$H$2]-[.$G$2]);[.$I$2]; [.$I$2]-[.$C$2]*([.B112]-([.$H$2]-[.$G$2]))))" office:value-type="float" office:value="449.4" calcext:value-type="float">
            <text:p>449.4</text:p>
          </table:table-cell>
          <table:table-cell table:formula="of:=IF([.B112]&lt;[.$G$2]; [.$C$2]; IF([.B11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3]*[.$H$2]/[.$D$2]" office:value-type="float" office:value="1.134" calcext:value-type="float">
            <text:p>1.134</text:p>
          </table:table-cell>
          <table:table-cell table:formula="of:=IF([.B113]&lt;[.$G$2]; [.$C$2]*([.B113]^2)/2; IF([.B113]&lt;([.$H$2]-[.$G$2]); [.$F$2]+[.$I$2]*([.B113]-[.$G$2]); [.$A$2]-[.$F$2]+[.$I$2]*([.B113]-([.$H$2]-[.$G$2]))-([.$C$2]*(([.B113]-([.$H$2]-[.$G$2]))^2)/2)))" office:value-type="float" office:value="257.1912" calcext:value-type="float">
            <text:p>257.1912</text:p>
          </table:table-cell>
          <table:table-cell table:formula="of:=IF([.B113]&lt;[.$G$2]; [.$C$2]*[.B113]; IF([.B113]&lt;([.$H$2]-[.$G$2]);[.$I$2]; [.$I$2]-[.$C$2]*([.B113]-([.$H$2]-[.$G$2]))))" office:value-type="float" office:value="453.6" calcext:value-type="float">
            <text:p>453.6</text:p>
          </table:table-cell>
          <table:table-cell table:formula="of:=IF([.B113]&lt;[.$G$2]; [.$C$2]; IF([.B11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4]*[.$H$2]/[.$D$2]" office:value-type="float" office:value="1.1445" calcext:value-type="float">
            <text:p>1.1445</text:p>
          </table:table-cell>
          <table:table-cell table:formula="of:=IF([.B114]&lt;[.$G$2]; [.$C$2]*([.B114]^2)/2; IF([.B114]&lt;([.$H$2]-[.$G$2]); [.$F$2]+[.$I$2]*([.B114]-[.$G$2]); [.$A$2]-[.$F$2]+[.$I$2]*([.B114]-([.$H$2]-[.$G$2]))-([.$C$2]*(([.B114]-([.$H$2]-[.$G$2]))^2)/2)))" office:value-type="float" office:value="261.97605" calcext:value-type="float">
            <text:p>261.97605</text:p>
          </table:table-cell>
          <table:table-cell table:formula="of:=IF([.B114]&lt;[.$G$2]; [.$C$2]*[.B114]; IF([.B114]&lt;([.$H$2]-[.$G$2]);[.$I$2]; [.$I$2]-[.$C$2]*([.B114]-([.$H$2]-[.$G$2]))))" office:value-type="float" office:value="457.8" calcext:value-type="float">
            <text:p>457.8</text:p>
          </table:table-cell>
          <table:table-cell table:formula="of:=IF([.B114]&lt;[.$G$2]; [.$C$2]; IF([.B11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5]*[.$H$2]/[.$D$2]" office:value-type="float" office:value="1.155" calcext:value-type="float">
            <text:p>1.155</text:p>
          </table:table-cell>
          <table:table-cell table:formula="of:=IF([.B115]&lt;[.$G$2]; [.$C$2]*([.B115]^2)/2; IF([.B115]&lt;([.$H$2]-[.$G$2]); [.$F$2]+[.$I$2]*([.B115]-[.$G$2]); [.$A$2]-[.$F$2]+[.$I$2]*([.B115]-([.$H$2]-[.$G$2]))-([.$C$2]*(([.B115]-([.$H$2]-[.$G$2]))^2)/2)))" office:value-type="float" office:value="266.805" calcext:value-type="float">
            <text:p>266.805</text:p>
          </table:table-cell>
          <table:table-cell table:formula="of:=IF([.B115]&lt;[.$G$2]; [.$C$2]*[.B115]; IF([.B115]&lt;([.$H$2]-[.$G$2]);[.$I$2]; [.$I$2]-[.$C$2]*([.B115]-([.$H$2]-[.$G$2]))))" office:value-type="float" office:value="462" calcext:value-type="float">
            <text:p>462</text:p>
          </table:table-cell>
          <table:table-cell table:formula="of:=IF([.B115]&lt;[.$G$2]; [.$C$2]; IF([.B115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6]*[.$H$2]/[.$D$2]" office:value-type="float" office:value="1.1655" calcext:value-type="float">
            <text:p>1.1655</text:p>
          </table:table-cell>
          <table:table-cell table:formula="of:=IF([.B116]&lt;[.$G$2]; [.$C$2]*([.B116]^2)/2; IF([.B116]&lt;([.$H$2]-[.$G$2]); [.$F$2]+[.$I$2]*([.B116]-[.$G$2]); [.$A$2]-[.$F$2]+[.$I$2]*([.B116]-([.$H$2]-[.$G$2]))-([.$C$2]*(([.B116]-([.$H$2]-[.$G$2]))^2)/2)))" office:value-type="float" office:value="271.67805" calcext:value-type="float">
            <text:p>271.67805</text:p>
          </table:table-cell>
          <table:table-cell table:formula="of:=IF([.B116]&lt;[.$G$2]; [.$C$2]*[.B116]; IF([.B116]&lt;([.$H$2]-[.$G$2]);[.$I$2]; [.$I$2]-[.$C$2]*([.B116]-([.$H$2]-[.$G$2]))))" office:value-type="float" office:value="466.2" calcext:value-type="float">
            <text:p>466.2</text:p>
          </table:table-cell>
          <table:table-cell table:formula="of:=IF([.B116]&lt;[.$G$2]; [.$C$2]; IF([.B116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7]*[.$H$2]/[.$D$2]" office:value-type="float" office:value="1.176" calcext:value-type="float">
            <text:p>1.176</text:p>
          </table:table-cell>
          <table:table-cell table:formula="of:=IF([.B117]&lt;[.$G$2]; [.$C$2]*([.B117]^2)/2; IF([.B117]&lt;([.$H$2]-[.$G$2]); [.$F$2]+[.$I$2]*([.B117]-[.$G$2]); [.$A$2]-[.$F$2]+[.$I$2]*([.B117]-([.$H$2]-[.$G$2]))-([.$C$2]*(([.B117]-([.$H$2]-[.$G$2]))^2)/2)))" office:value-type="float" office:value="276.5952" calcext:value-type="float">
            <text:p>276.5952</text:p>
          </table:table-cell>
          <table:table-cell table:formula="of:=IF([.B117]&lt;[.$G$2]; [.$C$2]*[.B117]; IF([.B117]&lt;([.$H$2]-[.$G$2]);[.$I$2]; [.$I$2]-[.$C$2]*([.B117]-([.$H$2]-[.$G$2]))))" office:value-type="float" office:value="470.4" calcext:value-type="float">
            <text:p>470.4</text:p>
          </table:table-cell>
          <table:table-cell table:formula="of:=IF([.B117]&lt;[.$G$2]; [.$C$2]; IF([.B117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8]*[.$H$2]/[.$D$2]" office:value-type="float" office:value="1.1865" calcext:value-type="float">
            <text:p>1.1865</text:p>
          </table:table-cell>
          <table:table-cell table:formula="of:=IF([.B118]&lt;[.$G$2]; [.$C$2]*([.B118]^2)/2; IF([.B118]&lt;([.$H$2]-[.$G$2]); [.$F$2]+[.$I$2]*([.B118]-[.$G$2]); [.$A$2]-[.$F$2]+[.$I$2]*([.B118]-([.$H$2]-[.$G$2]))-([.$C$2]*(([.B118]-([.$H$2]-[.$G$2]))^2)/2)))" office:value-type="float" office:value="281.55645" calcext:value-type="float">
            <text:p>281.55645</text:p>
          </table:table-cell>
          <table:table-cell table:formula="of:=IF([.B118]&lt;[.$G$2]; [.$C$2]*[.B118]; IF([.B118]&lt;([.$H$2]-[.$G$2]);[.$I$2]; [.$I$2]-[.$C$2]*([.B118]-([.$H$2]-[.$G$2]))))" office:value-type="float" office:value="474.6" calcext:value-type="float">
            <text:p>474.6</text:p>
          </table:table-cell>
          <table:table-cell table:formula="of:=IF([.B118]&lt;[.$G$2]; [.$C$2]; IF([.B118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9]*[.$H$2]/[.$D$2]" office:value-type="float" office:value="1.197" calcext:value-type="float">
            <text:p>1.197</text:p>
          </table:table-cell>
          <table:table-cell table:formula="of:=IF([.B119]&lt;[.$G$2]; [.$C$2]*([.B119]^2)/2; IF([.B119]&lt;([.$H$2]-[.$G$2]); [.$F$2]+[.$I$2]*([.B119]-[.$G$2]); [.$A$2]-[.$F$2]+[.$I$2]*([.B119]-([.$H$2]-[.$G$2]))-([.$C$2]*(([.B119]-([.$H$2]-[.$G$2]))^2)/2)))" office:value-type="float" office:value="286.5618" calcext:value-type="float">
            <text:p>286.5618</text:p>
          </table:table-cell>
          <table:table-cell table:formula="of:=IF([.B119]&lt;[.$G$2]; [.$C$2]*[.B119]; IF([.B119]&lt;([.$H$2]-[.$G$2]);[.$I$2]; [.$I$2]-[.$C$2]*([.B119]-([.$H$2]-[.$G$2]))))" office:value-type="float" office:value="478.8" calcext:value-type="float">
            <text:p>478.8</text:p>
          </table:table-cell>
          <table:table-cell table:formula="of:=IF([.B119]&lt;[.$G$2]; [.$C$2]; IF([.B119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0]*[.$H$2]/[.$D$2]" office:value-type="float" office:value="1.2075" calcext:value-type="float">
            <text:p>1.2075</text:p>
          </table:table-cell>
          <table:table-cell table:formula="of:=IF([.B120]&lt;[.$G$2]; [.$C$2]*([.B120]^2)/2; IF([.B120]&lt;([.$H$2]-[.$G$2]); [.$F$2]+[.$I$2]*([.B120]-[.$G$2]); [.$A$2]-[.$F$2]+[.$I$2]*([.B120]-([.$H$2]-[.$G$2]))-([.$C$2]*(([.B120]-([.$H$2]-[.$G$2]))^2)/2)))" office:value-type="float" office:value="291.61125" calcext:value-type="float">
            <text:p>291.61125</text:p>
          </table:table-cell>
          <table:table-cell table:formula="of:=IF([.B120]&lt;[.$G$2]; [.$C$2]*[.B120]; IF([.B120]&lt;([.$H$2]-[.$G$2]);[.$I$2]; [.$I$2]-[.$C$2]*([.B120]-([.$H$2]-[.$G$2]))))" office:value-type="float" office:value="483" calcext:value-type="float">
            <text:p>483</text:p>
          </table:table-cell>
          <table:table-cell table:formula="of:=IF([.B120]&lt;[.$G$2]; [.$C$2]; IF([.B120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1]*[.$H$2]/[.$D$2]" office:value-type="float" office:value="1.218" calcext:value-type="float">
            <text:p>1.218</text:p>
          </table:table-cell>
          <table:table-cell table:formula="of:=IF([.B121]&lt;[.$G$2]; [.$C$2]*([.B121]^2)/2; IF([.B121]&lt;([.$H$2]-[.$G$2]); [.$F$2]+[.$I$2]*([.B121]-[.$G$2]); [.$A$2]-[.$F$2]+[.$I$2]*([.B121]-([.$H$2]-[.$G$2]))-([.$C$2]*(([.B121]-([.$H$2]-[.$G$2]))^2)/2)))" office:value-type="float" office:value="296.7048" calcext:value-type="float">
            <text:p>296.7048</text:p>
          </table:table-cell>
          <table:table-cell table:formula="of:=IF([.B121]&lt;[.$G$2]; [.$C$2]*[.B121]; IF([.B121]&lt;([.$H$2]-[.$G$2]);[.$I$2]; [.$I$2]-[.$C$2]*([.B121]-([.$H$2]-[.$G$2]))))" office:value-type="float" office:value="487.2" calcext:value-type="float">
            <text:p>487.2</text:p>
          </table:table-cell>
          <table:table-cell table:formula="of:=IF([.B121]&lt;[.$G$2]; [.$C$2]; IF([.B121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2]*[.$H$2]/[.$D$2]" office:value-type="float" office:value="1.2285" calcext:value-type="float">
            <text:p>1.2285</text:p>
          </table:table-cell>
          <table:table-cell table:formula="of:=IF([.B122]&lt;[.$G$2]; [.$C$2]*([.B122]^2)/2; IF([.B122]&lt;([.$H$2]-[.$G$2]); [.$F$2]+[.$I$2]*([.B122]-[.$G$2]); [.$A$2]-[.$F$2]+[.$I$2]*([.B122]-([.$H$2]-[.$G$2]))-([.$C$2]*(([.B122]-([.$H$2]-[.$G$2]))^2)/2)))" office:value-type="float" office:value="301.84245" calcext:value-type="float">
            <text:p>301.84245</text:p>
          </table:table-cell>
          <table:table-cell table:formula="of:=IF([.B122]&lt;[.$G$2]; [.$C$2]*[.B122]; IF([.B122]&lt;([.$H$2]-[.$G$2]);[.$I$2]; [.$I$2]-[.$C$2]*([.B122]-([.$H$2]-[.$G$2]))))" office:value-type="float" office:value="491.4" calcext:value-type="float">
            <text:p>491.4</text:p>
          </table:table-cell>
          <table:table-cell table:formula="of:=IF([.B122]&lt;[.$G$2]; [.$C$2]; IF([.B122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3]*[.$H$2]/[.$D$2]" office:value-type="float" office:value="1.239" calcext:value-type="float">
            <text:p>1.239</text:p>
          </table:table-cell>
          <table:table-cell table:formula="of:=IF([.B123]&lt;[.$G$2]; [.$C$2]*([.B123]^2)/2; IF([.B123]&lt;([.$H$2]-[.$G$2]); [.$F$2]+[.$I$2]*([.B123]-[.$G$2]); [.$A$2]-[.$F$2]+[.$I$2]*([.B123]-([.$H$2]-[.$G$2]))-([.$C$2]*(([.B123]-([.$H$2]-[.$G$2]))^2)/2)))" office:value-type="float" office:value="307.0242" calcext:value-type="float">
            <text:p>307.0242</text:p>
          </table:table-cell>
          <table:table-cell table:formula="of:=IF([.B123]&lt;[.$G$2]; [.$C$2]*[.B123]; IF([.B123]&lt;([.$H$2]-[.$G$2]);[.$I$2]; [.$I$2]-[.$C$2]*([.B123]-([.$H$2]-[.$G$2]))))" office:value-type="float" office:value="495.6" calcext:value-type="float">
            <text:p>495.6</text:p>
          </table:table-cell>
          <table:table-cell table:formula="of:=IF([.B123]&lt;[.$G$2]; [.$C$2]; IF([.B123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4]*[.$H$2]/[.$D$2]" office:value-type="float" office:value="1.2495" calcext:value-type="float">
            <text:p>1.2495</text:p>
          </table:table-cell>
          <table:table-cell table:formula="of:=IF([.B124]&lt;[.$G$2]; [.$C$2]*([.B124]^2)/2; IF([.B124]&lt;([.$H$2]-[.$G$2]); [.$F$2]+[.$I$2]*([.B124]-[.$G$2]); [.$A$2]-[.$F$2]+[.$I$2]*([.B124]-([.$H$2]-[.$G$2]))-([.$C$2]*(([.B124]-([.$H$2]-[.$G$2]))^2)/2)))" office:value-type="float" office:value="312.25005" calcext:value-type="float">
            <text:p>312.25005</text:p>
          </table:table-cell>
          <table:table-cell table:formula="of:=IF([.B124]&lt;[.$G$2]; [.$C$2]*[.B124]; IF([.B124]&lt;([.$H$2]-[.$G$2]);[.$I$2]; [.$I$2]-[.$C$2]*([.B124]-([.$H$2]-[.$G$2]))))" office:value-type="float" office:value="499.8" calcext:value-type="float">
            <text:p>499.8</text:p>
          </table:table-cell>
          <table:table-cell table:formula="of:=IF([.B124]&lt;[.$G$2]; [.$C$2]; IF([.B124]&lt;([.$H$2]-[.$G$2]);0; -[.$C$2]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5]*[.$H$2]/[.$D$2]" office:value-type="float" office:value="1.26" calcext:value-type="float">
            <text:p>1.26</text:p>
          </table:table-cell>
          <table:table-cell table:formula="of:=IF([.B125]&lt;[.$G$2]; [.$C$2]*([.B125]^2)/2; IF([.B125]&lt;([.$H$2]-[.$G$2]); [.$F$2]+[.$I$2]*([.B125]-[.$G$2]); [.$A$2]-[.$F$2]+[.$I$2]*([.B125]-([.$H$2]-[.$G$2]))-([.$C$2]*(([.B125]-([.$H$2]-[.$G$2]))^2)/2)))" office:value-type="float" office:value="317.5" calcext:value-type="float">
            <text:p>317.5</text:p>
          </table:table-cell>
          <table:table-cell table:formula="of:=IF([.B125]&lt;[.$G$2]; [.$C$2]*[.B125]; IF([.B125]&lt;([.$H$2]-[.$G$2]);[.$I$2]; [.$I$2]-[.$C$2]*([.B125]-([.$H$2]-[.$G$2]))))" office:value-type="float" office:value="500" calcext:value-type="float">
            <text:p>500</text:p>
          </table:table-cell>
          <table:table-cell table:formula="of:=IF([.B125]&lt;[.$G$2]; [.$C$2]; IF([.B12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6]*[.$H$2]/[.$D$2]" office:value-type="float" office:value="1.2705" calcext:value-type="float">
            <text:p>1.2705</text:p>
          </table:table-cell>
          <table:table-cell table:formula="of:=IF([.B126]&lt;[.$G$2]; [.$C$2]*([.B126]^2)/2; IF([.B126]&lt;([.$H$2]-[.$G$2]); [.$F$2]+[.$I$2]*([.B126]-[.$G$2]); [.$A$2]-[.$F$2]+[.$I$2]*([.B126]-([.$H$2]-[.$G$2]))-([.$C$2]*(([.B126]-([.$H$2]-[.$G$2]))^2)/2)))" office:value-type="float" office:value="322.75" calcext:value-type="float">
            <text:p>322.75</text:p>
          </table:table-cell>
          <table:table-cell table:formula="of:=IF([.B126]&lt;[.$G$2]; [.$C$2]*[.B126]; IF([.B126]&lt;([.$H$2]-[.$G$2]);[.$I$2]; [.$I$2]-[.$C$2]*([.B126]-([.$H$2]-[.$G$2]))))" office:value-type="float" office:value="500" calcext:value-type="float">
            <text:p>500</text:p>
          </table:table-cell>
          <table:table-cell table:formula="of:=IF([.B126]&lt;[.$G$2]; [.$C$2]; IF([.B12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7]*[.$H$2]/[.$D$2]" office:value-type="float" office:value="1.281" calcext:value-type="float">
            <text:p>1.281</text:p>
          </table:table-cell>
          <table:table-cell table:formula="of:=IF([.B127]&lt;[.$G$2]; [.$C$2]*([.B127]^2)/2; IF([.B127]&lt;([.$H$2]-[.$G$2]); [.$F$2]+[.$I$2]*([.B127]-[.$G$2]); [.$A$2]-[.$F$2]+[.$I$2]*([.B127]-([.$H$2]-[.$G$2]))-([.$C$2]*(([.B127]-([.$H$2]-[.$G$2]))^2)/2)))" office:value-type="float" office:value="328" calcext:value-type="float">
            <text:p>328</text:p>
          </table:table-cell>
          <table:table-cell table:formula="of:=IF([.B127]&lt;[.$G$2]; [.$C$2]*[.B127]; IF([.B127]&lt;([.$H$2]-[.$G$2]);[.$I$2]; [.$I$2]-[.$C$2]*([.B127]-([.$H$2]-[.$G$2]))))" office:value-type="float" office:value="500" calcext:value-type="float">
            <text:p>500</text:p>
          </table:table-cell>
          <table:table-cell table:formula="of:=IF([.B127]&lt;[.$G$2]; [.$C$2]; IF([.B12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8]*[.$H$2]/[.$D$2]" office:value-type="float" office:value="1.2915" calcext:value-type="float">
            <text:p>1.2915</text:p>
          </table:table-cell>
          <table:table-cell table:formula="of:=IF([.B128]&lt;[.$G$2]; [.$C$2]*([.B128]^2)/2; IF([.B128]&lt;([.$H$2]-[.$G$2]); [.$F$2]+[.$I$2]*([.B128]-[.$G$2]); [.$A$2]-[.$F$2]+[.$I$2]*([.B128]-([.$H$2]-[.$G$2]))-([.$C$2]*(([.B128]-([.$H$2]-[.$G$2]))^2)/2)))" office:value-type="float" office:value="333.25" calcext:value-type="float">
            <text:p>333.25</text:p>
          </table:table-cell>
          <table:table-cell table:formula="of:=IF([.B128]&lt;[.$G$2]; [.$C$2]*[.B128]; IF([.B128]&lt;([.$H$2]-[.$G$2]);[.$I$2]; [.$I$2]-[.$C$2]*([.B128]-([.$H$2]-[.$G$2]))))" office:value-type="float" office:value="500" calcext:value-type="float">
            <text:p>500</text:p>
          </table:table-cell>
          <table:table-cell table:formula="of:=IF([.B128]&lt;[.$G$2]; [.$C$2]; IF([.B12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9]*[.$H$2]/[.$D$2]" office:value-type="float" office:value="1.302" calcext:value-type="float">
            <text:p>1.302</text:p>
          </table:table-cell>
          <table:table-cell table:formula="of:=IF([.B129]&lt;[.$G$2]; [.$C$2]*([.B129]^2)/2; IF([.B129]&lt;([.$H$2]-[.$G$2]); [.$F$2]+[.$I$2]*([.B129]-[.$G$2]); [.$A$2]-[.$F$2]+[.$I$2]*([.B129]-([.$H$2]-[.$G$2]))-([.$C$2]*(([.B129]-([.$H$2]-[.$G$2]))^2)/2)))" office:value-type="float" office:value="338.5" calcext:value-type="float">
            <text:p>338.5</text:p>
          </table:table-cell>
          <table:table-cell table:formula="of:=IF([.B129]&lt;[.$G$2]; [.$C$2]*[.B129]; IF([.B129]&lt;([.$H$2]-[.$G$2]);[.$I$2]; [.$I$2]-[.$C$2]*([.B129]-([.$H$2]-[.$G$2]))))" office:value-type="float" office:value="500" calcext:value-type="float">
            <text:p>500</text:p>
          </table:table-cell>
          <table:table-cell table:formula="of:=IF([.B129]&lt;[.$G$2]; [.$C$2]; IF([.B12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0]*[.$H$2]/[.$D$2]" office:value-type="float" office:value="1.3125" calcext:value-type="float">
            <text:p>1.3125</text:p>
          </table:table-cell>
          <table:table-cell table:formula="of:=IF([.B130]&lt;[.$G$2]; [.$C$2]*([.B130]^2)/2; IF([.B130]&lt;([.$H$2]-[.$G$2]); [.$F$2]+[.$I$2]*([.B130]-[.$G$2]); [.$A$2]-[.$F$2]+[.$I$2]*([.B130]-([.$H$2]-[.$G$2]))-([.$C$2]*(([.B130]-([.$H$2]-[.$G$2]))^2)/2)))" office:value-type="float" office:value="343.75" calcext:value-type="float">
            <text:p>343.75</text:p>
          </table:table-cell>
          <table:table-cell table:formula="of:=IF([.B130]&lt;[.$G$2]; [.$C$2]*[.B130]; IF([.B130]&lt;([.$H$2]-[.$G$2]);[.$I$2]; [.$I$2]-[.$C$2]*([.B130]-([.$H$2]-[.$G$2]))))" office:value-type="float" office:value="500" calcext:value-type="float">
            <text:p>500</text:p>
          </table:table-cell>
          <table:table-cell table:formula="of:=IF([.B130]&lt;[.$G$2]; [.$C$2]; IF([.B13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1]*[.$H$2]/[.$D$2]" office:value-type="float" office:value="1.323" calcext:value-type="float">
            <text:p>1.323</text:p>
          </table:table-cell>
          <table:table-cell table:formula="of:=IF([.B131]&lt;[.$G$2]; [.$C$2]*([.B131]^2)/2; IF([.B131]&lt;([.$H$2]-[.$G$2]); [.$F$2]+[.$I$2]*([.B131]-[.$G$2]); [.$A$2]-[.$F$2]+[.$I$2]*([.B131]-([.$H$2]-[.$G$2]))-([.$C$2]*(([.B131]-([.$H$2]-[.$G$2]))^2)/2)))" office:value-type="float" office:value="349" calcext:value-type="float">
            <text:p>349</text:p>
          </table:table-cell>
          <table:table-cell table:formula="of:=IF([.B131]&lt;[.$G$2]; [.$C$2]*[.B131]; IF([.B131]&lt;([.$H$2]-[.$G$2]);[.$I$2]; [.$I$2]-[.$C$2]*([.B131]-([.$H$2]-[.$G$2]))))" office:value-type="float" office:value="500" calcext:value-type="float">
            <text:p>500</text:p>
          </table:table-cell>
          <table:table-cell table:formula="of:=IF([.B131]&lt;[.$G$2]; [.$C$2]; IF([.B13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2]*[.$H$2]/[.$D$2]" office:value-type="float" office:value="1.3335" calcext:value-type="float">
            <text:p>1.3335</text:p>
          </table:table-cell>
          <table:table-cell table:formula="of:=IF([.B132]&lt;[.$G$2]; [.$C$2]*([.B132]^2)/2; IF([.B132]&lt;([.$H$2]-[.$G$2]); [.$F$2]+[.$I$2]*([.B132]-[.$G$2]); [.$A$2]-[.$F$2]+[.$I$2]*([.B132]-([.$H$2]-[.$G$2]))-([.$C$2]*(([.B132]-([.$H$2]-[.$G$2]))^2)/2)))" office:value-type="float" office:value="354.25" calcext:value-type="float">
            <text:p>354.25</text:p>
          </table:table-cell>
          <table:table-cell table:formula="of:=IF([.B132]&lt;[.$G$2]; [.$C$2]*[.B132]; IF([.B132]&lt;([.$H$2]-[.$G$2]);[.$I$2]; [.$I$2]-[.$C$2]*([.B132]-([.$H$2]-[.$G$2]))))" office:value-type="float" office:value="500" calcext:value-type="float">
            <text:p>500</text:p>
          </table:table-cell>
          <table:table-cell table:formula="of:=IF([.B132]&lt;[.$G$2]; [.$C$2]; IF([.B13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3]*[.$H$2]/[.$D$2]" office:value-type="float" office:value="1.344" calcext:value-type="float">
            <text:p>1.344</text:p>
          </table:table-cell>
          <table:table-cell table:formula="of:=IF([.B133]&lt;[.$G$2]; [.$C$2]*([.B133]^2)/2; IF([.B133]&lt;([.$H$2]-[.$G$2]); [.$F$2]+[.$I$2]*([.B133]-[.$G$2]); [.$A$2]-[.$F$2]+[.$I$2]*([.B133]-([.$H$2]-[.$G$2]))-([.$C$2]*(([.B133]-([.$H$2]-[.$G$2]))^2)/2)))" office:value-type="float" office:value="359.5" calcext:value-type="float">
            <text:p>359.5</text:p>
          </table:table-cell>
          <table:table-cell table:formula="of:=IF([.B133]&lt;[.$G$2]; [.$C$2]*[.B133]; IF([.B133]&lt;([.$H$2]-[.$G$2]);[.$I$2]; [.$I$2]-[.$C$2]*([.B133]-([.$H$2]-[.$G$2]))))" office:value-type="float" office:value="500" calcext:value-type="float">
            <text:p>500</text:p>
          </table:table-cell>
          <table:table-cell table:formula="of:=IF([.B133]&lt;[.$G$2]; [.$C$2]; IF([.B13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4]*[.$H$2]/[.$D$2]" office:value-type="float" office:value="1.3545" calcext:value-type="float">
            <text:p>1.3545</text:p>
          </table:table-cell>
          <table:table-cell table:formula="of:=IF([.B134]&lt;[.$G$2]; [.$C$2]*([.B134]^2)/2; IF([.B134]&lt;([.$H$2]-[.$G$2]); [.$F$2]+[.$I$2]*([.B134]-[.$G$2]); [.$A$2]-[.$F$2]+[.$I$2]*([.B134]-([.$H$2]-[.$G$2]))-([.$C$2]*(([.B134]-([.$H$2]-[.$G$2]))^2)/2)))" office:value-type="float" office:value="364.75" calcext:value-type="float">
            <text:p>364.75</text:p>
          </table:table-cell>
          <table:table-cell table:formula="of:=IF([.B134]&lt;[.$G$2]; [.$C$2]*[.B134]; IF([.B134]&lt;([.$H$2]-[.$G$2]);[.$I$2]; [.$I$2]-[.$C$2]*([.B134]-([.$H$2]-[.$G$2]))))" office:value-type="float" office:value="500" calcext:value-type="float">
            <text:p>500</text:p>
          </table:table-cell>
          <table:table-cell table:formula="of:=IF([.B134]&lt;[.$G$2]; [.$C$2]; IF([.B13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5]*[.$H$2]/[.$D$2]" office:value-type="float" office:value="1.365" calcext:value-type="float">
            <text:p>1.365</text:p>
          </table:table-cell>
          <table:table-cell table:formula="of:=IF([.B135]&lt;[.$G$2]; [.$C$2]*([.B135]^2)/2; IF([.B135]&lt;([.$H$2]-[.$G$2]); [.$F$2]+[.$I$2]*([.B135]-[.$G$2]); [.$A$2]-[.$F$2]+[.$I$2]*([.B135]-([.$H$2]-[.$G$2]))-([.$C$2]*(([.B135]-([.$H$2]-[.$G$2]))^2)/2)))" office:value-type="float" office:value="370" calcext:value-type="float">
            <text:p>370</text:p>
          </table:table-cell>
          <table:table-cell table:formula="of:=IF([.B135]&lt;[.$G$2]; [.$C$2]*[.B135]; IF([.B135]&lt;([.$H$2]-[.$G$2]);[.$I$2]; [.$I$2]-[.$C$2]*([.B135]-([.$H$2]-[.$G$2]))))" office:value-type="float" office:value="500" calcext:value-type="float">
            <text:p>500</text:p>
          </table:table-cell>
          <table:table-cell table:formula="of:=IF([.B135]&lt;[.$G$2]; [.$C$2]; IF([.B13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6]*[.$H$2]/[.$D$2]" office:value-type="float" office:value="1.3755" calcext:value-type="float">
            <text:p>1.3755</text:p>
          </table:table-cell>
          <table:table-cell table:formula="of:=IF([.B136]&lt;[.$G$2]; [.$C$2]*([.B136]^2)/2; IF([.B136]&lt;([.$H$2]-[.$G$2]); [.$F$2]+[.$I$2]*([.B136]-[.$G$2]); [.$A$2]-[.$F$2]+[.$I$2]*([.B136]-([.$H$2]-[.$G$2]))-([.$C$2]*(([.B136]-([.$H$2]-[.$G$2]))^2)/2)))" office:value-type="float" office:value="375.25" calcext:value-type="float">
            <text:p>375.25</text:p>
          </table:table-cell>
          <table:table-cell table:formula="of:=IF([.B136]&lt;[.$G$2]; [.$C$2]*[.B136]; IF([.B136]&lt;([.$H$2]-[.$G$2]);[.$I$2]; [.$I$2]-[.$C$2]*([.B136]-([.$H$2]-[.$G$2]))))" office:value-type="float" office:value="500" calcext:value-type="float">
            <text:p>500</text:p>
          </table:table-cell>
          <table:table-cell table:formula="of:=IF([.B136]&lt;[.$G$2]; [.$C$2]; IF([.B13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7]*[.$H$2]/[.$D$2]" office:value-type="float" office:value="1.386" calcext:value-type="float">
            <text:p>1.386</text:p>
          </table:table-cell>
          <table:table-cell table:formula="of:=IF([.B137]&lt;[.$G$2]; [.$C$2]*([.B137]^2)/2; IF([.B137]&lt;([.$H$2]-[.$G$2]); [.$F$2]+[.$I$2]*([.B137]-[.$G$2]); [.$A$2]-[.$F$2]+[.$I$2]*([.B137]-([.$H$2]-[.$G$2]))-([.$C$2]*(([.B137]-([.$H$2]-[.$G$2]))^2)/2)))" office:value-type="float" office:value="380.5" calcext:value-type="float">
            <text:p>380.5</text:p>
          </table:table-cell>
          <table:table-cell table:formula="of:=IF([.B137]&lt;[.$G$2]; [.$C$2]*[.B137]; IF([.B137]&lt;([.$H$2]-[.$G$2]);[.$I$2]; [.$I$2]-[.$C$2]*([.B137]-([.$H$2]-[.$G$2]))))" office:value-type="float" office:value="500" calcext:value-type="float">
            <text:p>500</text:p>
          </table:table-cell>
          <table:table-cell table:formula="of:=IF([.B137]&lt;[.$G$2]; [.$C$2]; IF([.B13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8]*[.$H$2]/[.$D$2]" office:value-type="float" office:value="1.3965" calcext:value-type="float">
            <text:p>1.3965</text:p>
          </table:table-cell>
          <table:table-cell table:formula="of:=IF([.B138]&lt;[.$G$2]; [.$C$2]*([.B138]^2)/2; IF([.B138]&lt;([.$H$2]-[.$G$2]); [.$F$2]+[.$I$2]*([.B138]-[.$G$2]); [.$A$2]-[.$F$2]+[.$I$2]*([.B138]-([.$H$2]-[.$G$2]))-([.$C$2]*(([.B138]-([.$H$2]-[.$G$2]))^2)/2)))" office:value-type="float" office:value="385.75" calcext:value-type="float">
            <text:p>385.75</text:p>
          </table:table-cell>
          <table:table-cell table:formula="of:=IF([.B138]&lt;[.$G$2]; [.$C$2]*[.B138]; IF([.B138]&lt;([.$H$2]-[.$G$2]);[.$I$2]; [.$I$2]-[.$C$2]*([.B138]-([.$H$2]-[.$G$2]))))" office:value-type="float" office:value="500" calcext:value-type="float">
            <text:p>500</text:p>
          </table:table-cell>
          <table:table-cell table:formula="of:=IF([.B138]&lt;[.$G$2]; [.$C$2]; IF([.B13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9]*[.$H$2]/[.$D$2]" office:value-type="float" office:value="1.407" calcext:value-type="float">
            <text:p>1.407</text:p>
          </table:table-cell>
          <table:table-cell table:formula="of:=IF([.B139]&lt;[.$G$2]; [.$C$2]*([.B139]^2)/2; IF([.B139]&lt;([.$H$2]-[.$G$2]); [.$F$2]+[.$I$2]*([.B139]-[.$G$2]); [.$A$2]-[.$F$2]+[.$I$2]*([.B139]-([.$H$2]-[.$G$2]))-([.$C$2]*(([.B139]-([.$H$2]-[.$G$2]))^2)/2)))" office:value-type="float" office:value="391" calcext:value-type="float">
            <text:p>391</text:p>
          </table:table-cell>
          <table:table-cell table:formula="of:=IF([.B139]&lt;[.$G$2]; [.$C$2]*[.B139]; IF([.B139]&lt;([.$H$2]-[.$G$2]);[.$I$2]; [.$I$2]-[.$C$2]*([.B139]-([.$H$2]-[.$G$2]))))" office:value-type="float" office:value="500" calcext:value-type="float">
            <text:p>500</text:p>
          </table:table-cell>
          <table:table-cell table:formula="of:=IF([.B139]&lt;[.$G$2]; [.$C$2]; IF([.B13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0]*[.$H$2]/[.$D$2]" office:value-type="float" office:value="1.4175" calcext:value-type="float">
            <text:p>1.4175</text:p>
          </table:table-cell>
          <table:table-cell table:formula="of:=IF([.B140]&lt;[.$G$2]; [.$C$2]*([.B140]^2)/2; IF([.B140]&lt;([.$H$2]-[.$G$2]); [.$F$2]+[.$I$2]*([.B140]-[.$G$2]); [.$A$2]-[.$F$2]+[.$I$2]*([.B140]-([.$H$2]-[.$G$2]))-([.$C$2]*(([.B140]-([.$H$2]-[.$G$2]))^2)/2)))" office:value-type="float" office:value="396.25" calcext:value-type="float">
            <text:p>396.25</text:p>
          </table:table-cell>
          <table:table-cell table:formula="of:=IF([.B140]&lt;[.$G$2]; [.$C$2]*[.B140]; IF([.B140]&lt;([.$H$2]-[.$G$2]);[.$I$2]; [.$I$2]-[.$C$2]*([.B140]-([.$H$2]-[.$G$2]))))" office:value-type="float" office:value="500" calcext:value-type="float">
            <text:p>500</text:p>
          </table:table-cell>
          <table:table-cell table:formula="of:=IF([.B140]&lt;[.$G$2]; [.$C$2]; IF([.B14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1]*[.$H$2]/[.$D$2]" office:value-type="float" office:value="1.428" calcext:value-type="float">
            <text:p>1.428</text:p>
          </table:table-cell>
          <table:table-cell table:formula="of:=IF([.B141]&lt;[.$G$2]; [.$C$2]*([.B141]^2)/2; IF([.B141]&lt;([.$H$2]-[.$G$2]); [.$F$2]+[.$I$2]*([.B141]-[.$G$2]); [.$A$2]-[.$F$2]+[.$I$2]*([.B141]-([.$H$2]-[.$G$2]))-([.$C$2]*(([.B141]-([.$H$2]-[.$G$2]))^2)/2)))" office:value-type="float" office:value="401.5" calcext:value-type="float">
            <text:p>401.5</text:p>
          </table:table-cell>
          <table:table-cell table:formula="of:=IF([.B141]&lt;[.$G$2]; [.$C$2]*[.B141]; IF([.B141]&lt;([.$H$2]-[.$G$2]);[.$I$2]; [.$I$2]-[.$C$2]*([.B141]-([.$H$2]-[.$G$2]))))" office:value-type="float" office:value="500" calcext:value-type="float">
            <text:p>500</text:p>
          </table:table-cell>
          <table:table-cell table:formula="of:=IF([.B141]&lt;[.$G$2]; [.$C$2]; IF([.B14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2]*[.$H$2]/[.$D$2]" office:value-type="float" office:value="1.4385" calcext:value-type="float">
            <text:p>1.4385</text:p>
          </table:table-cell>
          <table:table-cell table:formula="of:=IF([.B142]&lt;[.$G$2]; [.$C$2]*([.B142]^2)/2; IF([.B142]&lt;([.$H$2]-[.$G$2]); [.$F$2]+[.$I$2]*([.B142]-[.$G$2]); [.$A$2]-[.$F$2]+[.$I$2]*([.B142]-([.$H$2]-[.$G$2]))-([.$C$2]*(([.B142]-([.$H$2]-[.$G$2]))^2)/2)))" office:value-type="float" office:value="406.75" calcext:value-type="float">
            <text:p>406.75</text:p>
          </table:table-cell>
          <table:table-cell table:formula="of:=IF([.B142]&lt;[.$G$2]; [.$C$2]*[.B142]; IF([.B142]&lt;([.$H$2]-[.$G$2]);[.$I$2]; [.$I$2]-[.$C$2]*([.B142]-([.$H$2]-[.$G$2]))))" office:value-type="float" office:value="500" calcext:value-type="float">
            <text:p>500</text:p>
          </table:table-cell>
          <table:table-cell table:formula="of:=IF([.B142]&lt;[.$G$2]; [.$C$2]; IF([.B14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3]*[.$H$2]/[.$D$2]" office:value-type="float" office:value="1.449" calcext:value-type="float">
            <text:p>1.449</text:p>
          </table:table-cell>
          <table:table-cell table:formula="of:=IF([.B143]&lt;[.$G$2]; [.$C$2]*([.B143]^2)/2; IF([.B143]&lt;([.$H$2]-[.$G$2]); [.$F$2]+[.$I$2]*([.B143]-[.$G$2]); [.$A$2]-[.$F$2]+[.$I$2]*([.B143]-([.$H$2]-[.$G$2]))-([.$C$2]*(([.B143]-([.$H$2]-[.$G$2]))^2)/2)))" office:value-type="float" office:value="412" calcext:value-type="float">
            <text:p>412</text:p>
          </table:table-cell>
          <table:table-cell table:formula="of:=IF([.B143]&lt;[.$G$2]; [.$C$2]*[.B143]; IF([.B143]&lt;([.$H$2]-[.$G$2]);[.$I$2]; [.$I$2]-[.$C$2]*([.B143]-([.$H$2]-[.$G$2]))))" office:value-type="float" office:value="500" calcext:value-type="float">
            <text:p>500</text:p>
          </table:table-cell>
          <table:table-cell table:formula="of:=IF([.B143]&lt;[.$G$2]; [.$C$2]; IF([.B14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4]*[.$H$2]/[.$D$2]" office:value-type="float" office:value="1.4595" calcext:value-type="float">
            <text:p>1.4595</text:p>
          </table:table-cell>
          <table:table-cell table:formula="of:=IF([.B144]&lt;[.$G$2]; [.$C$2]*([.B144]^2)/2; IF([.B144]&lt;([.$H$2]-[.$G$2]); [.$F$2]+[.$I$2]*([.B144]-[.$G$2]); [.$A$2]-[.$F$2]+[.$I$2]*([.B144]-([.$H$2]-[.$G$2]))-([.$C$2]*(([.B144]-([.$H$2]-[.$G$2]))^2)/2)))" office:value-type="float" office:value="417.25" calcext:value-type="float">
            <text:p>417.25</text:p>
          </table:table-cell>
          <table:table-cell table:formula="of:=IF([.B144]&lt;[.$G$2]; [.$C$2]*[.B144]; IF([.B144]&lt;([.$H$2]-[.$G$2]);[.$I$2]; [.$I$2]-[.$C$2]*([.B144]-([.$H$2]-[.$G$2]))))" office:value-type="float" office:value="500" calcext:value-type="float">
            <text:p>500</text:p>
          </table:table-cell>
          <table:table-cell table:formula="of:=IF([.B144]&lt;[.$G$2]; [.$C$2]; IF([.B14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5]*[.$H$2]/[.$D$2]" office:value-type="float" office:value="1.47" calcext:value-type="float">
            <text:p>1.47</text:p>
          </table:table-cell>
          <table:table-cell table:formula="of:=IF([.B145]&lt;[.$G$2]; [.$C$2]*([.B145]^2)/2; IF([.B145]&lt;([.$H$2]-[.$G$2]); [.$F$2]+[.$I$2]*([.B145]-[.$G$2]); [.$A$2]-[.$F$2]+[.$I$2]*([.B145]-([.$H$2]-[.$G$2]))-([.$C$2]*(([.B145]-([.$H$2]-[.$G$2]))^2)/2)))" office:value-type="float" office:value="422.5" calcext:value-type="float">
            <text:p>422.5</text:p>
          </table:table-cell>
          <table:table-cell table:formula="of:=IF([.B145]&lt;[.$G$2]; [.$C$2]*[.B145]; IF([.B145]&lt;([.$H$2]-[.$G$2]);[.$I$2]; [.$I$2]-[.$C$2]*([.B145]-([.$H$2]-[.$G$2]))))" office:value-type="float" office:value="500" calcext:value-type="float">
            <text:p>500</text:p>
          </table:table-cell>
          <table:table-cell table:formula="of:=IF([.B145]&lt;[.$G$2]; [.$C$2]; IF([.B14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6]*[.$H$2]/[.$D$2]" office:value-type="float" office:value="1.4805" calcext:value-type="float">
            <text:p>1.4805</text:p>
          </table:table-cell>
          <table:table-cell table:formula="of:=IF([.B146]&lt;[.$G$2]; [.$C$2]*([.B146]^2)/2; IF([.B146]&lt;([.$H$2]-[.$G$2]); [.$F$2]+[.$I$2]*([.B146]-[.$G$2]); [.$A$2]-[.$F$2]+[.$I$2]*([.B146]-([.$H$2]-[.$G$2]))-([.$C$2]*(([.B146]-([.$H$2]-[.$G$2]))^2)/2)))" office:value-type="float" office:value="427.75" calcext:value-type="float">
            <text:p>427.75</text:p>
          </table:table-cell>
          <table:table-cell table:formula="of:=IF([.B146]&lt;[.$G$2]; [.$C$2]*[.B146]; IF([.B146]&lt;([.$H$2]-[.$G$2]);[.$I$2]; [.$I$2]-[.$C$2]*([.B146]-([.$H$2]-[.$G$2]))))" office:value-type="float" office:value="500" calcext:value-type="float">
            <text:p>500</text:p>
          </table:table-cell>
          <table:table-cell table:formula="of:=IF([.B146]&lt;[.$G$2]; [.$C$2]; IF([.B14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7]*[.$H$2]/[.$D$2]" office:value-type="float" office:value="1.491" calcext:value-type="float">
            <text:p>1.491</text:p>
          </table:table-cell>
          <table:table-cell table:formula="of:=IF([.B147]&lt;[.$G$2]; [.$C$2]*([.B147]^2)/2; IF([.B147]&lt;([.$H$2]-[.$G$2]); [.$F$2]+[.$I$2]*([.B147]-[.$G$2]); [.$A$2]-[.$F$2]+[.$I$2]*([.B147]-([.$H$2]-[.$G$2]))-([.$C$2]*(([.B147]-([.$H$2]-[.$G$2]))^2)/2)))" office:value-type="float" office:value="433" calcext:value-type="float">
            <text:p>433</text:p>
          </table:table-cell>
          <table:table-cell table:formula="of:=IF([.B147]&lt;[.$G$2]; [.$C$2]*[.B147]; IF([.B147]&lt;([.$H$2]-[.$G$2]);[.$I$2]; [.$I$2]-[.$C$2]*([.B147]-([.$H$2]-[.$G$2]))))" office:value-type="float" office:value="500" calcext:value-type="float">
            <text:p>500</text:p>
          </table:table-cell>
          <table:table-cell table:formula="of:=IF([.B147]&lt;[.$G$2]; [.$C$2]; IF([.B14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8]*[.$H$2]/[.$D$2]" office:value-type="float" office:value="1.5015" calcext:value-type="float">
            <text:p>1.5015</text:p>
          </table:table-cell>
          <table:table-cell table:formula="of:=IF([.B148]&lt;[.$G$2]; [.$C$2]*([.B148]^2)/2; IF([.B148]&lt;([.$H$2]-[.$G$2]); [.$F$2]+[.$I$2]*([.B148]-[.$G$2]); [.$A$2]-[.$F$2]+[.$I$2]*([.B148]-([.$H$2]-[.$G$2]))-([.$C$2]*(([.B148]-([.$H$2]-[.$G$2]))^2)/2)))" office:value-type="float" office:value="438.25" calcext:value-type="float">
            <text:p>438.25</text:p>
          </table:table-cell>
          <table:table-cell table:formula="of:=IF([.B148]&lt;[.$G$2]; [.$C$2]*[.B148]; IF([.B148]&lt;([.$H$2]-[.$G$2]);[.$I$2]; [.$I$2]-[.$C$2]*([.B148]-([.$H$2]-[.$G$2]))))" office:value-type="float" office:value="500" calcext:value-type="float">
            <text:p>500</text:p>
          </table:table-cell>
          <table:table-cell table:formula="of:=IF([.B148]&lt;[.$G$2]; [.$C$2]; IF([.B14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9]*[.$H$2]/[.$D$2]" office:value-type="float" office:value="1.512" calcext:value-type="float">
            <text:p>1.512</text:p>
          </table:table-cell>
          <table:table-cell table:formula="of:=IF([.B149]&lt;[.$G$2]; [.$C$2]*([.B149]^2)/2; IF([.B149]&lt;([.$H$2]-[.$G$2]); [.$F$2]+[.$I$2]*([.B149]-[.$G$2]); [.$A$2]-[.$F$2]+[.$I$2]*([.B149]-([.$H$2]-[.$G$2]))-([.$C$2]*(([.B149]-([.$H$2]-[.$G$2]))^2)/2)))" office:value-type="float" office:value="443.5" calcext:value-type="float">
            <text:p>443.5</text:p>
          </table:table-cell>
          <table:table-cell table:formula="of:=IF([.B149]&lt;[.$G$2]; [.$C$2]*[.B149]; IF([.B149]&lt;([.$H$2]-[.$G$2]);[.$I$2]; [.$I$2]-[.$C$2]*([.B149]-([.$H$2]-[.$G$2]))))" office:value-type="float" office:value="500" calcext:value-type="float">
            <text:p>500</text:p>
          </table:table-cell>
          <table:table-cell table:formula="of:=IF([.B149]&lt;[.$G$2]; [.$C$2]; IF([.B14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0]*[.$H$2]/[.$D$2]" office:value-type="float" office:value="1.5225" calcext:value-type="float">
            <text:p>1.5225</text:p>
          </table:table-cell>
          <table:table-cell table:formula="of:=IF([.B150]&lt;[.$G$2]; [.$C$2]*([.B150]^2)/2; IF([.B150]&lt;([.$H$2]-[.$G$2]); [.$F$2]+[.$I$2]*([.B150]-[.$G$2]); [.$A$2]-[.$F$2]+[.$I$2]*([.B150]-([.$H$2]-[.$G$2]))-([.$C$2]*(([.B150]-([.$H$2]-[.$G$2]))^2)/2)))" office:value-type="float" office:value="448.75" calcext:value-type="float">
            <text:p>448.75</text:p>
          </table:table-cell>
          <table:table-cell table:formula="of:=IF([.B150]&lt;[.$G$2]; [.$C$2]*[.B150]; IF([.B150]&lt;([.$H$2]-[.$G$2]);[.$I$2]; [.$I$2]-[.$C$2]*([.B150]-([.$H$2]-[.$G$2]))))" office:value-type="float" office:value="500" calcext:value-type="float">
            <text:p>500</text:p>
          </table:table-cell>
          <table:table-cell table:formula="of:=IF([.B150]&lt;[.$G$2]; [.$C$2]; IF([.B15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1]*[.$H$2]/[.$D$2]" office:value-type="float" office:value="1.533" calcext:value-type="float">
            <text:p>1.533</text:p>
          </table:table-cell>
          <table:table-cell table:formula="of:=IF([.B151]&lt;[.$G$2]; [.$C$2]*([.B151]^2)/2; IF([.B151]&lt;([.$H$2]-[.$G$2]); [.$F$2]+[.$I$2]*([.B151]-[.$G$2]); [.$A$2]-[.$F$2]+[.$I$2]*([.B151]-([.$H$2]-[.$G$2]))-([.$C$2]*(([.B151]-([.$H$2]-[.$G$2]))^2)/2)))" office:value-type="float" office:value="454" calcext:value-type="float">
            <text:p>454</text:p>
          </table:table-cell>
          <table:table-cell table:formula="of:=IF([.B151]&lt;[.$G$2]; [.$C$2]*[.B151]; IF([.B151]&lt;([.$H$2]-[.$G$2]);[.$I$2]; [.$I$2]-[.$C$2]*([.B151]-([.$H$2]-[.$G$2]))))" office:value-type="float" office:value="500" calcext:value-type="float">
            <text:p>500</text:p>
          </table:table-cell>
          <table:table-cell table:formula="of:=IF([.B151]&lt;[.$G$2]; [.$C$2]; IF([.B15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2]*[.$H$2]/[.$D$2]" office:value-type="float" office:value="1.5435" calcext:value-type="float">
            <text:p>1.5435</text:p>
          </table:table-cell>
          <table:table-cell table:formula="of:=IF([.B152]&lt;[.$G$2]; [.$C$2]*([.B152]^2)/2; IF([.B152]&lt;([.$H$2]-[.$G$2]); [.$F$2]+[.$I$2]*([.B152]-[.$G$2]); [.$A$2]-[.$F$2]+[.$I$2]*([.B152]-([.$H$2]-[.$G$2]))-([.$C$2]*(([.B152]-([.$H$2]-[.$G$2]))^2)/2)))" office:value-type="float" office:value="459.25" calcext:value-type="float">
            <text:p>459.25</text:p>
          </table:table-cell>
          <table:table-cell table:formula="of:=IF([.B152]&lt;[.$G$2]; [.$C$2]*[.B152]; IF([.B152]&lt;([.$H$2]-[.$G$2]);[.$I$2]; [.$I$2]-[.$C$2]*([.B152]-([.$H$2]-[.$G$2]))))" office:value-type="float" office:value="500" calcext:value-type="float">
            <text:p>500</text:p>
          </table:table-cell>
          <table:table-cell table:formula="of:=IF([.B152]&lt;[.$G$2]; [.$C$2]; IF([.B15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3]*[.$H$2]/[.$D$2]" office:value-type="float" office:value="1.554" calcext:value-type="float">
            <text:p>1.554</text:p>
          </table:table-cell>
          <table:table-cell table:formula="of:=IF([.B153]&lt;[.$G$2]; [.$C$2]*([.B153]^2)/2; IF([.B153]&lt;([.$H$2]-[.$G$2]); [.$F$2]+[.$I$2]*([.B153]-[.$G$2]); [.$A$2]-[.$F$2]+[.$I$2]*([.B153]-([.$H$2]-[.$G$2]))-([.$C$2]*(([.B153]-([.$H$2]-[.$G$2]))^2)/2)))" office:value-type="float" office:value="464.5" calcext:value-type="float">
            <text:p>464.5</text:p>
          </table:table-cell>
          <table:table-cell table:formula="of:=IF([.B153]&lt;[.$G$2]; [.$C$2]*[.B153]; IF([.B153]&lt;([.$H$2]-[.$G$2]);[.$I$2]; [.$I$2]-[.$C$2]*([.B153]-([.$H$2]-[.$G$2]))))" office:value-type="float" office:value="500" calcext:value-type="float">
            <text:p>500</text:p>
          </table:table-cell>
          <table:table-cell table:formula="of:=IF([.B153]&lt;[.$G$2]; [.$C$2]; IF([.B15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4]*[.$H$2]/[.$D$2]" office:value-type="float" office:value="1.5645" calcext:value-type="float">
            <text:p>1.5645</text:p>
          </table:table-cell>
          <table:table-cell table:formula="of:=IF([.B154]&lt;[.$G$2]; [.$C$2]*([.B154]^2)/2; IF([.B154]&lt;([.$H$2]-[.$G$2]); [.$F$2]+[.$I$2]*([.B154]-[.$G$2]); [.$A$2]-[.$F$2]+[.$I$2]*([.B154]-([.$H$2]-[.$G$2]))-([.$C$2]*(([.B154]-([.$H$2]-[.$G$2]))^2)/2)))" office:value-type="float" office:value="469.75" calcext:value-type="float">
            <text:p>469.75</text:p>
          </table:table-cell>
          <table:table-cell table:formula="of:=IF([.B154]&lt;[.$G$2]; [.$C$2]*[.B154]; IF([.B154]&lt;([.$H$2]-[.$G$2]);[.$I$2]; [.$I$2]-[.$C$2]*([.B154]-([.$H$2]-[.$G$2]))))" office:value-type="float" office:value="500" calcext:value-type="float">
            <text:p>500</text:p>
          </table:table-cell>
          <table:table-cell table:formula="of:=IF([.B154]&lt;[.$G$2]; [.$C$2]; IF([.B15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5]*[.$H$2]/[.$D$2]" office:value-type="float" office:value="1.575" calcext:value-type="float">
            <text:p>1.575</text:p>
          </table:table-cell>
          <table:table-cell table:formula="of:=IF([.B155]&lt;[.$G$2]; [.$C$2]*([.B155]^2)/2; IF([.B155]&lt;([.$H$2]-[.$G$2]); [.$F$2]+[.$I$2]*([.B155]-[.$G$2]); [.$A$2]-[.$F$2]+[.$I$2]*([.B155]-([.$H$2]-[.$G$2]))-([.$C$2]*(([.B155]-([.$H$2]-[.$G$2]))^2)/2)))" office:value-type="float" office:value="475" calcext:value-type="float">
            <text:p>475</text:p>
          </table:table-cell>
          <table:table-cell table:formula="of:=IF([.B155]&lt;[.$G$2]; [.$C$2]*[.B155]; IF([.B155]&lt;([.$H$2]-[.$G$2]);[.$I$2]; [.$I$2]-[.$C$2]*([.B155]-([.$H$2]-[.$G$2]))))" office:value-type="float" office:value="500" calcext:value-type="float">
            <text:p>500</text:p>
          </table:table-cell>
          <table:table-cell table:formula="of:=IF([.B155]&lt;[.$G$2]; [.$C$2]; IF([.B15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6]*[.$H$2]/[.$D$2]" office:value-type="float" office:value="1.5855" calcext:value-type="float">
            <text:p>1.5855</text:p>
          </table:table-cell>
          <table:table-cell table:formula="of:=IF([.B156]&lt;[.$G$2]; [.$C$2]*([.B156]^2)/2; IF([.B156]&lt;([.$H$2]-[.$G$2]); [.$F$2]+[.$I$2]*([.B156]-[.$G$2]); [.$A$2]-[.$F$2]+[.$I$2]*([.B156]-([.$H$2]-[.$G$2]))-([.$C$2]*(([.B156]-([.$H$2]-[.$G$2]))^2)/2)))" office:value-type="float" office:value="480.25" calcext:value-type="float">
            <text:p>480.25</text:p>
          </table:table-cell>
          <table:table-cell table:formula="of:=IF([.B156]&lt;[.$G$2]; [.$C$2]*[.B156]; IF([.B156]&lt;([.$H$2]-[.$G$2]);[.$I$2]; [.$I$2]-[.$C$2]*([.B156]-([.$H$2]-[.$G$2]))))" office:value-type="float" office:value="500" calcext:value-type="float">
            <text:p>500</text:p>
          </table:table-cell>
          <table:table-cell table:formula="of:=IF([.B156]&lt;[.$G$2]; [.$C$2]; IF([.B15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7]*[.$H$2]/[.$D$2]" office:value-type="float" office:value="1.596" calcext:value-type="float">
            <text:p>1.596</text:p>
          </table:table-cell>
          <table:table-cell table:formula="of:=IF([.B157]&lt;[.$G$2]; [.$C$2]*([.B157]^2)/2; IF([.B157]&lt;([.$H$2]-[.$G$2]); [.$F$2]+[.$I$2]*([.B157]-[.$G$2]); [.$A$2]-[.$F$2]+[.$I$2]*([.B157]-([.$H$2]-[.$G$2]))-([.$C$2]*(([.B157]-([.$H$2]-[.$G$2]))^2)/2)))" office:value-type="float" office:value="485.5" calcext:value-type="float">
            <text:p>485.5</text:p>
          </table:table-cell>
          <table:table-cell table:formula="of:=IF([.B157]&lt;[.$G$2]; [.$C$2]*[.B157]; IF([.B157]&lt;([.$H$2]-[.$G$2]);[.$I$2]; [.$I$2]-[.$C$2]*([.B157]-([.$H$2]-[.$G$2]))))" office:value-type="float" office:value="500" calcext:value-type="float">
            <text:p>500</text:p>
          </table:table-cell>
          <table:table-cell table:formula="of:=IF([.B157]&lt;[.$G$2]; [.$C$2]; IF([.B15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8]*[.$H$2]/[.$D$2]" office:value-type="float" office:value="1.6065" calcext:value-type="float">
            <text:p>1.6065</text:p>
          </table:table-cell>
          <table:table-cell table:formula="of:=IF([.B158]&lt;[.$G$2]; [.$C$2]*([.B158]^2)/2; IF([.B158]&lt;([.$H$2]-[.$G$2]); [.$F$2]+[.$I$2]*([.B158]-[.$G$2]); [.$A$2]-[.$F$2]+[.$I$2]*([.B158]-([.$H$2]-[.$G$2]))-([.$C$2]*(([.B158]-([.$H$2]-[.$G$2]))^2)/2)))" office:value-type="float" office:value="490.75" calcext:value-type="float">
            <text:p>490.75</text:p>
          </table:table-cell>
          <table:table-cell table:formula="of:=IF([.B158]&lt;[.$G$2]; [.$C$2]*[.B158]; IF([.B158]&lt;([.$H$2]-[.$G$2]);[.$I$2]; [.$I$2]-[.$C$2]*([.B158]-([.$H$2]-[.$G$2]))))" office:value-type="float" office:value="500" calcext:value-type="float">
            <text:p>500</text:p>
          </table:table-cell>
          <table:table-cell table:formula="of:=IF([.B158]&lt;[.$G$2]; [.$C$2]; IF([.B15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9]*[.$H$2]/[.$D$2]" office:value-type="float" office:value="1.617" calcext:value-type="float">
            <text:p>1.617</text:p>
          </table:table-cell>
          <table:table-cell table:formula="of:=IF([.B159]&lt;[.$G$2]; [.$C$2]*([.B159]^2)/2; IF([.B159]&lt;([.$H$2]-[.$G$2]); [.$F$2]+[.$I$2]*([.B159]-[.$G$2]); [.$A$2]-[.$F$2]+[.$I$2]*([.B159]-([.$H$2]-[.$G$2]))-([.$C$2]*(([.B159]-([.$H$2]-[.$G$2]))^2)/2)))" office:value-type="float" office:value="496" calcext:value-type="float">
            <text:p>496</text:p>
          </table:table-cell>
          <table:table-cell table:formula="of:=IF([.B159]&lt;[.$G$2]; [.$C$2]*[.B159]; IF([.B159]&lt;([.$H$2]-[.$G$2]);[.$I$2]; [.$I$2]-[.$C$2]*([.B159]-([.$H$2]-[.$G$2]))))" office:value-type="float" office:value="500" calcext:value-type="float">
            <text:p>500</text:p>
          </table:table-cell>
          <table:table-cell table:formula="of:=IF([.B159]&lt;[.$G$2]; [.$C$2]; IF([.B15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60]*[.$H$2]/[.$D$2]" office:value-type="float" office:value="1.6275" calcext:value-type="float">
            <text:p>1.6275</text:p>
          </table:table-cell>
          <table:table-cell table:formula="of:=IF([.B160]&lt;[.$G$2]; [.$C$2]*([.B160]^2)/2; IF([.B160]&lt;([.$H$2]-[.$G$2]); [.$F$2]+[.$I$2]*([.B160]-[.$G$2]); [.$A$2]-[.$F$2]+[.$I$2]*([.B160]-([.$H$2]-[.$G$2]))-([.$C$2]*(([.B160]-([.$H$2]-[.$G$2]))^2)/2)))" office:value-type="float" office:value="501.25" calcext:value-type="float">
            <text:p>501.25</text:p>
          </table:table-cell>
          <table:table-cell table:formula="of:=IF([.B160]&lt;[.$G$2]; [.$C$2]*[.B160]; IF([.B160]&lt;([.$H$2]-[.$G$2]);[.$I$2]; [.$I$2]-[.$C$2]*([.B160]-([.$H$2]-[.$G$2]))))" office:value-type="float" office:value="500" calcext:value-type="float">
            <text:p>500</text:p>
          </table:table-cell>
          <table:table-cell table:formula="of:=IF([.B160]&lt;[.$G$2]; [.$C$2]; IF([.B16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61]*[.$H$2]/[.$D$2]" office:value-type="float" office:value="1.638" calcext:value-type="float">
            <text:p>1.638</text:p>
          </table:table-cell>
          <table:table-cell table:formula="of:=IF([.B161]&lt;[.$G$2]; [.$C$2]*([.B161]^2)/2; IF([.B161]&lt;([.$H$2]-[.$G$2]); [.$F$2]+[.$I$2]*([.B161]-[.$G$2]); [.$A$2]-[.$F$2]+[.$I$2]*([.B161]-([.$H$2]-[.$G$2]))-([.$C$2]*(([.B161]-([.$H$2]-[.$G$2]))^2)/2)))" office:value-type="float" office:value="506.5" calcext:value-type="float">
            <text:p>506.5</text:p>
          </table:table-cell>
          <table:table-cell table:formula="of:=IF([.B161]&lt;[.$G$2]; [.$C$2]*[.B161]; IF([.B161]&lt;([.$H$2]-[.$G$2]);[.$I$2]; [.$I$2]-[.$C$2]*([.B161]-([.$H$2]-[.$G$2]))))" office:value-type="float" office:value="500" calcext:value-type="float">
            <text:p>500</text:p>
          </table:table-cell>
          <table:table-cell table:formula="of:=IF([.B161]&lt;[.$G$2]; [.$C$2]; IF([.B16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2]*[.$H$2]/[.$D$2]" office:value-type="float" office:value="1.6485" calcext:value-type="float">
            <text:p>1.6485</text:p>
          </table:table-cell>
          <table:table-cell table:formula="of:=IF([.B162]&lt;[.$G$2]; [.$C$2]*([.B162]^2)/2; IF([.B162]&lt;([.$H$2]-[.$G$2]); [.$F$2]+[.$I$2]*([.B162]-[.$G$2]); [.$A$2]-[.$F$2]+[.$I$2]*([.B162]-([.$H$2]-[.$G$2]))-([.$C$2]*(([.B162]-([.$H$2]-[.$G$2]))^2)/2)))" office:value-type="float" office:value="511.75" calcext:value-type="float">
            <text:p>511.75</text:p>
          </table:table-cell>
          <table:table-cell table:formula="of:=IF([.B162]&lt;[.$G$2]; [.$C$2]*[.B162]; IF([.B162]&lt;([.$H$2]-[.$G$2]);[.$I$2]; [.$I$2]-[.$C$2]*([.B162]-([.$H$2]-[.$G$2]))))" office:value-type="float" office:value="500" calcext:value-type="float">
            <text:p>500</text:p>
          </table:table-cell>
          <table:table-cell table:formula="of:=IF([.B162]&lt;[.$G$2]; [.$C$2]; IF([.B16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3]*[.$H$2]/[.$D$2]" office:value-type="float" office:value="1.659" calcext:value-type="float">
            <text:p>1.659</text:p>
          </table:table-cell>
          <table:table-cell table:formula="of:=IF([.B163]&lt;[.$G$2]; [.$C$2]*([.B163]^2)/2; IF([.B163]&lt;([.$H$2]-[.$G$2]); [.$F$2]+[.$I$2]*([.B163]-[.$G$2]); [.$A$2]-[.$F$2]+[.$I$2]*([.B163]-([.$H$2]-[.$G$2]))-([.$C$2]*(([.B163]-([.$H$2]-[.$G$2]))^2)/2)))" office:value-type="float" office:value="517" calcext:value-type="float">
            <text:p>517</text:p>
          </table:table-cell>
          <table:table-cell table:formula="of:=IF([.B163]&lt;[.$G$2]; [.$C$2]*[.B163]; IF([.B163]&lt;([.$H$2]-[.$G$2]);[.$I$2]; [.$I$2]-[.$C$2]*([.B163]-([.$H$2]-[.$G$2]))))" office:value-type="float" office:value="500" calcext:value-type="float">
            <text:p>500</text:p>
          </table:table-cell>
          <table:table-cell table:formula="of:=IF([.B163]&lt;[.$G$2]; [.$C$2]; IF([.B16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4]*[.$H$2]/[.$D$2]" office:value-type="float" office:value="1.6695" calcext:value-type="float">
            <text:p>1.6695</text:p>
          </table:table-cell>
          <table:table-cell table:formula="of:=IF([.B164]&lt;[.$G$2]; [.$C$2]*([.B164]^2)/2; IF([.B164]&lt;([.$H$2]-[.$G$2]); [.$F$2]+[.$I$2]*([.B164]-[.$G$2]); [.$A$2]-[.$F$2]+[.$I$2]*([.B164]-([.$H$2]-[.$G$2]))-([.$C$2]*(([.B164]-([.$H$2]-[.$G$2]))^2)/2)))" office:value-type="float" office:value="522.25" calcext:value-type="float">
            <text:p>522.25</text:p>
          </table:table-cell>
          <table:table-cell table:formula="of:=IF([.B164]&lt;[.$G$2]; [.$C$2]*[.B164]; IF([.B164]&lt;([.$H$2]-[.$G$2]);[.$I$2]; [.$I$2]-[.$C$2]*([.B164]-([.$H$2]-[.$G$2]))))" office:value-type="float" office:value="500" calcext:value-type="float">
            <text:p>500</text:p>
          </table:table-cell>
          <table:table-cell table:formula="of:=IF([.B164]&lt;[.$G$2]; [.$C$2]; IF([.B16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5]*[.$H$2]/[.$D$2]" office:value-type="float" office:value="1.68" calcext:value-type="float">
            <text:p>1.68</text:p>
          </table:table-cell>
          <table:table-cell table:formula="of:=IF([.B165]&lt;[.$G$2]; [.$C$2]*([.B165]^2)/2; IF([.B165]&lt;([.$H$2]-[.$G$2]); [.$F$2]+[.$I$2]*([.B165]-[.$G$2]); [.$A$2]-[.$F$2]+[.$I$2]*([.B165]-([.$H$2]-[.$G$2]))-([.$C$2]*(([.B165]-([.$H$2]-[.$G$2]))^2)/2)))" office:value-type="float" office:value="527.5" calcext:value-type="float">
            <text:p>527.5</text:p>
          </table:table-cell>
          <table:table-cell table:formula="of:=IF([.B165]&lt;[.$G$2]; [.$C$2]*[.B165]; IF([.B165]&lt;([.$H$2]-[.$G$2]);[.$I$2]; [.$I$2]-[.$C$2]*([.B165]-([.$H$2]-[.$G$2]))))" office:value-type="float" office:value="500" calcext:value-type="float">
            <text:p>500</text:p>
          </table:table-cell>
          <table:table-cell table:formula="of:=IF([.B165]&lt;[.$G$2]; [.$C$2]; IF([.B16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6]*[.$H$2]/[.$D$2]" office:value-type="float" office:value="1.6905" calcext:value-type="float">
            <text:p>1.6905</text:p>
          </table:table-cell>
          <table:table-cell table:formula="of:=IF([.B166]&lt;[.$G$2]; [.$C$2]*([.B166]^2)/2; IF([.B166]&lt;([.$H$2]-[.$G$2]); [.$F$2]+[.$I$2]*([.B166]-[.$G$2]); [.$A$2]-[.$F$2]+[.$I$2]*([.B166]-([.$H$2]-[.$G$2]))-([.$C$2]*(([.B166]-([.$H$2]-[.$G$2]))^2)/2)))" office:value-type="float" office:value="532.75" calcext:value-type="float">
            <text:p>532.75</text:p>
          </table:table-cell>
          <table:table-cell table:formula="of:=IF([.B166]&lt;[.$G$2]; [.$C$2]*[.B166]; IF([.B166]&lt;([.$H$2]-[.$G$2]);[.$I$2]; [.$I$2]-[.$C$2]*([.B166]-([.$H$2]-[.$G$2]))))" office:value-type="float" office:value="500" calcext:value-type="float">
            <text:p>500</text:p>
          </table:table-cell>
          <table:table-cell table:formula="of:=IF([.B166]&lt;[.$G$2]; [.$C$2]; IF([.B16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7]*[.$H$2]/[.$D$2]" office:value-type="float" office:value="1.701" calcext:value-type="float">
            <text:p>1.701</text:p>
          </table:table-cell>
          <table:table-cell table:formula="of:=IF([.B167]&lt;[.$G$2]; [.$C$2]*([.B167]^2)/2; IF([.B167]&lt;([.$H$2]-[.$G$2]); [.$F$2]+[.$I$2]*([.B167]-[.$G$2]); [.$A$2]-[.$F$2]+[.$I$2]*([.B167]-([.$H$2]-[.$G$2]))-([.$C$2]*(([.B167]-([.$H$2]-[.$G$2]))^2)/2)))" office:value-type="float" office:value="538" calcext:value-type="float">
            <text:p>538</text:p>
          </table:table-cell>
          <table:table-cell table:formula="of:=IF([.B167]&lt;[.$G$2]; [.$C$2]*[.B167]; IF([.B167]&lt;([.$H$2]-[.$G$2]);[.$I$2]; [.$I$2]-[.$C$2]*([.B167]-([.$H$2]-[.$G$2]))))" office:value-type="float" office:value="500" calcext:value-type="float">
            <text:p>500</text:p>
          </table:table-cell>
          <table:table-cell table:formula="of:=IF([.B167]&lt;[.$G$2]; [.$C$2]; IF([.B16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8]*[.$H$2]/[.$D$2]" office:value-type="float" office:value="1.7115" calcext:value-type="float">
            <text:p>1.7115</text:p>
          </table:table-cell>
          <table:table-cell table:formula="of:=IF([.B168]&lt;[.$G$2]; [.$C$2]*([.B168]^2)/2; IF([.B168]&lt;([.$H$2]-[.$G$2]); [.$F$2]+[.$I$2]*([.B168]-[.$G$2]); [.$A$2]-[.$F$2]+[.$I$2]*([.B168]-([.$H$2]-[.$G$2]))-([.$C$2]*(([.B168]-([.$H$2]-[.$G$2]))^2)/2)))" office:value-type="float" office:value="543.25" calcext:value-type="float">
            <text:p>543.25</text:p>
          </table:table-cell>
          <table:table-cell table:formula="of:=IF([.B168]&lt;[.$G$2]; [.$C$2]*[.B168]; IF([.B168]&lt;([.$H$2]-[.$G$2]);[.$I$2]; [.$I$2]-[.$C$2]*([.B168]-([.$H$2]-[.$G$2]))))" office:value-type="float" office:value="500" calcext:value-type="float">
            <text:p>500</text:p>
          </table:table-cell>
          <table:table-cell table:formula="of:=IF([.B168]&lt;[.$G$2]; [.$C$2]; IF([.B16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9]*[.$H$2]/[.$D$2]" office:value-type="float" office:value="1.722" calcext:value-type="float">
            <text:p>1.722</text:p>
          </table:table-cell>
          <table:table-cell table:formula="of:=IF([.B169]&lt;[.$G$2]; [.$C$2]*([.B169]^2)/2; IF([.B169]&lt;([.$H$2]-[.$G$2]); [.$F$2]+[.$I$2]*([.B169]-[.$G$2]); [.$A$2]-[.$F$2]+[.$I$2]*([.B169]-([.$H$2]-[.$G$2]))-([.$C$2]*(([.B169]-([.$H$2]-[.$G$2]))^2)/2)))" office:value-type="float" office:value="548.5" calcext:value-type="float">
            <text:p>548.5</text:p>
          </table:table-cell>
          <table:table-cell table:formula="of:=IF([.B169]&lt;[.$G$2]; [.$C$2]*[.B169]; IF([.B169]&lt;([.$H$2]-[.$G$2]);[.$I$2]; [.$I$2]-[.$C$2]*([.B169]-([.$H$2]-[.$G$2]))))" office:value-type="float" office:value="500" calcext:value-type="float">
            <text:p>500</text:p>
          </table:table-cell>
          <table:table-cell table:formula="of:=IF([.B169]&lt;[.$G$2]; [.$C$2]; IF([.B16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70]*[.$H$2]/[.$D$2]" office:value-type="float" office:value="1.7325" calcext:value-type="float">
            <text:p>1.7325</text:p>
          </table:table-cell>
          <table:table-cell table:formula="of:=IF([.B170]&lt;[.$G$2]; [.$C$2]*([.B170]^2)/2; IF([.B170]&lt;([.$H$2]-[.$G$2]); [.$F$2]+[.$I$2]*([.B170]-[.$G$2]); [.$A$2]-[.$F$2]+[.$I$2]*([.B170]-([.$H$2]-[.$G$2]))-([.$C$2]*(([.B170]-([.$H$2]-[.$G$2]))^2)/2)))" office:value-type="float" office:value="553.75" calcext:value-type="float">
            <text:p>553.75</text:p>
          </table:table-cell>
          <table:table-cell table:formula="of:=IF([.B170]&lt;[.$G$2]; [.$C$2]*[.B170]; IF([.B170]&lt;([.$H$2]-[.$G$2]);[.$I$2]; [.$I$2]-[.$C$2]*([.B170]-([.$H$2]-[.$G$2]))))" office:value-type="float" office:value="500" calcext:value-type="float">
            <text:p>500</text:p>
          </table:table-cell>
          <table:table-cell table:formula="of:=IF([.B170]&lt;[.$G$2]; [.$C$2]; IF([.B17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71]*[.$H$2]/[.$D$2]" office:value-type="float" office:value="1.743" calcext:value-type="float">
            <text:p>1.743</text:p>
          </table:table-cell>
          <table:table-cell table:formula="of:=IF([.B171]&lt;[.$G$2]; [.$C$2]*([.B171]^2)/2; IF([.B171]&lt;([.$H$2]-[.$G$2]); [.$F$2]+[.$I$2]*([.B171]-[.$G$2]); [.$A$2]-[.$F$2]+[.$I$2]*([.B171]-([.$H$2]-[.$G$2]))-([.$C$2]*(([.B171]-([.$H$2]-[.$G$2]))^2)/2)))" office:value-type="float" office:value="559" calcext:value-type="float">
            <text:p>559</text:p>
          </table:table-cell>
          <table:table-cell table:formula="of:=IF([.B171]&lt;[.$G$2]; [.$C$2]*[.B171]; IF([.B171]&lt;([.$H$2]-[.$G$2]);[.$I$2]; [.$I$2]-[.$C$2]*([.B171]-([.$H$2]-[.$G$2]))))" office:value-type="float" office:value="500" calcext:value-type="float">
            <text:p>500</text:p>
          </table:table-cell>
          <table:table-cell table:formula="of:=IF([.B171]&lt;[.$G$2]; [.$C$2]; IF([.B17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2]*[.$H$2]/[.$D$2]" office:value-type="float" office:value="1.7535" calcext:value-type="float">
            <text:p>1.7535</text:p>
          </table:table-cell>
          <table:table-cell table:formula="of:=IF([.B172]&lt;[.$G$2]; [.$C$2]*([.B172]^2)/2; IF([.B172]&lt;([.$H$2]-[.$G$2]); [.$F$2]+[.$I$2]*([.B172]-[.$G$2]); [.$A$2]-[.$F$2]+[.$I$2]*([.B172]-([.$H$2]-[.$G$2]))-([.$C$2]*(([.B172]-([.$H$2]-[.$G$2]))^2)/2)))" office:value-type="float" office:value="564.25" calcext:value-type="float">
            <text:p>564.25</text:p>
          </table:table-cell>
          <table:table-cell table:formula="of:=IF([.B172]&lt;[.$G$2]; [.$C$2]*[.B172]; IF([.B172]&lt;([.$H$2]-[.$G$2]);[.$I$2]; [.$I$2]-[.$C$2]*([.B172]-([.$H$2]-[.$G$2]))))" office:value-type="float" office:value="500" calcext:value-type="float">
            <text:p>500</text:p>
          </table:table-cell>
          <table:table-cell table:formula="of:=IF([.B172]&lt;[.$G$2]; [.$C$2]; IF([.B17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3]*[.$H$2]/[.$D$2]" office:value-type="float" office:value="1.764" calcext:value-type="float">
            <text:p>1.764</text:p>
          </table:table-cell>
          <table:table-cell table:formula="of:=IF([.B173]&lt;[.$G$2]; [.$C$2]*([.B173]^2)/2; IF([.B173]&lt;([.$H$2]-[.$G$2]); [.$F$2]+[.$I$2]*([.B173]-[.$G$2]); [.$A$2]-[.$F$2]+[.$I$2]*([.B173]-([.$H$2]-[.$G$2]))-([.$C$2]*(([.B173]-([.$H$2]-[.$G$2]))^2)/2)))" office:value-type="float" office:value="569.5" calcext:value-type="float">
            <text:p>569.5</text:p>
          </table:table-cell>
          <table:table-cell table:formula="of:=IF([.B173]&lt;[.$G$2]; [.$C$2]*[.B173]; IF([.B173]&lt;([.$H$2]-[.$G$2]);[.$I$2]; [.$I$2]-[.$C$2]*([.B173]-([.$H$2]-[.$G$2]))))" office:value-type="float" office:value="500" calcext:value-type="float">
            <text:p>500</text:p>
          </table:table-cell>
          <table:table-cell table:formula="of:=IF([.B173]&lt;[.$G$2]; [.$C$2]; IF([.B17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4]*[.$H$2]/[.$D$2]" office:value-type="float" office:value="1.7745" calcext:value-type="float">
            <text:p>1.7745</text:p>
          </table:table-cell>
          <table:table-cell table:formula="of:=IF([.B174]&lt;[.$G$2]; [.$C$2]*([.B174]^2)/2; IF([.B174]&lt;([.$H$2]-[.$G$2]); [.$F$2]+[.$I$2]*([.B174]-[.$G$2]); [.$A$2]-[.$F$2]+[.$I$2]*([.B174]-([.$H$2]-[.$G$2]))-([.$C$2]*(([.B174]-([.$H$2]-[.$G$2]))^2)/2)))" office:value-type="float" office:value="574.75" calcext:value-type="float">
            <text:p>574.75</text:p>
          </table:table-cell>
          <table:table-cell table:formula="of:=IF([.B174]&lt;[.$G$2]; [.$C$2]*[.B174]; IF([.B174]&lt;([.$H$2]-[.$G$2]);[.$I$2]; [.$I$2]-[.$C$2]*([.B174]-([.$H$2]-[.$G$2]))))" office:value-type="float" office:value="500" calcext:value-type="float">
            <text:p>500</text:p>
          </table:table-cell>
          <table:table-cell table:formula="of:=IF([.B174]&lt;[.$G$2]; [.$C$2]; IF([.B17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5]*[.$H$2]/[.$D$2]" office:value-type="float" office:value="1.785" calcext:value-type="float">
            <text:p>1.785</text:p>
          </table:table-cell>
          <table:table-cell table:formula="of:=IF([.B175]&lt;[.$G$2]; [.$C$2]*([.B175]^2)/2; IF([.B175]&lt;([.$H$2]-[.$G$2]); [.$F$2]+[.$I$2]*([.B175]-[.$G$2]); [.$A$2]-[.$F$2]+[.$I$2]*([.B175]-([.$H$2]-[.$G$2]))-([.$C$2]*(([.B175]-([.$H$2]-[.$G$2]))^2)/2)))" office:value-type="float" office:value="580" calcext:value-type="float">
            <text:p>580</text:p>
          </table:table-cell>
          <table:table-cell table:formula="of:=IF([.B175]&lt;[.$G$2]; [.$C$2]*[.B175]; IF([.B175]&lt;([.$H$2]-[.$G$2]);[.$I$2]; [.$I$2]-[.$C$2]*([.B175]-([.$H$2]-[.$G$2]))))" office:value-type="float" office:value="500" calcext:value-type="float">
            <text:p>500</text:p>
          </table:table-cell>
          <table:table-cell table:formula="of:=IF([.B175]&lt;[.$G$2]; [.$C$2]; IF([.B17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6]*[.$H$2]/[.$D$2]" office:value-type="float" office:value="1.7955" calcext:value-type="float">
            <text:p>1.7955</text:p>
          </table:table-cell>
          <table:table-cell table:formula="of:=IF([.B176]&lt;[.$G$2]; [.$C$2]*([.B176]^2)/2; IF([.B176]&lt;([.$H$2]-[.$G$2]); [.$F$2]+[.$I$2]*([.B176]-[.$G$2]); [.$A$2]-[.$F$2]+[.$I$2]*([.B176]-([.$H$2]-[.$G$2]))-([.$C$2]*(([.B176]-([.$H$2]-[.$G$2]))^2)/2)))" office:value-type="float" office:value="585.25" calcext:value-type="float">
            <text:p>585.25</text:p>
          </table:table-cell>
          <table:table-cell table:formula="of:=IF([.B176]&lt;[.$G$2]; [.$C$2]*[.B176]; IF([.B176]&lt;([.$H$2]-[.$G$2]);[.$I$2]; [.$I$2]-[.$C$2]*([.B176]-([.$H$2]-[.$G$2]))))" office:value-type="float" office:value="500" calcext:value-type="float">
            <text:p>500</text:p>
          </table:table-cell>
          <table:table-cell table:formula="of:=IF([.B176]&lt;[.$G$2]; [.$C$2]; IF([.B17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7]*[.$H$2]/[.$D$2]" office:value-type="float" office:value="1.806" calcext:value-type="float">
            <text:p>1.806</text:p>
          </table:table-cell>
          <table:table-cell table:formula="of:=IF([.B177]&lt;[.$G$2]; [.$C$2]*([.B177]^2)/2; IF([.B177]&lt;([.$H$2]-[.$G$2]); [.$F$2]+[.$I$2]*([.B177]-[.$G$2]); [.$A$2]-[.$F$2]+[.$I$2]*([.B177]-([.$H$2]-[.$G$2]))-([.$C$2]*(([.B177]-([.$H$2]-[.$G$2]))^2)/2)))" office:value-type="float" office:value="590.5" calcext:value-type="float">
            <text:p>590.5</text:p>
          </table:table-cell>
          <table:table-cell table:formula="of:=IF([.B177]&lt;[.$G$2]; [.$C$2]*[.B177]; IF([.B177]&lt;([.$H$2]-[.$G$2]);[.$I$2]; [.$I$2]-[.$C$2]*([.B177]-([.$H$2]-[.$G$2]))))" office:value-type="float" office:value="500" calcext:value-type="float">
            <text:p>500</text:p>
          </table:table-cell>
          <table:table-cell table:formula="of:=IF([.B177]&lt;[.$G$2]; [.$C$2]; IF([.B17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8]*[.$H$2]/[.$D$2]" office:value-type="float" office:value="1.8165" calcext:value-type="float">
            <text:p>1.8165</text:p>
          </table:table-cell>
          <table:table-cell table:formula="of:=IF([.B178]&lt;[.$G$2]; [.$C$2]*([.B178]^2)/2; IF([.B178]&lt;([.$H$2]-[.$G$2]); [.$F$2]+[.$I$2]*([.B178]-[.$G$2]); [.$A$2]-[.$F$2]+[.$I$2]*([.B178]-([.$H$2]-[.$G$2]))-([.$C$2]*(([.B178]-([.$H$2]-[.$G$2]))^2)/2)))" office:value-type="float" office:value="595.75" calcext:value-type="float">
            <text:p>595.75</text:p>
          </table:table-cell>
          <table:table-cell table:formula="of:=IF([.B178]&lt;[.$G$2]; [.$C$2]*[.B178]; IF([.B178]&lt;([.$H$2]-[.$G$2]);[.$I$2]; [.$I$2]-[.$C$2]*([.B178]-([.$H$2]-[.$G$2]))))" office:value-type="float" office:value="500" calcext:value-type="float">
            <text:p>500</text:p>
          </table:table-cell>
          <table:table-cell table:formula="of:=IF([.B178]&lt;[.$G$2]; [.$C$2]; IF([.B17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9]*[.$H$2]/[.$D$2]" office:value-type="float" office:value="1.827" calcext:value-type="float">
            <text:p>1.827</text:p>
          </table:table-cell>
          <table:table-cell table:formula="of:=IF([.B179]&lt;[.$G$2]; [.$C$2]*([.B179]^2)/2; IF([.B179]&lt;([.$H$2]-[.$G$2]); [.$F$2]+[.$I$2]*([.B179]-[.$G$2]); [.$A$2]-[.$F$2]+[.$I$2]*([.B179]-([.$H$2]-[.$G$2]))-([.$C$2]*(([.B179]-([.$H$2]-[.$G$2]))^2)/2)))" office:value-type="float" office:value="601" calcext:value-type="float">
            <text:p>601</text:p>
          </table:table-cell>
          <table:table-cell table:formula="of:=IF([.B179]&lt;[.$G$2]; [.$C$2]*[.B179]; IF([.B179]&lt;([.$H$2]-[.$G$2]);[.$I$2]; [.$I$2]-[.$C$2]*([.B179]-([.$H$2]-[.$G$2]))))" office:value-type="float" office:value="500" calcext:value-type="float">
            <text:p>500</text:p>
          </table:table-cell>
          <table:table-cell table:formula="of:=IF([.B179]&lt;[.$G$2]; [.$C$2]; IF([.B17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80]*[.$H$2]/[.$D$2]" office:value-type="float" office:value="1.8375" calcext:value-type="float">
            <text:p>1.8375</text:p>
          </table:table-cell>
          <table:table-cell table:formula="of:=IF([.B180]&lt;[.$G$2]; [.$C$2]*([.B180]^2)/2; IF([.B180]&lt;([.$H$2]-[.$G$2]); [.$F$2]+[.$I$2]*([.B180]-[.$G$2]); [.$A$2]-[.$F$2]+[.$I$2]*([.B180]-([.$H$2]-[.$G$2]))-([.$C$2]*(([.B180]-([.$H$2]-[.$G$2]))^2)/2)))" office:value-type="float" office:value="606.25" calcext:value-type="float">
            <text:p>606.25</text:p>
          </table:table-cell>
          <table:table-cell table:formula="of:=IF([.B180]&lt;[.$G$2]; [.$C$2]*[.B180]; IF([.B180]&lt;([.$H$2]-[.$G$2]);[.$I$2]; [.$I$2]-[.$C$2]*([.B180]-([.$H$2]-[.$G$2]))))" office:value-type="float" office:value="500" calcext:value-type="float">
            <text:p>500</text:p>
          </table:table-cell>
          <table:table-cell table:formula="of:=IF([.B180]&lt;[.$G$2]; [.$C$2]; IF([.B18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81]*[.$H$2]/[.$D$2]" office:value-type="float" office:value="1.848" calcext:value-type="float">
            <text:p>1.848</text:p>
          </table:table-cell>
          <table:table-cell table:formula="of:=IF([.B181]&lt;[.$G$2]; [.$C$2]*([.B181]^2)/2; IF([.B181]&lt;([.$H$2]-[.$G$2]); [.$F$2]+[.$I$2]*([.B181]-[.$G$2]); [.$A$2]-[.$F$2]+[.$I$2]*([.B181]-([.$H$2]-[.$G$2]))-([.$C$2]*(([.B181]-([.$H$2]-[.$G$2]))^2)/2)))" office:value-type="float" office:value="611.5" calcext:value-type="float">
            <text:p>611.5</text:p>
          </table:table-cell>
          <table:table-cell table:formula="of:=IF([.B181]&lt;[.$G$2]; [.$C$2]*[.B181]; IF([.B181]&lt;([.$H$2]-[.$G$2]);[.$I$2]; [.$I$2]-[.$C$2]*([.B181]-([.$H$2]-[.$G$2]))))" office:value-type="float" office:value="500" calcext:value-type="float">
            <text:p>500</text:p>
          </table:table-cell>
          <table:table-cell table:formula="of:=IF([.B181]&lt;[.$G$2]; [.$C$2]; IF([.B18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2]*[.$H$2]/[.$D$2]" office:value-type="float" office:value="1.8585" calcext:value-type="float">
            <text:p>1.8585</text:p>
          </table:table-cell>
          <table:table-cell table:formula="of:=IF([.B182]&lt;[.$G$2]; [.$C$2]*([.B182]^2)/2; IF([.B182]&lt;([.$H$2]-[.$G$2]); [.$F$2]+[.$I$2]*([.B182]-[.$G$2]); [.$A$2]-[.$F$2]+[.$I$2]*([.B182]-([.$H$2]-[.$G$2]))-([.$C$2]*(([.B182]-([.$H$2]-[.$G$2]))^2)/2)))" office:value-type="float" office:value="616.75" calcext:value-type="float">
            <text:p>616.75</text:p>
          </table:table-cell>
          <table:table-cell table:formula="of:=IF([.B182]&lt;[.$G$2]; [.$C$2]*[.B182]; IF([.B182]&lt;([.$H$2]-[.$G$2]);[.$I$2]; [.$I$2]-[.$C$2]*([.B182]-([.$H$2]-[.$G$2]))))" office:value-type="float" office:value="500" calcext:value-type="float">
            <text:p>500</text:p>
          </table:table-cell>
          <table:table-cell table:formula="of:=IF([.B182]&lt;[.$G$2]; [.$C$2]; IF([.B18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3]*[.$H$2]/[.$D$2]" office:value-type="float" office:value="1.869" calcext:value-type="float">
            <text:p>1.869</text:p>
          </table:table-cell>
          <table:table-cell table:formula="of:=IF([.B183]&lt;[.$G$2]; [.$C$2]*([.B183]^2)/2; IF([.B183]&lt;([.$H$2]-[.$G$2]); [.$F$2]+[.$I$2]*([.B183]-[.$G$2]); [.$A$2]-[.$F$2]+[.$I$2]*([.B183]-([.$H$2]-[.$G$2]))-([.$C$2]*(([.B183]-([.$H$2]-[.$G$2]))^2)/2)))" office:value-type="float" office:value="622" calcext:value-type="float">
            <text:p>622</text:p>
          </table:table-cell>
          <table:table-cell table:formula="of:=IF([.B183]&lt;[.$G$2]; [.$C$2]*[.B183]; IF([.B183]&lt;([.$H$2]-[.$G$2]);[.$I$2]; [.$I$2]-[.$C$2]*([.B183]-([.$H$2]-[.$G$2]))))" office:value-type="float" office:value="500" calcext:value-type="float">
            <text:p>500</text:p>
          </table:table-cell>
          <table:table-cell table:formula="of:=IF([.B183]&lt;[.$G$2]; [.$C$2]; IF([.B18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4]*[.$H$2]/[.$D$2]" office:value-type="float" office:value="1.8795" calcext:value-type="float">
            <text:p>1.8795</text:p>
          </table:table-cell>
          <table:table-cell table:formula="of:=IF([.B184]&lt;[.$G$2]; [.$C$2]*([.B184]^2)/2; IF([.B184]&lt;([.$H$2]-[.$G$2]); [.$F$2]+[.$I$2]*([.B184]-[.$G$2]); [.$A$2]-[.$F$2]+[.$I$2]*([.B184]-([.$H$2]-[.$G$2]))-([.$C$2]*(([.B184]-([.$H$2]-[.$G$2]))^2)/2)))" office:value-type="float" office:value="627.25" calcext:value-type="float">
            <text:p>627.25</text:p>
          </table:table-cell>
          <table:table-cell table:formula="of:=IF([.B184]&lt;[.$G$2]; [.$C$2]*[.B184]; IF([.B184]&lt;([.$H$2]-[.$G$2]);[.$I$2]; [.$I$2]-[.$C$2]*([.B184]-([.$H$2]-[.$G$2]))))" office:value-type="float" office:value="500" calcext:value-type="float">
            <text:p>500</text:p>
          </table:table-cell>
          <table:table-cell table:formula="of:=IF([.B184]&lt;[.$G$2]; [.$C$2]; IF([.B18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5]*[.$H$2]/[.$D$2]" office:value-type="float" office:value="1.89" calcext:value-type="float">
            <text:p>1.89</text:p>
          </table:table-cell>
          <table:table-cell table:formula="of:=IF([.B185]&lt;[.$G$2]; [.$C$2]*([.B185]^2)/2; IF([.B185]&lt;([.$H$2]-[.$G$2]); [.$F$2]+[.$I$2]*([.B185]-[.$G$2]); [.$A$2]-[.$F$2]+[.$I$2]*([.B185]-([.$H$2]-[.$G$2]))-([.$C$2]*(([.B185]-([.$H$2]-[.$G$2]))^2)/2)))" office:value-type="float" office:value="632.5" calcext:value-type="float">
            <text:p>632.5</text:p>
          </table:table-cell>
          <table:table-cell table:formula="of:=IF([.B185]&lt;[.$G$2]; [.$C$2]*[.B185]; IF([.B185]&lt;([.$H$2]-[.$G$2]);[.$I$2]; [.$I$2]-[.$C$2]*([.B185]-([.$H$2]-[.$G$2]))))" office:value-type="float" office:value="500" calcext:value-type="float">
            <text:p>500</text:p>
          </table:table-cell>
          <table:table-cell table:formula="of:=IF([.B185]&lt;[.$G$2]; [.$C$2]; IF([.B18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6]*[.$H$2]/[.$D$2]" office:value-type="float" office:value="1.9005" calcext:value-type="float">
            <text:p>1.9005</text:p>
          </table:table-cell>
          <table:table-cell table:formula="of:=IF([.B186]&lt;[.$G$2]; [.$C$2]*([.B186]^2)/2; IF([.B186]&lt;([.$H$2]-[.$G$2]); [.$F$2]+[.$I$2]*([.B186]-[.$G$2]); [.$A$2]-[.$F$2]+[.$I$2]*([.B186]-([.$H$2]-[.$G$2]))-([.$C$2]*(([.B186]-([.$H$2]-[.$G$2]))^2)/2)))" office:value-type="float" office:value="637.75" calcext:value-type="float">
            <text:p>637.75</text:p>
          </table:table-cell>
          <table:table-cell table:formula="of:=IF([.B186]&lt;[.$G$2]; [.$C$2]*[.B186]; IF([.B186]&lt;([.$H$2]-[.$G$2]);[.$I$2]; [.$I$2]-[.$C$2]*([.B186]-([.$H$2]-[.$G$2]))))" office:value-type="float" office:value="500" calcext:value-type="float">
            <text:p>500</text:p>
          </table:table-cell>
          <table:table-cell table:formula="of:=IF([.B186]&lt;[.$G$2]; [.$C$2]; IF([.B18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7]*[.$H$2]/[.$D$2]" office:value-type="float" office:value="1.911" calcext:value-type="float">
            <text:p>1.911</text:p>
          </table:table-cell>
          <table:table-cell table:formula="of:=IF([.B187]&lt;[.$G$2]; [.$C$2]*([.B187]^2)/2; IF([.B187]&lt;([.$H$2]-[.$G$2]); [.$F$2]+[.$I$2]*([.B187]-[.$G$2]); [.$A$2]-[.$F$2]+[.$I$2]*([.B187]-([.$H$2]-[.$G$2]))-([.$C$2]*(([.B187]-([.$H$2]-[.$G$2]))^2)/2)))" office:value-type="float" office:value="643" calcext:value-type="float">
            <text:p>643</text:p>
          </table:table-cell>
          <table:table-cell table:formula="of:=IF([.B187]&lt;[.$G$2]; [.$C$2]*[.B187]; IF([.B187]&lt;([.$H$2]-[.$G$2]);[.$I$2]; [.$I$2]-[.$C$2]*([.B187]-([.$H$2]-[.$G$2]))))" office:value-type="float" office:value="500" calcext:value-type="float">
            <text:p>500</text:p>
          </table:table-cell>
          <table:table-cell table:formula="of:=IF([.B187]&lt;[.$G$2]; [.$C$2]; IF([.B18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8]*[.$H$2]/[.$D$2]" office:value-type="float" office:value="1.9215" calcext:value-type="float">
            <text:p>1.9215</text:p>
          </table:table-cell>
          <table:table-cell table:formula="of:=IF([.B188]&lt;[.$G$2]; [.$C$2]*([.B188]^2)/2; IF([.B188]&lt;([.$H$2]-[.$G$2]); [.$F$2]+[.$I$2]*([.B188]-[.$G$2]); [.$A$2]-[.$F$2]+[.$I$2]*([.B188]-([.$H$2]-[.$G$2]))-([.$C$2]*(([.B188]-([.$H$2]-[.$G$2]))^2)/2)))" office:value-type="float" office:value="648.25" calcext:value-type="float">
            <text:p>648.25</text:p>
          </table:table-cell>
          <table:table-cell table:formula="of:=IF([.B188]&lt;[.$G$2]; [.$C$2]*[.B188]; IF([.B188]&lt;([.$H$2]-[.$G$2]);[.$I$2]; [.$I$2]-[.$C$2]*([.B188]-([.$H$2]-[.$G$2]))))" office:value-type="float" office:value="500" calcext:value-type="float">
            <text:p>500</text:p>
          </table:table-cell>
          <table:table-cell table:formula="of:=IF([.B188]&lt;[.$G$2]; [.$C$2]; IF([.B18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9]*[.$H$2]/[.$D$2]" office:value-type="float" office:value="1.932" calcext:value-type="float">
            <text:p>1.932</text:p>
          </table:table-cell>
          <table:table-cell table:formula="of:=IF([.B189]&lt;[.$G$2]; [.$C$2]*([.B189]^2)/2; IF([.B189]&lt;([.$H$2]-[.$G$2]); [.$F$2]+[.$I$2]*([.B189]-[.$G$2]); [.$A$2]-[.$F$2]+[.$I$2]*([.B189]-([.$H$2]-[.$G$2]))-([.$C$2]*(([.B189]-([.$H$2]-[.$G$2]))^2)/2)))" office:value-type="float" office:value="653.5" calcext:value-type="float">
            <text:p>653.5</text:p>
          </table:table-cell>
          <table:table-cell table:formula="of:=IF([.B189]&lt;[.$G$2]; [.$C$2]*[.B189]; IF([.B189]&lt;([.$H$2]-[.$G$2]);[.$I$2]; [.$I$2]-[.$C$2]*([.B189]-([.$H$2]-[.$G$2]))))" office:value-type="float" office:value="500" calcext:value-type="float">
            <text:p>500</text:p>
          </table:table-cell>
          <table:table-cell table:formula="of:=IF([.B189]&lt;[.$G$2]; [.$C$2]; IF([.B18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90]*[.$H$2]/[.$D$2]" office:value-type="float" office:value="1.9425" calcext:value-type="float">
            <text:p>1.9425</text:p>
          </table:table-cell>
          <table:table-cell table:formula="of:=IF([.B190]&lt;[.$G$2]; [.$C$2]*([.B190]^2)/2; IF([.B190]&lt;([.$H$2]-[.$G$2]); [.$F$2]+[.$I$2]*([.B190]-[.$G$2]); [.$A$2]-[.$F$2]+[.$I$2]*([.B190]-([.$H$2]-[.$G$2]))-([.$C$2]*(([.B190]-([.$H$2]-[.$G$2]))^2)/2)))" office:value-type="float" office:value="658.75" calcext:value-type="float">
            <text:p>658.75</text:p>
          </table:table-cell>
          <table:table-cell table:formula="of:=IF([.B190]&lt;[.$G$2]; [.$C$2]*[.B190]; IF([.B190]&lt;([.$H$2]-[.$G$2]);[.$I$2]; [.$I$2]-[.$C$2]*([.B190]-([.$H$2]-[.$G$2]))))" office:value-type="float" office:value="500" calcext:value-type="float">
            <text:p>500</text:p>
          </table:table-cell>
          <table:table-cell table:formula="of:=IF([.B190]&lt;[.$G$2]; [.$C$2]; IF([.B19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91]*[.$H$2]/[.$D$2]" office:value-type="float" office:value="1.953" calcext:value-type="float">
            <text:p>1.953</text:p>
          </table:table-cell>
          <table:table-cell table:formula="of:=IF([.B191]&lt;[.$G$2]; [.$C$2]*([.B191]^2)/2; IF([.B191]&lt;([.$H$2]-[.$G$2]); [.$F$2]+[.$I$2]*([.B191]-[.$G$2]); [.$A$2]-[.$F$2]+[.$I$2]*([.B191]-([.$H$2]-[.$G$2]))-([.$C$2]*(([.B191]-([.$H$2]-[.$G$2]))^2)/2)))" office:value-type="float" office:value="664" calcext:value-type="float">
            <text:p>664</text:p>
          </table:table-cell>
          <table:table-cell table:formula="of:=IF([.B191]&lt;[.$G$2]; [.$C$2]*[.B191]; IF([.B191]&lt;([.$H$2]-[.$G$2]);[.$I$2]; [.$I$2]-[.$C$2]*([.B191]-([.$H$2]-[.$G$2]))))" office:value-type="float" office:value="500" calcext:value-type="float">
            <text:p>500</text:p>
          </table:table-cell>
          <table:table-cell table:formula="of:=IF([.B191]&lt;[.$G$2]; [.$C$2]; IF([.B19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2]*[.$H$2]/[.$D$2]" office:value-type="float" office:value="1.9635" calcext:value-type="float">
            <text:p>1.9635</text:p>
          </table:table-cell>
          <table:table-cell table:formula="of:=IF([.B192]&lt;[.$G$2]; [.$C$2]*([.B192]^2)/2; IF([.B192]&lt;([.$H$2]-[.$G$2]); [.$F$2]+[.$I$2]*([.B192]-[.$G$2]); [.$A$2]-[.$F$2]+[.$I$2]*([.B192]-([.$H$2]-[.$G$2]))-([.$C$2]*(([.B192]-([.$H$2]-[.$G$2]))^2)/2)))" office:value-type="float" office:value="669.25" calcext:value-type="float">
            <text:p>669.25</text:p>
          </table:table-cell>
          <table:table-cell table:formula="of:=IF([.B192]&lt;[.$G$2]; [.$C$2]*[.B192]; IF([.B192]&lt;([.$H$2]-[.$G$2]);[.$I$2]; [.$I$2]-[.$C$2]*([.B192]-([.$H$2]-[.$G$2]))))" office:value-type="float" office:value="500" calcext:value-type="float">
            <text:p>500</text:p>
          </table:table-cell>
          <table:table-cell table:formula="of:=IF([.B192]&lt;[.$G$2]; [.$C$2]; IF([.B19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3]*[.$H$2]/[.$D$2]" office:value-type="float" office:value="1.974" calcext:value-type="float">
            <text:p>1.974</text:p>
          </table:table-cell>
          <table:table-cell table:formula="of:=IF([.B193]&lt;[.$G$2]; [.$C$2]*([.B193]^2)/2; IF([.B193]&lt;([.$H$2]-[.$G$2]); [.$F$2]+[.$I$2]*([.B193]-[.$G$2]); [.$A$2]-[.$F$2]+[.$I$2]*([.B193]-([.$H$2]-[.$G$2]))-([.$C$2]*(([.B193]-([.$H$2]-[.$G$2]))^2)/2)))" office:value-type="float" office:value="674.5" calcext:value-type="float">
            <text:p>674.5</text:p>
          </table:table-cell>
          <table:table-cell table:formula="of:=IF([.B193]&lt;[.$G$2]; [.$C$2]*[.B193]; IF([.B193]&lt;([.$H$2]-[.$G$2]);[.$I$2]; [.$I$2]-[.$C$2]*([.B193]-([.$H$2]-[.$G$2]))))" office:value-type="float" office:value="500" calcext:value-type="float">
            <text:p>500</text:p>
          </table:table-cell>
          <table:table-cell table:formula="of:=IF([.B193]&lt;[.$G$2]; [.$C$2]; IF([.B19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4]*[.$H$2]/[.$D$2]" office:value-type="float" office:value="1.9845" calcext:value-type="float">
            <text:p>1.9845</text:p>
          </table:table-cell>
          <table:table-cell table:formula="of:=IF([.B194]&lt;[.$G$2]; [.$C$2]*([.B194]^2)/2; IF([.B194]&lt;([.$H$2]-[.$G$2]); [.$F$2]+[.$I$2]*([.B194]-[.$G$2]); [.$A$2]-[.$F$2]+[.$I$2]*([.B194]-([.$H$2]-[.$G$2]))-([.$C$2]*(([.B194]-([.$H$2]-[.$G$2]))^2)/2)))" office:value-type="float" office:value="679.75" calcext:value-type="float">
            <text:p>679.75</text:p>
          </table:table-cell>
          <table:table-cell table:formula="of:=IF([.B194]&lt;[.$G$2]; [.$C$2]*[.B194]; IF([.B194]&lt;([.$H$2]-[.$G$2]);[.$I$2]; [.$I$2]-[.$C$2]*([.B194]-([.$H$2]-[.$G$2]))))" office:value-type="float" office:value="500" calcext:value-type="float">
            <text:p>500</text:p>
          </table:table-cell>
          <table:table-cell table:formula="of:=IF([.B194]&lt;[.$G$2]; [.$C$2]; IF([.B19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5]*[.$H$2]/[.$D$2]" office:value-type="float" office:value="1.995" calcext:value-type="float">
            <text:p>1.995</text:p>
          </table:table-cell>
          <table:table-cell table:formula="of:=IF([.B195]&lt;[.$G$2]; [.$C$2]*([.B195]^2)/2; IF([.B195]&lt;([.$H$2]-[.$G$2]); [.$F$2]+[.$I$2]*([.B195]-[.$G$2]); [.$A$2]-[.$F$2]+[.$I$2]*([.B195]-([.$H$2]-[.$G$2]))-([.$C$2]*(([.B195]-([.$H$2]-[.$G$2]))^2)/2)))" office:value-type="float" office:value="685" calcext:value-type="float">
            <text:p>685</text:p>
          </table:table-cell>
          <table:table-cell table:formula="of:=IF([.B195]&lt;[.$G$2]; [.$C$2]*[.B195]; IF([.B195]&lt;([.$H$2]-[.$G$2]);[.$I$2]; [.$I$2]-[.$C$2]*([.B195]-([.$H$2]-[.$G$2]))))" office:value-type="float" office:value="500" calcext:value-type="float">
            <text:p>500</text:p>
          </table:table-cell>
          <table:table-cell table:formula="of:=IF([.B195]&lt;[.$G$2]; [.$C$2]; IF([.B19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6]*[.$H$2]/[.$D$2]" office:value-type="float" office:value="2.0055" calcext:value-type="float">
            <text:p>2.0055</text:p>
          </table:table-cell>
          <table:table-cell table:formula="of:=IF([.B196]&lt;[.$G$2]; [.$C$2]*([.B196]^2)/2; IF([.B196]&lt;([.$H$2]-[.$G$2]); [.$F$2]+[.$I$2]*([.B196]-[.$G$2]); [.$A$2]-[.$F$2]+[.$I$2]*([.B196]-([.$H$2]-[.$G$2]))-([.$C$2]*(([.B196]-([.$H$2]-[.$G$2]))^2)/2)))" office:value-type="float" office:value="690.25" calcext:value-type="float">
            <text:p>690.25</text:p>
          </table:table-cell>
          <table:table-cell table:formula="of:=IF([.B196]&lt;[.$G$2]; [.$C$2]*[.B196]; IF([.B196]&lt;([.$H$2]-[.$G$2]);[.$I$2]; [.$I$2]-[.$C$2]*([.B196]-([.$H$2]-[.$G$2]))))" office:value-type="float" office:value="500" calcext:value-type="float">
            <text:p>500</text:p>
          </table:table-cell>
          <table:table-cell table:formula="of:=IF([.B196]&lt;[.$G$2]; [.$C$2]; IF([.B19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7]*[.$H$2]/[.$D$2]" office:value-type="float" office:value="2.016" calcext:value-type="float">
            <text:p>2.016</text:p>
          </table:table-cell>
          <table:table-cell table:formula="of:=IF([.B197]&lt;[.$G$2]; [.$C$2]*([.B197]^2)/2; IF([.B197]&lt;([.$H$2]-[.$G$2]); [.$F$2]+[.$I$2]*([.B197]-[.$G$2]); [.$A$2]-[.$F$2]+[.$I$2]*([.B197]-([.$H$2]-[.$G$2]))-([.$C$2]*(([.B197]-([.$H$2]-[.$G$2]))^2)/2)))" office:value-type="float" office:value="695.5" calcext:value-type="float">
            <text:p>695.5</text:p>
          </table:table-cell>
          <table:table-cell table:formula="of:=IF([.B197]&lt;[.$G$2]; [.$C$2]*[.B197]; IF([.B197]&lt;([.$H$2]-[.$G$2]);[.$I$2]; [.$I$2]-[.$C$2]*([.B197]-([.$H$2]-[.$G$2]))))" office:value-type="float" office:value="500" calcext:value-type="float">
            <text:p>500</text:p>
          </table:table-cell>
          <table:table-cell table:formula="of:=IF([.B197]&lt;[.$G$2]; [.$C$2]; IF([.B19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8]*[.$H$2]/[.$D$2]" office:value-type="float" office:value="2.0265" calcext:value-type="float">
            <text:p>2.0265</text:p>
          </table:table-cell>
          <table:table-cell table:formula="of:=IF([.B198]&lt;[.$G$2]; [.$C$2]*([.B198]^2)/2; IF([.B198]&lt;([.$H$2]-[.$G$2]); [.$F$2]+[.$I$2]*([.B198]-[.$G$2]); [.$A$2]-[.$F$2]+[.$I$2]*([.B198]-([.$H$2]-[.$G$2]))-([.$C$2]*(([.B198]-([.$H$2]-[.$G$2]))^2)/2)))" office:value-type="float" office:value="700.75" calcext:value-type="float">
            <text:p>700.75</text:p>
          </table:table-cell>
          <table:table-cell table:formula="of:=IF([.B198]&lt;[.$G$2]; [.$C$2]*[.B198]; IF([.B198]&lt;([.$H$2]-[.$G$2]);[.$I$2]; [.$I$2]-[.$C$2]*([.B198]-([.$H$2]-[.$G$2]))))" office:value-type="float" office:value="500" calcext:value-type="float">
            <text:p>500</text:p>
          </table:table-cell>
          <table:table-cell table:formula="of:=IF([.B198]&lt;[.$G$2]; [.$C$2]; IF([.B19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9]*[.$H$2]/[.$D$2]" office:value-type="float" office:value="2.037" calcext:value-type="float">
            <text:p>2.037</text:p>
          </table:table-cell>
          <table:table-cell table:formula="of:=IF([.B199]&lt;[.$G$2]; [.$C$2]*([.B199]^2)/2; IF([.B199]&lt;([.$H$2]-[.$G$2]); [.$F$2]+[.$I$2]*([.B199]-[.$G$2]); [.$A$2]-[.$F$2]+[.$I$2]*([.B199]-([.$H$2]-[.$G$2]))-([.$C$2]*(([.B199]-([.$H$2]-[.$G$2]))^2)/2)))" office:value-type="float" office:value="706" calcext:value-type="float">
            <text:p>706</text:p>
          </table:table-cell>
          <table:table-cell table:formula="of:=IF([.B199]&lt;[.$G$2]; [.$C$2]*[.B199]; IF([.B199]&lt;([.$H$2]-[.$G$2]);[.$I$2]; [.$I$2]-[.$C$2]*([.B199]-([.$H$2]-[.$G$2]))))" office:value-type="float" office:value="500" calcext:value-type="float">
            <text:p>500</text:p>
          </table:table-cell>
          <table:table-cell table:formula="of:=IF([.B199]&lt;[.$G$2]; [.$C$2]; IF([.B19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00]*[.$H$2]/[.$D$2]" office:value-type="float" office:value="2.0475" calcext:value-type="float">
            <text:p>2.0475</text:p>
          </table:table-cell>
          <table:table-cell table:formula="of:=IF([.B200]&lt;[.$G$2]; [.$C$2]*([.B200]^2)/2; IF([.B200]&lt;([.$H$2]-[.$G$2]); [.$F$2]+[.$I$2]*([.B200]-[.$G$2]); [.$A$2]-[.$F$2]+[.$I$2]*([.B200]-([.$H$2]-[.$G$2]))-([.$C$2]*(([.B200]-([.$H$2]-[.$G$2]))^2)/2)))" office:value-type="float" office:value="711.25" calcext:value-type="float">
            <text:p>711.25</text:p>
          </table:table-cell>
          <table:table-cell table:formula="of:=IF([.B200]&lt;[.$G$2]; [.$C$2]*[.B200]; IF([.B200]&lt;([.$H$2]-[.$G$2]);[.$I$2]; [.$I$2]-[.$C$2]*([.B200]-([.$H$2]-[.$G$2]))))" office:value-type="float" office:value="500" calcext:value-type="float">
            <text:p>500</text:p>
          </table:table-cell>
          <table:table-cell table:formula="of:=IF([.B200]&lt;[.$G$2]; [.$C$2]; IF([.B20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01]*[.$H$2]/[.$D$2]" office:value-type="float" office:value="2.058" calcext:value-type="float">
            <text:p>2.058</text:p>
          </table:table-cell>
          <table:table-cell table:formula="of:=IF([.B201]&lt;[.$G$2]; [.$C$2]*([.B201]^2)/2; IF([.B201]&lt;([.$H$2]-[.$G$2]); [.$F$2]+[.$I$2]*([.B201]-[.$G$2]); [.$A$2]-[.$F$2]+[.$I$2]*([.B201]-([.$H$2]-[.$G$2]))-([.$C$2]*(([.B201]-([.$H$2]-[.$G$2]))^2)/2)))" office:value-type="float" office:value="716.5" calcext:value-type="float">
            <text:p>716.5</text:p>
          </table:table-cell>
          <table:table-cell table:formula="of:=IF([.B201]&lt;[.$G$2]; [.$C$2]*[.B201]; IF([.B201]&lt;([.$H$2]-[.$G$2]);[.$I$2]; [.$I$2]-[.$C$2]*([.B201]-([.$H$2]-[.$G$2]))))" office:value-type="float" office:value="500" calcext:value-type="float">
            <text:p>500</text:p>
          </table:table-cell>
          <table:table-cell table:formula="of:=IF([.B201]&lt;[.$G$2]; [.$C$2]; IF([.B20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2]*[.$H$2]/[.$D$2]" office:value-type="float" office:value="2.0685" calcext:value-type="float">
            <text:p>2.0685</text:p>
          </table:table-cell>
          <table:table-cell table:formula="of:=IF([.B202]&lt;[.$G$2]; [.$C$2]*([.B202]^2)/2; IF([.B202]&lt;([.$H$2]-[.$G$2]); [.$F$2]+[.$I$2]*([.B202]-[.$G$2]); [.$A$2]-[.$F$2]+[.$I$2]*([.B202]-([.$H$2]-[.$G$2]))-([.$C$2]*(([.B202]-([.$H$2]-[.$G$2]))^2)/2)))" office:value-type="float" office:value="721.75" calcext:value-type="float">
            <text:p>721.75</text:p>
          </table:table-cell>
          <table:table-cell table:formula="of:=IF([.B202]&lt;[.$G$2]; [.$C$2]*[.B202]; IF([.B202]&lt;([.$H$2]-[.$G$2]);[.$I$2]; [.$I$2]-[.$C$2]*([.B202]-([.$H$2]-[.$G$2]))))" office:value-type="float" office:value="500" calcext:value-type="float">
            <text:p>500</text:p>
          </table:table-cell>
          <table:table-cell table:formula="of:=IF([.B202]&lt;[.$G$2]; [.$C$2]; IF([.B20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3]*[.$H$2]/[.$D$2]" office:value-type="float" office:value="2.079" calcext:value-type="float">
            <text:p>2.079</text:p>
          </table:table-cell>
          <table:table-cell table:formula="of:=IF([.B203]&lt;[.$G$2]; [.$C$2]*([.B203]^2)/2; IF([.B203]&lt;([.$H$2]-[.$G$2]); [.$F$2]+[.$I$2]*([.B203]-[.$G$2]); [.$A$2]-[.$F$2]+[.$I$2]*([.B203]-([.$H$2]-[.$G$2]))-([.$C$2]*(([.B203]-([.$H$2]-[.$G$2]))^2)/2)))" office:value-type="float" office:value="727" calcext:value-type="float">
            <text:p>727</text:p>
          </table:table-cell>
          <table:table-cell table:formula="of:=IF([.B203]&lt;[.$G$2]; [.$C$2]*[.B203]; IF([.B203]&lt;([.$H$2]-[.$G$2]);[.$I$2]; [.$I$2]-[.$C$2]*([.B203]-([.$H$2]-[.$G$2]))))" office:value-type="float" office:value="500" calcext:value-type="float">
            <text:p>500</text:p>
          </table:table-cell>
          <table:table-cell table:formula="of:=IF([.B203]&lt;[.$G$2]; [.$C$2]; IF([.B20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4]*[.$H$2]/[.$D$2]" office:value-type="float" office:value="2.0895" calcext:value-type="float">
            <text:p>2.0895</text:p>
          </table:table-cell>
          <table:table-cell table:formula="of:=IF([.B204]&lt;[.$G$2]; [.$C$2]*([.B204]^2)/2; IF([.B204]&lt;([.$H$2]-[.$G$2]); [.$F$2]+[.$I$2]*([.B204]-[.$G$2]); [.$A$2]-[.$F$2]+[.$I$2]*([.B204]-([.$H$2]-[.$G$2]))-([.$C$2]*(([.B204]-([.$H$2]-[.$G$2]))^2)/2)))" office:value-type="float" office:value="732.25" calcext:value-type="float">
            <text:p>732.25</text:p>
          </table:table-cell>
          <table:table-cell table:formula="of:=IF([.B204]&lt;[.$G$2]; [.$C$2]*[.B204]; IF([.B204]&lt;([.$H$2]-[.$G$2]);[.$I$2]; [.$I$2]-[.$C$2]*([.B204]-([.$H$2]-[.$G$2]))))" office:value-type="float" office:value="500" calcext:value-type="float">
            <text:p>500</text:p>
          </table:table-cell>
          <table:table-cell table:formula="of:=IF([.B204]&lt;[.$G$2]; [.$C$2]; IF([.B20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5]*[.$H$2]/[.$D$2]" office:value-type="float" office:value="2.1" calcext:value-type="float">
            <text:p>2.1</text:p>
          </table:table-cell>
          <table:table-cell table:formula="of:=IF([.B205]&lt;[.$G$2]; [.$C$2]*([.B205]^2)/2; IF([.B205]&lt;([.$H$2]-[.$G$2]); [.$F$2]+[.$I$2]*([.B205]-[.$G$2]); [.$A$2]-[.$F$2]+[.$I$2]*([.B205]-([.$H$2]-[.$G$2]))-([.$C$2]*(([.B205]-([.$H$2]-[.$G$2]))^2)/2)))" office:value-type="float" office:value="737.5" calcext:value-type="float">
            <text:p>737.5</text:p>
          </table:table-cell>
          <table:table-cell table:formula="of:=IF([.B205]&lt;[.$G$2]; [.$C$2]*[.B205]; IF([.B205]&lt;([.$H$2]-[.$G$2]);[.$I$2]; [.$I$2]-[.$C$2]*([.B205]-([.$H$2]-[.$G$2]))))" office:value-type="float" office:value="500" calcext:value-type="float">
            <text:p>500</text:p>
          </table:table-cell>
          <table:table-cell table:formula="of:=IF([.B205]&lt;[.$G$2]; [.$C$2]; IF([.B20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6]*[.$H$2]/[.$D$2]" office:value-type="float" office:value="2.1105" calcext:value-type="float">
            <text:p>2.1105</text:p>
          </table:table-cell>
          <table:table-cell table:formula="of:=IF([.B206]&lt;[.$G$2]; [.$C$2]*([.B206]^2)/2; IF([.B206]&lt;([.$H$2]-[.$G$2]); [.$F$2]+[.$I$2]*([.B206]-[.$G$2]); [.$A$2]-[.$F$2]+[.$I$2]*([.B206]-([.$H$2]-[.$G$2]))-([.$C$2]*(([.B206]-([.$H$2]-[.$G$2]))^2)/2)))" office:value-type="float" office:value="742.75" calcext:value-type="float">
            <text:p>742.75</text:p>
          </table:table-cell>
          <table:table-cell table:formula="of:=IF([.B206]&lt;[.$G$2]; [.$C$2]*[.B206]; IF([.B206]&lt;([.$H$2]-[.$G$2]);[.$I$2]; [.$I$2]-[.$C$2]*([.B206]-([.$H$2]-[.$G$2]))))" office:value-type="float" office:value="500" calcext:value-type="float">
            <text:p>500</text:p>
          </table:table-cell>
          <table:table-cell table:formula="of:=IF([.B206]&lt;[.$G$2]; [.$C$2]; IF([.B20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7]*[.$H$2]/[.$D$2]" office:value-type="float" office:value="2.121" calcext:value-type="float">
            <text:p>2.121</text:p>
          </table:table-cell>
          <table:table-cell table:formula="of:=IF([.B207]&lt;[.$G$2]; [.$C$2]*([.B207]^2)/2; IF([.B207]&lt;([.$H$2]-[.$G$2]); [.$F$2]+[.$I$2]*([.B207]-[.$G$2]); [.$A$2]-[.$F$2]+[.$I$2]*([.B207]-([.$H$2]-[.$G$2]))-([.$C$2]*(([.B207]-([.$H$2]-[.$G$2]))^2)/2)))" office:value-type="float" office:value="748" calcext:value-type="float">
            <text:p>748</text:p>
          </table:table-cell>
          <table:table-cell table:formula="of:=IF([.B207]&lt;[.$G$2]; [.$C$2]*[.B207]; IF([.B207]&lt;([.$H$2]-[.$G$2]);[.$I$2]; [.$I$2]-[.$C$2]*([.B207]-([.$H$2]-[.$G$2]))))" office:value-type="float" office:value="500" calcext:value-type="float">
            <text:p>500</text:p>
          </table:table-cell>
          <table:table-cell table:formula="of:=IF([.B207]&lt;[.$G$2]; [.$C$2]; IF([.B20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8]*[.$H$2]/[.$D$2]" office:value-type="float" office:value="2.1315" calcext:value-type="float">
            <text:p>2.1315</text:p>
          </table:table-cell>
          <table:table-cell table:formula="of:=IF([.B208]&lt;[.$G$2]; [.$C$2]*([.B208]^2)/2; IF([.B208]&lt;([.$H$2]-[.$G$2]); [.$F$2]+[.$I$2]*([.B208]-[.$G$2]); [.$A$2]-[.$F$2]+[.$I$2]*([.B208]-([.$H$2]-[.$G$2]))-([.$C$2]*(([.B208]-([.$H$2]-[.$G$2]))^2)/2)))" office:value-type="float" office:value="753.25" calcext:value-type="float">
            <text:p>753.25</text:p>
          </table:table-cell>
          <table:table-cell table:formula="of:=IF([.B208]&lt;[.$G$2]; [.$C$2]*[.B208]; IF([.B208]&lt;([.$H$2]-[.$G$2]);[.$I$2]; [.$I$2]-[.$C$2]*([.B208]-([.$H$2]-[.$G$2]))))" office:value-type="float" office:value="500" calcext:value-type="float">
            <text:p>500</text:p>
          </table:table-cell>
          <table:table-cell table:formula="of:=IF([.B208]&lt;[.$G$2]; [.$C$2]; IF([.B20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9]*[.$H$2]/[.$D$2]" office:value-type="float" office:value="2.142" calcext:value-type="float">
            <text:p>2.142</text:p>
          </table:table-cell>
          <table:table-cell table:formula="of:=IF([.B209]&lt;[.$G$2]; [.$C$2]*([.B209]^2)/2; IF([.B209]&lt;([.$H$2]-[.$G$2]); [.$F$2]+[.$I$2]*([.B209]-[.$G$2]); [.$A$2]-[.$F$2]+[.$I$2]*([.B209]-([.$H$2]-[.$G$2]))-([.$C$2]*(([.B209]-([.$H$2]-[.$G$2]))^2)/2)))" office:value-type="float" office:value="758.5" calcext:value-type="float">
            <text:p>758.5</text:p>
          </table:table-cell>
          <table:table-cell table:formula="of:=IF([.B209]&lt;[.$G$2]; [.$C$2]*[.B209]; IF([.B209]&lt;([.$H$2]-[.$G$2]);[.$I$2]; [.$I$2]-[.$C$2]*([.B209]-([.$H$2]-[.$G$2]))))" office:value-type="float" office:value="500" calcext:value-type="float">
            <text:p>500</text:p>
          </table:table-cell>
          <table:table-cell table:formula="of:=IF([.B209]&lt;[.$G$2]; [.$C$2]; IF([.B20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10]*[.$H$2]/[.$D$2]" office:value-type="float" office:value="2.1525" calcext:value-type="float">
            <text:p>2.1525</text:p>
          </table:table-cell>
          <table:table-cell table:formula="of:=IF([.B210]&lt;[.$G$2]; [.$C$2]*([.B210]^2)/2; IF([.B210]&lt;([.$H$2]-[.$G$2]); [.$F$2]+[.$I$2]*([.B210]-[.$G$2]); [.$A$2]-[.$F$2]+[.$I$2]*([.B210]-([.$H$2]-[.$G$2]))-([.$C$2]*(([.B210]-([.$H$2]-[.$G$2]))^2)/2)))" office:value-type="float" office:value="763.75" calcext:value-type="float">
            <text:p>763.75</text:p>
          </table:table-cell>
          <table:table-cell table:formula="of:=IF([.B210]&lt;[.$G$2]; [.$C$2]*[.B210]; IF([.B210]&lt;([.$H$2]-[.$G$2]);[.$I$2]; [.$I$2]-[.$C$2]*([.B210]-([.$H$2]-[.$G$2]))))" office:value-type="float" office:value="500" calcext:value-type="float">
            <text:p>500</text:p>
          </table:table-cell>
          <table:table-cell table:formula="of:=IF([.B210]&lt;[.$G$2]; [.$C$2]; IF([.B21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11]*[.$H$2]/[.$D$2]" office:value-type="float" office:value="2.163" calcext:value-type="float">
            <text:p>2.163</text:p>
          </table:table-cell>
          <table:table-cell table:formula="of:=IF([.B211]&lt;[.$G$2]; [.$C$2]*([.B211]^2)/2; IF([.B211]&lt;([.$H$2]-[.$G$2]); [.$F$2]+[.$I$2]*([.B211]-[.$G$2]); [.$A$2]-[.$F$2]+[.$I$2]*([.B211]-([.$H$2]-[.$G$2]))-([.$C$2]*(([.B211]-([.$H$2]-[.$G$2]))^2)/2)))" office:value-type="float" office:value="769" calcext:value-type="float">
            <text:p>769</text:p>
          </table:table-cell>
          <table:table-cell table:formula="of:=IF([.B211]&lt;[.$G$2]; [.$C$2]*[.B211]; IF([.B211]&lt;([.$H$2]-[.$G$2]);[.$I$2]; [.$I$2]-[.$C$2]*([.B211]-([.$H$2]-[.$G$2]))))" office:value-type="float" office:value="500" calcext:value-type="float">
            <text:p>500</text:p>
          </table:table-cell>
          <table:table-cell table:formula="of:=IF([.B211]&lt;[.$G$2]; [.$C$2]; IF([.B21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2]*[.$H$2]/[.$D$2]" office:value-type="float" office:value="2.1735" calcext:value-type="float">
            <text:p>2.1735</text:p>
          </table:table-cell>
          <table:table-cell table:formula="of:=IF([.B212]&lt;[.$G$2]; [.$C$2]*([.B212]^2)/2; IF([.B212]&lt;([.$H$2]-[.$G$2]); [.$F$2]+[.$I$2]*([.B212]-[.$G$2]); [.$A$2]-[.$F$2]+[.$I$2]*([.B212]-([.$H$2]-[.$G$2]))-([.$C$2]*(([.B212]-([.$H$2]-[.$G$2]))^2)/2)))" office:value-type="float" office:value="774.25" calcext:value-type="float">
            <text:p>774.25</text:p>
          </table:table-cell>
          <table:table-cell table:formula="of:=IF([.B212]&lt;[.$G$2]; [.$C$2]*[.B212]; IF([.B212]&lt;([.$H$2]-[.$G$2]);[.$I$2]; [.$I$2]-[.$C$2]*([.B212]-([.$H$2]-[.$G$2]))))" office:value-type="float" office:value="500" calcext:value-type="float">
            <text:p>500</text:p>
          </table:table-cell>
          <table:table-cell table:formula="of:=IF([.B212]&lt;[.$G$2]; [.$C$2]; IF([.B21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3]*[.$H$2]/[.$D$2]" office:value-type="float" office:value="2.184" calcext:value-type="float">
            <text:p>2.184</text:p>
          </table:table-cell>
          <table:table-cell table:formula="of:=IF([.B213]&lt;[.$G$2]; [.$C$2]*([.B213]^2)/2; IF([.B213]&lt;([.$H$2]-[.$G$2]); [.$F$2]+[.$I$2]*([.B213]-[.$G$2]); [.$A$2]-[.$F$2]+[.$I$2]*([.B213]-([.$H$2]-[.$G$2]))-([.$C$2]*(([.B213]-([.$H$2]-[.$G$2]))^2)/2)))" office:value-type="float" office:value="779.5" calcext:value-type="float">
            <text:p>779.5</text:p>
          </table:table-cell>
          <table:table-cell table:formula="of:=IF([.B213]&lt;[.$G$2]; [.$C$2]*[.B213]; IF([.B213]&lt;([.$H$2]-[.$G$2]);[.$I$2]; [.$I$2]-[.$C$2]*([.B213]-([.$H$2]-[.$G$2]))))" office:value-type="float" office:value="500" calcext:value-type="float">
            <text:p>500</text:p>
          </table:table-cell>
          <table:table-cell table:formula="of:=IF([.B213]&lt;[.$G$2]; [.$C$2]; IF([.B21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4]*[.$H$2]/[.$D$2]" office:value-type="float" office:value="2.1945" calcext:value-type="float">
            <text:p>2.1945</text:p>
          </table:table-cell>
          <table:table-cell table:formula="of:=IF([.B214]&lt;[.$G$2]; [.$C$2]*([.B214]^2)/2; IF([.B214]&lt;([.$H$2]-[.$G$2]); [.$F$2]+[.$I$2]*([.B214]-[.$G$2]); [.$A$2]-[.$F$2]+[.$I$2]*([.B214]-([.$H$2]-[.$G$2]))-([.$C$2]*(([.B214]-([.$H$2]-[.$G$2]))^2)/2)))" office:value-type="float" office:value="784.75" calcext:value-type="float">
            <text:p>784.75</text:p>
          </table:table-cell>
          <table:table-cell table:formula="of:=IF([.B214]&lt;[.$G$2]; [.$C$2]*[.B214]; IF([.B214]&lt;([.$H$2]-[.$G$2]);[.$I$2]; [.$I$2]-[.$C$2]*([.B214]-([.$H$2]-[.$G$2]))))" office:value-type="float" office:value="500" calcext:value-type="float">
            <text:p>500</text:p>
          </table:table-cell>
          <table:table-cell table:formula="of:=IF([.B214]&lt;[.$G$2]; [.$C$2]; IF([.B21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5]*[.$H$2]/[.$D$2]" office:value-type="float" office:value="2.205" calcext:value-type="float">
            <text:p>2.205</text:p>
          </table:table-cell>
          <table:table-cell table:formula="of:=IF([.B215]&lt;[.$G$2]; [.$C$2]*([.B215]^2)/2; IF([.B215]&lt;([.$H$2]-[.$G$2]); [.$F$2]+[.$I$2]*([.B215]-[.$G$2]); [.$A$2]-[.$F$2]+[.$I$2]*([.B215]-([.$H$2]-[.$G$2]))-([.$C$2]*(([.B215]-([.$H$2]-[.$G$2]))^2)/2)))" office:value-type="float" office:value="790" calcext:value-type="float">
            <text:p>790</text:p>
          </table:table-cell>
          <table:table-cell table:formula="of:=IF([.B215]&lt;[.$G$2]; [.$C$2]*[.B215]; IF([.B215]&lt;([.$H$2]-[.$G$2]);[.$I$2]; [.$I$2]-[.$C$2]*([.B215]-([.$H$2]-[.$G$2]))))" office:value-type="float" office:value="500" calcext:value-type="float">
            <text:p>500</text:p>
          </table:table-cell>
          <table:table-cell table:formula="of:=IF([.B215]&lt;[.$G$2]; [.$C$2]; IF([.B21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6]*[.$H$2]/[.$D$2]" office:value-type="float" office:value="2.2155" calcext:value-type="float">
            <text:p>2.2155</text:p>
          </table:table-cell>
          <table:table-cell table:formula="of:=IF([.B216]&lt;[.$G$2]; [.$C$2]*([.B216]^2)/2; IF([.B216]&lt;([.$H$2]-[.$G$2]); [.$F$2]+[.$I$2]*([.B216]-[.$G$2]); [.$A$2]-[.$F$2]+[.$I$2]*([.B216]-([.$H$2]-[.$G$2]))-([.$C$2]*(([.B216]-([.$H$2]-[.$G$2]))^2)/2)))" office:value-type="float" office:value="795.25" calcext:value-type="float">
            <text:p>795.25</text:p>
          </table:table-cell>
          <table:table-cell table:formula="of:=IF([.B216]&lt;[.$G$2]; [.$C$2]*[.B216]; IF([.B216]&lt;([.$H$2]-[.$G$2]);[.$I$2]; [.$I$2]-[.$C$2]*([.B216]-([.$H$2]-[.$G$2]))))" office:value-type="float" office:value="500" calcext:value-type="float">
            <text:p>500</text:p>
          </table:table-cell>
          <table:table-cell table:formula="of:=IF([.B216]&lt;[.$G$2]; [.$C$2]; IF([.B21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7]*[.$H$2]/[.$D$2]" office:value-type="float" office:value="2.226" calcext:value-type="float">
            <text:p>2.226</text:p>
          </table:table-cell>
          <table:table-cell table:formula="of:=IF([.B217]&lt;[.$G$2]; [.$C$2]*([.B217]^2)/2; IF([.B217]&lt;([.$H$2]-[.$G$2]); [.$F$2]+[.$I$2]*([.B217]-[.$G$2]); [.$A$2]-[.$F$2]+[.$I$2]*([.B217]-([.$H$2]-[.$G$2]))-([.$C$2]*(([.B217]-([.$H$2]-[.$G$2]))^2)/2)))" office:value-type="float" office:value="800.5" calcext:value-type="float">
            <text:p>800.5</text:p>
          </table:table-cell>
          <table:table-cell table:formula="of:=IF([.B217]&lt;[.$G$2]; [.$C$2]*[.B217]; IF([.B217]&lt;([.$H$2]-[.$G$2]);[.$I$2]; [.$I$2]-[.$C$2]*([.B217]-([.$H$2]-[.$G$2]))))" office:value-type="float" office:value="500" calcext:value-type="float">
            <text:p>500</text:p>
          </table:table-cell>
          <table:table-cell table:formula="of:=IF([.B217]&lt;[.$G$2]; [.$C$2]; IF([.B21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8]*[.$H$2]/[.$D$2]" office:value-type="float" office:value="2.2365" calcext:value-type="float">
            <text:p>2.2365</text:p>
          </table:table-cell>
          <table:table-cell table:formula="of:=IF([.B218]&lt;[.$G$2]; [.$C$2]*([.B218]^2)/2; IF([.B218]&lt;([.$H$2]-[.$G$2]); [.$F$2]+[.$I$2]*([.B218]-[.$G$2]); [.$A$2]-[.$F$2]+[.$I$2]*([.B218]-([.$H$2]-[.$G$2]))-([.$C$2]*(([.B218]-([.$H$2]-[.$G$2]))^2)/2)))" office:value-type="float" office:value="805.75" calcext:value-type="float">
            <text:p>805.75</text:p>
          </table:table-cell>
          <table:table-cell table:formula="of:=IF([.B218]&lt;[.$G$2]; [.$C$2]*[.B218]; IF([.B218]&lt;([.$H$2]-[.$G$2]);[.$I$2]; [.$I$2]-[.$C$2]*([.B218]-([.$H$2]-[.$G$2]))))" office:value-type="float" office:value="500" calcext:value-type="float">
            <text:p>500</text:p>
          </table:table-cell>
          <table:table-cell table:formula="of:=IF([.B218]&lt;[.$G$2]; [.$C$2]; IF([.B21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9]*[.$H$2]/[.$D$2]" office:value-type="float" office:value="2.247" calcext:value-type="float">
            <text:p>2.247</text:p>
          </table:table-cell>
          <table:table-cell table:formula="of:=IF([.B219]&lt;[.$G$2]; [.$C$2]*([.B219]^2)/2; IF([.B219]&lt;([.$H$2]-[.$G$2]); [.$F$2]+[.$I$2]*([.B219]-[.$G$2]); [.$A$2]-[.$F$2]+[.$I$2]*([.B219]-([.$H$2]-[.$G$2]))-([.$C$2]*(([.B219]-([.$H$2]-[.$G$2]))^2)/2)))" office:value-type="float" office:value="811" calcext:value-type="float">
            <text:p>811</text:p>
          </table:table-cell>
          <table:table-cell table:formula="of:=IF([.B219]&lt;[.$G$2]; [.$C$2]*[.B219]; IF([.B219]&lt;([.$H$2]-[.$G$2]);[.$I$2]; [.$I$2]-[.$C$2]*([.B219]-([.$H$2]-[.$G$2]))))" office:value-type="float" office:value="500" calcext:value-type="float">
            <text:p>500</text:p>
          </table:table-cell>
          <table:table-cell table:formula="of:=IF([.B219]&lt;[.$G$2]; [.$C$2]; IF([.B21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20]*[.$H$2]/[.$D$2]" office:value-type="float" office:value="2.2575" calcext:value-type="float">
            <text:p>2.2575</text:p>
          </table:table-cell>
          <table:table-cell table:formula="of:=IF([.B220]&lt;[.$G$2]; [.$C$2]*([.B220]^2)/2; IF([.B220]&lt;([.$H$2]-[.$G$2]); [.$F$2]+[.$I$2]*([.B220]-[.$G$2]); [.$A$2]-[.$F$2]+[.$I$2]*([.B220]-([.$H$2]-[.$G$2]))-([.$C$2]*(([.B220]-([.$H$2]-[.$G$2]))^2)/2)))" office:value-type="float" office:value="816.25" calcext:value-type="float">
            <text:p>816.25</text:p>
          </table:table-cell>
          <table:table-cell table:formula="of:=IF([.B220]&lt;[.$G$2]; [.$C$2]*[.B220]; IF([.B220]&lt;([.$H$2]-[.$G$2]);[.$I$2]; [.$I$2]-[.$C$2]*([.B220]-([.$H$2]-[.$G$2]))))" office:value-type="float" office:value="500" calcext:value-type="float">
            <text:p>500</text:p>
          </table:table-cell>
          <table:table-cell table:formula="of:=IF([.B220]&lt;[.$G$2]; [.$C$2]; IF([.B22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21]*[.$H$2]/[.$D$2]" office:value-type="float" office:value="2.268" calcext:value-type="float">
            <text:p>2.268</text:p>
          </table:table-cell>
          <table:table-cell table:formula="of:=IF([.B221]&lt;[.$G$2]; [.$C$2]*([.B221]^2)/2; IF([.B221]&lt;([.$H$2]-[.$G$2]); [.$F$2]+[.$I$2]*([.B221]-[.$G$2]); [.$A$2]-[.$F$2]+[.$I$2]*([.B221]-([.$H$2]-[.$G$2]))-([.$C$2]*(([.B221]-([.$H$2]-[.$G$2]))^2)/2)))" office:value-type="float" office:value="821.5" calcext:value-type="float">
            <text:p>821.5</text:p>
          </table:table-cell>
          <table:table-cell table:formula="of:=IF([.B221]&lt;[.$G$2]; [.$C$2]*[.B221]; IF([.B221]&lt;([.$H$2]-[.$G$2]);[.$I$2]; [.$I$2]-[.$C$2]*([.B221]-([.$H$2]-[.$G$2]))))" office:value-type="float" office:value="500" calcext:value-type="float">
            <text:p>500</text:p>
          </table:table-cell>
          <table:table-cell table:formula="of:=IF([.B221]&lt;[.$G$2]; [.$C$2]; IF([.B22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2]*[.$H$2]/[.$D$2]" office:value-type="float" office:value="2.2785" calcext:value-type="float">
            <text:p>2.2785</text:p>
          </table:table-cell>
          <table:table-cell table:formula="of:=IF([.B222]&lt;[.$G$2]; [.$C$2]*([.B222]^2)/2; IF([.B222]&lt;([.$H$2]-[.$G$2]); [.$F$2]+[.$I$2]*([.B222]-[.$G$2]); [.$A$2]-[.$F$2]+[.$I$2]*([.B222]-([.$H$2]-[.$G$2]))-([.$C$2]*(([.B222]-([.$H$2]-[.$G$2]))^2)/2)))" office:value-type="float" office:value="826.75" calcext:value-type="float">
            <text:p>826.75</text:p>
          </table:table-cell>
          <table:table-cell table:formula="of:=IF([.B222]&lt;[.$G$2]; [.$C$2]*[.B222]; IF([.B222]&lt;([.$H$2]-[.$G$2]);[.$I$2]; [.$I$2]-[.$C$2]*([.B222]-([.$H$2]-[.$G$2]))))" office:value-type="float" office:value="500" calcext:value-type="float">
            <text:p>500</text:p>
          </table:table-cell>
          <table:table-cell table:formula="of:=IF([.B222]&lt;[.$G$2]; [.$C$2]; IF([.B22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3]*[.$H$2]/[.$D$2]" office:value-type="float" office:value="2.289" calcext:value-type="float">
            <text:p>2.289</text:p>
          </table:table-cell>
          <table:table-cell table:formula="of:=IF([.B223]&lt;[.$G$2]; [.$C$2]*([.B223]^2)/2; IF([.B223]&lt;([.$H$2]-[.$G$2]); [.$F$2]+[.$I$2]*([.B223]-[.$G$2]); [.$A$2]-[.$F$2]+[.$I$2]*([.B223]-([.$H$2]-[.$G$2]))-([.$C$2]*(([.B223]-([.$H$2]-[.$G$2]))^2)/2)))" office:value-type="float" office:value="832" calcext:value-type="float">
            <text:p>832</text:p>
          </table:table-cell>
          <table:table-cell table:formula="of:=IF([.B223]&lt;[.$G$2]; [.$C$2]*[.B223]; IF([.B223]&lt;([.$H$2]-[.$G$2]);[.$I$2]; [.$I$2]-[.$C$2]*([.B223]-([.$H$2]-[.$G$2]))))" office:value-type="float" office:value="500" calcext:value-type="float">
            <text:p>500</text:p>
          </table:table-cell>
          <table:table-cell table:formula="of:=IF([.B223]&lt;[.$G$2]; [.$C$2]; IF([.B22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4]*[.$H$2]/[.$D$2]" office:value-type="float" office:value="2.2995" calcext:value-type="float">
            <text:p>2.2995</text:p>
          </table:table-cell>
          <table:table-cell table:formula="of:=IF([.B224]&lt;[.$G$2]; [.$C$2]*([.B224]^2)/2; IF([.B224]&lt;([.$H$2]-[.$G$2]); [.$F$2]+[.$I$2]*([.B224]-[.$G$2]); [.$A$2]-[.$F$2]+[.$I$2]*([.B224]-([.$H$2]-[.$G$2]))-([.$C$2]*(([.B224]-([.$H$2]-[.$G$2]))^2)/2)))" office:value-type="float" office:value="837.25" calcext:value-type="float">
            <text:p>837.25</text:p>
          </table:table-cell>
          <table:table-cell table:formula="of:=IF([.B224]&lt;[.$G$2]; [.$C$2]*[.B224]; IF([.B224]&lt;([.$H$2]-[.$G$2]);[.$I$2]; [.$I$2]-[.$C$2]*([.B224]-([.$H$2]-[.$G$2]))))" office:value-type="float" office:value="500" calcext:value-type="float">
            <text:p>500</text:p>
          </table:table-cell>
          <table:table-cell table:formula="of:=IF([.B224]&lt;[.$G$2]; [.$C$2]; IF([.B22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5]*[.$H$2]/[.$D$2]" office:value-type="float" office:value="2.31" calcext:value-type="float">
            <text:p>2.31</text:p>
          </table:table-cell>
          <table:table-cell table:formula="of:=IF([.B225]&lt;[.$G$2]; [.$C$2]*([.B225]^2)/2; IF([.B225]&lt;([.$H$2]-[.$G$2]); [.$F$2]+[.$I$2]*([.B225]-[.$G$2]); [.$A$2]-[.$F$2]+[.$I$2]*([.B225]-([.$H$2]-[.$G$2]))-([.$C$2]*(([.B225]-([.$H$2]-[.$G$2]))^2)/2)))" office:value-type="float" office:value="842.5" calcext:value-type="float">
            <text:p>842.5</text:p>
          </table:table-cell>
          <table:table-cell table:formula="of:=IF([.B225]&lt;[.$G$2]; [.$C$2]*[.B225]; IF([.B225]&lt;([.$H$2]-[.$G$2]);[.$I$2]; [.$I$2]-[.$C$2]*([.B225]-([.$H$2]-[.$G$2]))))" office:value-type="float" office:value="500" calcext:value-type="float">
            <text:p>500</text:p>
          </table:table-cell>
          <table:table-cell table:formula="of:=IF([.B225]&lt;[.$G$2]; [.$C$2]; IF([.B22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6]*[.$H$2]/[.$D$2]" office:value-type="float" office:value="2.3205" calcext:value-type="float">
            <text:p>2.3205</text:p>
          </table:table-cell>
          <table:table-cell table:formula="of:=IF([.B226]&lt;[.$G$2]; [.$C$2]*([.B226]^2)/2; IF([.B226]&lt;([.$H$2]-[.$G$2]); [.$F$2]+[.$I$2]*([.B226]-[.$G$2]); [.$A$2]-[.$F$2]+[.$I$2]*([.B226]-([.$H$2]-[.$G$2]))-([.$C$2]*(([.B226]-([.$H$2]-[.$G$2]))^2)/2)))" office:value-type="float" office:value="847.75" calcext:value-type="float">
            <text:p>847.75</text:p>
          </table:table-cell>
          <table:table-cell table:formula="of:=IF([.B226]&lt;[.$G$2]; [.$C$2]*[.B226]; IF([.B226]&lt;([.$H$2]-[.$G$2]);[.$I$2]; [.$I$2]-[.$C$2]*([.B226]-([.$H$2]-[.$G$2]))))" office:value-type="float" office:value="500" calcext:value-type="float">
            <text:p>500</text:p>
          </table:table-cell>
          <table:table-cell table:formula="of:=IF([.B226]&lt;[.$G$2]; [.$C$2]; IF([.B22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7]*[.$H$2]/[.$D$2]" office:value-type="float" office:value="2.331" calcext:value-type="float">
            <text:p>2.331</text:p>
          </table:table-cell>
          <table:table-cell table:formula="of:=IF([.B227]&lt;[.$G$2]; [.$C$2]*([.B227]^2)/2; IF([.B227]&lt;([.$H$2]-[.$G$2]); [.$F$2]+[.$I$2]*([.B227]-[.$G$2]); [.$A$2]-[.$F$2]+[.$I$2]*([.B227]-([.$H$2]-[.$G$2]))-([.$C$2]*(([.B227]-([.$H$2]-[.$G$2]))^2)/2)))" office:value-type="float" office:value="853" calcext:value-type="float">
            <text:p>853</text:p>
          </table:table-cell>
          <table:table-cell table:formula="of:=IF([.B227]&lt;[.$G$2]; [.$C$2]*[.B227]; IF([.B227]&lt;([.$H$2]-[.$G$2]);[.$I$2]; [.$I$2]-[.$C$2]*([.B227]-([.$H$2]-[.$G$2]))))" office:value-type="float" office:value="500" calcext:value-type="float">
            <text:p>500</text:p>
          </table:table-cell>
          <table:table-cell table:formula="of:=IF([.B227]&lt;[.$G$2]; [.$C$2]; IF([.B22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8]*[.$H$2]/[.$D$2]" office:value-type="float" office:value="2.3415" calcext:value-type="float">
            <text:p>2.3415</text:p>
          </table:table-cell>
          <table:table-cell table:formula="of:=IF([.B228]&lt;[.$G$2]; [.$C$2]*([.B228]^2)/2; IF([.B228]&lt;([.$H$2]-[.$G$2]); [.$F$2]+[.$I$2]*([.B228]-[.$G$2]); [.$A$2]-[.$F$2]+[.$I$2]*([.B228]-([.$H$2]-[.$G$2]))-([.$C$2]*(([.B228]-([.$H$2]-[.$G$2]))^2)/2)))" office:value-type="float" office:value="858.25" calcext:value-type="float">
            <text:p>858.25</text:p>
          </table:table-cell>
          <table:table-cell table:formula="of:=IF([.B228]&lt;[.$G$2]; [.$C$2]*[.B228]; IF([.B228]&lt;([.$H$2]-[.$G$2]);[.$I$2]; [.$I$2]-[.$C$2]*([.B228]-([.$H$2]-[.$G$2]))))" office:value-type="float" office:value="500" calcext:value-type="float">
            <text:p>500</text:p>
          </table:table-cell>
          <table:table-cell table:formula="of:=IF([.B228]&lt;[.$G$2]; [.$C$2]; IF([.B22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9]*[.$H$2]/[.$D$2]" office:value-type="float" office:value="2.352" calcext:value-type="float">
            <text:p>2.352</text:p>
          </table:table-cell>
          <table:table-cell table:formula="of:=IF([.B229]&lt;[.$G$2]; [.$C$2]*([.B229]^2)/2; IF([.B229]&lt;([.$H$2]-[.$G$2]); [.$F$2]+[.$I$2]*([.B229]-[.$G$2]); [.$A$2]-[.$F$2]+[.$I$2]*([.B229]-([.$H$2]-[.$G$2]))-([.$C$2]*(([.B229]-([.$H$2]-[.$G$2]))^2)/2)))" office:value-type="float" office:value="863.5" calcext:value-type="float">
            <text:p>863.5</text:p>
          </table:table-cell>
          <table:table-cell table:formula="of:=IF([.B229]&lt;[.$G$2]; [.$C$2]*[.B229]; IF([.B229]&lt;([.$H$2]-[.$G$2]);[.$I$2]; [.$I$2]-[.$C$2]*([.B229]-([.$H$2]-[.$G$2]))))" office:value-type="float" office:value="500" calcext:value-type="float">
            <text:p>500</text:p>
          </table:table-cell>
          <table:table-cell table:formula="of:=IF([.B229]&lt;[.$G$2]; [.$C$2]; IF([.B22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30]*[.$H$2]/[.$D$2]" office:value-type="float" office:value="2.3625" calcext:value-type="float">
            <text:p>2.3625</text:p>
          </table:table-cell>
          <table:table-cell table:formula="of:=IF([.B230]&lt;[.$G$2]; [.$C$2]*([.B230]^2)/2; IF([.B230]&lt;([.$H$2]-[.$G$2]); [.$F$2]+[.$I$2]*([.B230]-[.$G$2]); [.$A$2]-[.$F$2]+[.$I$2]*([.B230]-([.$H$2]-[.$G$2]))-([.$C$2]*(([.B230]-([.$H$2]-[.$G$2]))^2)/2)))" office:value-type="float" office:value="868.75" calcext:value-type="float">
            <text:p>868.75</text:p>
          </table:table-cell>
          <table:table-cell table:formula="of:=IF([.B230]&lt;[.$G$2]; [.$C$2]*[.B230]; IF([.B230]&lt;([.$H$2]-[.$G$2]);[.$I$2]; [.$I$2]-[.$C$2]*([.B230]-([.$H$2]-[.$G$2]))))" office:value-type="float" office:value="500" calcext:value-type="float">
            <text:p>500</text:p>
          </table:table-cell>
          <table:table-cell table:formula="of:=IF([.B230]&lt;[.$G$2]; [.$C$2]; IF([.B23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31]*[.$H$2]/[.$D$2]" office:value-type="float" office:value="2.373" calcext:value-type="float">
            <text:p>2.373</text:p>
          </table:table-cell>
          <table:table-cell table:formula="of:=IF([.B231]&lt;[.$G$2]; [.$C$2]*([.B231]^2)/2; IF([.B231]&lt;([.$H$2]-[.$G$2]); [.$F$2]+[.$I$2]*([.B231]-[.$G$2]); [.$A$2]-[.$F$2]+[.$I$2]*([.B231]-([.$H$2]-[.$G$2]))-([.$C$2]*(([.B231]-([.$H$2]-[.$G$2]))^2)/2)))" office:value-type="float" office:value="874" calcext:value-type="float">
            <text:p>874</text:p>
          </table:table-cell>
          <table:table-cell table:formula="of:=IF([.B231]&lt;[.$G$2]; [.$C$2]*[.B231]; IF([.B231]&lt;([.$H$2]-[.$G$2]);[.$I$2]; [.$I$2]-[.$C$2]*([.B231]-([.$H$2]-[.$G$2]))))" office:value-type="float" office:value="500" calcext:value-type="float">
            <text:p>500</text:p>
          </table:table-cell>
          <table:table-cell table:formula="of:=IF([.B231]&lt;[.$G$2]; [.$C$2]; IF([.B23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2]*[.$H$2]/[.$D$2]" office:value-type="float" office:value="2.3835" calcext:value-type="float">
            <text:p>2.3835</text:p>
          </table:table-cell>
          <table:table-cell table:formula="of:=IF([.B232]&lt;[.$G$2]; [.$C$2]*([.B232]^2)/2; IF([.B232]&lt;([.$H$2]-[.$G$2]); [.$F$2]+[.$I$2]*([.B232]-[.$G$2]); [.$A$2]-[.$F$2]+[.$I$2]*([.B232]-([.$H$2]-[.$G$2]))-([.$C$2]*(([.B232]-([.$H$2]-[.$G$2]))^2)/2)))" office:value-type="float" office:value="879.25" calcext:value-type="float">
            <text:p>879.25</text:p>
          </table:table-cell>
          <table:table-cell table:formula="of:=IF([.B232]&lt;[.$G$2]; [.$C$2]*[.B232]; IF([.B232]&lt;([.$H$2]-[.$G$2]);[.$I$2]; [.$I$2]-[.$C$2]*([.B232]-([.$H$2]-[.$G$2]))))" office:value-type="float" office:value="500" calcext:value-type="float">
            <text:p>500</text:p>
          </table:table-cell>
          <table:table-cell table:formula="of:=IF([.B232]&lt;[.$G$2]; [.$C$2]; IF([.B23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3]*[.$H$2]/[.$D$2]" office:value-type="float" office:value="2.394" calcext:value-type="float">
            <text:p>2.394</text:p>
          </table:table-cell>
          <table:table-cell table:formula="of:=IF([.B233]&lt;[.$G$2]; [.$C$2]*([.B233]^2)/2; IF([.B233]&lt;([.$H$2]-[.$G$2]); [.$F$2]+[.$I$2]*([.B233]-[.$G$2]); [.$A$2]-[.$F$2]+[.$I$2]*([.B233]-([.$H$2]-[.$G$2]))-([.$C$2]*(([.B233]-([.$H$2]-[.$G$2]))^2)/2)))" office:value-type="float" office:value="884.5" calcext:value-type="float">
            <text:p>884.5</text:p>
          </table:table-cell>
          <table:table-cell table:formula="of:=IF([.B233]&lt;[.$G$2]; [.$C$2]*[.B233]; IF([.B233]&lt;([.$H$2]-[.$G$2]);[.$I$2]; [.$I$2]-[.$C$2]*([.B233]-([.$H$2]-[.$G$2]))))" office:value-type="float" office:value="500" calcext:value-type="float">
            <text:p>500</text:p>
          </table:table-cell>
          <table:table-cell table:formula="of:=IF([.B233]&lt;[.$G$2]; [.$C$2]; IF([.B23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4]*[.$H$2]/[.$D$2]" office:value-type="float" office:value="2.4045" calcext:value-type="float">
            <text:p>2.4045</text:p>
          </table:table-cell>
          <table:table-cell table:formula="of:=IF([.B234]&lt;[.$G$2]; [.$C$2]*([.B234]^2)/2; IF([.B234]&lt;([.$H$2]-[.$G$2]); [.$F$2]+[.$I$2]*([.B234]-[.$G$2]); [.$A$2]-[.$F$2]+[.$I$2]*([.B234]-([.$H$2]-[.$G$2]))-([.$C$2]*(([.B234]-([.$H$2]-[.$G$2]))^2)/2)))" office:value-type="float" office:value="889.75" calcext:value-type="float">
            <text:p>889.75</text:p>
          </table:table-cell>
          <table:table-cell table:formula="of:=IF([.B234]&lt;[.$G$2]; [.$C$2]*[.B234]; IF([.B234]&lt;([.$H$2]-[.$G$2]);[.$I$2]; [.$I$2]-[.$C$2]*([.B234]-([.$H$2]-[.$G$2]))))" office:value-type="float" office:value="500" calcext:value-type="float">
            <text:p>500</text:p>
          </table:table-cell>
          <table:table-cell table:formula="of:=IF([.B234]&lt;[.$G$2]; [.$C$2]; IF([.B23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5]*[.$H$2]/[.$D$2]" office:value-type="float" office:value="2.415" calcext:value-type="float">
            <text:p>2.415</text:p>
          </table:table-cell>
          <table:table-cell table:formula="of:=IF([.B235]&lt;[.$G$2]; [.$C$2]*([.B235]^2)/2; IF([.B235]&lt;([.$H$2]-[.$G$2]); [.$F$2]+[.$I$2]*([.B235]-[.$G$2]); [.$A$2]-[.$F$2]+[.$I$2]*([.B235]-([.$H$2]-[.$G$2]))-([.$C$2]*(([.B235]-([.$H$2]-[.$G$2]))^2)/2)))" office:value-type="float" office:value="895" calcext:value-type="float">
            <text:p>895</text:p>
          </table:table-cell>
          <table:table-cell table:formula="of:=IF([.B235]&lt;[.$G$2]; [.$C$2]*[.B235]; IF([.B235]&lt;([.$H$2]-[.$G$2]);[.$I$2]; [.$I$2]-[.$C$2]*([.B235]-([.$H$2]-[.$G$2]))))" office:value-type="float" office:value="500" calcext:value-type="float">
            <text:p>500</text:p>
          </table:table-cell>
          <table:table-cell table:formula="of:=IF([.B235]&lt;[.$G$2]; [.$C$2]; IF([.B23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6]*[.$H$2]/[.$D$2]" office:value-type="float" office:value="2.4255" calcext:value-type="float">
            <text:p>2.4255</text:p>
          </table:table-cell>
          <table:table-cell table:formula="of:=IF([.B236]&lt;[.$G$2]; [.$C$2]*([.B236]^2)/2; IF([.B236]&lt;([.$H$2]-[.$G$2]); [.$F$2]+[.$I$2]*([.B236]-[.$G$2]); [.$A$2]-[.$F$2]+[.$I$2]*([.B236]-([.$H$2]-[.$G$2]))-([.$C$2]*(([.B236]-([.$H$2]-[.$G$2]))^2)/2)))" office:value-type="float" office:value="900.25" calcext:value-type="float">
            <text:p>900.25</text:p>
          </table:table-cell>
          <table:table-cell table:formula="of:=IF([.B236]&lt;[.$G$2]; [.$C$2]*[.B236]; IF([.B236]&lt;([.$H$2]-[.$G$2]);[.$I$2]; [.$I$2]-[.$C$2]*([.B236]-([.$H$2]-[.$G$2]))))" office:value-type="float" office:value="500" calcext:value-type="float">
            <text:p>500</text:p>
          </table:table-cell>
          <table:table-cell table:formula="of:=IF([.B236]&lt;[.$G$2]; [.$C$2]; IF([.B23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7]*[.$H$2]/[.$D$2]" office:value-type="float" office:value="2.436" calcext:value-type="float">
            <text:p>2.436</text:p>
          </table:table-cell>
          <table:table-cell table:formula="of:=IF([.B237]&lt;[.$G$2]; [.$C$2]*([.B237]^2)/2; IF([.B237]&lt;([.$H$2]-[.$G$2]); [.$F$2]+[.$I$2]*([.B237]-[.$G$2]); [.$A$2]-[.$F$2]+[.$I$2]*([.B237]-([.$H$2]-[.$G$2]))-([.$C$2]*(([.B237]-([.$H$2]-[.$G$2]))^2)/2)))" office:value-type="float" office:value="905.5" calcext:value-type="float">
            <text:p>905.5</text:p>
          </table:table-cell>
          <table:table-cell table:formula="of:=IF([.B237]&lt;[.$G$2]; [.$C$2]*[.B237]; IF([.B237]&lt;([.$H$2]-[.$G$2]);[.$I$2]; [.$I$2]-[.$C$2]*([.B237]-([.$H$2]-[.$G$2]))))" office:value-type="float" office:value="500" calcext:value-type="float">
            <text:p>500</text:p>
          </table:table-cell>
          <table:table-cell table:formula="of:=IF([.B237]&lt;[.$G$2]; [.$C$2]; IF([.B23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8]*[.$H$2]/[.$D$2]" office:value-type="float" office:value="2.4465" calcext:value-type="float">
            <text:p>2.4465</text:p>
          </table:table-cell>
          <table:table-cell table:formula="of:=IF([.B238]&lt;[.$G$2]; [.$C$2]*([.B238]^2)/2; IF([.B238]&lt;([.$H$2]-[.$G$2]); [.$F$2]+[.$I$2]*([.B238]-[.$G$2]); [.$A$2]-[.$F$2]+[.$I$2]*([.B238]-([.$H$2]-[.$G$2]))-([.$C$2]*(([.B238]-([.$H$2]-[.$G$2]))^2)/2)))" office:value-type="float" office:value="910.75" calcext:value-type="float">
            <text:p>910.75</text:p>
          </table:table-cell>
          <table:table-cell table:formula="of:=IF([.B238]&lt;[.$G$2]; [.$C$2]*[.B238]; IF([.B238]&lt;([.$H$2]-[.$G$2]);[.$I$2]; [.$I$2]-[.$C$2]*([.B238]-([.$H$2]-[.$G$2]))))" office:value-type="float" office:value="500" calcext:value-type="float">
            <text:p>500</text:p>
          </table:table-cell>
          <table:table-cell table:formula="of:=IF([.B238]&lt;[.$G$2]; [.$C$2]; IF([.B23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9]*[.$H$2]/[.$D$2]" office:value-type="float" office:value="2.457" calcext:value-type="float">
            <text:p>2.457</text:p>
          </table:table-cell>
          <table:table-cell table:formula="of:=IF([.B239]&lt;[.$G$2]; [.$C$2]*([.B239]^2)/2; IF([.B239]&lt;([.$H$2]-[.$G$2]); [.$F$2]+[.$I$2]*([.B239]-[.$G$2]); [.$A$2]-[.$F$2]+[.$I$2]*([.B239]-([.$H$2]-[.$G$2]))-([.$C$2]*(([.B239]-([.$H$2]-[.$G$2]))^2)/2)))" office:value-type="float" office:value="916" calcext:value-type="float">
            <text:p>916</text:p>
          </table:table-cell>
          <table:table-cell table:formula="of:=IF([.B239]&lt;[.$G$2]; [.$C$2]*[.B239]; IF([.B239]&lt;([.$H$2]-[.$G$2]);[.$I$2]; [.$I$2]-[.$C$2]*([.B239]-([.$H$2]-[.$G$2]))))" office:value-type="float" office:value="500" calcext:value-type="float">
            <text:p>500</text:p>
          </table:table-cell>
          <table:table-cell table:formula="of:=IF([.B239]&lt;[.$G$2]; [.$C$2]; IF([.B23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40]*[.$H$2]/[.$D$2]" office:value-type="float" office:value="2.4675" calcext:value-type="float">
            <text:p>2.4675</text:p>
          </table:table-cell>
          <table:table-cell table:formula="of:=IF([.B240]&lt;[.$G$2]; [.$C$2]*([.B240]^2)/2; IF([.B240]&lt;([.$H$2]-[.$G$2]); [.$F$2]+[.$I$2]*([.B240]-[.$G$2]); [.$A$2]-[.$F$2]+[.$I$2]*([.B240]-([.$H$2]-[.$G$2]))-([.$C$2]*(([.B240]-([.$H$2]-[.$G$2]))^2)/2)))" office:value-type="float" office:value="921.25" calcext:value-type="float">
            <text:p>921.25</text:p>
          </table:table-cell>
          <table:table-cell table:formula="of:=IF([.B240]&lt;[.$G$2]; [.$C$2]*[.B240]; IF([.B240]&lt;([.$H$2]-[.$G$2]);[.$I$2]; [.$I$2]-[.$C$2]*([.B240]-([.$H$2]-[.$G$2]))))" office:value-type="float" office:value="500" calcext:value-type="float">
            <text:p>500</text:p>
          </table:table-cell>
          <table:table-cell table:formula="of:=IF([.B240]&lt;[.$G$2]; [.$C$2]; IF([.B24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41]*[.$H$2]/[.$D$2]" office:value-type="float" office:value="2.478" calcext:value-type="float">
            <text:p>2.478</text:p>
          </table:table-cell>
          <table:table-cell table:formula="of:=IF([.B241]&lt;[.$G$2]; [.$C$2]*([.B241]^2)/2; IF([.B241]&lt;([.$H$2]-[.$G$2]); [.$F$2]+[.$I$2]*([.B241]-[.$G$2]); [.$A$2]-[.$F$2]+[.$I$2]*([.B241]-([.$H$2]-[.$G$2]))-([.$C$2]*(([.B241]-([.$H$2]-[.$G$2]))^2)/2)))" office:value-type="float" office:value="926.5" calcext:value-type="float">
            <text:p>926.5</text:p>
          </table:table-cell>
          <table:table-cell table:formula="of:=IF([.B241]&lt;[.$G$2]; [.$C$2]*[.B241]; IF([.B241]&lt;([.$H$2]-[.$G$2]);[.$I$2]; [.$I$2]-[.$C$2]*([.B241]-([.$H$2]-[.$G$2]))))" office:value-type="float" office:value="500" calcext:value-type="float">
            <text:p>500</text:p>
          </table:table-cell>
          <table:table-cell table:formula="of:=IF([.B241]&lt;[.$G$2]; [.$C$2]; IF([.B24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2]*[.$H$2]/[.$D$2]" office:value-type="float" office:value="2.4885" calcext:value-type="float">
            <text:p>2.4885</text:p>
          </table:table-cell>
          <table:table-cell table:formula="of:=IF([.B242]&lt;[.$G$2]; [.$C$2]*([.B242]^2)/2; IF([.B242]&lt;([.$H$2]-[.$G$2]); [.$F$2]+[.$I$2]*([.B242]-[.$G$2]); [.$A$2]-[.$F$2]+[.$I$2]*([.B242]-([.$H$2]-[.$G$2]))-([.$C$2]*(([.B242]-([.$H$2]-[.$G$2]))^2)/2)))" office:value-type="float" office:value="931.75" calcext:value-type="float">
            <text:p>931.75</text:p>
          </table:table-cell>
          <table:table-cell table:formula="of:=IF([.B242]&lt;[.$G$2]; [.$C$2]*[.B242]; IF([.B242]&lt;([.$H$2]-[.$G$2]);[.$I$2]; [.$I$2]-[.$C$2]*([.B242]-([.$H$2]-[.$G$2]))))" office:value-type="float" office:value="500" calcext:value-type="float">
            <text:p>500</text:p>
          </table:table-cell>
          <table:table-cell table:formula="of:=IF([.B242]&lt;[.$G$2]; [.$C$2]; IF([.B24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3]*[.$H$2]/[.$D$2]" office:value-type="float" office:value="2.499" calcext:value-type="float">
            <text:p>2.499</text:p>
          </table:table-cell>
          <table:table-cell table:formula="of:=IF([.B243]&lt;[.$G$2]; [.$C$2]*([.B243]^2)/2; IF([.B243]&lt;([.$H$2]-[.$G$2]); [.$F$2]+[.$I$2]*([.B243]-[.$G$2]); [.$A$2]-[.$F$2]+[.$I$2]*([.B243]-([.$H$2]-[.$G$2]))-([.$C$2]*(([.B243]-([.$H$2]-[.$G$2]))^2)/2)))" office:value-type="float" office:value="937" calcext:value-type="float">
            <text:p>937</text:p>
          </table:table-cell>
          <table:table-cell table:formula="of:=IF([.B243]&lt;[.$G$2]; [.$C$2]*[.B243]; IF([.B243]&lt;([.$H$2]-[.$G$2]);[.$I$2]; [.$I$2]-[.$C$2]*([.B243]-([.$H$2]-[.$G$2]))))" office:value-type="float" office:value="500" calcext:value-type="float">
            <text:p>500</text:p>
          </table:table-cell>
          <table:table-cell table:formula="of:=IF([.B243]&lt;[.$G$2]; [.$C$2]; IF([.B24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4]*[.$H$2]/[.$D$2]" office:value-type="float" office:value="2.5095" calcext:value-type="float">
            <text:p>2.5095</text:p>
          </table:table-cell>
          <table:table-cell table:formula="of:=IF([.B244]&lt;[.$G$2]; [.$C$2]*([.B244]^2)/2; IF([.B244]&lt;([.$H$2]-[.$G$2]); [.$F$2]+[.$I$2]*([.B244]-[.$G$2]); [.$A$2]-[.$F$2]+[.$I$2]*([.B244]-([.$H$2]-[.$G$2]))-([.$C$2]*(([.B244]-([.$H$2]-[.$G$2]))^2)/2)))" office:value-type="float" office:value="942.25" calcext:value-type="float">
            <text:p>942.25</text:p>
          </table:table-cell>
          <table:table-cell table:formula="of:=IF([.B244]&lt;[.$G$2]; [.$C$2]*[.B244]; IF([.B244]&lt;([.$H$2]-[.$G$2]);[.$I$2]; [.$I$2]-[.$C$2]*([.B244]-([.$H$2]-[.$G$2]))))" office:value-type="float" office:value="500" calcext:value-type="float">
            <text:p>500</text:p>
          </table:table-cell>
          <table:table-cell table:formula="of:=IF([.B244]&lt;[.$G$2]; [.$C$2]; IF([.B24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5]*[.$H$2]/[.$D$2]" office:value-type="float" office:value="2.52" calcext:value-type="float">
            <text:p>2.52</text:p>
          </table:table-cell>
          <table:table-cell table:formula="of:=IF([.B245]&lt;[.$G$2]; [.$C$2]*([.B245]^2)/2; IF([.B245]&lt;([.$H$2]-[.$G$2]); [.$F$2]+[.$I$2]*([.B245]-[.$G$2]); [.$A$2]-[.$F$2]+[.$I$2]*([.B245]-([.$H$2]-[.$G$2]))-([.$C$2]*(([.B245]-([.$H$2]-[.$G$2]))^2)/2)))" office:value-type="float" office:value="947.5" calcext:value-type="float">
            <text:p>947.5</text:p>
          </table:table-cell>
          <table:table-cell table:formula="of:=IF([.B245]&lt;[.$G$2]; [.$C$2]*[.B245]; IF([.B245]&lt;([.$H$2]-[.$G$2]);[.$I$2]; [.$I$2]-[.$C$2]*([.B245]-([.$H$2]-[.$G$2]))))" office:value-type="float" office:value="500" calcext:value-type="float">
            <text:p>500</text:p>
          </table:table-cell>
          <table:table-cell table:formula="of:=IF([.B245]&lt;[.$G$2]; [.$C$2]; IF([.B24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6]*[.$H$2]/[.$D$2]" office:value-type="float" office:value="2.5305" calcext:value-type="float">
            <text:p>2.5305</text:p>
          </table:table-cell>
          <table:table-cell table:formula="of:=IF([.B246]&lt;[.$G$2]; [.$C$2]*([.B246]^2)/2; IF([.B246]&lt;([.$H$2]-[.$G$2]); [.$F$2]+[.$I$2]*([.B246]-[.$G$2]); [.$A$2]-[.$F$2]+[.$I$2]*([.B246]-([.$H$2]-[.$G$2]))-([.$C$2]*(([.B246]-([.$H$2]-[.$G$2]))^2)/2)))" office:value-type="float" office:value="952.75" calcext:value-type="float">
            <text:p>952.75</text:p>
          </table:table-cell>
          <table:table-cell table:formula="of:=IF([.B246]&lt;[.$G$2]; [.$C$2]*[.B246]; IF([.B246]&lt;([.$H$2]-[.$G$2]);[.$I$2]; [.$I$2]-[.$C$2]*([.B246]-([.$H$2]-[.$G$2]))))" office:value-type="float" office:value="500" calcext:value-type="float">
            <text:p>500</text:p>
          </table:table-cell>
          <table:table-cell table:formula="of:=IF([.B246]&lt;[.$G$2]; [.$C$2]; IF([.B24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7]*[.$H$2]/[.$D$2]" office:value-type="float" office:value="2.541" calcext:value-type="float">
            <text:p>2.541</text:p>
          </table:table-cell>
          <table:table-cell table:formula="of:=IF([.B247]&lt;[.$G$2]; [.$C$2]*([.B247]^2)/2; IF([.B247]&lt;([.$H$2]-[.$G$2]); [.$F$2]+[.$I$2]*([.B247]-[.$G$2]); [.$A$2]-[.$F$2]+[.$I$2]*([.B247]-([.$H$2]-[.$G$2]))-([.$C$2]*(([.B247]-([.$H$2]-[.$G$2]))^2)/2)))" office:value-type="float" office:value="958" calcext:value-type="float">
            <text:p>958</text:p>
          </table:table-cell>
          <table:table-cell table:formula="of:=IF([.B247]&lt;[.$G$2]; [.$C$2]*[.B247]; IF([.B247]&lt;([.$H$2]-[.$G$2]);[.$I$2]; [.$I$2]-[.$C$2]*([.B247]-([.$H$2]-[.$G$2]))))" office:value-type="float" office:value="500" calcext:value-type="float">
            <text:p>500</text:p>
          </table:table-cell>
          <table:table-cell table:formula="of:=IF([.B247]&lt;[.$G$2]; [.$C$2]; IF([.B24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8]*[.$H$2]/[.$D$2]" office:value-type="float" office:value="2.5515" calcext:value-type="float">
            <text:p>2.5515</text:p>
          </table:table-cell>
          <table:table-cell table:formula="of:=IF([.B248]&lt;[.$G$2]; [.$C$2]*([.B248]^2)/2; IF([.B248]&lt;([.$H$2]-[.$G$2]); [.$F$2]+[.$I$2]*([.B248]-[.$G$2]); [.$A$2]-[.$F$2]+[.$I$2]*([.B248]-([.$H$2]-[.$G$2]))-([.$C$2]*(([.B248]-([.$H$2]-[.$G$2]))^2)/2)))" office:value-type="float" office:value="963.25" calcext:value-type="float">
            <text:p>963.25</text:p>
          </table:table-cell>
          <table:table-cell table:formula="of:=IF([.B248]&lt;[.$G$2]; [.$C$2]*[.B248]; IF([.B248]&lt;([.$H$2]-[.$G$2]);[.$I$2]; [.$I$2]-[.$C$2]*([.B248]-([.$H$2]-[.$G$2]))))" office:value-type="float" office:value="500" calcext:value-type="float">
            <text:p>500</text:p>
          </table:table-cell>
          <table:table-cell table:formula="of:=IF([.B248]&lt;[.$G$2]; [.$C$2]; IF([.B24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9]*[.$H$2]/[.$D$2]" office:value-type="float" office:value="2.562" calcext:value-type="float">
            <text:p>2.562</text:p>
          </table:table-cell>
          <table:table-cell table:formula="of:=IF([.B249]&lt;[.$G$2]; [.$C$2]*([.B249]^2)/2; IF([.B249]&lt;([.$H$2]-[.$G$2]); [.$F$2]+[.$I$2]*([.B249]-[.$G$2]); [.$A$2]-[.$F$2]+[.$I$2]*([.B249]-([.$H$2]-[.$G$2]))-([.$C$2]*(([.B249]-([.$H$2]-[.$G$2]))^2)/2)))" office:value-type="float" office:value="968.5" calcext:value-type="float">
            <text:p>968.5</text:p>
          </table:table-cell>
          <table:table-cell table:formula="of:=IF([.B249]&lt;[.$G$2]; [.$C$2]*[.B249]; IF([.B249]&lt;([.$H$2]-[.$G$2]);[.$I$2]; [.$I$2]-[.$C$2]*([.B249]-([.$H$2]-[.$G$2]))))" office:value-type="float" office:value="500" calcext:value-type="float">
            <text:p>500</text:p>
          </table:table-cell>
          <table:table-cell table:formula="of:=IF([.B249]&lt;[.$G$2]; [.$C$2]; IF([.B24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50]*[.$H$2]/[.$D$2]" office:value-type="float" office:value="2.5725" calcext:value-type="float">
            <text:p>2.5725</text:p>
          </table:table-cell>
          <table:table-cell table:formula="of:=IF([.B250]&lt;[.$G$2]; [.$C$2]*([.B250]^2)/2; IF([.B250]&lt;([.$H$2]-[.$G$2]); [.$F$2]+[.$I$2]*([.B250]-[.$G$2]); [.$A$2]-[.$F$2]+[.$I$2]*([.B250]-([.$H$2]-[.$G$2]))-([.$C$2]*(([.B250]-([.$H$2]-[.$G$2]))^2)/2)))" office:value-type="float" office:value="973.75" calcext:value-type="float">
            <text:p>973.75</text:p>
          </table:table-cell>
          <table:table-cell table:formula="of:=IF([.B250]&lt;[.$G$2]; [.$C$2]*[.B250]; IF([.B250]&lt;([.$H$2]-[.$G$2]);[.$I$2]; [.$I$2]-[.$C$2]*([.B250]-([.$H$2]-[.$G$2]))))" office:value-type="float" office:value="500" calcext:value-type="float">
            <text:p>500</text:p>
          </table:table-cell>
          <table:table-cell table:formula="of:=IF([.B250]&lt;[.$G$2]; [.$C$2]; IF([.B25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51]*[.$H$2]/[.$D$2]" office:value-type="float" office:value="2.583" calcext:value-type="float">
            <text:p>2.583</text:p>
          </table:table-cell>
          <table:table-cell table:formula="of:=IF([.B251]&lt;[.$G$2]; [.$C$2]*([.B251]^2)/2; IF([.B251]&lt;([.$H$2]-[.$G$2]); [.$F$2]+[.$I$2]*([.B251]-[.$G$2]); [.$A$2]-[.$F$2]+[.$I$2]*([.B251]-([.$H$2]-[.$G$2]))-([.$C$2]*(([.B251]-([.$H$2]-[.$G$2]))^2)/2)))" office:value-type="float" office:value="979" calcext:value-type="float">
            <text:p>979</text:p>
          </table:table-cell>
          <table:table-cell table:formula="of:=IF([.B251]&lt;[.$G$2]; [.$C$2]*[.B251]; IF([.B251]&lt;([.$H$2]-[.$G$2]);[.$I$2]; [.$I$2]-[.$C$2]*([.B251]-([.$H$2]-[.$G$2]))))" office:value-type="float" office:value="500" calcext:value-type="float">
            <text:p>500</text:p>
          </table:table-cell>
          <table:table-cell table:formula="of:=IF([.B251]&lt;[.$G$2]; [.$C$2]; IF([.B25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2]*[.$H$2]/[.$D$2]" office:value-type="float" office:value="2.5935" calcext:value-type="float">
            <text:p>2.5935</text:p>
          </table:table-cell>
          <table:table-cell table:formula="of:=IF([.B252]&lt;[.$G$2]; [.$C$2]*([.B252]^2)/2; IF([.B252]&lt;([.$H$2]-[.$G$2]); [.$F$2]+[.$I$2]*([.B252]-[.$G$2]); [.$A$2]-[.$F$2]+[.$I$2]*([.B252]-([.$H$2]-[.$G$2]))-([.$C$2]*(([.B252]-([.$H$2]-[.$G$2]))^2)/2)))" office:value-type="float" office:value="984.25" calcext:value-type="float">
            <text:p>984.25</text:p>
          </table:table-cell>
          <table:table-cell table:formula="of:=IF([.B252]&lt;[.$G$2]; [.$C$2]*[.B252]; IF([.B252]&lt;([.$H$2]-[.$G$2]);[.$I$2]; [.$I$2]-[.$C$2]*([.B252]-([.$H$2]-[.$G$2]))))" office:value-type="float" office:value="500" calcext:value-type="float">
            <text:p>500</text:p>
          </table:table-cell>
          <table:table-cell table:formula="of:=IF([.B252]&lt;[.$G$2]; [.$C$2]; IF([.B25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3]*[.$H$2]/[.$D$2]" office:value-type="float" office:value="2.604" calcext:value-type="float">
            <text:p>2.604</text:p>
          </table:table-cell>
          <table:table-cell table:formula="of:=IF([.B253]&lt;[.$G$2]; [.$C$2]*([.B253]^2)/2; IF([.B253]&lt;([.$H$2]-[.$G$2]); [.$F$2]+[.$I$2]*([.B253]-[.$G$2]); [.$A$2]-[.$F$2]+[.$I$2]*([.B253]-([.$H$2]-[.$G$2]))-([.$C$2]*(([.B253]-([.$H$2]-[.$G$2]))^2)/2)))" office:value-type="float" office:value="989.5" calcext:value-type="float">
            <text:p>989.5</text:p>
          </table:table-cell>
          <table:table-cell table:formula="of:=IF([.B253]&lt;[.$G$2]; [.$C$2]*[.B253]; IF([.B253]&lt;([.$H$2]-[.$G$2]);[.$I$2]; [.$I$2]-[.$C$2]*([.B253]-([.$H$2]-[.$G$2]))))" office:value-type="float" office:value="500" calcext:value-type="float">
            <text:p>500</text:p>
          </table:table-cell>
          <table:table-cell table:formula="of:=IF([.B253]&lt;[.$G$2]; [.$C$2]; IF([.B25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4]*[.$H$2]/[.$D$2]" office:value-type="float" office:value="2.6145" calcext:value-type="float">
            <text:p>2.6145</text:p>
          </table:table-cell>
          <table:table-cell table:formula="of:=IF([.B254]&lt;[.$G$2]; [.$C$2]*([.B254]^2)/2; IF([.B254]&lt;([.$H$2]-[.$G$2]); [.$F$2]+[.$I$2]*([.B254]-[.$G$2]); [.$A$2]-[.$F$2]+[.$I$2]*([.B254]-([.$H$2]-[.$G$2]))-([.$C$2]*(([.B254]-([.$H$2]-[.$G$2]))^2)/2)))" office:value-type="float" office:value="994.75" calcext:value-type="float">
            <text:p>994.75</text:p>
          </table:table-cell>
          <table:table-cell table:formula="of:=IF([.B254]&lt;[.$G$2]; [.$C$2]*[.B254]; IF([.B254]&lt;([.$H$2]-[.$G$2]);[.$I$2]; [.$I$2]-[.$C$2]*([.B254]-([.$H$2]-[.$G$2]))))" office:value-type="float" office:value="500" calcext:value-type="float">
            <text:p>500</text:p>
          </table:table-cell>
          <table:table-cell table:formula="of:=IF([.B254]&lt;[.$G$2]; [.$C$2]; IF([.B25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5]*[.$H$2]/[.$D$2]" office:value-type="float" office:value="2.625" calcext:value-type="float">
            <text:p>2.625</text:p>
          </table:table-cell>
          <table:table-cell table:formula="of:=IF([.B255]&lt;[.$G$2]; [.$C$2]*([.B255]^2)/2; IF([.B255]&lt;([.$H$2]-[.$G$2]); [.$F$2]+[.$I$2]*([.B255]-[.$G$2]); [.$A$2]-[.$F$2]+[.$I$2]*([.B255]-([.$H$2]-[.$G$2]))-([.$C$2]*(([.B255]-([.$H$2]-[.$G$2]))^2)/2)))" office:value-type="float" office:value="1000" calcext:value-type="float">
            <text:p>1000</text:p>
          </table:table-cell>
          <table:table-cell table:formula="of:=IF([.B255]&lt;[.$G$2]; [.$C$2]*[.B255]; IF([.B255]&lt;([.$H$2]-[.$G$2]);[.$I$2]; [.$I$2]-[.$C$2]*([.B255]-([.$H$2]-[.$G$2]))))" office:value-type="float" office:value="500" calcext:value-type="float">
            <text:p>500</text:p>
          </table:table-cell>
          <table:table-cell table:formula="of:=IF([.B255]&lt;[.$G$2]; [.$C$2]; IF([.B25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6]*[.$H$2]/[.$D$2]" office:value-type="float" office:value="2.6355" calcext:value-type="float">
            <text:p>2.6355</text:p>
          </table:table-cell>
          <table:table-cell table:formula="of:=IF([.B256]&lt;[.$G$2]; [.$C$2]*([.B256]^2)/2; IF([.B256]&lt;([.$H$2]-[.$G$2]); [.$F$2]+[.$I$2]*([.B256]-[.$G$2]); [.$A$2]-[.$F$2]+[.$I$2]*([.B256]-([.$H$2]-[.$G$2]))-([.$C$2]*(([.B256]-([.$H$2]-[.$G$2]))^2)/2)))" office:value-type="float" office:value="1005.25" calcext:value-type="float">
            <text:p>1005.25</text:p>
          </table:table-cell>
          <table:table-cell table:formula="of:=IF([.B256]&lt;[.$G$2]; [.$C$2]*[.B256]; IF([.B256]&lt;([.$H$2]-[.$G$2]);[.$I$2]; [.$I$2]-[.$C$2]*([.B256]-([.$H$2]-[.$G$2]))))" office:value-type="float" office:value="500" calcext:value-type="float">
            <text:p>500</text:p>
          </table:table-cell>
          <table:table-cell table:formula="of:=IF([.B256]&lt;[.$G$2]; [.$C$2]; IF([.B25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7]*[.$H$2]/[.$D$2]" office:value-type="float" office:value="2.646" calcext:value-type="float">
            <text:p>2.646</text:p>
          </table:table-cell>
          <table:table-cell table:formula="of:=IF([.B257]&lt;[.$G$2]; [.$C$2]*([.B257]^2)/2; IF([.B257]&lt;([.$H$2]-[.$G$2]); [.$F$2]+[.$I$2]*([.B257]-[.$G$2]); [.$A$2]-[.$F$2]+[.$I$2]*([.B257]-([.$H$2]-[.$G$2]))-([.$C$2]*(([.B257]-([.$H$2]-[.$G$2]))^2)/2)))" office:value-type="float" office:value="1010.5" calcext:value-type="float">
            <text:p>1010.5</text:p>
          </table:table-cell>
          <table:table-cell table:formula="of:=IF([.B257]&lt;[.$G$2]; [.$C$2]*[.B257]; IF([.B257]&lt;([.$H$2]-[.$G$2]);[.$I$2]; [.$I$2]-[.$C$2]*([.B257]-([.$H$2]-[.$G$2]))))" office:value-type="float" office:value="500" calcext:value-type="float">
            <text:p>500</text:p>
          </table:table-cell>
          <table:table-cell table:formula="of:=IF([.B257]&lt;[.$G$2]; [.$C$2]; IF([.B25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8]*[.$H$2]/[.$D$2]" office:value-type="float" office:value="2.6565" calcext:value-type="float">
            <text:p>2.6565</text:p>
          </table:table-cell>
          <table:table-cell table:formula="of:=IF([.B258]&lt;[.$G$2]; [.$C$2]*([.B258]^2)/2; IF([.B258]&lt;([.$H$2]-[.$G$2]); [.$F$2]+[.$I$2]*([.B258]-[.$G$2]); [.$A$2]-[.$F$2]+[.$I$2]*([.B258]-([.$H$2]-[.$G$2]))-([.$C$2]*(([.B258]-([.$H$2]-[.$G$2]))^2)/2)))" office:value-type="float" office:value="1015.75" calcext:value-type="float">
            <text:p>1015.75</text:p>
          </table:table-cell>
          <table:table-cell table:formula="of:=IF([.B258]&lt;[.$G$2]; [.$C$2]*[.B258]; IF([.B258]&lt;([.$H$2]-[.$G$2]);[.$I$2]; [.$I$2]-[.$C$2]*([.B258]-([.$H$2]-[.$G$2]))))" office:value-type="float" office:value="500" calcext:value-type="float">
            <text:p>500</text:p>
          </table:table-cell>
          <table:table-cell table:formula="of:=IF([.B258]&lt;[.$G$2]; [.$C$2]; IF([.B25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9]*[.$H$2]/[.$D$2]" office:value-type="float" office:value="2.667" calcext:value-type="float">
            <text:p>2.667</text:p>
          </table:table-cell>
          <table:table-cell table:formula="of:=IF([.B259]&lt;[.$G$2]; [.$C$2]*([.B259]^2)/2; IF([.B259]&lt;([.$H$2]-[.$G$2]); [.$F$2]+[.$I$2]*([.B259]-[.$G$2]); [.$A$2]-[.$F$2]+[.$I$2]*([.B259]-([.$H$2]-[.$G$2]))-([.$C$2]*(([.B259]-([.$H$2]-[.$G$2]))^2)/2)))" office:value-type="float" office:value="1021" calcext:value-type="float">
            <text:p>1021</text:p>
          </table:table-cell>
          <table:table-cell table:formula="of:=IF([.B259]&lt;[.$G$2]; [.$C$2]*[.B259]; IF([.B259]&lt;([.$H$2]-[.$G$2]);[.$I$2]; [.$I$2]-[.$C$2]*([.B259]-([.$H$2]-[.$G$2]))))" office:value-type="float" office:value="500" calcext:value-type="float">
            <text:p>500</text:p>
          </table:table-cell>
          <table:table-cell table:formula="of:=IF([.B259]&lt;[.$G$2]; [.$C$2]; IF([.B25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60]*[.$H$2]/[.$D$2]" office:value-type="float" office:value="2.6775" calcext:value-type="float">
            <text:p>2.6775</text:p>
          </table:table-cell>
          <table:table-cell table:formula="of:=IF([.B260]&lt;[.$G$2]; [.$C$2]*([.B260]^2)/2; IF([.B260]&lt;([.$H$2]-[.$G$2]); [.$F$2]+[.$I$2]*([.B260]-[.$G$2]); [.$A$2]-[.$F$2]+[.$I$2]*([.B260]-([.$H$2]-[.$G$2]))-([.$C$2]*(([.B260]-([.$H$2]-[.$G$2]))^2)/2)))" office:value-type="float" office:value="1026.25" calcext:value-type="float">
            <text:p>1026.25</text:p>
          </table:table-cell>
          <table:table-cell table:formula="of:=IF([.B260]&lt;[.$G$2]; [.$C$2]*[.B260]; IF([.B260]&lt;([.$H$2]-[.$G$2]);[.$I$2]; [.$I$2]-[.$C$2]*([.B260]-([.$H$2]-[.$G$2]))))" office:value-type="float" office:value="500" calcext:value-type="float">
            <text:p>500</text:p>
          </table:table-cell>
          <table:table-cell table:formula="of:=IF([.B260]&lt;[.$G$2]; [.$C$2]; IF([.B26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61]*[.$H$2]/[.$D$2]" office:value-type="float" office:value="2.688" calcext:value-type="float">
            <text:p>2.688</text:p>
          </table:table-cell>
          <table:table-cell table:formula="of:=IF([.B261]&lt;[.$G$2]; [.$C$2]*([.B261]^2)/2; IF([.B261]&lt;([.$H$2]-[.$G$2]); [.$F$2]+[.$I$2]*([.B261]-[.$G$2]); [.$A$2]-[.$F$2]+[.$I$2]*([.B261]-([.$H$2]-[.$G$2]))-([.$C$2]*(([.B261]-([.$H$2]-[.$G$2]))^2)/2)))" office:value-type="float" office:value="1031.5" calcext:value-type="float">
            <text:p>1031.5</text:p>
          </table:table-cell>
          <table:table-cell table:formula="of:=IF([.B261]&lt;[.$G$2]; [.$C$2]*[.B261]; IF([.B261]&lt;([.$H$2]-[.$G$2]);[.$I$2]; [.$I$2]-[.$C$2]*([.B261]-([.$H$2]-[.$G$2]))))" office:value-type="float" office:value="500" calcext:value-type="float">
            <text:p>500</text:p>
          </table:table-cell>
          <table:table-cell table:formula="of:=IF([.B261]&lt;[.$G$2]; [.$C$2]; IF([.B26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62]*[.$H$2]/[.$D$2]" office:value-type="float" office:value="2.6985" calcext:value-type="float">
            <text:p>2.6985</text:p>
          </table:table-cell>
          <table:table-cell table:formula="of:=IF([.B262]&lt;[.$G$2]; [.$C$2]*([.B262]^2)/2; IF([.B262]&lt;([.$H$2]-[.$G$2]); [.$F$2]+[.$I$2]*([.B262]-[.$G$2]); [.$A$2]-[.$F$2]+[.$I$2]*([.B262]-([.$H$2]-[.$G$2]))-([.$C$2]*(([.B262]-([.$H$2]-[.$G$2]))^2)/2)))" office:value-type="float" office:value="1036.75" calcext:value-type="float">
            <text:p>1036.75</text:p>
          </table:table-cell>
          <table:table-cell table:formula="of:=IF([.B262]&lt;[.$G$2]; [.$C$2]*[.B262]; IF([.B262]&lt;([.$H$2]-[.$G$2]);[.$I$2]; [.$I$2]-[.$C$2]*([.B262]-([.$H$2]-[.$G$2]))))" office:value-type="float" office:value="500" calcext:value-type="float">
            <text:p>500</text:p>
          </table:table-cell>
          <table:table-cell table:formula="of:=IF([.B262]&lt;[.$G$2]; [.$C$2]; IF([.B26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3]*[.$H$2]/[.$D$2]" office:value-type="float" office:value="2.709" calcext:value-type="float">
            <text:p>2.709</text:p>
          </table:table-cell>
          <table:table-cell table:formula="of:=IF([.B263]&lt;[.$G$2]; [.$C$2]*([.B263]^2)/2; IF([.B263]&lt;([.$H$2]-[.$G$2]); [.$F$2]+[.$I$2]*([.B263]-[.$G$2]); [.$A$2]-[.$F$2]+[.$I$2]*([.B263]-([.$H$2]-[.$G$2]))-([.$C$2]*(([.B263]-([.$H$2]-[.$G$2]))^2)/2)))" office:value-type="float" office:value="1042" calcext:value-type="float">
            <text:p>1042</text:p>
          </table:table-cell>
          <table:table-cell table:formula="of:=IF([.B263]&lt;[.$G$2]; [.$C$2]*[.B263]; IF([.B263]&lt;([.$H$2]-[.$G$2]);[.$I$2]; [.$I$2]-[.$C$2]*([.B263]-([.$H$2]-[.$G$2]))))" office:value-type="float" office:value="500" calcext:value-type="float">
            <text:p>500</text:p>
          </table:table-cell>
          <table:table-cell table:formula="of:=IF([.B263]&lt;[.$G$2]; [.$C$2]; IF([.B26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4]*[.$H$2]/[.$D$2]" office:value-type="float" office:value="2.7195" calcext:value-type="float">
            <text:p>2.7195</text:p>
          </table:table-cell>
          <table:table-cell table:formula="of:=IF([.B264]&lt;[.$G$2]; [.$C$2]*([.B264]^2)/2; IF([.B264]&lt;([.$H$2]-[.$G$2]); [.$F$2]+[.$I$2]*([.B264]-[.$G$2]); [.$A$2]-[.$F$2]+[.$I$2]*([.B264]-([.$H$2]-[.$G$2]))-([.$C$2]*(([.B264]-([.$H$2]-[.$G$2]))^2)/2)))" office:value-type="float" office:value="1047.25" calcext:value-type="float">
            <text:p>1047.25</text:p>
          </table:table-cell>
          <table:table-cell table:formula="of:=IF([.B264]&lt;[.$G$2]; [.$C$2]*[.B264]; IF([.B264]&lt;([.$H$2]-[.$G$2]);[.$I$2]; [.$I$2]-[.$C$2]*([.B264]-([.$H$2]-[.$G$2]))))" office:value-type="float" office:value="500" calcext:value-type="float">
            <text:p>500</text:p>
          </table:table-cell>
          <table:table-cell table:formula="of:=IF([.B264]&lt;[.$G$2]; [.$C$2]; IF([.B26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5]*[.$H$2]/[.$D$2]" office:value-type="float" office:value="2.73" calcext:value-type="float">
            <text:p>2.73</text:p>
          </table:table-cell>
          <table:table-cell table:formula="of:=IF([.B265]&lt;[.$G$2]; [.$C$2]*([.B265]^2)/2; IF([.B265]&lt;([.$H$2]-[.$G$2]); [.$F$2]+[.$I$2]*([.B265]-[.$G$2]); [.$A$2]-[.$F$2]+[.$I$2]*([.B265]-([.$H$2]-[.$G$2]))-([.$C$2]*(([.B265]-([.$H$2]-[.$G$2]))^2)/2)))" office:value-type="float" office:value="1052.5" calcext:value-type="float">
            <text:p>1052.5</text:p>
          </table:table-cell>
          <table:table-cell table:formula="of:=IF([.B265]&lt;[.$G$2]; [.$C$2]*[.B265]; IF([.B265]&lt;([.$H$2]-[.$G$2]);[.$I$2]; [.$I$2]-[.$C$2]*([.B265]-([.$H$2]-[.$G$2]))))" office:value-type="float" office:value="500" calcext:value-type="float">
            <text:p>500</text:p>
          </table:table-cell>
          <table:table-cell table:formula="of:=IF([.B265]&lt;[.$G$2]; [.$C$2]; IF([.B26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6]*[.$H$2]/[.$D$2]" office:value-type="float" office:value="2.7405" calcext:value-type="float">
            <text:p>2.7405</text:p>
          </table:table-cell>
          <table:table-cell table:formula="of:=IF([.B266]&lt;[.$G$2]; [.$C$2]*([.B266]^2)/2; IF([.B266]&lt;([.$H$2]-[.$G$2]); [.$F$2]+[.$I$2]*([.B266]-[.$G$2]); [.$A$2]-[.$F$2]+[.$I$2]*([.B266]-([.$H$2]-[.$G$2]))-([.$C$2]*(([.B266]-([.$H$2]-[.$G$2]))^2)/2)))" office:value-type="float" office:value="1057.75" calcext:value-type="float">
            <text:p>1057.75</text:p>
          </table:table-cell>
          <table:table-cell table:formula="of:=IF([.B266]&lt;[.$G$2]; [.$C$2]*[.B266]; IF([.B266]&lt;([.$H$2]-[.$G$2]);[.$I$2]; [.$I$2]-[.$C$2]*([.B266]-([.$H$2]-[.$G$2]))))" office:value-type="float" office:value="500" calcext:value-type="float">
            <text:p>500</text:p>
          </table:table-cell>
          <table:table-cell table:formula="of:=IF([.B266]&lt;[.$G$2]; [.$C$2]; IF([.B26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7]*[.$H$2]/[.$D$2]" office:value-type="float" office:value="2.751" calcext:value-type="float">
            <text:p>2.751</text:p>
          </table:table-cell>
          <table:table-cell table:formula="of:=IF([.B267]&lt;[.$G$2]; [.$C$2]*([.B267]^2)/2; IF([.B267]&lt;([.$H$2]-[.$G$2]); [.$F$2]+[.$I$2]*([.B267]-[.$G$2]); [.$A$2]-[.$F$2]+[.$I$2]*([.B267]-([.$H$2]-[.$G$2]))-([.$C$2]*(([.B267]-([.$H$2]-[.$G$2]))^2)/2)))" office:value-type="float" office:value="1063" calcext:value-type="float">
            <text:p>1063</text:p>
          </table:table-cell>
          <table:table-cell table:formula="of:=IF([.B267]&lt;[.$G$2]; [.$C$2]*[.B267]; IF([.B267]&lt;([.$H$2]-[.$G$2]);[.$I$2]; [.$I$2]-[.$C$2]*([.B267]-([.$H$2]-[.$G$2]))))" office:value-type="float" office:value="500" calcext:value-type="float">
            <text:p>500</text:p>
          </table:table-cell>
          <table:table-cell table:formula="of:=IF([.B267]&lt;[.$G$2]; [.$C$2]; IF([.B26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8]*[.$H$2]/[.$D$2]" office:value-type="float" office:value="2.7615" calcext:value-type="float">
            <text:p>2.7615</text:p>
          </table:table-cell>
          <table:table-cell table:formula="of:=IF([.B268]&lt;[.$G$2]; [.$C$2]*([.B268]^2)/2; IF([.B268]&lt;([.$H$2]-[.$G$2]); [.$F$2]+[.$I$2]*([.B268]-[.$G$2]); [.$A$2]-[.$F$2]+[.$I$2]*([.B268]-([.$H$2]-[.$G$2]))-([.$C$2]*(([.B268]-([.$H$2]-[.$G$2]))^2)/2)))" office:value-type="float" office:value="1068.25" calcext:value-type="float">
            <text:p>1068.25</text:p>
          </table:table-cell>
          <table:table-cell table:formula="of:=IF([.B268]&lt;[.$G$2]; [.$C$2]*[.B268]; IF([.B268]&lt;([.$H$2]-[.$G$2]);[.$I$2]; [.$I$2]-[.$C$2]*([.B268]-([.$H$2]-[.$G$2]))))" office:value-type="float" office:value="500" calcext:value-type="float">
            <text:p>500</text:p>
          </table:table-cell>
          <table:table-cell table:formula="of:=IF([.B268]&lt;[.$G$2]; [.$C$2]; IF([.B26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9]*[.$H$2]/[.$D$2]" office:value-type="float" office:value="2.772" calcext:value-type="float">
            <text:p>2.772</text:p>
          </table:table-cell>
          <table:table-cell table:formula="of:=IF([.B269]&lt;[.$G$2]; [.$C$2]*([.B269]^2)/2; IF([.B269]&lt;([.$H$2]-[.$G$2]); [.$F$2]+[.$I$2]*([.B269]-[.$G$2]); [.$A$2]-[.$F$2]+[.$I$2]*([.B269]-([.$H$2]-[.$G$2]))-([.$C$2]*(([.B269]-([.$H$2]-[.$G$2]))^2)/2)))" office:value-type="float" office:value="1073.5" calcext:value-type="float">
            <text:p>1073.5</text:p>
          </table:table-cell>
          <table:table-cell table:formula="of:=IF([.B269]&lt;[.$G$2]; [.$C$2]*[.B269]; IF([.B269]&lt;([.$H$2]-[.$G$2]);[.$I$2]; [.$I$2]-[.$C$2]*([.B269]-([.$H$2]-[.$G$2]))))" office:value-type="float" office:value="500" calcext:value-type="float">
            <text:p>500</text:p>
          </table:table-cell>
          <table:table-cell table:formula="of:=IF([.B269]&lt;[.$G$2]; [.$C$2]; IF([.B26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70]*[.$H$2]/[.$D$2]" office:value-type="float" office:value="2.7825" calcext:value-type="float">
            <text:p>2.7825</text:p>
          </table:table-cell>
          <table:table-cell table:formula="of:=IF([.B270]&lt;[.$G$2]; [.$C$2]*([.B270]^2)/2; IF([.B270]&lt;([.$H$2]-[.$G$2]); [.$F$2]+[.$I$2]*([.B270]-[.$G$2]); [.$A$2]-[.$F$2]+[.$I$2]*([.B270]-([.$H$2]-[.$G$2]))-([.$C$2]*(([.B270]-([.$H$2]-[.$G$2]))^2)/2)))" office:value-type="float" office:value="1078.75" calcext:value-type="float">
            <text:p>1078.75</text:p>
          </table:table-cell>
          <table:table-cell table:formula="of:=IF([.B270]&lt;[.$G$2]; [.$C$2]*[.B270]; IF([.B270]&lt;([.$H$2]-[.$G$2]);[.$I$2]; [.$I$2]-[.$C$2]*([.B270]-([.$H$2]-[.$G$2]))))" office:value-type="float" office:value="500" calcext:value-type="float">
            <text:p>500</text:p>
          </table:table-cell>
          <table:table-cell table:formula="of:=IF([.B270]&lt;[.$G$2]; [.$C$2]; IF([.B27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71]*[.$H$2]/[.$D$2]" office:value-type="float" office:value="2.793" calcext:value-type="float">
            <text:p>2.793</text:p>
          </table:table-cell>
          <table:table-cell table:formula="of:=IF([.B271]&lt;[.$G$2]; [.$C$2]*([.B271]^2)/2; IF([.B271]&lt;([.$H$2]-[.$G$2]); [.$F$2]+[.$I$2]*([.B271]-[.$G$2]); [.$A$2]-[.$F$2]+[.$I$2]*([.B271]-([.$H$2]-[.$G$2]))-([.$C$2]*(([.B271]-([.$H$2]-[.$G$2]))^2)/2)))" office:value-type="float" office:value="1084" calcext:value-type="float">
            <text:p>1084</text:p>
          </table:table-cell>
          <table:table-cell table:formula="of:=IF([.B271]&lt;[.$G$2]; [.$C$2]*[.B271]; IF([.B271]&lt;([.$H$2]-[.$G$2]);[.$I$2]; [.$I$2]-[.$C$2]*([.B271]-([.$H$2]-[.$G$2]))))" office:value-type="float" office:value="500" calcext:value-type="float">
            <text:p>500</text:p>
          </table:table-cell>
          <table:table-cell table:formula="of:=IF([.B271]&lt;[.$G$2]; [.$C$2]; IF([.B27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72]*[.$H$2]/[.$D$2]" office:value-type="float" office:value="2.8035" calcext:value-type="float">
            <text:p>2.8035</text:p>
          </table:table-cell>
          <table:table-cell table:formula="of:=IF([.B272]&lt;[.$G$2]; [.$C$2]*([.B272]^2)/2; IF([.B272]&lt;([.$H$2]-[.$G$2]); [.$F$2]+[.$I$2]*([.B272]-[.$G$2]); [.$A$2]-[.$F$2]+[.$I$2]*([.B272]-([.$H$2]-[.$G$2]))-([.$C$2]*(([.B272]-([.$H$2]-[.$G$2]))^2)/2)))" office:value-type="float" office:value="1089.25" calcext:value-type="float">
            <text:p>1089.25</text:p>
          </table:table-cell>
          <table:table-cell table:formula="of:=IF([.B272]&lt;[.$G$2]; [.$C$2]*[.B272]; IF([.B272]&lt;([.$H$2]-[.$G$2]);[.$I$2]; [.$I$2]-[.$C$2]*([.B272]-([.$H$2]-[.$G$2]))))" office:value-type="float" office:value="500" calcext:value-type="float">
            <text:p>500</text:p>
          </table:table-cell>
          <table:table-cell table:formula="of:=IF([.B272]&lt;[.$G$2]; [.$C$2]; IF([.B27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3]*[.$H$2]/[.$D$2]" office:value-type="float" office:value="2.814" calcext:value-type="float">
            <text:p>2.814</text:p>
          </table:table-cell>
          <table:table-cell table:formula="of:=IF([.B273]&lt;[.$G$2]; [.$C$2]*([.B273]^2)/2; IF([.B273]&lt;([.$H$2]-[.$G$2]); [.$F$2]+[.$I$2]*([.B273]-[.$G$2]); [.$A$2]-[.$F$2]+[.$I$2]*([.B273]-([.$H$2]-[.$G$2]))-([.$C$2]*(([.B273]-([.$H$2]-[.$G$2]))^2)/2)))" office:value-type="float" office:value="1094.5" calcext:value-type="float">
            <text:p>1094.5</text:p>
          </table:table-cell>
          <table:table-cell table:formula="of:=IF([.B273]&lt;[.$G$2]; [.$C$2]*[.B273]; IF([.B273]&lt;([.$H$2]-[.$G$2]);[.$I$2]; [.$I$2]-[.$C$2]*([.B273]-([.$H$2]-[.$G$2]))))" office:value-type="float" office:value="500" calcext:value-type="float">
            <text:p>500</text:p>
          </table:table-cell>
          <table:table-cell table:formula="of:=IF([.B273]&lt;[.$G$2]; [.$C$2]; IF([.B27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4]*[.$H$2]/[.$D$2]" office:value-type="float" office:value="2.8245" calcext:value-type="float">
            <text:p>2.8245</text:p>
          </table:table-cell>
          <table:table-cell table:formula="of:=IF([.B274]&lt;[.$G$2]; [.$C$2]*([.B274]^2)/2; IF([.B274]&lt;([.$H$2]-[.$G$2]); [.$F$2]+[.$I$2]*([.B274]-[.$G$2]); [.$A$2]-[.$F$2]+[.$I$2]*([.B274]-([.$H$2]-[.$G$2]))-([.$C$2]*(([.B274]-([.$H$2]-[.$G$2]))^2)/2)))" office:value-type="float" office:value="1099.75" calcext:value-type="float">
            <text:p>1099.75</text:p>
          </table:table-cell>
          <table:table-cell table:formula="of:=IF([.B274]&lt;[.$G$2]; [.$C$2]*[.B274]; IF([.B274]&lt;([.$H$2]-[.$G$2]);[.$I$2]; [.$I$2]-[.$C$2]*([.B274]-([.$H$2]-[.$G$2]))))" office:value-type="float" office:value="500" calcext:value-type="float">
            <text:p>500</text:p>
          </table:table-cell>
          <table:table-cell table:formula="of:=IF([.B274]&lt;[.$G$2]; [.$C$2]; IF([.B27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5]*[.$H$2]/[.$D$2]" office:value-type="float" office:value="2.835" calcext:value-type="float">
            <text:p>2.835</text:p>
          </table:table-cell>
          <table:table-cell table:formula="of:=IF([.B275]&lt;[.$G$2]; [.$C$2]*([.B275]^2)/2; IF([.B275]&lt;([.$H$2]-[.$G$2]); [.$F$2]+[.$I$2]*([.B275]-[.$G$2]); [.$A$2]-[.$F$2]+[.$I$2]*([.B275]-([.$H$2]-[.$G$2]))-([.$C$2]*(([.B275]-([.$H$2]-[.$G$2]))^2)/2)))" office:value-type="float" office:value="1105" calcext:value-type="float">
            <text:p>1105</text:p>
          </table:table-cell>
          <table:table-cell table:formula="of:=IF([.B275]&lt;[.$G$2]; [.$C$2]*[.B275]; IF([.B275]&lt;([.$H$2]-[.$G$2]);[.$I$2]; [.$I$2]-[.$C$2]*([.B275]-([.$H$2]-[.$G$2]))))" office:value-type="float" office:value="500" calcext:value-type="float">
            <text:p>500</text:p>
          </table:table-cell>
          <table:table-cell table:formula="of:=IF([.B275]&lt;[.$G$2]; [.$C$2]; IF([.B27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6]*[.$H$2]/[.$D$2]" office:value-type="float" office:value="2.8455" calcext:value-type="float">
            <text:p>2.8455</text:p>
          </table:table-cell>
          <table:table-cell table:formula="of:=IF([.B276]&lt;[.$G$2]; [.$C$2]*([.B276]^2)/2; IF([.B276]&lt;([.$H$2]-[.$G$2]); [.$F$2]+[.$I$2]*([.B276]-[.$G$2]); [.$A$2]-[.$F$2]+[.$I$2]*([.B276]-([.$H$2]-[.$G$2]))-([.$C$2]*(([.B276]-([.$H$2]-[.$G$2]))^2)/2)))" office:value-type="float" office:value="1110.25" calcext:value-type="float">
            <text:p>1110.25</text:p>
          </table:table-cell>
          <table:table-cell table:formula="of:=IF([.B276]&lt;[.$G$2]; [.$C$2]*[.B276]; IF([.B276]&lt;([.$H$2]-[.$G$2]);[.$I$2]; [.$I$2]-[.$C$2]*([.B276]-([.$H$2]-[.$G$2]))))" office:value-type="float" office:value="500" calcext:value-type="float">
            <text:p>500</text:p>
          </table:table-cell>
          <table:table-cell table:formula="of:=IF([.B276]&lt;[.$G$2]; [.$C$2]; IF([.B27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7]*[.$H$2]/[.$D$2]" office:value-type="float" office:value="2.856" calcext:value-type="float">
            <text:p>2.856</text:p>
          </table:table-cell>
          <table:table-cell table:formula="of:=IF([.B277]&lt;[.$G$2]; [.$C$2]*([.B277]^2)/2; IF([.B277]&lt;([.$H$2]-[.$G$2]); [.$F$2]+[.$I$2]*([.B277]-[.$G$2]); [.$A$2]-[.$F$2]+[.$I$2]*([.B277]-([.$H$2]-[.$G$2]))-([.$C$2]*(([.B277]-([.$H$2]-[.$G$2]))^2)/2)))" office:value-type="float" office:value="1115.5" calcext:value-type="float">
            <text:p>1115.5</text:p>
          </table:table-cell>
          <table:table-cell table:formula="of:=IF([.B277]&lt;[.$G$2]; [.$C$2]*[.B277]; IF([.B277]&lt;([.$H$2]-[.$G$2]);[.$I$2]; [.$I$2]-[.$C$2]*([.B277]-([.$H$2]-[.$G$2]))))" office:value-type="float" office:value="500" calcext:value-type="float">
            <text:p>500</text:p>
          </table:table-cell>
          <table:table-cell table:formula="of:=IF([.B277]&lt;[.$G$2]; [.$C$2]; IF([.B27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8]*[.$H$2]/[.$D$2]" office:value-type="float" office:value="2.8665" calcext:value-type="float">
            <text:p>2.8665</text:p>
          </table:table-cell>
          <table:table-cell table:formula="of:=IF([.B278]&lt;[.$G$2]; [.$C$2]*([.B278]^2)/2; IF([.B278]&lt;([.$H$2]-[.$G$2]); [.$F$2]+[.$I$2]*([.B278]-[.$G$2]); [.$A$2]-[.$F$2]+[.$I$2]*([.B278]-([.$H$2]-[.$G$2]))-([.$C$2]*(([.B278]-([.$H$2]-[.$G$2]))^2)/2)))" office:value-type="float" office:value="1120.75" calcext:value-type="float">
            <text:p>1120.75</text:p>
          </table:table-cell>
          <table:table-cell table:formula="of:=IF([.B278]&lt;[.$G$2]; [.$C$2]*[.B278]; IF([.B278]&lt;([.$H$2]-[.$G$2]);[.$I$2]; [.$I$2]-[.$C$2]*([.B278]-([.$H$2]-[.$G$2]))))" office:value-type="float" office:value="500" calcext:value-type="float">
            <text:p>500</text:p>
          </table:table-cell>
          <table:table-cell table:formula="of:=IF([.B278]&lt;[.$G$2]; [.$C$2]; IF([.B27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9]*[.$H$2]/[.$D$2]" office:value-type="float" office:value="2.877" calcext:value-type="float">
            <text:p>2.877</text:p>
          </table:table-cell>
          <table:table-cell table:formula="of:=IF([.B279]&lt;[.$G$2]; [.$C$2]*([.B279]^2)/2; IF([.B279]&lt;([.$H$2]-[.$G$2]); [.$F$2]+[.$I$2]*([.B279]-[.$G$2]); [.$A$2]-[.$F$2]+[.$I$2]*([.B279]-([.$H$2]-[.$G$2]))-([.$C$2]*(([.B279]-([.$H$2]-[.$G$2]))^2)/2)))" office:value-type="float" office:value="1126" calcext:value-type="float">
            <text:p>1126</text:p>
          </table:table-cell>
          <table:table-cell table:formula="of:=IF([.B279]&lt;[.$G$2]; [.$C$2]*[.B279]; IF([.B279]&lt;([.$H$2]-[.$G$2]);[.$I$2]; [.$I$2]-[.$C$2]*([.B279]-([.$H$2]-[.$G$2]))))" office:value-type="float" office:value="500" calcext:value-type="float">
            <text:p>500</text:p>
          </table:table-cell>
          <table:table-cell table:formula="of:=IF([.B279]&lt;[.$G$2]; [.$C$2]; IF([.B27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80]*[.$H$2]/[.$D$2]" office:value-type="float" office:value="2.8875" calcext:value-type="float">
            <text:p>2.8875</text:p>
          </table:table-cell>
          <table:table-cell table:formula="of:=IF([.B280]&lt;[.$G$2]; [.$C$2]*([.B280]^2)/2; IF([.B280]&lt;([.$H$2]-[.$G$2]); [.$F$2]+[.$I$2]*([.B280]-[.$G$2]); [.$A$2]-[.$F$2]+[.$I$2]*([.B280]-([.$H$2]-[.$G$2]))-([.$C$2]*(([.B280]-([.$H$2]-[.$G$2]))^2)/2)))" office:value-type="float" office:value="1131.25" calcext:value-type="float">
            <text:p>1131.25</text:p>
          </table:table-cell>
          <table:table-cell table:formula="of:=IF([.B280]&lt;[.$G$2]; [.$C$2]*[.B280]; IF([.B280]&lt;([.$H$2]-[.$G$2]);[.$I$2]; [.$I$2]-[.$C$2]*([.B280]-([.$H$2]-[.$G$2]))))" office:value-type="float" office:value="500" calcext:value-type="float">
            <text:p>500</text:p>
          </table:table-cell>
          <table:table-cell table:formula="of:=IF([.B280]&lt;[.$G$2]; [.$C$2]; IF([.B28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81]*[.$H$2]/[.$D$2]" office:value-type="float" office:value="2.898" calcext:value-type="float">
            <text:p>2.898</text:p>
          </table:table-cell>
          <table:table-cell table:formula="of:=IF([.B281]&lt;[.$G$2]; [.$C$2]*([.B281]^2)/2; IF([.B281]&lt;([.$H$2]-[.$G$2]); [.$F$2]+[.$I$2]*([.B281]-[.$G$2]); [.$A$2]-[.$F$2]+[.$I$2]*([.B281]-([.$H$2]-[.$G$2]))-([.$C$2]*(([.B281]-([.$H$2]-[.$G$2]))^2)/2)))" office:value-type="float" office:value="1136.5" calcext:value-type="float">
            <text:p>1136.5</text:p>
          </table:table-cell>
          <table:table-cell table:formula="of:=IF([.B281]&lt;[.$G$2]; [.$C$2]*[.B281]; IF([.B281]&lt;([.$H$2]-[.$G$2]);[.$I$2]; [.$I$2]-[.$C$2]*([.B281]-([.$H$2]-[.$G$2]))))" office:value-type="float" office:value="500" calcext:value-type="float">
            <text:p>500</text:p>
          </table:table-cell>
          <table:table-cell table:formula="of:=IF([.B281]&lt;[.$G$2]; [.$C$2]; IF([.B28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82]*[.$H$2]/[.$D$2]" office:value-type="float" office:value="2.9085" calcext:value-type="float">
            <text:p>2.9085</text:p>
          </table:table-cell>
          <table:table-cell table:formula="of:=IF([.B282]&lt;[.$G$2]; [.$C$2]*([.B282]^2)/2; IF([.B282]&lt;([.$H$2]-[.$G$2]); [.$F$2]+[.$I$2]*([.B282]-[.$G$2]); [.$A$2]-[.$F$2]+[.$I$2]*([.B282]-([.$H$2]-[.$G$2]))-([.$C$2]*(([.B282]-([.$H$2]-[.$G$2]))^2)/2)))" office:value-type="float" office:value="1141.75" calcext:value-type="float">
            <text:p>1141.75</text:p>
          </table:table-cell>
          <table:table-cell table:formula="of:=IF([.B282]&lt;[.$G$2]; [.$C$2]*[.B282]; IF([.B282]&lt;([.$H$2]-[.$G$2]);[.$I$2]; [.$I$2]-[.$C$2]*([.B282]-([.$H$2]-[.$G$2]))))" office:value-type="float" office:value="500" calcext:value-type="float">
            <text:p>500</text:p>
          </table:table-cell>
          <table:table-cell table:formula="of:=IF([.B282]&lt;[.$G$2]; [.$C$2]; IF([.B28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3]*[.$H$2]/[.$D$2]" office:value-type="float" office:value="2.919" calcext:value-type="float">
            <text:p>2.919</text:p>
          </table:table-cell>
          <table:table-cell table:formula="of:=IF([.B283]&lt;[.$G$2]; [.$C$2]*([.B283]^2)/2; IF([.B283]&lt;([.$H$2]-[.$G$2]); [.$F$2]+[.$I$2]*([.B283]-[.$G$2]); [.$A$2]-[.$F$2]+[.$I$2]*([.B283]-([.$H$2]-[.$G$2]))-([.$C$2]*(([.B283]-([.$H$2]-[.$G$2]))^2)/2)))" office:value-type="float" office:value="1147" calcext:value-type="float">
            <text:p>1147</text:p>
          </table:table-cell>
          <table:table-cell table:formula="of:=IF([.B283]&lt;[.$G$2]; [.$C$2]*[.B283]; IF([.B283]&lt;([.$H$2]-[.$G$2]);[.$I$2]; [.$I$2]-[.$C$2]*([.B283]-([.$H$2]-[.$G$2]))))" office:value-type="float" office:value="500" calcext:value-type="float">
            <text:p>500</text:p>
          </table:table-cell>
          <table:table-cell table:formula="of:=IF([.B283]&lt;[.$G$2]; [.$C$2]; IF([.B28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4]*[.$H$2]/[.$D$2]" office:value-type="float" office:value="2.9295" calcext:value-type="float">
            <text:p>2.9295</text:p>
          </table:table-cell>
          <table:table-cell table:formula="of:=IF([.B284]&lt;[.$G$2]; [.$C$2]*([.B284]^2)/2; IF([.B284]&lt;([.$H$2]-[.$G$2]); [.$F$2]+[.$I$2]*([.B284]-[.$G$2]); [.$A$2]-[.$F$2]+[.$I$2]*([.B284]-([.$H$2]-[.$G$2]))-([.$C$2]*(([.B284]-([.$H$2]-[.$G$2]))^2)/2)))" office:value-type="float" office:value="1152.25" calcext:value-type="float">
            <text:p>1152.25</text:p>
          </table:table-cell>
          <table:table-cell table:formula="of:=IF([.B284]&lt;[.$G$2]; [.$C$2]*[.B284]; IF([.B284]&lt;([.$H$2]-[.$G$2]);[.$I$2]; [.$I$2]-[.$C$2]*([.B284]-([.$H$2]-[.$G$2]))))" office:value-type="float" office:value="500" calcext:value-type="float">
            <text:p>500</text:p>
          </table:table-cell>
          <table:table-cell table:formula="of:=IF([.B284]&lt;[.$G$2]; [.$C$2]; IF([.B28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5]*[.$H$2]/[.$D$2]" office:value-type="float" office:value="2.94" calcext:value-type="float">
            <text:p>2.94</text:p>
          </table:table-cell>
          <table:table-cell table:formula="of:=IF([.B285]&lt;[.$G$2]; [.$C$2]*([.B285]^2)/2; IF([.B285]&lt;([.$H$2]-[.$G$2]); [.$F$2]+[.$I$2]*([.B285]-[.$G$2]); [.$A$2]-[.$F$2]+[.$I$2]*([.B285]-([.$H$2]-[.$G$2]))-([.$C$2]*(([.B285]-([.$H$2]-[.$G$2]))^2)/2)))" office:value-type="float" office:value="1157.5" calcext:value-type="float">
            <text:p>1157.5</text:p>
          </table:table-cell>
          <table:table-cell table:formula="of:=IF([.B285]&lt;[.$G$2]; [.$C$2]*[.B285]; IF([.B285]&lt;([.$H$2]-[.$G$2]);[.$I$2]; [.$I$2]-[.$C$2]*([.B285]-([.$H$2]-[.$G$2]))))" office:value-type="float" office:value="500" calcext:value-type="float">
            <text:p>500</text:p>
          </table:table-cell>
          <table:table-cell table:formula="of:=IF([.B285]&lt;[.$G$2]; [.$C$2]; IF([.B28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6]*[.$H$2]/[.$D$2]" office:value-type="float" office:value="2.9505" calcext:value-type="float">
            <text:p>2.9505</text:p>
          </table:table-cell>
          <table:table-cell table:formula="of:=IF([.B286]&lt;[.$G$2]; [.$C$2]*([.B286]^2)/2; IF([.B286]&lt;([.$H$2]-[.$G$2]); [.$F$2]+[.$I$2]*([.B286]-[.$G$2]); [.$A$2]-[.$F$2]+[.$I$2]*([.B286]-([.$H$2]-[.$G$2]))-([.$C$2]*(([.B286]-([.$H$2]-[.$G$2]))^2)/2)))" office:value-type="float" office:value="1162.75" calcext:value-type="float">
            <text:p>1162.75</text:p>
          </table:table-cell>
          <table:table-cell table:formula="of:=IF([.B286]&lt;[.$G$2]; [.$C$2]*[.B286]; IF([.B286]&lt;([.$H$2]-[.$G$2]);[.$I$2]; [.$I$2]-[.$C$2]*([.B286]-([.$H$2]-[.$G$2]))))" office:value-type="float" office:value="500" calcext:value-type="float">
            <text:p>500</text:p>
          </table:table-cell>
          <table:table-cell table:formula="of:=IF([.B286]&lt;[.$G$2]; [.$C$2]; IF([.B28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7]*[.$H$2]/[.$D$2]" office:value-type="float" office:value="2.961" calcext:value-type="float">
            <text:p>2.961</text:p>
          </table:table-cell>
          <table:table-cell table:formula="of:=IF([.B287]&lt;[.$G$2]; [.$C$2]*([.B287]^2)/2; IF([.B287]&lt;([.$H$2]-[.$G$2]); [.$F$2]+[.$I$2]*([.B287]-[.$G$2]); [.$A$2]-[.$F$2]+[.$I$2]*([.B287]-([.$H$2]-[.$G$2]))-([.$C$2]*(([.B287]-([.$H$2]-[.$G$2]))^2)/2)))" office:value-type="float" office:value="1168" calcext:value-type="float">
            <text:p>1168</text:p>
          </table:table-cell>
          <table:table-cell table:formula="of:=IF([.B287]&lt;[.$G$2]; [.$C$2]*[.B287]; IF([.B287]&lt;([.$H$2]-[.$G$2]);[.$I$2]; [.$I$2]-[.$C$2]*([.B287]-([.$H$2]-[.$G$2]))))" office:value-type="float" office:value="500" calcext:value-type="float">
            <text:p>500</text:p>
          </table:table-cell>
          <table:table-cell table:formula="of:=IF([.B287]&lt;[.$G$2]; [.$C$2]; IF([.B28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8]*[.$H$2]/[.$D$2]" office:value-type="float" office:value="2.9715" calcext:value-type="float">
            <text:p>2.9715</text:p>
          </table:table-cell>
          <table:table-cell table:formula="of:=IF([.B288]&lt;[.$G$2]; [.$C$2]*([.B288]^2)/2; IF([.B288]&lt;([.$H$2]-[.$G$2]); [.$F$2]+[.$I$2]*([.B288]-[.$G$2]); [.$A$2]-[.$F$2]+[.$I$2]*([.B288]-([.$H$2]-[.$G$2]))-([.$C$2]*(([.B288]-([.$H$2]-[.$G$2]))^2)/2)))" office:value-type="float" office:value="1173.25" calcext:value-type="float">
            <text:p>1173.25</text:p>
          </table:table-cell>
          <table:table-cell table:formula="of:=IF([.B288]&lt;[.$G$2]; [.$C$2]*[.B288]; IF([.B288]&lt;([.$H$2]-[.$G$2]);[.$I$2]; [.$I$2]-[.$C$2]*([.B288]-([.$H$2]-[.$G$2]))))" office:value-type="float" office:value="500" calcext:value-type="float">
            <text:p>500</text:p>
          </table:table-cell>
          <table:table-cell table:formula="of:=IF([.B288]&lt;[.$G$2]; [.$C$2]; IF([.B28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9]*[.$H$2]/[.$D$2]" office:value-type="float" office:value="2.982" calcext:value-type="float">
            <text:p>2.982</text:p>
          </table:table-cell>
          <table:table-cell table:formula="of:=IF([.B289]&lt;[.$G$2]; [.$C$2]*([.B289]^2)/2; IF([.B289]&lt;([.$H$2]-[.$G$2]); [.$F$2]+[.$I$2]*([.B289]-[.$G$2]); [.$A$2]-[.$F$2]+[.$I$2]*([.B289]-([.$H$2]-[.$G$2]))-([.$C$2]*(([.B289]-([.$H$2]-[.$G$2]))^2)/2)))" office:value-type="float" office:value="1178.5" calcext:value-type="float">
            <text:p>1178.5</text:p>
          </table:table-cell>
          <table:table-cell table:formula="of:=IF([.B289]&lt;[.$G$2]; [.$C$2]*[.B289]; IF([.B289]&lt;([.$H$2]-[.$G$2]);[.$I$2]; [.$I$2]-[.$C$2]*([.B289]-([.$H$2]-[.$G$2]))))" office:value-type="float" office:value="500" calcext:value-type="float">
            <text:p>500</text:p>
          </table:table-cell>
          <table:table-cell table:formula="of:=IF([.B289]&lt;[.$G$2]; [.$C$2]; IF([.B28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90]*[.$H$2]/[.$D$2]" office:value-type="float" office:value="2.9925" calcext:value-type="float">
            <text:p>2.9925</text:p>
          </table:table-cell>
          <table:table-cell table:formula="of:=IF([.B290]&lt;[.$G$2]; [.$C$2]*([.B290]^2)/2; IF([.B290]&lt;([.$H$2]-[.$G$2]); [.$F$2]+[.$I$2]*([.B290]-[.$G$2]); [.$A$2]-[.$F$2]+[.$I$2]*([.B290]-([.$H$2]-[.$G$2]))-([.$C$2]*(([.B290]-([.$H$2]-[.$G$2]))^2)/2)))" office:value-type="float" office:value="1183.75" calcext:value-type="float">
            <text:p>1183.75</text:p>
          </table:table-cell>
          <table:table-cell table:formula="of:=IF([.B290]&lt;[.$G$2]; [.$C$2]*[.B290]; IF([.B290]&lt;([.$H$2]-[.$G$2]);[.$I$2]; [.$I$2]-[.$C$2]*([.B290]-([.$H$2]-[.$G$2]))))" office:value-type="float" office:value="500" calcext:value-type="float">
            <text:p>500</text:p>
          </table:table-cell>
          <table:table-cell table:formula="of:=IF([.B290]&lt;[.$G$2]; [.$C$2]; IF([.B29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91]*[.$H$2]/[.$D$2]" office:value-type="float" office:value="3.003" calcext:value-type="float">
            <text:p>3.003</text:p>
          </table:table-cell>
          <table:table-cell table:formula="of:=IF([.B291]&lt;[.$G$2]; [.$C$2]*([.B291]^2)/2; IF([.B291]&lt;([.$H$2]-[.$G$2]); [.$F$2]+[.$I$2]*([.B291]-[.$G$2]); [.$A$2]-[.$F$2]+[.$I$2]*([.B291]-([.$H$2]-[.$G$2]))-([.$C$2]*(([.B291]-([.$H$2]-[.$G$2]))^2)/2)))" office:value-type="float" office:value="1189" calcext:value-type="float">
            <text:p>1189</text:p>
          </table:table-cell>
          <table:table-cell table:formula="of:=IF([.B291]&lt;[.$G$2]; [.$C$2]*[.B291]; IF([.B291]&lt;([.$H$2]-[.$G$2]);[.$I$2]; [.$I$2]-[.$C$2]*([.B291]-([.$H$2]-[.$G$2]))))" office:value-type="float" office:value="500" calcext:value-type="float">
            <text:p>500</text:p>
          </table:table-cell>
          <table:table-cell table:formula="of:=IF([.B291]&lt;[.$G$2]; [.$C$2]; IF([.B29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92]*[.$H$2]/[.$D$2]" office:value-type="float" office:value="3.0135" calcext:value-type="float">
            <text:p>3.0135</text:p>
          </table:table-cell>
          <table:table-cell table:formula="of:=IF([.B292]&lt;[.$G$2]; [.$C$2]*([.B292]^2)/2; IF([.B292]&lt;([.$H$2]-[.$G$2]); [.$F$2]+[.$I$2]*([.B292]-[.$G$2]); [.$A$2]-[.$F$2]+[.$I$2]*([.B292]-([.$H$2]-[.$G$2]))-([.$C$2]*(([.B292]-([.$H$2]-[.$G$2]))^2)/2)))" office:value-type="float" office:value="1194.25" calcext:value-type="float">
            <text:p>1194.25</text:p>
          </table:table-cell>
          <table:table-cell table:formula="of:=IF([.B292]&lt;[.$G$2]; [.$C$2]*[.B292]; IF([.B292]&lt;([.$H$2]-[.$G$2]);[.$I$2]; [.$I$2]-[.$C$2]*([.B292]-([.$H$2]-[.$G$2]))))" office:value-type="float" office:value="500" calcext:value-type="float">
            <text:p>500</text:p>
          </table:table-cell>
          <table:table-cell table:formula="of:=IF([.B292]&lt;[.$G$2]; [.$C$2]; IF([.B29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3]*[.$H$2]/[.$D$2]" office:value-type="float" office:value="3.024" calcext:value-type="float">
            <text:p>3.024</text:p>
          </table:table-cell>
          <table:table-cell table:formula="of:=IF([.B293]&lt;[.$G$2]; [.$C$2]*([.B293]^2)/2; IF([.B293]&lt;([.$H$2]-[.$G$2]); [.$F$2]+[.$I$2]*([.B293]-[.$G$2]); [.$A$2]-[.$F$2]+[.$I$2]*([.B293]-([.$H$2]-[.$G$2]))-([.$C$2]*(([.B293]-([.$H$2]-[.$G$2]))^2)/2)))" office:value-type="float" office:value="1199.5" calcext:value-type="float">
            <text:p>1199.5</text:p>
          </table:table-cell>
          <table:table-cell table:formula="of:=IF([.B293]&lt;[.$G$2]; [.$C$2]*[.B293]; IF([.B293]&lt;([.$H$2]-[.$G$2]);[.$I$2]; [.$I$2]-[.$C$2]*([.B293]-([.$H$2]-[.$G$2]))))" office:value-type="float" office:value="500" calcext:value-type="float">
            <text:p>500</text:p>
          </table:table-cell>
          <table:table-cell table:formula="of:=IF([.B293]&lt;[.$G$2]; [.$C$2]; IF([.B29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4]*[.$H$2]/[.$D$2]" office:value-type="float" office:value="3.0345" calcext:value-type="float">
            <text:p>3.0345</text:p>
          </table:table-cell>
          <table:table-cell table:formula="of:=IF([.B294]&lt;[.$G$2]; [.$C$2]*([.B294]^2)/2; IF([.B294]&lt;([.$H$2]-[.$G$2]); [.$F$2]+[.$I$2]*([.B294]-[.$G$2]); [.$A$2]-[.$F$2]+[.$I$2]*([.B294]-([.$H$2]-[.$G$2]))-([.$C$2]*(([.B294]-([.$H$2]-[.$G$2]))^2)/2)))" office:value-type="float" office:value="1204.75" calcext:value-type="float">
            <text:p>1204.75</text:p>
          </table:table-cell>
          <table:table-cell table:formula="of:=IF([.B294]&lt;[.$G$2]; [.$C$2]*[.B294]; IF([.B294]&lt;([.$H$2]-[.$G$2]);[.$I$2]; [.$I$2]-[.$C$2]*([.B294]-([.$H$2]-[.$G$2]))))" office:value-type="float" office:value="500" calcext:value-type="float">
            <text:p>500</text:p>
          </table:table-cell>
          <table:table-cell table:formula="of:=IF([.B294]&lt;[.$G$2]; [.$C$2]; IF([.B29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5]*[.$H$2]/[.$D$2]" office:value-type="float" office:value="3.045" calcext:value-type="float">
            <text:p>3.045</text:p>
          </table:table-cell>
          <table:table-cell table:formula="of:=IF([.B295]&lt;[.$G$2]; [.$C$2]*([.B295]^2)/2; IF([.B295]&lt;([.$H$2]-[.$G$2]); [.$F$2]+[.$I$2]*([.B295]-[.$G$2]); [.$A$2]-[.$F$2]+[.$I$2]*([.B295]-([.$H$2]-[.$G$2]))-([.$C$2]*(([.B295]-([.$H$2]-[.$G$2]))^2)/2)))" office:value-type="float" office:value="1210" calcext:value-type="float">
            <text:p>1210</text:p>
          </table:table-cell>
          <table:table-cell table:formula="of:=IF([.B295]&lt;[.$G$2]; [.$C$2]*[.B295]; IF([.B295]&lt;([.$H$2]-[.$G$2]);[.$I$2]; [.$I$2]-[.$C$2]*([.B295]-([.$H$2]-[.$G$2]))))" office:value-type="float" office:value="500" calcext:value-type="float">
            <text:p>500</text:p>
          </table:table-cell>
          <table:table-cell table:formula="of:=IF([.B295]&lt;[.$G$2]; [.$C$2]; IF([.B29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6]*[.$H$2]/[.$D$2]" office:value-type="float" office:value="3.0555" calcext:value-type="float">
            <text:p>3.0555</text:p>
          </table:table-cell>
          <table:table-cell table:formula="of:=IF([.B296]&lt;[.$G$2]; [.$C$2]*([.B296]^2)/2; IF([.B296]&lt;([.$H$2]-[.$G$2]); [.$F$2]+[.$I$2]*([.B296]-[.$G$2]); [.$A$2]-[.$F$2]+[.$I$2]*([.B296]-([.$H$2]-[.$G$2]))-([.$C$2]*(([.B296]-([.$H$2]-[.$G$2]))^2)/2)))" office:value-type="float" office:value="1215.25" calcext:value-type="float">
            <text:p>1215.25</text:p>
          </table:table-cell>
          <table:table-cell table:formula="of:=IF([.B296]&lt;[.$G$2]; [.$C$2]*[.B296]; IF([.B296]&lt;([.$H$2]-[.$G$2]);[.$I$2]; [.$I$2]-[.$C$2]*([.B296]-([.$H$2]-[.$G$2]))))" office:value-type="float" office:value="500" calcext:value-type="float">
            <text:p>500</text:p>
          </table:table-cell>
          <table:table-cell table:formula="of:=IF([.B296]&lt;[.$G$2]; [.$C$2]; IF([.B29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7]*[.$H$2]/[.$D$2]" office:value-type="float" office:value="3.066" calcext:value-type="float">
            <text:p>3.066</text:p>
          </table:table-cell>
          <table:table-cell table:formula="of:=IF([.B297]&lt;[.$G$2]; [.$C$2]*([.B297]^2)/2; IF([.B297]&lt;([.$H$2]-[.$G$2]); [.$F$2]+[.$I$2]*([.B297]-[.$G$2]); [.$A$2]-[.$F$2]+[.$I$2]*([.B297]-([.$H$2]-[.$G$2]))-([.$C$2]*(([.B297]-([.$H$2]-[.$G$2]))^2)/2)))" office:value-type="float" office:value="1220.5" calcext:value-type="float">
            <text:p>1220.5</text:p>
          </table:table-cell>
          <table:table-cell table:formula="of:=IF([.B297]&lt;[.$G$2]; [.$C$2]*[.B297]; IF([.B297]&lt;([.$H$2]-[.$G$2]);[.$I$2]; [.$I$2]-[.$C$2]*([.B297]-([.$H$2]-[.$G$2]))))" office:value-type="float" office:value="500" calcext:value-type="float">
            <text:p>500</text:p>
          </table:table-cell>
          <table:table-cell table:formula="of:=IF([.B297]&lt;[.$G$2]; [.$C$2]; IF([.B29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8]*[.$H$2]/[.$D$2]" office:value-type="float" office:value="3.0765" calcext:value-type="float">
            <text:p>3.0765</text:p>
          </table:table-cell>
          <table:table-cell table:formula="of:=IF([.B298]&lt;[.$G$2]; [.$C$2]*([.B298]^2)/2; IF([.B298]&lt;([.$H$2]-[.$G$2]); [.$F$2]+[.$I$2]*([.B298]-[.$G$2]); [.$A$2]-[.$F$2]+[.$I$2]*([.B298]-([.$H$2]-[.$G$2]))-([.$C$2]*(([.B298]-([.$H$2]-[.$G$2]))^2)/2)))" office:value-type="float" office:value="1225.75" calcext:value-type="float">
            <text:p>1225.75</text:p>
          </table:table-cell>
          <table:table-cell table:formula="of:=IF([.B298]&lt;[.$G$2]; [.$C$2]*[.B298]; IF([.B298]&lt;([.$H$2]-[.$G$2]);[.$I$2]; [.$I$2]-[.$C$2]*([.B298]-([.$H$2]-[.$G$2]))))" office:value-type="float" office:value="500" calcext:value-type="float">
            <text:p>500</text:p>
          </table:table-cell>
          <table:table-cell table:formula="of:=IF([.B298]&lt;[.$G$2]; [.$C$2]; IF([.B29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9]*[.$H$2]/[.$D$2]" office:value-type="float" office:value="3.087" calcext:value-type="float">
            <text:p>3.087</text:p>
          </table:table-cell>
          <table:table-cell table:formula="of:=IF([.B299]&lt;[.$G$2]; [.$C$2]*([.B299]^2)/2; IF([.B299]&lt;([.$H$2]-[.$G$2]); [.$F$2]+[.$I$2]*([.B299]-[.$G$2]); [.$A$2]-[.$F$2]+[.$I$2]*([.B299]-([.$H$2]-[.$G$2]))-([.$C$2]*(([.B299]-([.$H$2]-[.$G$2]))^2)/2)))" office:value-type="float" office:value="1231" calcext:value-type="float">
            <text:p>1231</text:p>
          </table:table-cell>
          <table:table-cell table:formula="of:=IF([.B299]&lt;[.$G$2]; [.$C$2]*[.B299]; IF([.B299]&lt;([.$H$2]-[.$G$2]);[.$I$2]; [.$I$2]-[.$C$2]*([.B299]-([.$H$2]-[.$G$2]))))" office:value-type="float" office:value="500" calcext:value-type="float">
            <text:p>500</text:p>
          </table:table-cell>
          <table:table-cell table:formula="of:=IF([.B299]&lt;[.$G$2]; [.$C$2]; IF([.B29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300]*[.$H$2]/[.$D$2]" office:value-type="float" office:value="3.0975" calcext:value-type="float">
            <text:p>3.0975</text:p>
          </table:table-cell>
          <table:table-cell table:formula="of:=IF([.B300]&lt;[.$G$2]; [.$C$2]*([.B300]^2)/2; IF([.B300]&lt;([.$H$2]-[.$G$2]); [.$F$2]+[.$I$2]*([.B300]-[.$G$2]); [.$A$2]-[.$F$2]+[.$I$2]*([.B300]-([.$H$2]-[.$G$2]))-([.$C$2]*(([.B300]-([.$H$2]-[.$G$2]))^2)/2)))" office:value-type="float" office:value="1236.25" calcext:value-type="float">
            <text:p>1236.25</text:p>
          </table:table-cell>
          <table:table-cell table:formula="of:=IF([.B300]&lt;[.$G$2]; [.$C$2]*[.B300]; IF([.B300]&lt;([.$H$2]-[.$G$2]);[.$I$2]; [.$I$2]-[.$C$2]*([.B300]-([.$H$2]-[.$G$2]))))" office:value-type="float" office:value="500" calcext:value-type="float">
            <text:p>500</text:p>
          </table:table-cell>
          <table:table-cell table:formula="of:=IF([.B300]&lt;[.$G$2]; [.$C$2]; IF([.B30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301]*[.$H$2]/[.$D$2]" office:value-type="float" office:value="3.108" calcext:value-type="float">
            <text:p>3.108</text:p>
          </table:table-cell>
          <table:table-cell table:formula="of:=IF([.B301]&lt;[.$G$2]; [.$C$2]*([.B301]^2)/2; IF([.B301]&lt;([.$H$2]-[.$G$2]); [.$F$2]+[.$I$2]*([.B301]-[.$G$2]); [.$A$2]-[.$F$2]+[.$I$2]*([.B301]-([.$H$2]-[.$G$2]))-([.$C$2]*(([.B301]-([.$H$2]-[.$G$2]))^2)/2)))" office:value-type="float" office:value="1241.5" calcext:value-type="float">
            <text:p>1241.5</text:p>
          </table:table-cell>
          <table:table-cell table:formula="of:=IF([.B301]&lt;[.$G$2]; [.$C$2]*[.B301]; IF([.B301]&lt;([.$H$2]-[.$G$2]);[.$I$2]; [.$I$2]-[.$C$2]*([.B301]-([.$H$2]-[.$G$2]))))" office:value-type="float" office:value="500" calcext:value-type="float">
            <text:p>500</text:p>
          </table:table-cell>
          <table:table-cell table:formula="of:=IF([.B301]&lt;[.$G$2]; [.$C$2]; IF([.B30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302]*[.$H$2]/[.$D$2]" office:value-type="float" office:value="3.1185" calcext:value-type="float">
            <text:p>3.1185</text:p>
          </table:table-cell>
          <table:table-cell table:formula="of:=IF([.B302]&lt;[.$G$2]; [.$C$2]*([.B302]^2)/2; IF([.B302]&lt;([.$H$2]-[.$G$2]); [.$F$2]+[.$I$2]*([.B302]-[.$G$2]); [.$A$2]-[.$F$2]+[.$I$2]*([.B302]-([.$H$2]-[.$G$2]))-([.$C$2]*(([.B302]-([.$H$2]-[.$G$2]))^2)/2)))" office:value-type="float" office:value="1246.75" calcext:value-type="float">
            <text:p>1246.75</text:p>
          </table:table-cell>
          <table:table-cell table:formula="of:=IF([.B302]&lt;[.$G$2]; [.$C$2]*[.B302]; IF([.B302]&lt;([.$H$2]-[.$G$2]);[.$I$2]; [.$I$2]-[.$C$2]*([.B302]-([.$H$2]-[.$G$2]))))" office:value-type="float" office:value="500" calcext:value-type="float">
            <text:p>500</text:p>
          </table:table-cell>
          <table:table-cell table:formula="of:=IF([.B302]&lt;[.$G$2]; [.$C$2]; IF([.B30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3]*[.$H$2]/[.$D$2]" office:value-type="float" office:value="3.129" calcext:value-type="float">
            <text:p>3.129</text:p>
          </table:table-cell>
          <table:table-cell table:formula="of:=IF([.B303]&lt;[.$G$2]; [.$C$2]*([.B303]^2)/2; IF([.B303]&lt;([.$H$2]-[.$G$2]); [.$F$2]+[.$I$2]*([.B303]-[.$G$2]); [.$A$2]-[.$F$2]+[.$I$2]*([.B303]-([.$H$2]-[.$G$2]))-([.$C$2]*(([.B303]-([.$H$2]-[.$G$2]))^2)/2)))" office:value-type="float" office:value="1252" calcext:value-type="float">
            <text:p>1252</text:p>
          </table:table-cell>
          <table:table-cell table:formula="of:=IF([.B303]&lt;[.$G$2]; [.$C$2]*[.B303]; IF([.B303]&lt;([.$H$2]-[.$G$2]);[.$I$2]; [.$I$2]-[.$C$2]*([.B303]-([.$H$2]-[.$G$2]))))" office:value-type="float" office:value="500" calcext:value-type="float">
            <text:p>500</text:p>
          </table:table-cell>
          <table:table-cell table:formula="of:=IF([.B303]&lt;[.$G$2]; [.$C$2]; IF([.B30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4]*[.$H$2]/[.$D$2]" office:value-type="float" office:value="3.1395" calcext:value-type="float">
            <text:p>3.1395</text:p>
          </table:table-cell>
          <table:table-cell table:formula="of:=IF([.B304]&lt;[.$G$2]; [.$C$2]*([.B304]^2)/2; IF([.B304]&lt;([.$H$2]-[.$G$2]); [.$F$2]+[.$I$2]*([.B304]-[.$G$2]); [.$A$2]-[.$F$2]+[.$I$2]*([.B304]-([.$H$2]-[.$G$2]))-([.$C$2]*(([.B304]-([.$H$2]-[.$G$2]))^2)/2)))" office:value-type="float" office:value="1257.25" calcext:value-type="float">
            <text:p>1257.25</text:p>
          </table:table-cell>
          <table:table-cell table:formula="of:=IF([.B304]&lt;[.$G$2]; [.$C$2]*[.B304]; IF([.B304]&lt;([.$H$2]-[.$G$2]);[.$I$2]; [.$I$2]-[.$C$2]*([.B304]-([.$H$2]-[.$G$2]))))" office:value-type="float" office:value="500" calcext:value-type="float">
            <text:p>500</text:p>
          </table:table-cell>
          <table:table-cell table:formula="of:=IF([.B304]&lt;[.$G$2]; [.$C$2]; IF([.B30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5]*[.$H$2]/[.$D$2]" office:value-type="float" office:value="3.15" calcext:value-type="float">
            <text:p>3.15</text:p>
          </table:table-cell>
          <table:table-cell table:formula="of:=IF([.B305]&lt;[.$G$2]; [.$C$2]*([.B305]^2)/2; IF([.B305]&lt;([.$H$2]-[.$G$2]); [.$F$2]+[.$I$2]*([.B305]-[.$G$2]); [.$A$2]-[.$F$2]+[.$I$2]*([.B305]-([.$H$2]-[.$G$2]))-([.$C$2]*(([.B305]-([.$H$2]-[.$G$2]))^2)/2)))" office:value-type="float" office:value="1262.5" calcext:value-type="float">
            <text:p>1262.5</text:p>
          </table:table-cell>
          <table:table-cell table:formula="of:=IF([.B305]&lt;[.$G$2]; [.$C$2]*[.B305]; IF([.B305]&lt;([.$H$2]-[.$G$2]);[.$I$2]; [.$I$2]-[.$C$2]*([.B305]-([.$H$2]-[.$G$2]))))" office:value-type="float" office:value="500" calcext:value-type="float">
            <text:p>500</text:p>
          </table:table-cell>
          <table:table-cell table:formula="of:=IF([.B305]&lt;[.$G$2]; [.$C$2]; IF([.B30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6]*[.$H$2]/[.$D$2]" office:value-type="float" office:value="3.1605" calcext:value-type="float">
            <text:p>3.1605</text:p>
          </table:table-cell>
          <table:table-cell table:formula="of:=IF([.B306]&lt;[.$G$2]; [.$C$2]*([.B306]^2)/2; IF([.B306]&lt;([.$H$2]-[.$G$2]); [.$F$2]+[.$I$2]*([.B306]-[.$G$2]); [.$A$2]-[.$F$2]+[.$I$2]*([.B306]-([.$H$2]-[.$G$2]))-([.$C$2]*(([.B306]-([.$H$2]-[.$G$2]))^2)/2)))" office:value-type="float" office:value="1267.75" calcext:value-type="float">
            <text:p>1267.75</text:p>
          </table:table-cell>
          <table:table-cell table:formula="of:=IF([.B306]&lt;[.$G$2]; [.$C$2]*[.B306]; IF([.B306]&lt;([.$H$2]-[.$G$2]);[.$I$2]; [.$I$2]-[.$C$2]*([.B306]-([.$H$2]-[.$G$2]))))" office:value-type="float" office:value="500" calcext:value-type="float">
            <text:p>500</text:p>
          </table:table-cell>
          <table:table-cell table:formula="of:=IF([.B306]&lt;[.$G$2]; [.$C$2]; IF([.B30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7]*[.$H$2]/[.$D$2]" office:value-type="float" office:value="3.171" calcext:value-type="float">
            <text:p>3.171</text:p>
          </table:table-cell>
          <table:table-cell table:formula="of:=IF([.B307]&lt;[.$G$2]; [.$C$2]*([.B307]^2)/2; IF([.B307]&lt;([.$H$2]-[.$G$2]); [.$F$2]+[.$I$2]*([.B307]-[.$G$2]); [.$A$2]-[.$F$2]+[.$I$2]*([.B307]-([.$H$2]-[.$G$2]))-([.$C$2]*(([.B307]-([.$H$2]-[.$G$2]))^2)/2)))" office:value-type="float" office:value="1273" calcext:value-type="float">
            <text:p>1273</text:p>
          </table:table-cell>
          <table:table-cell table:formula="of:=IF([.B307]&lt;[.$G$2]; [.$C$2]*[.B307]; IF([.B307]&lt;([.$H$2]-[.$G$2]);[.$I$2]; [.$I$2]-[.$C$2]*([.B307]-([.$H$2]-[.$G$2]))))" office:value-type="float" office:value="500" calcext:value-type="float">
            <text:p>500</text:p>
          </table:table-cell>
          <table:table-cell table:formula="of:=IF([.B307]&lt;[.$G$2]; [.$C$2]; IF([.B30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8]*[.$H$2]/[.$D$2]" office:value-type="float" office:value="3.1815" calcext:value-type="float">
            <text:p>3.1815</text:p>
          </table:table-cell>
          <table:table-cell table:formula="of:=IF([.B308]&lt;[.$G$2]; [.$C$2]*([.B308]^2)/2; IF([.B308]&lt;([.$H$2]-[.$G$2]); [.$F$2]+[.$I$2]*([.B308]-[.$G$2]); [.$A$2]-[.$F$2]+[.$I$2]*([.B308]-([.$H$2]-[.$G$2]))-([.$C$2]*(([.B308]-([.$H$2]-[.$G$2]))^2)/2)))" office:value-type="float" office:value="1278.25" calcext:value-type="float">
            <text:p>1278.25</text:p>
          </table:table-cell>
          <table:table-cell table:formula="of:=IF([.B308]&lt;[.$G$2]; [.$C$2]*[.B308]; IF([.B308]&lt;([.$H$2]-[.$G$2]);[.$I$2]; [.$I$2]-[.$C$2]*([.B308]-([.$H$2]-[.$G$2]))))" office:value-type="float" office:value="500" calcext:value-type="float">
            <text:p>500</text:p>
          </table:table-cell>
          <table:table-cell table:formula="of:=IF([.B308]&lt;[.$G$2]; [.$C$2]; IF([.B30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9]*[.$H$2]/[.$D$2]" office:value-type="float" office:value="3.192" calcext:value-type="float">
            <text:p>3.192</text:p>
          </table:table-cell>
          <table:table-cell table:formula="of:=IF([.B309]&lt;[.$G$2]; [.$C$2]*([.B309]^2)/2; IF([.B309]&lt;([.$H$2]-[.$G$2]); [.$F$2]+[.$I$2]*([.B309]-[.$G$2]); [.$A$2]-[.$F$2]+[.$I$2]*([.B309]-([.$H$2]-[.$G$2]))-([.$C$2]*(([.B309]-([.$H$2]-[.$G$2]))^2)/2)))" office:value-type="float" office:value="1283.5" calcext:value-type="float">
            <text:p>1283.5</text:p>
          </table:table-cell>
          <table:table-cell table:formula="of:=IF([.B309]&lt;[.$G$2]; [.$C$2]*[.B309]; IF([.B309]&lt;([.$H$2]-[.$G$2]);[.$I$2]; [.$I$2]-[.$C$2]*([.B309]-([.$H$2]-[.$G$2]))))" office:value-type="float" office:value="500" calcext:value-type="float">
            <text:p>500</text:p>
          </table:table-cell>
          <table:table-cell table:formula="of:=IF([.B309]&lt;[.$G$2]; [.$C$2]; IF([.B30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10]*[.$H$2]/[.$D$2]" office:value-type="float" office:value="3.2025" calcext:value-type="float">
            <text:p>3.2025</text:p>
          </table:table-cell>
          <table:table-cell table:formula="of:=IF([.B310]&lt;[.$G$2]; [.$C$2]*([.B310]^2)/2; IF([.B310]&lt;([.$H$2]-[.$G$2]); [.$F$2]+[.$I$2]*([.B310]-[.$G$2]); [.$A$2]-[.$F$2]+[.$I$2]*([.B310]-([.$H$2]-[.$G$2]))-([.$C$2]*(([.B310]-([.$H$2]-[.$G$2]))^2)/2)))" office:value-type="float" office:value="1288.75" calcext:value-type="float">
            <text:p>1288.75</text:p>
          </table:table-cell>
          <table:table-cell table:formula="of:=IF([.B310]&lt;[.$G$2]; [.$C$2]*[.B310]; IF([.B310]&lt;([.$H$2]-[.$G$2]);[.$I$2]; [.$I$2]-[.$C$2]*([.B310]-([.$H$2]-[.$G$2]))))" office:value-type="float" office:value="500" calcext:value-type="float">
            <text:p>500</text:p>
          </table:table-cell>
          <table:table-cell table:formula="of:=IF([.B310]&lt;[.$G$2]; [.$C$2]; IF([.B31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11]*[.$H$2]/[.$D$2]" office:value-type="float" office:value="3.213" calcext:value-type="float">
            <text:p>3.213</text:p>
          </table:table-cell>
          <table:table-cell table:formula="of:=IF([.B311]&lt;[.$G$2]; [.$C$2]*([.B311]^2)/2; IF([.B311]&lt;([.$H$2]-[.$G$2]); [.$F$2]+[.$I$2]*([.B311]-[.$G$2]); [.$A$2]-[.$F$2]+[.$I$2]*([.B311]-([.$H$2]-[.$G$2]))-([.$C$2]*(([.B311]-([.$H$2]-[.$G$2]))^2)/2)))" office:value-type="float" office:value="1294" calcext:value-type="float">
            <text:p>1294</text:p>
          </table:table-cell>
          <table:table-cell table:formula="of:=IF([.B311]&lt;[.$G$2]; [.$C$2]*[.B311]; IF([.B311]&lt;([.$H$2]-[.$G$2]);[.$I$2]; [.$I$2]-[.$C$2]*([.B311]-([.$H$2]-[.$G$2]))))" office:value-type="float" office:value="500" calcext:value-type="float">
            <text:p>500</text:p>
          </table:table-cell>
          <table:table-cell table:formula="of:=IF([.B311]&lt;[.$G$2]; [.$C$2]; IF([.B31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12]*[.$H$2]/[.$D$2]" office:value-type="float" office:value="3.2235" calcext:value-type="float">
            <text:p>3.2235</text:p>
          </table:table-cell>
          <table:table-cell table:formula="of:=IF([.B312]&lt;[.$G$2]; [.$C$2]*([.B312]^2)/2; IF([.B312]&lt;([.$H$2]-[.$G$2]); [.$F$2]+[.$I$2]*([.B312]-[.$G$2]); [.$A$2]-[.$F$2]+[.$I$2]*([.B312]-([.$H$2]-[.$G$2]))-([.$C$2]*(([.B312]-([.$H$2]-[.$G$2]))^2)/2)))" office:value-type="float" office:value="1299.25" calcext:value-type="float">
            <text:p>1299.25</text:p>
          </table:table-cell>
          <table:table-cell table:formula="of:=IF([.B312]&lt;[.$G$2]; [.$C$2]*[.B312]; IF([.B312]&lt;([.$H$2]-[.$G$2]);[.$I$2]; [.$I$2]-[.$C$2]*([.B312]-([.$H$2]-[.$G$2]))))" office:value-type="float" office:value="500" calcext:value-type="float">
            <text:p>500</text:p>
          </table:table-cell>
          <table:table-cell table:formula="of:=IF([.B312]&lt;[.$G$2]; [.$C$2]; IF([.B31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3]*[.$H$2]/[.$D$2]" office:value-type="float" office:value="3.234" calcext:value-type="float">
            <text:p>3.234</text:p>
          </table:table-cell>
          <table:table-cell table:formula="of:=IF([.B313]&lt;[.$G$2]; [.$C$2]*([.B313]^2)/2; IF([.B313]&lt;([.$H$2]-[.$G$2]); [.$F$2]+[.$I$2]*([.B313]-[.$G$2]); [.$A$2]-[.$F$2]+[.$I$2]*([.B313]-([.$H$2]-[.$G$2]))-([.$C$2]*(([.B313]-([.$H$2]-[.$G$2]))^2)/2)))" office:value-type="float" office:value="1304.5" calcext:value-type="float">
            <text:p>1304.5</text:p>
          </table:table-cell>
          <table:table-cell table:formula="of:=IF([.B313]&lt;[.$G$2]; [.$C$2]*[.B313]; IF([.B313]&lt;([.$H$2]-[.$G$2]);[.$I$2]; [.$I$2]-[.$C$2]*([.B313]-([.$H$2]-[.$G$2]))))" office:value-type="float" office:value="500" calcext:value-type="float">
            <text:p>500</text:p>
          </table:table-cell>
          <table:table-cell table:formula="of:=IF([.B313]&lt;[.$G$2]; [.$C$2]; IF([.B31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4]*[.$H$2]/[.$D$2]" office:value-type="float" office:value="3.2445" calcext:value-type="float">
            <text:p>3.2445</text:p>
          </table:table-cell>
          <table:table-cell table:formula="of:=IF([.B314]&lt;[.$G$2]; [.$C$2]*([.B314]^2)/2; IF([.B314]&lt;([.$H$2]-[.$G$2]); [.$F$2]+[.$I$2]*([.B314]-[.$G$2]); [.$A$2]-[.$F$2]+[.$I$2]*([.B314]-([.$H$2]-[.$G$2]))-([.$C$2]*(([.B314]-([.$H$2]-[.$G$2]))^2)/2)))" office:value-type="float" office:value="1309.75" calcext:value-type="float">
            <text:p>1309.75</text:p>
          </table:table-cell>
          <table:table-cell table:formula="of:=IF([.B314]&lt;[.$G$2]; [.$C$2]*[.B314]; IF([.B314]&lt;([.$H$2]-[.$G$2]);[.$I$2]; [.$I$2]-[.$C$2]*([.B314]-([.$H$2]-[.$G$2]))))" office:value-type="float" office:value="500" calcext:value-type="float">
            <text:p>500</text:p>
          </table:table-cell>
          <table:table-cell table:formula="of:=IF([.B314]&lt;[.$G$2]; [.$C$2]; IF([.B31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5]*[.$H$2]/[.$D$2]" office:value-type="float" office:value="3.255" calcext:value-type="float">
            <text:p>3.255</text:p>
          </table:table-cell>
          <table:table-cell table:formula="of:=IF([.B315]&lt;[.$G$2]; [.$C$2]*([.B315]^2)/2; IF([.B315]&lt;([.$H$2]-[.$G$2]); [.$F$2]+[.$I$2]*([.B315]-[.$G$2]); [.$A$2]-[.$F$2]+[.$I$2]*([.B315]-([.$H$2]-[.$G$2]))-([.$C$2]*(([.B315]-([.$H$2]-[.$G$2]))^2)/2)))" office:value-type="float" office:value="1315" calcext:value-type="float">
            <text:p>1315</text:p>
          </table:table-cell>
          <table:table-cell table:formula="of:=IF([.B315]&lt;[.$G$2]; [.$C$2]*[.B315]; IF([.B315]&lt;([.$H$2]-[.$G$2]);[.$I$2]; [.$I$2]-[.$C$2]*([.B315]-([.$H$2]-[.$G$2]))))" office:value-type="float" office:value="500" calcext:value-type="float">
            <text:p>500</text:p>
          </table:table-cell>
          <table:table-cell table:formula="of:=IF([.B315]&lt;[.$G$2]; [.$C$2]; IF([.B31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6]*[.$H$2]/[.$D$2]" office:value-type="float" office:value="3.2655" calcext:value-type="float">
            <text:p>3.2655</text:p>
          </table:table-cell>
          <table:table-cell table:formula="of:=IF([.B316]&lt;[.$G$2]; [.$C$2]*([.B316]^2)/2; IF([.B316]&lt;([.$H$2]-[.$G$2]); [.$F$2]+[.$I$2]*([.B316]-[.$G$2]); [.$A$2]-[.$F$2]+[.$I$2]*([.B316]-([.$H$2]-[.$G$2]))-([.$C$2]*(([.B316]-([.$H$2]-[.$G$2]))^2)/2)))" office:value-type="float" office:value="1320.25" calcext:value-type="float">
            <text:p>1320.25</text:p>
          </table:table-cell>
          <table:table-cell table:formula="of:=IF([.B316]&lt;[.$G$2]; [.$C$2]*[.B316]; IF([.B316]&lt;([.$H$2]-[.$G$2]);[.$I$2]; [.$I$2]-[.$C$2]*([.B316]-([.$H$2]-[.$G$2]))))" office:value-type="float" office:value="500" calcext:value-type="float">
            <text:p>500</text:p>
          </table:table-cell>
          <table:table-cell table:formula="of:=IF([.B316]&lt;[.$G$2]; [.$C$2]; IF([.B31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7]*[.$H$2]/[.$D$2]" office:value-type="float" office:value="3.276" calcext:value-type="float">
            <text:p>3.276</text:p>
          </table:table-cell>
          <table:table-cell table:formula="of:=IF([.B317]&lt;[.$G$2]; [.$C$2]*([.B317]^2)/2; IF([.B317]&lt;([.$H$2]-[.$G$2]); [.$F$2]+[.$I$2]*([.B317]-[.$G$2]); [.$A$2]-[.$F$2]+[.$I$2]*([.B317]-([.$H$2]-[.$G$2]))-([.$C$2]*(([.B317]-([.$H$2]-[.$G$2]))^2)/2)))" office:value-type="float" office:value="1325.5" calcext:value-type="float">
            <text:p>1325.5</text:p>
          </table:table-cell>
          <table:table-cell table:formula="of:=IF([.B317]&lt;[.$G$2]; [.$C$2]*[.B317]; IF([.B317]&lt;([.$H$2]-[.$G$2]);[.$I$2]; [.$I$2]-[.$C$2]*([.B317]-([.$H$2]-[.$G$2]))))" office:value-type="float" office:value="500" calcext:value-type="float">
            <text:p>500</text:p>
          </table:table-cell>
          <table:table-cell table:formula="of:=IF([.B317]&lt;[.$G$2]; [.$C$2]; IF([.B31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8]*[.$H$2]/[.$D$2]" office:value-type="float" office:value="3.2865" calcext:value-type="float">
            <text:p>3.2865</text:p>
          </table:table-cell>
          <table:table-cell table:formula="of:=IF([.B318]&lt;[.$G$2]; [.$C$2]*([.B318]^2)/2; IF([.B318]&lt;([.$H$2]-[.$G$2]); [.$F$2]+[.$I$2]*([.B318]-[.$G$2]); [.$A$2]-[.$F$2]+[.$I$2]*([.B318]-([.$H$2]-[.$G$2]))-([.$C$2]*(([.B318]-([.$H$2]-[.$G$2]))^2)/2)))" office:value-type="float" office:value="1330.75" calcext:value-type="float">
            <text:p>1330.75</text:p>
          </table:table-cell>
          <table:table-cell table:formula="of:=IF([.B318]&lt;[.$G$2]; [.$C$2]*[.B318]; IF([.B318]&lt;([.$H$2]-[.$G$2]);[.$I$2]; [.$I$2]-[.$C$2]*([.B318]-([.$H$2]-[.$G$2]))))" office:value-type="float" office:value="500" calcext:value-type="float">
            <text:p>500</text:p>
          </table:table-cell>
          <table:table-cell table:formula="of:=IF([.B318]&lt;[.$G$2]; [.$C$2]; IF([.B31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9]*[.$H$2]/[.$D$2]" office:value-type="float" office:value="3.297" calcext:value-type="float">
            <text:p>3.297</text:p>
          </table:table-cell>
          <table:table-cell table:formula="of:=IF([.B319]&lt;[.$G$2]; [.$C$2]*([.B319]^2)/2; IF([.B319]&lt;([.$H$2]-[.$G$2]); [.$F$2]+[.$I$2]*([.B319]-[.$G$2]); [.$A$2]-[.$F$2]+[.$I$2]*([.B319]-([.$H$2]-[.$G$2]))-([.$C$2]*(([.B319]-([.$H$2]-[.$G$2]))^2)/2)))" office:value-type="float" office:value="1336" calcext:value-type="float">
            <text:p>1336</text:p>
          </table:table-cell>
          <table:table-cell table:formula="of:=IF([.B319]&lt;[.$G$2]; [.$C$2]*[.B319]; IF([.B319]&lt;([.$H$2]-[.$G$2]);[.$I$2]; [.$I$2]-[.$C$2]*([.B319]-([.$H$2]-[.$G$2]))))" office:value-type="float" office:value="500" calcext:value-type="float">
            <text:p>500</text:p>
          </table:table-cell>
          <table:table-cell table:formula="of:=IF([.B319]&lt;[.$G$2]; [.$C$2]; IF([.B31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20]*[.$H$2]/[.$D$2]" office:value-type="float" office:value="3.3075" calcext:value-type="float">
            <text:p>3.3075</text:p>
          </table:table-cell>
          <table:table-cell table:formula="of:=IF([.B320]&lt;[.$G$2]; [.$C$2]*([.B320]^2)/2; IF([.B320]&lt;([.$H$2]-[.$G$2]); [.$F$2]+[.$I$2]*([.B320]-[.$G$2]); [.$A$2]-[.$F$2]+[.$I$2]*([.B320]-([.$H$2]-[.$G$2]))-([.$C$2]*(([.B320]-([.$H$2]-[.$G$2]))^2)/2)))" office:value-type="float" office:value="1341.25" calcext:value-type="float">
            <text:p>1341.25</text:p>
          </table:table-cell>
          <table:table-cell table:formula="of:=IF([.B320]&lt;[.$G$2]; [.$C$2]*[.B320]; IF([.B320]&lt;([.$H$2]-[.$G$2]);[.$I$2]; [.$I$2]-[.$C$2]*([.B320]-([.$H$2]-[.$G$2]))))" office:value-type="float" office:value="500" calcext:value-type="float">
            <text:p>500</text:p>
          </table:table-cell>
          <table:table-cell table:formula="of:=IF([.B320]&lt;[.$G$2]; [.$C$2]; IF([.B32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21]*[.$H$2]/[.$D$2]" office:value-type="float" office:value="3.318" calcext:value-type="float">
            <text:p>3.318</text:p>
          </table:table-cell>
          <table:table-cell table:formula="of:=IF([.B321]&lt;[.$G$2]; [.$C$2]*([.B321]^2)/2; IF([.B321]&lt;([.$H$2]-[.$G$2]); [.$F$2]+[.$I$2]*([.B321]-[.$G$2]); [.$A$2]-[.$F$2]+[.$I$2]*([.B321]-([.$H$2]-[.$G$2]))-([.$C$2]*(([.B321]-([.$H$2]-[.$G$2]))^2)/2)))" office:value-type="float" office:value="1346.5" calcext:value-type="float">
            <text:p>1346.5</text:p>
          </table:table-cell>
          <table:table-cell table:formula="of:=IF([.B321]&lt;[.$G$2]; [.$C$2]*[.B321]; IF([.B321]&lt;([.$H$2]-[.$G$2]);[.$I$2]; [.$I$2]-[.$C$2]*([.B321]-([.$H$2]-[.$G$2]))))" office:value-type="float" office:value="500" calcext:value-type="float">
            <text:p>500</text:p>
          </table:table-cell>
          <table:table-cell table:formula="of:=IF([.B321]&lt;[.$G$2]; [.$C$2]; IF([.B32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22]*[.$H$2]/[.$D$2]" office:value-type="float" office:value="3.3285" calcext:value-type="float">
            <text:p>3.3285</text:p>
          </table:table-cell>
          <table:table-cell table:formula="of:=IF([.B322]&lt;[.$G$2]; [.$C$2]*([.B322]^2)/2; IF([.B322]&lt;([.$H$2]-[.$G$2]); [.$F$2]+[.$I$2]*([.B322]-[.$G$2]); [.$A$2]-[.$F$2]+[.$I$2]*([.B322]-([.$H$2]-[.$G$2]))-([.$C$2]*(([.B322]-([.$H$2]-[.$G$2]))^2)/2)))" office:value-type="float" office:value="1351.75" calcext:value-type="float">
            <text:p>1351.75</text:p>
          </table:table-cell>
          <table:table-cell table:formula="of:=IF([.B322]&lt;[.$G$2]; [.$C$2]*[.B322]; IF([.B322]&lt;([.$H$2]-[.$G$2]);[.$I$2]; [.$I$2]-[.$C$2]*([.B322]-([.$H$2]-[.$G$2]))))" office:value-type="float" office:value="500" calcext:value-type="float">
            <text:p>500</text:p>
          </table:table-cell>
          <table:table-cell table:formula="of:=IF([.B322]&lt;[.$G$2]; [.$C$2]; IF([.B32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3]*[.$H$2]/[.$D$2]" office:value-type="float" office:value="3.339" calcext:value-type="float">
            <text:p>3.339</text:p>
          </table:table-cell>
          <table:table-cell table:formula="of:=IF([.B323]&lt;[.$G$2]; [.$C$2]*([.B323]^2)/2; IF([.B323]&lt;([.$H$2]-[.$G$2]); [.$F$2]+[.$I$2]*([.B323]-[.$G$2]); [.$A$2]-[.$F$2]+[.$I$2]*([.B323]-([.$H$2]-[.$G$2]))-([.$C$2]*(([.B323]-([.$H$2]-[.$G$2]))^2)/2)))" office:value-type="float" office:value="1357" calcext:value-type="float">
            <text:p>1357</text:p>
          </table:table-cell>
          <table:table-cell table:formula="of:=IF([.B323]&lt;[.$G$2]; [.$C$2]*[.B323]; IF([.B323]&lt;([.$H$2]-[.$G$2]);[.$I$2]; [.$I$2]-[.$C$2]*([.B323]-([.$H$2]-[.$G$2]))))" office:value-type="float" office:value="500" calcext:value-type="float">
            <text:p>500</text:p>
          </table:table-cell>
          <table:table-cell table:formula="of:=IF([.B323]&lt;[.$G$2]; [.$C$2]; IF([.B32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4]*[.$H$2]/[.$D$2]" office:value-type="float" office:value="3.3495" calcext:value-type="float">
            <text:p>3.3495</text:p>
          </table:table-cell>
          <table:table-cell table:formula="of:=IF([.B324]&lt;[.$G$2]; [.$C$2]*([.B324]^2)/2; IF([.B324]&lt;([.$H$2]-[.$G$2]); [.$F$2]+[.$I$2]*([.B324]-[.$G$2]); [.$A$2]-[.$F$2]+[.$I$2]*([.B324]-([.$H$2]-[.$G$2]))-([.$C$2]*(([.B324]-([.$H$2]-[.$G$2]))^2)/2)))" office:value-type="float" office:value="1362.25" calcext:value-type="float">
            <text:p>1362.25</text:p>
          </table:table-cell>
          <table:table-cell table:formula="of:=IF([.B324]&lt;[.$G$2]; [.$C$2]*[.B324]; IF([.B324]&lt;([.$H$2]-[.$G$2]);[.$I$2]; [.$I$2]-[.$C$2]*([.B324]-([.$H$2]-[.$G$2]))))" office:value-type="float" office:value="500" calcext:value-type="float">
            <text:p>500</text:p>
          </table:table-cell>
          <table:table-cell table:formula="of:=IF([.B324]&lt;[.$G$2]; [.$C$2]; IF([.B32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5]*[.$H$2]/[.$D$2]" office:value-type="float" office:value="3.36" calcext:value-type="float">
            <text:p>3.36</text:p>
          </table:table-cell>
          <table:table-cell table:formula="of:=IF([.B325]&lt;[.$G$2]; [.$C$2]*([.B325]^2)/2; IF([.B325]&lt;([.$H$2]-[.$G$2]); [.$F$2]+[.$I$2]*([.B325]-[.$G$2]); [.$A$2]-[.$F$2]+[.$I$2]*([.B325]-([.$H$2]-[.$G$2]))-([.$C$2]*(([.B325]-([.$H$2]-[.$G$2]))^2)/2)))" office:value-type="float" office:value="1367.5" calcext:value-type="float">
            <text:p>1367.5</text:p>
          </table:table-cell>
          <table:table-cell table:formula="of:=IF([.B325]&lt;[.$G$2]; [.$C$2]*[.B325]; IF([.B325]&lt;([.$H$2]-[.$G$2]);[.$I$2]; [.$I$2]-[.$C$2]*([.B325]-([.$H$2]-[.$G$2]))))" office:value-type="float" office:value="500" calcext:value-type="float">
            <text:p>500</text:p>
          </table:table-cell>
          <table:table-cell table:formula="of:=IF([.B325]&lt;[.$G$2]; [.$C$2]; IF([.B32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6]*[.$H$2]/[.$D$2]" office:value-type="float" office:value="3.3705" calcext:value-type="float">
            <text:p>3.3705</text:p>
          </table:table-cell>
          <table:table-cell table:formula="of:=IF([.B326]&lt;[.$G$2]; [.$C$2]*([.B326]^2)/2; IF([.B326]&lt;([.$H$2]-[.$G$2]); [.$F$2]+[.$I$2]*([.B326]-[.$G$2]); [.$A$2]-[.$F$2]+[.$I$2]*([.B326]-([.$H$2]-[.$G$2]))-([.$C$2]*(([.B326]-([.$H$2]-[.$G$2]))^2)/2)))" office:value-type="float" office:value="1372.75" calcext:value-type="float">
            <text:p>1372.75</text:p>
          </table:table-cell>
          <table:table-cell table:formula="of:=IF([.B326]&lt;[.$G$2]; [.$C$2]*[.B326]; IF([.B326]&lt;([.$H$2]-[.$G$2]);[.$I$2]; [.$I$2]-[.$C$2]*([.B326]-([.$H$2]-[.$G$2]))))" office:value-type="float" office:value="500" calcext:value-type="float">
            <text:p>500</text:p>
          </table:table-cell>
          <table:table-cell table:formula="of:=IF([.B326]&lt;[.$G$2]; [.$C$2]; IF([.B32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7]*[.$H$2]/[.$D$2]" office:value-type="float" office:value="3.381" calcext:value-type="float">
            <text:p>3.381</text:p>
          </table:table-cell>
          <table:table-cell table:formula="of:=IF([.B327]&lt;[.$G$2]; [.$C$2]*([.B327]^2)/2; IF([.B327]&lt;([.$H$2]-[.$G$2]); [.$F$2]+[.$I$2]*([.B327]-[.$G$2]); [.$A$2]-[.$F$2]+[.$I$2]*([.B327]-([.$H$2]-[.$G$2]))-([.$C$2]*(([.B327]-([.$H$2]-[.$G$2]))^2)/2)))" office:value-type="float" office:value="1378" calcext:value-type="float">
            <text:p>1378</text:p>
          </table:table-cell>
          <table:table-cell table:formula="of:=IF([.B327]&lt;[.$G$2]; [.$C$2]*[.B327]; IF([.B327]&lt;([.$H$2]-[.$G$2]);[.$I$2]; [.$I$2]-[.$C$2]*([.B327]-([.$H$2]-[.$G$2]))))" office:value-type="float" office:value="500" calcext:value-type="float">
            <text:p>500</text:p>
          </table:table-cell>
          <table:table-cell table:formula="of:=IF([.B327]&lt;[.$G$2]; [.$C$2]; IF([.B32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8]*[.$H$2]/[.$D$2]" office:value-type="float" office:value="3.3915" calcext:value-type="float">
            <text:p>3.3915</text:p>
          </table:table-cell>
          <table:table-cell table:formula="of:=IF([.B328]&lt;[.$G$2]; [.$C$2]*([.B328]^2)/2; IF([.B328]&lt;([.$H$2]-[.$G$2]); [.$F$2]+[.$I$2]*([.B328]-[.$G$2]); [.$A$2]-[.$F$2]+[.$I$2]*([.B328]-([.$H$2]-[.$G$2]))-([.$C$2]*(([.B328]-([.$H$2]-[.$G$2]))^2)/2)))" office:value-type="float" office:value="1383.25" calcext:value-type="float">
            <text:p>1383.25</text:p>
          </table:table-cell>
          <table:table-cell table:formula="of:=IF([.B328]&lt;[.$G$2]; [.$C$2]*[.B328]; IF([.B328]&lt;([.$H$2]-[.$G$2]);[.$I$2]; [.$I$2]-[.$C$2]*([.B328]-([.$H$2]-[.$G$2]))))" office:value-type="float" office:value="500" calcext:value-type="float">
            <text:p>500</text:p>
          </table:table-cell>
          <table:table-cell table:formula="of:=IF([.B328]&lt;[.$G$2]; [.$C$2]; IF([.B32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9]*[.$H$2]/[.$D$2]" office:value-type="float" office:value="3.402" calcext:value-type="float">
            <text:p>3.402</text:p>
          </table:table-cell>
          <table:table-cell table:formula="of:=IF([.B329]&lt;[.$G$2]; [.$C$2]*([.B329]^2)/2; IF([.B329]&lt;([.$H$2]-[.$G$2]); [.$F$2]+[.$I$2]*([.B329]-[.$G$2]); [.$A$2]-[.$F$2]+[.$I$2]*([.B329]-([.$H$2]-[.$G$2]))-([.$C$2]*(([.B329]-([.$H$2]-[.$G$2]))^2)/2)))" office:value-type="float" office:value="1388.5" calcext:value-type="float">
            <text:p>1388.5</text:p>
          </table:table-cell>
          <table:table-cell table:formula="of:=IF([.B329]&lt;[.$G$2]; [.$C$2]*[.B329]; IF([.B329]&lt;([.$H$2]-[.$G$2]);[.$I$2]; [.$I$2]-[.$C$2]*([.B329]-([.$H$2]-[.$G$2]))))" office:value-type="float" office:value="500" calcext:value-type="float">
            <text:p>500</text:p>
          </table:table-cell>
          <table:table-cell table:formula="of:=IF([.B329]&lt;[.$G$2]; [.$C$2]; IF([.B32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30]*[.$H$2]/[.$D$2]" office:value-type="float" office:value="3.4125" calcext:value-type="float">
            <text:p>3.4125</text:p>
          </table:table-cell>
          <table:table-cell table:formula="of:=IF([.B330]&lt;[.$G$2]; [.$C$2]*([.B330]^2)/2; IF([.B330]&lt;([.$H$2]-[.$G$2]); [.$F$2]+[.$I$2]*([.B330]-[.$G$2]); [.$A$2]-[.$F$2]+[.$I$2]*([.B330]-([.$H$2]-[.$G$2]))-([.$C$2]*(([.B330]-([.$H$2]-[.$G$2]))^2)/2)))" office:value-type="float" office:value="1393.75" calcext:value-type="float">
            <text:p>1393.75</text:p>
          </table:table-cell>
          <table:table-cell table:formula="of:=IF([.B330]&lt;[.$G$2]; [.$C$2]*[.B330]; IF([.B330]&lt;([.$H$2]-[.$G$2]);[.$I$2]; [.$I$2]-[.$C$2]*([.B330]-([.$H$2]-[.$G$2]))))" office:value-type="float" office:value="500" calcext:value-type="float">
            <text:p>500</text:p>
          </table:table-cell>
          <table:table-cell table:formula="of:=IF([.B330]&lt;[.$G$2]; [.$C$2]; IF([.B33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31]*[.$H$2]/[.$D$2]" office:value-type="float" office:value="3.423" calcext:value-type="float">
            <text:p>3.423</text:p>
          </table:table-cell>
          <table:table-cell table:formula="of:=IF([.B331]&lt;[.$G$2]; [.$C$2]*([.B331]^2)/2; IF([.B331]&lt;([.$H$2]-[.$G$2]); [.$F$2]+[.$I$2]*([.B331]-[.$G$2]); [.$A$2]-[.$F$2]+[.$I$2]*([.B331]-([.$H$2]-[.$G$2]))-([.$C$2]*(([.B331]-([.$H$2]-[.$G$2]))^2)/2)))" office:value-type="float" office:value="1399" calcext:value-type="float">
            <text:p>1399</text:p>
          </table:table-cell>
          <table:table-cell table:formula="of:=IF([.B331]&lt;[.$G$2]; [.$C$2]*[.B331]; IF([.B331]&lt;([.$H$2]-[.$G$2]);[.$I$2]; [.$I$2]-[.$C$2]*([.B331]-([.$H$2]-[.$G$2]))))" office:value-type="float" office:value="500" calcext:value-type="float">
            <text:p>500</text:p>
          </table:table-cell>
          <table:table-cell table:formula="of:=IF([.B331]&lt;[.$G$2]; [.$C$2]; IF([.B33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32]*[.$H$2]/[.$D$2]" office:value-type="float" office:value="3.4335" calcext:value-type="float">
            <text:p>3.4335</text:p>
          </table:table-cell>
          <table:table-cell table:formula="of:=IF([.B332]&lt;[.$G$2]; [.$C$2]*([.B332]^2)/2; IF([.B332]&lt;([.$H$2]-[.$G$2]); [.$F$2]+[.$I$2]*([.B332]-[.$G$2]); [.$A$2]-[.$F$2]+[.$I$2]*([.B332]-([.$H$2]-[.$G$2]))-([.$C$2]*(([.B332]-([.$H$2]-[.$G$2]))^2)/2)))" office:value-type="float" office:value="1404.25" calcext:value-type="float">
            <text:p>1404.25</text:p>
          </table:table-cell>
          <table:table-cell table:formula="of:=IF([.B332]&lt;[.$G$2]; [.$C$2]*[.B332]; IF([.B332]&lt;([.$H$2]-[.$G$2]);[.$I$2]; [.$I$2]-[.$C$2]*([.B332]-([.$H$2]-[.$G$2]))))" office:value-type="float" office:value="500" calcext:value-type="float">
            <text:p>500</text:p>
          </table:table-cell>
          <table:table-cell table:formula="of:=IF([.B332]&lt;[.$G$2]; [.$C$2]; IF([.B33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3]*[.$H$2]/[.$D$2]" office:value-type="float" office:value="3.444" calcext:value-type="float">
            <text:p>3.444</text:p>
          </table:table-cell>
          <table:table-cell table:formula="of:=IF([.B333]&lt;[.$G$2]; [.$C$2]*([.B333]^2)/2; IF([.B333]&lt;([.$H$2]-[.$G$2]); [.$F$2]+[.$I$2]*([.B333]-[.$G$2]); [.$A$2]-[.$F$2]+[.$I$2]*([.B333]-([.$H$2]-[.$G$2]))-([.$C$2]*(([.B333]-([.$H$2]-[.$G$2]))^2)/2)))" office:value-type="float" office:value="1409.5" calcext:value-type="float">
            <text:p>1409.5</text:p>
          </table:table-cell>
          <table:table-cell table:formula="of:=IF([.B333]&lt;[.$G$2]; [.$C$2]*[.B333]; IF([.B333]&lt;([.$H$2]-[.$G$2]);[.$I$2]; [.$I$2]-[.$C$2]*([.B333]-([.$H$2]-[.$G$2]))))" office:value-type="float" office:value="500" calcext:value-type="float">
            <text:p>500</text:p>
          </table:table-cell>
          <table:table-cell table:formula="of:=IF([.B333]&lt;[.$G$2]; [.$C$2]; IF([.B33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4]*[.$H$2]/[.$D$2]" office:value-type="float" office:value="3.4545" calcext:value-type="float">
            <text:p>3.4545</text:p>
          </table:table-cell>
          <table:table-cell table:formula="of:=IF([.B334]&lt;[.$G$2]; [.$C$2]*([.B334]^2)/2; IF([.B334]&lt;([.$H$2]-[.$G$2]); [.$F$2]+[.$I$2]*([.B334]-[.$G$2]); [.$A$2]-[.$F$2]+[.$I$2]*([.B334]-([.$H$2]-[.$G$2]))-([.$C$2]*(([.B334]-([.$H$2]-[.$G$2]))^2)/2)))" office:value-type="float" office:value="1414.75" calcext:value-type="float">
            <text:p>1414.75</text:p>
          </table:table-cell>
          <table:table-cell table:formula="of:=IF([.B334]&lt;[.$G$2]; [.$C$2]*[.B334]; IF([.B334]&lt;([.$H$2]-[.$G$2]);[.$I$2]; [.$I$2]-[.$C$2]*([.B334]-([.$H$2]-[.$G$2]))))" office:value-type="float" office:value="500" calcext:value-type="float">
            <text:p>500</text:p>
          </table:table-cell>
          <table:table-cell table:formula="of:=IF([.B334]&lt;[.$G$2]; [.$C$2]; IF([.B33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5]*[.$H$2]/[.$D$2]" office:value-type="float" office:value="3.465" calcext:value-type="float">
            <text:p>3.465</text:p>
          </table:table-cell>
          <table:table-cell table:formula="of:=IF([.B335]&lt;[.$G$2]; [.$C$2]*([.B335]^2)/2; IF([.B335]&lt;([.$H$2]-[.$G$2]); [.$F$2]+[.$I$2]*([.B335]-[.$G$2]); [.$A$2]-[.$F$2]+[.$I$2]*([.B335]-([.$H$2]-[.$G$2]))-([.$C$2]*(([.B335]-([.$H$2]-[.$G$2]))^2)/2)))" office:value-type="float" office:value="1420" calcext:value-type="float">
            <text:p>1420</text:p>
          </table:table-cell>
          <table:table-cell table:formula="of:=IF([.B335]&lt;[.$G$2]; [.$C$2]*[.B335]; IF([.B335]&lt;([.$H$2]-[.$G$2]);[.$I$2]; [.$I$2]-[.$C$2]*([.B335]-([.$H$2]-[.$G$2]))))" office:value-type="float" office:value="500" calcext:value-type="float">
            <text:p>500</text:p>
          </table:table-cell>
          <table:table-cell table:formula="of:=IF([.B335]&lt;[.$G$2]; [.$C$2]; IF([.B33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6]*[.$H$2]/[.$D$2]" office:value-type="float" office:value="3.4755" calcext:value-type="float">
            <text:p>3.4755</text:p>
          </table:table-cell>
          <table:table-cell table:formula="of:=IF([.B336]&lt;[.$G$2]; [.$C$2]*([.B336]^2)/2; IF([.B336]&lt;([.$H$2]-[.$G$2]); [.$F$2]+[.$I$2]*([.B336]-[.$G$2]); [.$A$2]-[.$F$2]+[.$I$2]*([.B336]-([.$H$2]-[.$G$2]))-([.$C$2]*(([.B336]-([.$H$2]-[.$G$2]))^2)/2)))" office:value-type="float" office:value="1425.25" calcext:value-type="float">
            <text:p>1425.25</text:p>
          </table:table-cell>
          <table:table-cell table:formula="of:=IF([.B336]&lt;[.$G$2]; [.$C$2]*[.B336]; IF([.B336]&lt;([.$H$2]-[.$G$2]);[.$I$2]; [.$I$2]-[.$C$2]*([.B336]-([.$H$2]-[.$G$2]))))" office:value-type="float" office:value="500" calcext:value-type="float">
            <text:p>500</text:p>
          </table:table-cell>
          <table:table-cell table:formula="of:=IF([.B336]&lt;[.$G$2]; [.$C$2]; IF([.B33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7]*[.$H$2]/[.$D$2]" office:value-type="float" office:value="3.486" calcext:value-type="float">
            <text:p>3.486</text:p>
          </table:table-cell>
          <table:table-cell table:formula="of:=IF([.B337]&lt;[.$G$2]; [.$C$2]*([.B337]^2)/2; IF([.B337]&lt;([.$H$2]-[.$G$2]); [.$F$2]+[.$I$2]*([.B337]-[.$G$2]); [.$A$2]-[.$F$2]+[.$I$2]*([.B337]-([.$H$2]-[.$G$2]))-([.$C$2]*(([.B337]-([.$H$2]-[.$G$2]))^2)/2)))" office:value-type="float" office:value="1430.5" calcext:value-type="float">
            <text:p>1430.5</text:p>
          </table:table-cell>
          <table:table-cell table:formula="of:=IF([.B337]&lt;[.$G$2]; [.$C$2]*[.B337]; IF([.B337]&lt;([.$H$2]-[.$G$2]);[.$I$2]; [.$I$2]-[.$C$2]*([.B337]-([.$H$2]-[.$G$2]))))" office:value-type="float" office:value="500" calcext:value-type="float">
            <text:p>500</text:p>
          </table:table-cell>
          <table:table-cell table:formula="of:=IF([.B337]&lt;[.$G$2]; [.$C$2]; IF([.B33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8]*[.$H$2]/[.$D$2]" office:value-type="float" office:value="3.4965" calcext:value-type="float">
            <text:p>3.4965</text:p>
          </table:table-cell>
          <table:table-cell table:formula="of:=IF([.B338]&lt;[.$G$2]; [.$C$2]*([.B338]^2)/2; IF([.B338]&lt;([.$H$2]-[.$G$2]); [.$F$2]+[.$I$2]*([.B338]-[.$G$2]); [.$A$2]-[.$F$2]+[.$I$2]*([.B338]-([.$H$2]-[.$G$2]))-([.$C$2]*(([.B338]-([.$H$2]-[.$G$2]))^2)/2)))" office:value-type="float" office:value="1435.75" calcext:value-type="float">
            <text:p>1435.75</text:p>
          </table:table-cell>
          <table:table-cell table:formula="of:=IF([.B338]&lt;[.$G$2]; [.$C$2]*[.B338]; IF([.B338]&lt;([.$H$2]-[.$G$2]);[.$I$2]; [.$I$2]-[.$C$2]*([.B338]-([.$H$2]-[.$G$2]))))" office:value-type="float" office:value="500" calcext:value-type="float">
            <text:p>500</text:p>
          </table:table-cell>
          <table:table-cell table:formula="of:=IF([.B338]&lt;[.$G$2]; [.$C$2]; IF([.B33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9]*[.$H$2]/[.$D$2]" office:value-type="float" office:value="3.507" calcext:value-type="float">
            <text:p>3.507</text:p>
          </table:table-cell>
          <table:table-cell table:formula="of:=IF([.B339]&lt;[.$G$2]; [.$C$2]*([.B339]^2)/2; IF([.B339]&lt;([.$H$2]-[.$G$2]); [.$F$2]+[.$I$2]*([.B339]-[.$G$2]); [.$A$2]-[.$F$2]+[.$I$2]*([.B339]-([.$H$2]-[.$G$2]))-([.$C$2]*(([.B339]-([.$H$2]-[.$G$2]))^2)/2)))" office:value-type="float" office:value="1441" calcext:value-type="float">
            <text:p>1441</text:p>
          </table:table-cell>
          <table:table-cell table:formula="of:=IF([.B339]&lt;[.$G$2]; [.$C$2]*[.B339]; IF([.B339]&lt;([.$H$2]-[.$G$2]);[.$I$2]; [.$I$2]-[.$C$2]*([.B339]-([.$H$2]-[.$G$2]))))" office:value-type="float" office:value="500" calcext:value-type="float">
            <text:p>500</text:p>
          </table:table-cell>
          <table:table-cell table:formula="of:=IF([.B339]&lt;[.$G$2]; [.$C$2]; IF([.B33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40]*[.$H$2]/[.$D$2]" office:value-type="float" office:value="3.5175" calcext:value-type="float">
            <text:p>3.5175</text:p>
          </table:table-cell>
          <table:table-cell table:formula="of:=IF([.B340]&lt;[.$G$2]; [.$C$2]*([.B340]^2)/2; IF([.B340]&lt;([.$H$2]-[.$G$2]); [.$F$2]+[.$I$2]*([.B340]-[.$G$2]); [.$A$2]-[.$F$2]+[.$I$2]*([.B340]-([.$H$2]-[.$G$2]))-([.$C$2]*(([.B340]-([.$H$2]-[.$G$2]))^2)/2)))" office:value-type="float" office:value="1446.25" calcext:value-type="float">
            <text:p>1446.25</text:p>
          </table:table-cell>
          <table:table-cell table:formula="of:=IF([.B340]&lt;[.$G$2]; [.$C$2]*[.B340]; IF([.B340]&lt;([.$H$2]-[.$G$2]);[.$I$2]; [.$I$2]-[.$C$2]*([.B340]-([.$H$2]-[.$G$2]))))" office:value-type="float" office:value="500" calcext:value-type="float">
            <text:p>500</text:p>
          </table:table-cell>
          <table:table-cell table:formula="of:=IF([.B340]&lt;[.$G$2]; [.$C$2]; IF([.B34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41]*[.$H$2]/[.$D$2]" office:value-type="float" office:value="3.528" calcext:value-type="float">
            <text:p>3.528</text:p>
          </table:table-cell>
          <table:table-cell table:formula="of:=IF([.B341]&lt;[.$G$2]; [.$C$2]*([.B341]^2)/2; IF([.B341]&lt;([.$H$2]-[.$G$2]); [.$F$2]+[.$I$2]*([.B341]-[.$G$2]); [.$A$2]-[.$F$2]+[.$I$2]*([.B341]-([.$H$2]-[.$G$2]))-([.$C$2]*(([.B341]-([.$H$2]-[.$G$2]))^2)/2)))" office:value-type="float" office:value="1451.5" calcext:value-type="float">
            <text:p>1451.5</text:p>
          </table:table-cell>
          <table:table-cell table:formula="of:=IF([.B341]&lt;[.$G$2]; [.$C$2]*[.B341]; IF([.B341]&lt;([.$H$2]-[.$G$2]);[.$I$2]; [.$I$2]-[.$C$2]*([.B341]-([.$H$2]-[.$G$2]))))" office:value-type="float" office:value="500" calcext:value-type="float">
            <text:p>500</text:p>
          </table:table-cell>
          <table:table-cell table:formula="of:=IF([.B341]&lt;[.$G$2]; [.$C$2]; IF([.B34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42]*[.$H$2]/[.$D$2]" office:value-type="float" office:value="3.5385" calcext:value-type="float">
            <text:p>3.5385</text:p>
          </table:table-cell>
          <table:table-cell table:formula="of:=IF([.B342]&lt;[.$G$2]; [.$C$2]*([.B342]^2)/2; IF([.B342]&lt;([.$H$2]-[.$G$2]); [.$F$2]+[.$I$2]*([.B342]-[.$G$2]); [.$A$2]-[.$F$2]+[.$I$2]*([.B342]-([.$H$2]-[.$G$2]))-([.$C$2]*(([.B342]-([.$H$2]-[.$G$2]))^2)/2)))" office:value-type="float" office:value="1456.75" calcext:value-type="float">
            <text:p>1456.75</text:p>
          </table:table-cell>
          <table:table-cell table:formula="of:=IF([.B342]&lt;[.$G$2]; [.$C$2]*[.B342]; IF([.B342]&lt;([.$H$2]-[.$G$2]);[.$I$2]; [.$I$2]-[.$C$2]*([.B342]-([.$H$2]-[.$G$2]))))" office:value-type="float" office:value="500" calcext:value-type="float">
            <text:p>500</text:p>
          </table:table-cell>
          <table:table-cell table:formula="of:=IF([.B342]&lt;[.$G$2]; [.$C$2]; IF([.B34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3]*[.$H$2]/[.$D$2]" office:value-type="float" office:value="3.549" calcext:value-type="float">
            <text:p>3.549</text:p>
          </table:table-cell>
          <table:table-cell table:formula="of:=IF([.B343]&lt;[.$G$2]; [.$C$2]*([.B343]^2)/2; IF([.B343]&lt;([.$H$2]-[.$G$2]); [.$F$2]+[.$I$2]*([.B343]-[.$G$2]); [.$A$2]-[.$F$2]+[.$I$2]*([.B343]-([.$H$2]-[.$G$2]))-([.$C$2]*(([.B343]-([.$H$2]-[.$G$2]))^2)/2)))" office:value-type="float" office:value="1462" calcext:value-type="float">
            <text:p>1462</text:p>
          </table:table-cell>
          <table:table-cell table:formula="of:=IF([.B343]&lt;[.$G$2]; [.$C$2]*[.B343]; IF([.B343]&lt;([.$H$2]-[.$G$2]);[.$I$2]; [.$I$2]-[.$C$2]*([.B343]-([.$H$2]-[.$G$2]))))" office:value-type="float" office:value="500" calcext:value-type="float">
            <text:p>500</text:p>
          </table:table-cell>
          <table:table-cell table:formula="of:=IF([.B343]&lt;[.$G$2]; [.$C$2]; IF([.B34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4]*[.$H$2]/[.$D$2]" office:value-type="float" office:value="3.5595" calcext:value-type="float">
            <text:p>3.5595</text:p>
          </table:table-cell>
          <table:table-cell table:formula="of:=IF([.B344]&lt;[.$G$2]; [.$C$2]*([.B344]^2)/2; IF([.B344]&lt;([.$H$2]-[.$G$2]); [.$F$2]+[.$I$2]*([.B344]-[.$G$2]); [.$A$2]-[.$F$2]+[.$I$2]*([.B344]-([.$H$2]-[.$G$2]))-([.$C$2]*(([.B344]-([.$H$2]-[.$G$2]))^2)/2)))" office:value-type="float" office:value="1467.25" calcext:value-type="float">
            <text:p>1467.25</text:p>
          </table:table-cell>
          <table:table-cell table:formula="of:=IF([.B344]&lt;[.$G$2]; [.$C$2]*[.B344]; IF([.B344]&lt;([.$H$2]-[.$G$2]);[.$I$2]; [.$I$2]-[.$C$2]*([.B344]-([.$H$2]-[.$G$2]))))" office:value-type="float" office:value="500" calcext:value-type="float">
            <text:p>500</text:p>
          </table:table-cell>
          <table:table-cell table:formula="of:=IF([.B344]&lt;[.$G$2]; [.$C$2]; IF([.B34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5]*[.$H$2]/[.$D$2]" office:value-type="float" office:value="3.57" calcext:value-type="float">
            <text:p>3.57</text:p>
          </table:table-cell>
          <table:table-cell table:formula="of:=IF([.B345]&lt;[.$G$2]; [.$C$2]*([.B345]^2)/2; IF([.B345]&lt;([.$H$2]-[.$G$2]); [.$F$2]+[.$I$2]*([.B345]-[.$G$2]); [.$A$2]-[.$F$2]+[.$I$2]*([.B345]-([.$H$2]-[.$G$2]))-([.$C$2]*(([.B345]-([.$H$2]-[.$G$2]))^2)/2)))" office:value-type="float" office:value="1472.5" calcext:value-type="float">
            <text:p>1472.5</text:p>
          </table:table-cell>
          <table:table-cell table:formula="of:=IF([.B345]&lt;[.$G$2]; [.$C$2]*[.B345]; IF([.B345]&lt;([.$H$2]-[.$G$2]);[.$I$2]; [.$I$2]-[.$C$2]*([.B345]-([.$H$2]-[.$G$2]))))" office:value-type="float" office:value="500" calcext:value-type="float">
            <text:p>500</text:p>
          </table:table-cell>
          <table:table-cell table:formula="of:=IF([.B345]&lt;[.$G$2]; [.$C$2]; IF([.B34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6]*[.$H$2]/[.$D$2]" office:value-type="float" office:value="3.5805" calcext:value-type="float">
            <text:p>3.5805</text:p>
          </table:table-cell>
          <table:table-cell table:formula="of:=IF([.B346]&lt;[.$G$2]; [.$C$2]*([.B346]^2)/2; IF([.B346]&lt;([.$H$2]-[.$G$2]); [.$F$2]+[.$I$2]*([.B346]-[.$G$2]); [.$A$2]-[.$F$2]+[.$I$2]*([.B346]-([.$H$2]-[.$G$2]))-([.$C$2]*(([.B346]-([.$H$2]-[.$G$2]))^2)/2)))" office:value-type="float" office:value="1477.75" calcext:value-type="float">
            <text:p>1477.75</text:p>
          </table:table-cell>
          <table:table-cell table:formula="of:=IF([.B346]&lt;[.$G$2]; [.$C$2]*[.B346]; IF([.B346]&lt;([.$H$2]-[.$G$2]);[.$I$2]; [.$I$2]-[.$C$2]*([.B346]-([.$H$2]-[.$G$2]))))" office:value-type="float" office:value="500" calcext:value-type="float">
            <text:p>500</text:p>
          </table:table-cell>
          <table:table-cell table:formula="of:=IF([.B346]&lt;[.$G$2]; [.$C$2]; IF([.B34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7]*[.$H$2]/[.$D$2]" office:value-type="float" office:value="3.591" calcext:value-type="float">
            <text:p>3.591</text:p>
          </table:table-cell>
          <table:table-cell table:formula="of:=IF([.B347]&lt;[.$G$2]; [.$C$2]*([.B347]^2)/2; IF([.B347]&lt;([.$H$2]-[.$G$2]); [.$F$2]+[.$I$2]*([.B347]-[.$G$2]); [.$A$2]-[.$F$2]+[.$I$2]*([.B347]-([.$H$2]-[.$G$2]))-([.$C$2]*(([.B347]-([.$H$2]-[.$G$2]))^2)/2)))" office:value-type="float" office:value="1483" calcext:value-type="float">
            <text:p>1483</text:p>
          </table:table-cell>
          <table:table-cell table:formula="of:=IF([.B347]&lt;[.$G$2]; [.$C$2]*[.B347]; IF([.B347]&lt;([.$H$2]-[.$G$2]);[.$I$2]; [.$I$2]-[.$C$2]*([.B347]-([.$H$2]-[.$G$2]))))" office:value-type="float" office:value="500" calcext:value-type="float">
            <text:p>500</text:p>
          </table:table-cell>
          <table:table-cell table:formula="of:=IF([.B347]&lt;[.$G$2]; [.$C$2]; IF([.B34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8]*[.$H$2]/[.$D$2]" office:value-type="float" office:value="3.6015" calcext:value-type="float">
            <text:p>3.6015</text:p>
          </table:table-cell>
          <table:table-cell table:formula="of:=IF([.B348]&lt;[.$G$2]; [.$C$2]*([.B348]^2)/2; IF([.B348]&lt;([.$H$2]-[.$G$2]); [.$F$2]+[.$I$2]*([.B348]-[.$G$2]); [.$A$2]-[.$F$2]+[.$I$2]*([.B348]-([.$H$2]-[.$G$2]))-([.$C$2]*(([.B348]-([.$H$2]-[.$G$2]))^2)/2)))" office:value-type="float" office:value="1488.25" calcext:value-type="float">
            <text:p>1488.25</text:p>
          </table:table-cell>
          <table:table-cell table:formula="of:=IF([.B348]&lt;[.$G$2]; [.$C$2]*[.B348]; IF([.B348]&lt;([.$H$2]-[.$G$2]);[.$I$2]; [.$I$2]-[.$C$2]*([.B348]-([.$H$2]-[.$G$2]))))" office:value-type="float" office:value="500" calcext:value-type="float">
            <text:p>500</text:p>
          </table:table-cell>
          <table:table-cell table:formula="of:=IF([.B348]&lt;[.$G$2]; [.$C$2]; IF([.B34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9]*[.$H$2]/[.$D$2]" office:value-type="float" office:value="3.612" calcext:value-type="float">
            <text:p>3.612</text:p>
          </table:table-cell>
          <table:table-cell table:formula="of:=IF([.B349]&lt;[.$G$2]; [.$C$2]*([.B349]^2)/2; IF([.B349]&lt;([.$H$2]-[.$G$2]); [.$F$2]+[.$I$2]*([.B349]-[.$G$2]); [.$A$2]-[.$F$2]+[.$I$2]*([.B349]-([.$H$2]-[.$G$2]))-([.$C$2]*(([.B349]-([.$H$2]-[.$G$2]))^2)/2)))" office:value-type="float" office:value="1493.5" calcext:value-type="float">
            <text:p>1493.5</text:p>
          </table:table-cell>
          <table:table-cell table:formula="of:=IF([.B349]&lt;[.$G$2]; [.$C$2]*[.B349]; IF([.B349]&lt;([.$H$2]-[.$G$2]);[.$I$2]; [.$I$2]-[.$C$2]*([.B349]-([.$H$2]-[.$G$2]))))" office:value-type="float" office:value="500" calcext:value-type="float">
            <text:p>500</text:p>
          </table:table-cell>
          <table:table-cell table:formula="of:=IF([.B349]&lt;[.$G$2]; [.$C$2]; IF([.B34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50]*[.$H$2]/[.$D$2]" office:value-type="float" office:value="3.6225" calcext:value-type="float">
            <text:p>3.6225</text:p>
          </table:table-cell>
          <table:table-cell table:formula="of:=IF([.B350]&lt;[.$G$2]; [.$C$2]*([.B350]^2)/2; IF([.B350]&lt;([.$H$2]-[.$G$2]); [.$F$2]+[.$I$2]*([.B350]-[.$G$2]); [.$A$2]-[.$F$2]+[.$I$2]*([.B350]-([.$H$2]-[.$G$2]))-([.$C$2]*(([.B350]-([.$H$2]-[.$G$2]))^2)/2)))" office:value-type="float" office:value="1498.75" calcext:value-type="float">
            <text:p>1498.75</text:p>
          </table:table-cell>
          <table:table-cell table:formula="of:=IF([.B350]&lt;[.$G$2]; [.$C$2]*[.B350]; IF([.B350]&lt;([.$H$2]-[.$G$2]);[.$I$2]; [.$I$2]-[.$C$2]*([.B350]-([.$H$2]-[.$G$2]))))" office:value-type="float" office:value="500" calcext:value-type="float">
            <text:p>500</text:p>
          </table:table-cell>
          <table:table-cell table:formula="of:=IF([.B350]&lt;[.$G$2]; [.$C$2]; IF([.B35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51]*[.$H$2]/[.$D$2]" office:value-type="float" office:value="3.633" calcext:value-type="float">
            <text:p>3.633</text:p>
          </table:table-cell>
          <table:table-cell table:formula="of:=IF([.B351]&lt;[.$G$2]; [.$C$2]*([.B351]^2)/2; IF([.B351]&lt;([.$H$2]-[.$G$2]); [.$F$2]+[.$I$2]*([.B351]-[.$G$2]); [.$A$2]-[.$F$2]+[.$I$2]*([.B351]-([.$H$2]-[.$G$2]))-([.$C$2]*(([.B351]-([.$H$2]-[.$G$2]))^2)/2)))" office:value-type="float" office:value="1504" calcext:value-type="float">
            <text:p>1504</text:p>
          </table:table-cell>
          <table:table-cell table:formula="of:=IF([.B351]&lt;[.$G$2]; [.$C$2]*[.B351]; IF([.B351]&lt;([.$H$2]-[.$G$2]);[.$I$2]; [.$I$2]-[.$C$2]*([.B351]-([.$H$2]-[.$G$2]))))" office:value-type="float" office:value="500" calcext:value-type="float">
            <text:p>500</text:p>
          </table:table-cell>
          <table:table-cell table:formula="of:=IF([.B351]&lt;[.$G$2]; [.$C$2]; IF([.B35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52]*[.$H$2]/[.$D$2]" office:value-type="float" office:value="3.6435" calcext:value-type="float">
            <text:p>3.6435</text:p>
          </table:table-cell>
          <table:table-cell table:formula="of:=IF([.B352]&lt;[.$G$2]; [.$C$2]*([.B352]^2)/2; IF([.B352]&lt;([.$H$2]-[.$G$2]); [.$F$2]+[.$I$2]*([.B352]-[.$G$2]); [.$A$2]-[.$F$2]+[.$I$2]*([.B352]-([.$H$2]-[.$G$2]))-([.$C$2]*(([.B352]-([.$H$2]-[.$G$2]))^2)/2)))" office:value-type="float" office:value="1509.25" calcext:value-type="float">
            <text:p>1509.25</text:p>
          </table:table-cell>
          <table:table-cell table:formula="of:=IF([.B352]&lt;[.$G$2]; [.$C$2]*[.B352]; IF([.B352]&lt;([.$H$2]-[.$G$2]);[.$I$2]; [.$I$2]-[.$C$2]*([.B352]-([.$H$2]-[.$G$2]))))" office:value-type="float" office:value="500" calcext:value-type="float">
            <text:p>500</text:p>
          </table:table-cell>
          <table:table-cell table:formula="of:=IF([.B352]&lt;[.$G$2]; [.$C$2]; IF([.B35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3]*[.$H$2]/[.$D$2]" office:value-type="float" office:value="3.654" calcext:value-type="float">
            <text:p>3.654</text:p>
          </table:table-cell>
          <table:table-cell table:formula="of:=IF([.B353]&lt;[.$G$2]; [.$C$2]*([.B353]^2)/2; IF([.B353]&lt;([.$H$2]-[.$G$2]); [.$F$2]+[.$I$2]*([.B353]-[.$G$2]); [.$A$2]-[.$F$2]+[.$I$2]*([.B353]-([.$H$2]-[.$G$2]))-([.$C$2]*(([.B353]-([.$H$2]-[.$G$2]))^2)/2)))" office:value-type="float" office:value="1514.5" calcext:value-type="float">
            <text:p>1514.5</text:p>
          </table:table-cell>
          <table:table-cell table:formula="of:=IF([.B353]&lt;[.$G$2]; [.$C$2]*[.B353]; IF([.B353]&lt;([.$H$2]-[.$G$2]);[.$I$2]; [.$I$2]-[.$C$2]*([.B353]-([.$H$2]-[.$G$2]))))" office:value-type="float" office:value="500" calcext:value-type="float">
            <text:p>500</text:p>
          </table:table-cell>
          <table:table-cell table:formula="of:=IF([.B353]&lt;[.$G$2]; [.$C$2]; IF([.B35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4]*[.$H$2]/[.$D$2]" office:value-type="float" office:value="3.6645" calcext:value-type="float">
            <text:p>3.6645</text:p>
          </table:table-cell>
          <table:table-cell table:formula="of:=IF([.B354]&lt;[.$G$2]; [.$C$2]*([.B354]^2)/2; IF([.B354]&lt;([.$H$2]-[.$G$2]); [.$F$2]+[.$I$2]*([.B354]-[.$G$2]); [.$A$2]-[.$F$2]+[.$I$2]*([.B354]-([.$H$2]-[.$G$2]))-([.$C$2]*(([.B354]-([.$H$2]-[.$G$2]))^2)/2)))" office:value-type="float" office:value="1519.75" calcext:value-type="float">
            <text:p>1519.75</text:p>
          </table:table-cell>
          <table:table-cell table:formula="of:=IF([.B354]&lt;[.$G$2]; [.$C$2]*[.B354]; IF([.B354]&lt;([.$H$2]-[.$G$2]);[.$I$2]; [.$I$2]-[.$C$2]*([.B354]-([.$H$2]-[.$G$2]))))" office:value-type="float" office:value="500" calcext:value-type="float">
            <text:p>500</text:p>
          </table:table-cell>
          <table:table-cell table:formula="of:=IF([.B354]&lt;[.$G$2]; [.$C$2]; IF([.B35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5]*[.$H$2]/[.$D$2]" office:value-type="float" office:value="3.675" calcext:value-type="float">
            <text:p>3.675</text:p>
          </table:table-cell>
          <table:table-cell table:formula="of:=IF([.B355]&lt;[.$G$2]; [.$C$2]*([.B355]^2)/2; IF([.B355]&lt;([.$H$2]-[.$G$2]); [.$F$2]+[.$I$2]*([.B355]-[.$G$2]); [.$A$2]-[.$F$2]+[.$I$2]*([.B355]-([.$H$2]-[.$G$2]))-([.$C$2]*(([.B355]-([.$H$2]-[.$G$2]))^2)/2)))" office:value-type="float" office:value="1525" calcext:value-type="float">
            <text:p>1525</text:p>
          </table:table-cell>
          <table:table-cell table:formula="of:=IF([.B355]&lt;[.$G$2]; [.$C$2]*[.B355]; IF([.B355]&lt;([.$H$2]-[.$G$2]);[.$I$2]; [.$I$2]-[.$C$2]*([.B355]-([.$H$2]-[.$G$2]))))" office:value-type="float" office:value="500" calcext:value-type="float">
            <text:p>500</text:p>
          </table:table-cell>
          <table:table-cell table:formula="of:=IF([.B355]&lt;[.$G$2]; [.$C$2]; IF([.B35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6]*[.$H$2]/[.$D$2]" office:value-type="float" office:value="3.6855" calcext:value-type="float">
            <text:p>3.6855</text:p>
          </table:table-cell>
          <table:table-cell table:formula="of:=IF([.B356]&lt;[.$G$2]; [.$C$2]*([.B356]^2)/2; IF([.B356]&lt;([.$H$2]-[.$G$2]); [.$F$2]+[.$I$2]*([.B356]-[.$G$2]); [.$A$2]-[.$F$2]+[.$I$2]*([.B356]-([.$H$2]-[.$G$2]))-([.$C$2]*(([.B356]-([.$H$2]-[.$G$2]))^2)/2)))" office:value-type="float" office:value="1530.25" calcext:value-type="float">
            <text:p>1530.25</text:p>
          </table:table-cell>
          <table:table-cell table:formula="of:=IF([.B356]&lt;[.$G$2]; [.$C$2]*[.B356]; IF([.B356]&lt;([.$H$2]-[.$G$2]);[.$I$2]; [.$I$2]-[.$C$2]*([.B356]-([.$H$2]-[.$G$2]))))" office:value-type="float" office:value="500" calcext:value-type="float">
            <text:p>500</text:p>
          </table:table-cell>
          <table:table-cell table:formula="of:=IF([.B356]&lt;[.$G$2]; [.$C$2]; IF([.B35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7]*[.$H$2]/[.$D$2]" office:value-type="float" office:value="3.696" calcext:value-type="float">
            <text:p>3.696</text:p>
          </table:table-cell>
          <table:table-cell table:formula="of:=IF([.B357]&lt;[.$G$2]; [.$C$2]*([.B357]^2)/2; IF([.B357]&lt;([.$H$2]-[.$G$2]); [.$F$2]+[.$I$2]*([.B357]-[.$G$2]); [.$A$2]-[.$F$2]+[.$I$2]*([.B357]-([.$H$2]-[.$G$2]))-([.$C$2]*(([.B357]-([.$H$2]-[.$G$2]))^2)/2)))" office:value-type="float" office:value="1535.5" calcext:value-type="float">
            <text:p>1535.5</text:p>
          </table:table-cell>
          <table:table-cell table:formula="of:=IF([.B357]&lt;[.$G$2]; [.$C$2]*[.B357]; IF([.B357]&lt;([.$H$2]-[.$G$2]);[.$I$2]; [.$I$2]-[.$C$2]*([.B357]-([.$H$2]-[.$G$2]))))" office:value-type="float" office:value="500" calcext:value-type="float">
            <text:p>500</text:p>
          </table:table-cell>
          <table:table-cell table:formula="of:=IF([.B357]&lt;[.$G$2]; [.$C$2]; IF([.B35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8]*[.$H$2]/[.$D$2]" office:value-type="float" office:value="3.7065" calcext:value-type="float">
            <text:p>3.7065</text:p>
          </table:table-cell>
          <table:table-cell table:formula="of:=IF([.B358]&lt;[.$G$2]; [.$C$2]*([.B358]^2)/2; IF([.B358]&lt;([.$H$2]-[.$G$2]); [.$F$2]+[.$I$2]*([.B358]-[.$G$2]); [.$A$2]-[.$F$2]+[.$I$2]*([.B358]-([.$H$2]-[.$G$2]))-([.$C$2]*(([.B358]-([.$H$2]-[.$G$2]))^2)/2)))" office:value-type="float" office:value="1540.75" calcext:value-type="float">
            <text:p>1540.75</text:p>
          </table:table-cell>
          <table:table-cell table:formula="of:=IF([.B358]&lt;[.$G$2]; [.$C$2]*[.B358]; IF([.B358]&lt;([.$H$2]-[.$G$2]);[.$I$2]; [.$I$2]-[.$C$2]*([.B358]-([.$H$2]-[.$G$2]))))" office:value-type="float" office:value="500" calcext:value-type="float">
            <text:p>500</text:p>
          </table:table-cell>
          <table:table-cell table:formula="of:=IF([.B358]&lt;[.$G$2]; [.$C$2]; IF([.B35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9]*[.$H$2]/[.$D$2]" office:value-type="float" office:value="3.717" calcext:value-type="float">
            <text:p>3.717</text:p>
          </table:table-cell>
          <table:table-cell table:formula="of:=IF([.B359]&lt;[.$G$2]; [.$C$2]*([.B359]^2)/2; IF([.B359]&lt;([.$H$2]-[.$G$2]); [.$F$2]+[.$I$2]*([.B359]-[.$G$2]); [.$A$2]-[.$F$2]+[.$I$2]*([.B359]-([.$H$2]-[.$G$2]))-([.$C$2]*(([.B359]-([.$H$2]-[.$G$2]))^2)/2)))" office:value-type="float" office:value="1546" calcext:value-type="float">
            <text:p>1546</text:p>
          </table:table-cell>
          <table:table-cell table:formula="of:=IF([.B359]&lt;[.$G$2]; [.$C$2]*[.B359]; IF([.B359]&lt;([.$H$2]-[.$G$2]);[.$I$2]; [.$I$2]-[.$C$2]*([.B359]-([.$H$2]-[.$G$2]))))" office:value-type="float" office:value="500" calcext:value-type="float">
            <text:p>500</text:p>
          </table:table-cell>
          <table:table-cell table:formula="of:=IF([.B359]&lt;[.$G$2]; [.$C$2]; IF([.B35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60]*[.$H$2]/[.$D$2]" office:value-type="float" office:value="3.7275" calcext:value-type="float">
            <text:p>3.7275</text:p>
          </table:table-cell>
          <table:table-cell table:formula="of:=IF([.B360]&lt;[.$G$2]; [.$C$2]*([.B360]^2)/2; IF([.B360]&lt;([.$H$2]-[.$G$2]); [.$F$2]+[.$I$2]*([.B360]-[.$G$2]); [.$A$2]-[.$F$2]+[.$I$2]*([.B360]-([.$H$2]-[.$G$2]))-([.$C$2]*(([.B360]-([.$H$2]-[.$G$2]))^2)/2)))" office:value-type="float" office:value="1551.25" calcext:value-type="float">
            <text:p>1551.25</text:p>
          </table:table-cell>
          <table:table-cell table:formula="of:=IF([.B360]&lt;[.$G$2]; [.$C$2]*[.B360]; IF([.B360]&lt;([.$H$2]-[.$G$2]);[.$I$2]; [.$I$2]-[.$C$2]*([.B360]-([.$H$2]-[.$G$2]))))" office:value-type="float" office:value="500" calcext:value-type="float">
            <text:p>500</text:p>
          </table:table-cell>
          <table:table-cell table:formula="of:=IF([.B360]&lt;[.$G$2]; [.$C$2]; IF([.B36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61]*[.$H$2]/[.$D$2]" office:value-type="float" office:value="3.738" calcext:value-type="float">
            <text:p>3.738</text:p>
          </table:table-cell>
          <table:table-cell table:formula="of:=IF([.B361]&lt;[.$G$2]; [.$C$2]*([.B361]^2)/2; IF([.B361]&lt;([.$H$2]-[.$G$2]); [.$F$2]+[.$I$2]*([.B361]-[.$G$2]); [.$A$2]-[.$F$2]+[.$I$2]*([.B361]-([.$H$2]-[.$G$2]))-([.$C$2]*(([.B361]-([.$H$2]-[.$G$2]))^2)/2)))" office:value-type="float" office:value="1556.5" calcext:value-type="float">
            <text:p>1556.5</text:p>
          </table:table-cell>
          <table:table-cell table:formula="of:=IF([.B361]&lt;[.$G$2]; [.$C$2]*[.B361]; IF([.B361]&lt;([.$H$2]-[.$G$2]);[.$I$2]; [.$I$2]-[.$C$2]*([.B361]-([.$H$2]-[.$G$2]))))" office:value-type="float" office:value="500" calcext:value-type="float">
            <text:p>500</text:p>
          </table:table-cell>
          <table:table-cell table:formula="of:=IF([.B361]&lt;[.$G$2]; [.$C$2]; IF([.B36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62]*[.$H$2]/[.$D$2]" office:value-type="float" office:value="3.7485" calcext:value-type="float">
            <text:p>3.7485</text:p>
          </table:table-cell>
          <table:table-cell table:formula="of:=IF([.B362]&lt;[.$G$2]; [.$C$2]*([.B362]^2)/2; IF([.B362]&lt;([.$H$2]-[.$G$2]); [.$F$2]+[.$I$2]*([.B362]-[.$G$2]); [.$A$2]-[.$F$2]+[.$I$2]*([.B362]-([.$H$2]-[.$G$2]))-([.$C$2]*(([.B362]-([.$H$2]-[.$G$2]))^2)/2)))" office:value-type="float" office:value="1561.75" calcext:value-type="float">
            <text:p>1561.75</text:p>
          </table:table-cell>
          <table:table-cell table:formula="of:=IF([.B362]&lt;[.$G$2]; [.$C$2]*[.B362]; IF([.B362]&lt;([.$H$2]-[.$G$2]);[.$I$2]; [.$I$2]-[.$C$2]*([.B362]-([.$H$2]-[.$G$2]))))" office:value-type="float" office:value="500" calcext:value-type="float">
            <text:p>500</text:p>
          </table:table-cell>
          <table:table-cell table:formula="of:=IF([.B362]&lt;[.$G$2]; [.$C$2]; IF([.B36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3]*[.$H$2]/[.$D$2]" office:value-type="float" office:value="3.759" calcext:value-type="float">
            <text:p>3.759</text:p>
          </table:table-cell>
          <table:table-cell table:formula="of:=IF([.B363]&lt;[.$G$2]; [.$C$2]*([.B363]^2)/2; IF([.B363]&lt;([.$H$2]-[.$G$2]); [.$F$2]+[.$I$2]*([.B363]-[.$G$2]); [.$A$2]-[.$F$2]+[.$I$2]*([.B363]-([.$H$2]-[.$G$2]))-([.$C$2]*(([.B363]-([.$H$2]-[.$G$2]))^2)/2)))" office:value-type="float" office:value="1567" calcext:value-type="float">
            <text:p>1567</text:p>
          </table:table-cell>
          <table:table-cell table:formula="of:=IF([.B363]&lt;[.$G$2]; [.$C$2]*[.B363]; IF([.B363]&lt;([.$H$2]-[.$G$2]);[.$I$2]; [.$I$2]-[.$C$2]*([.B363]-([.$H$2]-[.$G$2]))))" office:value-type="float" office:value="500" calcext:value-type="float">
            <text:p>500</text:p>
          </table:table-cell>
          <table:table-cell table:formula="of:=IF([.B363]&lt;[.$G$2]; [.$C$2]; IF([.B36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4]*[.$H$2]/[.$D$2]" office:value-type="float" office:value="3.7695" calcext:value-type="float">
            <text:p>3.7695</text:p>
          </table:table-cell>
          <table:table-cell table:formula="of:=IF([.B364]&lt;[.$G$2]; [.$C$2]*([.B364]^2)/2; IF([.B364]&lt;([.$H$2]-[.$G$2]); [.$F$2]+[.$I$2]*([.B364]-[.$G$2]); [.$A$2]-[.$F$2]+[.$I$2]*([.B364]-([.$H$2]-[.$G$2]))-([.$C$2]*(([.B364]-([.$H$2]-[.$G$2]))^2)/2)))" office:value-type="float" office:value="1572.25" calcext:value-type="float">
            <text:p>1572.25</text:p>
          </table:table-cell>
          <table:table-cell table:formula="of:=IF([.B364]&lt;[.$G$2]; [.$C$2]*[.B364]; IF([.B364]&lt;([.$H$2]-[.$G$2]);[.$I$2]; [.$I$2]-[.$C$2]*([.B364]-([.$H$2]-[.$G$2]))))" office:value-type="float" office:value="500" calcext:value-type="float">
            <text:p>500</text:p>
          </table:table-cell>
          <table:table-cell table:formula="of:=IF([.B364]&lt;[.$G$2]; [.$C$2]; IF([.B36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5]*[.$H$2]/[.$D$2]" office:value-type="float" office:value="3.78" calcext:value-type="float">
            <text:p>3.78</text:p>
          </table:table-cell>
          <table:table-cell table:formula="of:=IF([.B365]&lt;[.$G$2]; [.$C$2]*([.B365]^2)/2; IF([.B365]&lt;([.$H$2]-[.$G$2]); [.$F$2]+[.$I$2]*([.B365]-[.$G$2]); [.$A$2]-[.$F$2]+[.$I$2]*([.B365]-([.$H$2]-[.$G$2]))-([.$C$2]*(([.B365]-([.$H$2]-[.$G$2]))^2)/2)))" office:value-type="float" office:value="1577.5" calcext:value-type="float">
            <text:p>1577.5</text:p>
          </table:table-cell>
          <table:table-cell table:formula="of:=IF([.B365]&lt;[.$G$2]; [.$C$2]*[.B365]; IF([.B365]&lt;([.$H$2]-[.$G$2]);[.$I$2]; [.$I$2]-[.$C$2]*([.B365]-([.$H$2]-[.$G$2]))))" office:value-type="float" office:value="500" calcext:value-type="float">
            <text:p>500</text:p>
          </table:table-cell>
          <table:table-cell table:formula="of:=IF([.B365]&lt;[.$G$2]; [.$C$2]; IF([.B36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6]*[.$H$2]/[.$D$2]" office:value-type="float" office:value="3.7905" calcext:value-type="float">
            <text:p>3.7905</text:p>
          </table:table-cell>
          <table:table-cell table:formula="of:=IF([.B366]&lt;[.$G$2]; [.$C$2]*([.B366]^2)/2; IF([.B366]&lt;([.$H$2]-[.$G$2]); [.$F$2]+[.$I$2]*([.B366]-[.$G$2]); [.$A$2]-[.$F$2]+[.$I$2]*([.B366]-([.$H$2]-[.$G$2]))-([.$C$2]*(([.B366]-([.$H$2]-[.$G$2]))^2)/2)))" office:value-type="float" office:value="1582.75" calcext:value-type="float">
            <text:p>1582.75</text:p>
          </table:table-cell>
          <table:table-cell table:formula="of:=IF([.B366]&lt;[.$G$2]; [.$C$2]*[.B366]; IF([.B366]&lt;([.$H$2]-[.$G$2]);[.$I$2]; [.$I$2]-[.$C$2]*([.B366]-([.$H$2]-[.$G$2]))))" office:value-type="float" office:value="500" calcext:value-type="float">
            <text:p>500</text:p>
          </table:table-cell>
          <table:table-cell table:formula="of:=IF([.B366]&lt;[.$G$2]; [.$C$2]; IF([.B36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7]*[.$H$2]/[.$D$2]" office:value-type="float" office:value="3.801" calcext:value-type="float">
            <text:p>3.801</text:p>
          </table:table-cell>
          <table:table-cell table:formula="of:=IF([.B367]&lt;[.$G$2]; [.$C$2]*([.B367]^2)/2; IF([.B367]&lt;([.$H$2]-[.$G$2]); [.$F$2]+[.$I$2]*([.B367]-[.$G$2]); [.$A$2]-[.$F$2]+[.$I$2]*([.B367]-([.$H$2]-[.$G$2]))-([.$C$2]*(([.B367]-([.$H$2]-[.$G$2]))^2)/2)))" office:value-type="float" office:value="1588" calcext:value-type="float">
            <text:p>1588</text:p>
          </table:table-cell>
          <table:table-cell table:formula="of:=IF([.B367]&lt;[.$G$2]; [.$C$2]*[.B367]; IF([.B367]&lt;([.$H$2]-[.$G$2]);[.$I$2]; [.$I$2]-[.$C$2]*([.B367]-([.$H$2]-[.$G$2]))))" office:value-type="float" office:value="500" calcext:value-type="float">
            <text:p>500</text:p>
          </table:table-cell>
          <table:table-cell table:formula="of:=IF([.B367]&lt;[.$G$2]; [.$C$2]; IF([.B36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8]*[.$H$2]/[.$D$2]" office:value-type="float" office:value="3.8115" calcext:value-type="float">
            <text:p>3.8115</text:p>
          </table:table-cell>
          <table:table-cell table:formula="of:=IF([.B368]&lt;[.$G$2]; [.$C$2]*([.B368]^2)/2; IF([.B368]&lt;([.$H$2]-[.$G$2]); [.$F$2]+[.$I$2]*([.B368]-[.$G$2]); [.$A$2]-[.$F$2]+[.$I$2]*([.B368]-([.$H$2]-[.$G$2]))-([.$C$2]*(([.B368]-([.$H$2]-[.$G$2]))^2)/2)))" office:value-type="float" office:value="1593.25" calcext:value-type="float">
            <text:p>1593.25</text:p>
          </table:table-cell>
          <table:table-cell table:formula="of:=IF([.B368]&lt;[.$G$2]; [.$C$2]*[.B368]; IF([.B368]&lt;([.$H$2]-[.$G$2]);[.$I$2]; [.$I$2]-[.$C$2]*([.B368]-([.$H$2]-[.$G$2]))))" office:value-type="float" office:value="500" calcext:value-type="float">
            <text:p>500</text:p>
          </table:table-cell>
          <table:table-cell table:formula="of:=IF([.B368]&lt;[.$G$2]; [.$C$2]; IF([.B36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9]*[.$H$2]/[.$D$2]" office:value-type="float" office:value="3.822" calcext:value-type="float">
            <text:p>3.822</text:p>
          </table:table-cell>
          <table:table-cell table:formula="of:=IF([.B369]&lt;[.$G$2]; [.$C$2]*([.B369]^2)/2; IF([.B369]&lt;([.$H$2]-[.$G$2]); [.$F$2]+[.$I$2]*([.B369]-[.$G$2]); [.$A$2]-[.$F$2]+[.$I$2]*([.B369]-([.$H$2]-[.$G$2]))-([.$C$2]*(([.B369]-([.$H$2]-[.$G$2]))^2)/2)))" office:value-type="float" office:value="1598.5" calcext:value-type="float">
            <text:p>1598.5</text:p>
          </table:table-cell>
          <table:table-cell table:formula="of:=IF([.B369]&lt;[.$G$2]; [.$C$2]*[.B369]; IF([.B369]&lt;([.$H$2]-[.$G$2]);[.$I$2]; [.$I$2]-[.$C$2]*([.B369]-([.$H$2]-[.$G$2]))))" office:value-type="float" office:value="500" calcext:value-type="float">
            <text:p>500</text:p>
          </table:table-cell>
          <table:table-cell table:formula="of:=IF([.B369]&lt;[.$G$2]; [.$C$2]; IF([.B36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70]*[.$H$2]/[.$D$2]" office:value-type="float" office:value="3.8325" calcext:value-type="float">
            <text:p>3.8325</text:p>
          </table:table-cell>
          <table:table-cell table:formula="of:=IF([.B370]&lt;[.$G$2]; [.$C$2]*([.B370]^2)/2; IF([.B370]&lt;([.$H$2]-[.$G$2]); [.$F$2]+[.$I$2]*([.B370]-[.$G$2]); [.$A$2]-[.$F$2]+[.$I$2]*([.B370]-([.$H$2]-[.$G$2]))-([.$C$2]*(([.B370]-([.$H$2]-[.$G$2]))^2)/2)))" office:value-type="float" office:value="1603.75" calcext:value-type="float">
            <text:p>1603.75</text:p>
          </table:table-cell>
          <table:table-cell table:formula="of:=IF([.B370]&lt;[.$G$2]; [.$C$2]*[.B370]; IF([.B370]&lt;([.$H$2]-[.$G$2]);[.$I$2]; [.$I$2]-[.$C$2]*([.B370]-([.$H$2]-[.$G$2]))))" office:value-type="float" office:value="500" calcext:value-type="float">
            <text:p>500</text:p>
          </table:table-cell>
          <table:table-cell table:formula="of:=IF([.B370]&lt;[.$G$2]; [.$C$2]; IF([.B37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71]*[.$H$2]/[.$D$2]" office:value-type="float" office:value="3.843" calcext:value-type="float">
            <text:p>3.843</text:p>
          </table:table-cell>
          <table:table-cell table:formula="of:=IF([.B371]&lt;[.$G$2]; [.$C$2]*([.B371]^2)/2; IF([.B371]&lt;([.$H$2]-[.$G$2]); [.$F$2]+[.$I$2]*([.B371]-[.$G$2]); [.$A$2]-[.$F$2]+[.$I$2]*([.B371]-([.$H$2]-[.$G$2]))-([.$C$2]*(([.B371]-([.$H$2]-[.$G$2]))^2)/2)))" office:value-type="float" office:value="1609" calcext:value-type="float">
            <text:p>1609</text:p>
          </table:table-cell>
          <table:table-cell table:formula="of:=IF([.B371]&lt;[.$G$2]; [.$C$2]*[.B371]; IF([.B371]&lt;([.$H$2]-[.$G$2]);[.$I$2]; [.$I$2]-[.$C$2]*([.B371]-([.$H$2]-[.$G$2]))))" office:value-type="float" office:value="500" calcext:value-type="float">
            <text:p>500</text:p>
          </table:table-cell>
          <table:table-cell table:formula="of:=IF([.B371]&lt;[.$G$2]; [.$C$2]; IF([.B37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72]*[.$H$2]/[.$D$2]" office:value-type="float" office:value="3.8535" calcext:value-type="float">
            <text:p>3.8535</text:p>
          </table:table-cell>
          <table:table-cell table:formula="of:=IF([.B372]&lt;[.$G$2]; [.$C$2]*([.B372]^2)/2; IF([.B372]&lt;([.$H$2]-[.$G$2]); [.$F$2]+[.$I$2]*([.B372]-[.$G$2]); [.$A$2]-[.$F$2]+[.$I$2]*([.B372]-([.$H$2]-[.$G$2]))-([.$C$2]*(([.B372]-([.$H$2]-[.$G$2]))^2)/2)))" office:value-type="float" office:value="1614.25" calcext:value-type="float">
            <text:p>1614.25</text:p>
          </table:table-cell>
          <table:table-cell table:formula="of:=IF([.B372]&lt;[.$G$2]; [.$C$2]*[.B372]; IF([.B372]&lt;([.$H$2]-[.$G$2]);[.$I$2]; [.$I$2]-[.$C$2]*([.B372]-([.$H$2]-[.$G$2]))))" office:value-type="float" office:value="500" calcext:value-type="float">
            <text:p>500</text:p>
          </table:table-cell>
          <table:table-cell table:formula="of:=IF([.B372]&lt;[.$G$2]; [.$C$2]; IF([.B37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3]*[.$H$2]/[.$D$2]" office:value-type="float" office:value="3.864" calcext:value-type="float">
            <text:p>3.864</text:p>
          </table:table-cell>
          <table:table-cell table:formula="of:=IF([.B373]&lt;[.$G$2]; [.$C$2]*([.B373]^2)/2; IF([.B373]&lt;([.$H$2]-[.$G$2]); [.$F$2]+[.$I$2]*([.B373]-[.$G$2]); [.$A$2]-[.$F$2]+[.$I$2]*([.B373]-([.$H$2]-[.$G$2]))-([.$C$2]*(([.B373]-([.$H$2]-[.$G$2]))^2)/2)))" office:value-type="float" office:value="1619.5" calcext:value-type="float">
            <text:p>1619.5</text:p>
          </table:table-cell>
          <table:table-cell table:formula="of:=IF([.B373]&lt;[.$G$2]; [.$C$2]*[.B373]; IF([.B373]&lt;([.$H$2]-[.$G$2]);[.$I$2]; [.$I$2]-[.$C$2]*([.B373]-([.$H$2]-[.$G$2]))))" office:value-type="float" office:value="500" calcext:value-type="float">
            <text:p>500</text:p>
          </table:table-cell>
          <table:table-cell table:formula="of:=IF([.B373]&lt;[.$G$2]; [.$C$2]; IF([.B37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4]*[.$H$2]/[.$D$2]" office:value-type="float" office:value="3.8745" calcext:value-type="float">
            <text:p>3.8745</text:p>
          </table:table-cell>
          <table:table-cell table:formula="of:=IF([.B374]&lt;[.$G$2]; [.$C$2]*([.B374]^2)/2; IF([.B374]&lt;([.$H$2]-[.$G$2]); [.$F$2]+[.$I$2]*([.B374]-[.$G$2]); [.$A$2]-[.$F$2]+[.$I$2]*([.B374]-([.$H$2]-[.$G$2]))-([.$C$2]*(([.B374]-([.$H$2]-[.$G$2]))^2)/2)))" office:value-type="float" office:value="1624.75" calcext:value-type="float">
            <text:p>1624.75</text:p>
          </table:table-cell>
          <table:table-cell table:formula="of:=IF([.B374]&lt;[.$G$2]; [.$C$2]*[.B374]; IF([.B374]&lt;([.$H$2]-[.$G$2]);[.$I$2]; [.$I$2]-[.$C$2]*([.B374]-([.$H$2]-[.$G$2]))))" office:value-type="float" office:value="500" calcext:value-type="float">
            <text:p>500</text:p>
          </table:table-cell>
          <table:table-cell table:formula="of:=IF([.B374]&lt;[.$G$2]; [.$C$2]; IF([.B37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5]*[.$H$2]/[.$D$2]" office:value-type="float" office:value="3.885" calcext:value-type="float">
            <text:p>3.885</text:p>
          </table:table-cell>
          <table:table-cell table:formula="of:=IF([.B375]&lt;[.$G$2]; [.$C$2]*([.B375]^2)/2; IF([.B375]&lt;([.$H$2]-[.$G$2]); [.$F$2]+[.$I$2]*([.B375]-[.$G$2]); [.$A$2]-[.$F$2]+[.$I$2]*([.B375]-([.$H$2]-[.$G$2]))-([.$C$2]*(([.B375]-([.$H$2]-[.$G$2]))^2)/2)))" office:value-type="float" office:value="1630" calcext:value-type="float">
            <text:p>1630</text:p>
          </table:table-cell>
          <table:table-cell table:formula="of:=IF([.B375]&lt;[.$G$2]; [.$C$2]*[.B375]; IF([.B375]&lt;([.$H$2]-[.$G$2]);[.$I$2]; [.$I$2]-[.$C$2]*([.B375]-([.$H$2]-[.$G$2]))))" office:value-type="float" office:value="500" calcext:value-type="float">
            <text:p>500</text:p>
          </table:table-cell>
          <table:table-cell table:formula="of:=IF([.B375]&lt;[.$G$2]; [.$C$2]; IF([.B37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6]*[.$H$2]/[.$D$2]" office:value-type="float" office:value="3.8955" calcext:value-type="float">
            <text:p>3.8955</text:p>
          </table:table-cell>
          <table:table-cell table:formula="of:=IF([.B376]&lt;[.$G$2]; [.$C$2]*([.B376]^2)/2; IF([.B376]&lt;([.$H$2]-[.$G$2]); [.$F$2]+[.$I$2]*([.B376]-[.$G$2]); [.$A$2]-[.$F$2]+[.$I$2]*([.B376]-([.$H$2]-[.$G$2]))-([.$C$2]*(([.B376]-([.$H$2]-[.$G$2]))^2)/2)))" office:value-type="float" office:value="1635.25" calcext:value-type="float">
            <text:p>1635.25</text:p>
          </table:table-cell>
          <table:table-cell table:formula="of:=IF([.B376]&lt;[.$G$2]; [.$C$2]*[.B376]; IF([.B376]&lt;([.$H$2]-[.$G$2]);[.$I$2]; [.$I$2]-[.$C$2]*([.B376]-([.$H$2]-[.$G$2]))))" office:value-type="float" office:value="500" calcext:value-type="float">
            <text:p>500</text:p>
          </table:table-cell>
          <table:table-cell table:formula="of:=IF([.B376]&lt;[.$G$2]; [.$C$2]; IF([.B37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7]*[.$H$2]/[.$D$2]" office:value-type="float" office:value="3.906" calcext:value-type="float">
            <text:p>3.906</text:p>
          </table:table-cell>
          <table:table-cell table:formula="of:=IF([.B377]&lt;[.$G$2]; [.$C$2]*([.B377]^2)/2; IF([.B377]&lt;([.$H$2]-[.$G$2]); [.$F$2]+[.$I$2]*([.B377]-[.$G$2]); [.$A$2]-[.$F$2]+[.$I$2]*([.B377]-([.$H$2]-[.$G$2]))-([.$C$2]*(([.B377]-([.$H$2]-[.$G$2]))^2)/2)))" office:value-type="float" office:value="1640.5" calcext:value-type="float">
            <text:p>1640.5</text:p>
          </table:table-cell>
          <table:table-cell table:formula="of:=IF([.B377]&lt;[.$G$2]; [.$C$2]*[.B377]; IF([.B377]&lt;([.$H$2]-[.$G$2]);[.$I$2]; [.$I$2]-[.$C$2]*([.B377]-([.$H$2]-[.$G$2]))))" office:value-type="float" office:value="500" calcext:value-type="float">
            <text:p>500</text:p>
          </table:table-cell>
          <table:table-cell table:formula="of:=IF([.B377]&lt;[.$G$2]; [.$C$2]; IF([.B37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8]*[.$H$2]/[.$D$2]" office:value-type="float" office:value="3.9165" calcext:value-type="float">
            <text:p>3.9165</text:p>
          </table:table-cell>
          <table:table-cell table:formula="of:=IF([.B378]&lt;[.$G$2]; [.$C$2]*([.B378]^2)/2; IF([.B378]&lt;([.$H$2]-[.$G$2]); [.$F$2]+[.$I$2]*([.B378]-[.$G$2]); [.$A$2]-[.$F$2]+[.$I$2]*([.B378]-([.$H$2]-[.$G$2]))-([.$C$2]*(([.B378]-([.$H$2]-[.$G$2]))^2)/2)))" office:value-type="float" office:value="1645.75" calcext:value-type="float">
            <text:p>1645.75</text:p>
          </table:table-cell>
          <table:table-cell table:formula="of:=IF([.B378]&lt;[.$G$2]; [.$C$2]*[.B378]; IF([.B378]&lt;([.$H$2]-[.$G$2]);[.$I$2]; [.$I$2]-[.$C$2]*([.B378]-([.$H$2]-[.$G$2]))))" office:value-type="float" office:value="500" calcext:value-type="float">
            <text:p>500</text:p>
          </table:table-cell>
          <table:table-cell table:formula="of:=IF([.B378]&lt;[.$G$2]; [.$C$2]; IF([.B37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9]*[.$H$2]/[.$D$2]" office:value-type="float" office:value="3.927" calcext:value-type="float">
            <text:p>3.927</text:p>
          </table:table-cell>
          <table:table-cell table:formula="of:=IF([.B379]&lt;[.$G$2]; [.$C$2]*([.B379]^2)/2; IF([.B379]&lt;([.$H$2]-[.$G$2]); [.$F$2]+[.$I$2]*([.B379]-[.$G$2]); [.$A$2]-[.$F$2]+[.$I$2]*([.B379]-([.$H$2]-[.$G$2]))-([.$C$2]*(([.B379]-([.$H$2]-[.$G$2]))^2)/2)))" office:value-type="float" office:value="1651" calcext:value-type="float">
            <text:p>1651</text:p>
          </table:table-cell>
          <table:table-cell table:formula="of:=IF([.B379]&lt;[.$G$2]; [.$C$2]*[.B379]; IF([.B379]&lt;([.$H$2]-[.$G$2]);[.$I$2]; [.$I$2]-[.$C$2]*([.B379]-([.$H$2]-[.$G$2]))))" office:value-type="float" office:value="500" calcext:value-type="float">
            <text:p>500</text:p>
          </table:table-cell>
          <table:table-cell table:formula="of:=IF([.B379]&lt;[.$G$2]; [.$C$2]; IF([.B37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80]*[.$H$2]/[.$D$2]" office:value-type="float" office:value="3.9375" calcext:value-type="float">
            <text:p>3.9375</text:p>
          </table:table-cell>
          <table:table-cell table:formula="of:=IF([.B380]&lt;[.$G$2]; [.$C$2]*([.B380]^2)/2; IF([.B380]&lt;([.$H$2]-[.$G$2]); [.$F$2]+[.$I$2]*([.B380]-[.$G$2]); [.$A$2]-[.$F$2]+[.$I$2]*([.B380]-([.$H$2]-[.$G$2]))-([.$C$2]*(([.B380]-([.$H$2]-[.$G$2]))^2)/2)))" office:value-type="float" office:value="1656.25" calcext:value-type="float">
            <text:p>1656.25</text:p>
          </table:table-cell>
          <table:table-cell table:formula="of:=IF([.B380]&lt;[.$G$2]; [.$C$2]*[.B380]; IF([.B380]&lt;([.$H$2]-[.$G$2]);[.$I$2]; [.$I$2]-[.$C$2]*([.B380]-([.$H$2]-[.$G$2]))))" office:value-type="float" office:value="500" calcext:value-type="float">
            <text:p>500</text:p>
          </table:table-cell>
          <table:table-cell table:formula="of:=IF([.B380]&lt;[.$G$2]; [.$C$2]; IF([.B38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81]*[.$H$2]/[.$D$2]" office:value-type="float" office:value="3.948" calcext:value-type="float">
            <text:p>3.948</text:p>
          </table:table-cell>
          <table:table-cell table:formula="of:=IF([.B381]&lt;[.$G$2]; [.$C$2]*([.B381]^2)/2; IF([.B381]&lt;([.$H$2]-[.$G$2]); [.$F$2]+[.$I$2]*([.B381]-[.$G$2]); [.$A$2]-[.$F$2]+[.$I$2]*([.B381]-([.$H$2]-[.$G$2]))-([.$C$2]*(([.B381]-([.$H$2]-[.$G$2]))^2)/2)))" office:value-type="float" office:value="1661.5" calcext:value-type="float">
            <text:p>1661.5</text:p>
          </table:table-cell>
          <table:table-cell table:formula="of:=IF([.B381]&lt;[.$G$2]; [.$C$2]*[.B381]; IF([.B381]&lt;([.$H$2]-[.$G$2]);[.$I$2]; [.$I$2]-[.$C$2]*([.B381]-([.$H$2]-[.$G$2]))))" office:value-type="float" office:value="500" calcext:value-type="float">
            <text:p>500</text:p>
          </table:table-cell>
          <table:table-cell table:formula="of:=IF([.B381]&lt;[.$G$2]; [.$C$2]; IF([.B38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82]*[.$H$2]/[.$D$2]" office:value-type="float" office:value="3.9585" calcext:value-type="float">
            <text:p>3.9585</text:p>
          </table:table-cell>
          <table:table-cell table:formula="of:=IF([.B382]&lt;[.$G$2]; [.$C$2]*([.B382]^2)/2; IF([.B382]&lt;([.$H$2]-[.$G$2]); [.$F$2]+[.$I$2]*([.B382]-[.$G$2]); [.$A$2]-[.$F$2]+[.$I$2]*([.B382]-([.$H$2]-[.$G$2]))-([.$C$2]*(([.B382]-([.$H$2]-[.$G$2]))^2)/2)))" office:value-type="float" office:value="1666.75" calcext:value-type="float">
            <text:p>1666.75</text:p>
          </table:table-cell>
          <table:table-cell table:formula="of:=IF([.B382]&lt;[.$G$2]; [.$C$2]*[.B382]; IF([.B382]&lt;([.$H$2]-[.$G$2]);[.$I$2]; [.$I$2]-[.$C$2]*([.B382]-([.$H$2]-[.$G$2]))))" office:value-type="float" office:value="500" calcext:value-type="float">
            <text:p>500</text:p>
          </table:table-cell>
          <table:table-cell table:formula="of:=IF([.B382]&lt;[.$G$2]; [.$C$2]; IF([.B38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3]*[.$H$2]/[.$D$2]" office:value-type="float" office:value="3.969" calcext:value-type="float">
            <text:p>3.969</text:p>
          </table:table-cell>
          <table:table-cell table:formula="of:=IF([.B383]&lt;[.$G$2]; [.$C$2]*([.B383]^2)/2; IF([.B383]&lt;([.$H$2]-[.$G$2]); [.$F$2]+[.$I$2]*([.B383]-[.$G$2]); [.$A$2]-[.$F$2]+[.$I$2]*([.B383]-([.$H$2]-[.$G$2]))-([.$C$2]*(([.B383]-([.$H$2]-[.$G$2]))^2)/2)))" office:value-type="float" office:value="1672" calcext:value-type="float">
            <text:p>1672</text:p>
          </table:table-cell>
          <table:table-cell table:formula="of:=IF([.B383]&lt;[.$G$2]; [.$C$2]*[.B383]; IF([.B383]&lt;([.$H$2]-[.$G$2]);[.$I$2]; [.$I$2]-[.$C$2]*([.B383]-([.$H$2]-[.$G$2]))))" office:value-type="float" office:value="500" calcext:value-type="float">
            <text:p>500</text:p>
          </table:table-cell>
          <table:table-cell table:formula="of:=IF([.B383]&lt;[.$G$2]; [.$C$2]; IF([.B38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4]*[.$H$2]/[.$D$2]" office:value-type="float" office:value="3.9795" calcext:value-type="float">
            <text:p>3.9795</text:p>
          </table:table-cell>
          <table:table-cell table:formula="of:=IF([.B384]&lt;[.$G$2]; [.$C$2]*([.B384]^2)/2; IF([.B384]&lt;([.$H$2]-[.$G$2]); [.$F$2]+[.$I$2]*([.B384]-[.$G$2]); [.$A$2]-[.$F$2]+[.$I$2]*([.B384]-([.$H$2]-[.$G$2]))-([.$C$2]*(([.B384]-([.$H$2]-[.$G$2]))^2)/2)))" office:value-type="float" office:value="1677.25" calcext:value-type="float">
            <text:p>1677.25</text:p>
          </table:table-cell>
          <table:table-cell table:formula="of:=IF([.B384]&lt;[.$G$2]; [.$C$2]*[.B384]; IF([.B384]&lt;([.$H$2]-[.$G$2]);[.$I$2]; [.$I$2]-[.$C$2]*([.B384]-([.$H$2]-[.$G$2]))))" office:value-type="float" office:value="500" calcext:value-type="float">
            <text:p>500</text:p>
          </table:table-cell>
          <table:table-cell table:formula="of:=IF([.B384]&lt;[.$G$2]; [.$C$2]; IF([.B38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5]*[.$H$2]/[.$D$2]" office:value-type="float" office:value="3.99" calcext:value-type="float">
            <text:p>3.99</text:p>
          </table:table-cell>
          <table:table-cell table:formula="of:=IF([.B385]&lt;[.$G$2]; [.$C$2]*([.B385]^2)/2; IF([.B385]&lt;([.$H$2]-[.$G$2]); [.$F$2]+[.$I$2]*([.B385]-[.$G$2]); [.$A$2]-[.$F$2]+[.$I$2]*([.B385]-([.$H$2]-[.$G$2]))-([.$C$2]*(([.B385]-([.$H$2]-[.$G$2]))^2)/2)))" office:value-type="float" office:value="1682.5" calcext:value-type="float">
            <text:p>1682.5</text:p>
          </table:table-cell>
          <table:table-cell table:formula="of:=IF([.B385]&lt;[.$G$2]; [.$C$2]*[.B385]; IF([.B385]&lt;([.$H$2]-[.$G$2]);[.$I$2]; [.$I$2]-[.$C$2]*([.B385]-([.$H$2]-[.$G$2]))))" office:value-type="float" office:value="500" calcext:value-type="float">
            <text:p>500</text:p>
          </table:table-cell>
          <table:table-cell table:formula="of:=IF([.B385]&lt;[.$G$2]; [.$C$2]; IF([.B38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6]*[.$H$2]/[.$D$2]" office:value-type="float" office:value="4.0005" calcext:value-type="float">
            <text:p>4.0005</text:p>
          </table:table-cell>
          <table:table-cell table:formula="of:=IF([.B386]&lt;[.$G$2]; [.$C$2]*([.B386]^2)/2; IF([.B386]&lt;([.$H$2]-[.$G$2]); [.$F$2]+[.$I$2]*([.B386]-[.$G$2]); [.$A$2]-[.$F$2]+[.$I$2]*([.B386]-([.$H$2]-[.$G$2]))-([.$C$2]*(([.B386]-([.$H$2]-[.$G$2]))^2)/2)))" office:value-type="float" office:value="1687.74995" calcext:value-type="float">
            <text:p>1687.74995</text:p>
          </table:table-cell>
          <table:table-cell table:formula="of:=IF([.B386]&lt;[.$G$2]; [.$C$2]*[.B386]; IF([.B386]&lt;([.$H$2]-[.$G$2]);[.$I$2]; [.$I$2]-[.$C$2]*([.B386]-([.$H$2]-[.$G$2]))))" office:value-type="float" office:value="499.8" calcext:value-type="float">
            <text:p>499.8</text:p>
          </table:table-cell>
          <table:table-cell table:formula="of:=IF([.B386]&lt;[.$G$2]; [.$C$2]; IF([.B38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7]*[.$H$2]/[.$D$2]" office:value-type="float" office:value="4.011" calcext:value-type="float">
            <text:p>4.011</text:p>
          </table:table-cell>
          <table:table-cell table:formula="of:=IF([.B387]&lt;[.$G$2]; [.$C$2]*([.B387]^2)/2; IF([.B387]&lt;([.$H$2]-[.$G$2]); [.$F$2]+[.$I$2]*([.B387]-[.$G$2]); [.$A$2]-[.$F$2]+[.$I$2]*([.B387]-([.$H$2]-[.$G$2]))-([.$C$2]*(([.B387]-([.$H$2]-[.$G$2]))^2)/2)))" office:value-type="float" office:value="1692.9758" calcext:value-type="float">
            <text:p>1692.9758</text:p>
          </table:table-cell>
          <table:table-cell table:formula="of:=IF([.B387]&lt;[.$G$2]; [.$C$2]*[.B387]; IF([.B387]&lt;([.$H$2]-[.$G$2]);[.$I$2]; [.$I$2]-[.$C$2]*([.B387]-([.$H$2]-[.$G$2]))))" office:value-type="float" office:value="495.6" calcext:value-type="float">
            <text:p>495.6</text:p>
          </table:table-cell>
          <table:table-cell table:formula="of:=IF([.B387]&lt;[.$G$2]; [.$C$2]; IF([.B38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8]*[.$H$2]/[.$D$2]" office:value-type="float" office:value="4.0215" calcext:value-type="float">
            <text:p>4.0215</text:p>
          </table:table-cell>
          <table:table-cell table:formula="of:=IF([.B388]&lt;[.$G$2]; [.$C$2]*([.B388]^2)/2; IF([.B388]&lt;([.$H$2]-[.$G$2]); [.$F$2]+[.$I$2]*([.B388]-[.$G$2]); [.$A$2]-[.$F$2]+[.$I$2]*([.B388]-([.$H$2]-[.$G$2]))-([.$C$2]*(([.B388]-([.$H$2]-[.$G$2]))^2)/2)))" office:value-type="float" office:value="1698.15755" calcext:value-type="float">
            <text:p>1698.15755</text:p>
          </table:table-cell>
          <table:table-cell table:formula="of:=IF([.B388]&lt;[.$G$2]; [.$C$2]*[.B388]; IF([.B388]&lt;([.$H$2]-[.$G$2]);[.$I$2]; [.$I$2]-[.$C$2]*([.B388]-([.$H$2]-[.$G$2]))))" office:value-type="float" office:value="491.4" calcext:value-type="float">
            <text:p>491.4</text:p>
          </table:table-cell>
          <table:table-cell table:formula="of:=IF([.B388]&lt;[.$G$2]; [.$C$2]; IF([.B38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9]*[.$H$2]/[.$D$2]" office:value-type="float" office:value="4.032" calcext:value-type="float">
            <text:p>4.032</text:p>
          </table:table-cell>
          <table:table-cell table:formula="of:=IF([.B389]&lt;[.$G$2]; [.$C$2]*([.B389]^2)/2; IF([.B389]&lt;([.$H$2]-[.$G$2]); [.$F$2]+[.$I$2]*([.B389]-[.$G$2]); [.$A$2]-[.$F$2]+[.$I$2]*([.B389]-([.$H$2]-[.$G$2]))-([.$C$2]*(([.B389]-([.$H$2]-[.$G$2]))^2)/2)))" office:value-type="float" office:value="1703.2952" calcext:value-type="float">
            <text:p>1703.2952</text:p>
          </table:table-cell>
          <table:table-cell table:formula="of:=IF([.B389]&lt;[.$G$2]; [.$C$2]*[.B389]; IF([.B389]&lt;([.$H$2]-[.$G$2]);[.$I$2]; [.$I$2]-[.$C$2]*([.B389]-([.$H$2]-[.$G$2]))))" office:value-type="float" office:value="487.2" calcext:value-type="float">
            <text:p>487.2</text:p>
          </table:table-cell>
          <table:table-cell table:formula="of:=IF([.B389]&lt;[.$G$2]; [.$C$2]; IF([.B38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90]*[.$H$2]/[.$D$2]" office:value-type="float" office:value="4.0425" calcext:value-type="float">
            <text:p>4.0425</text:p>
          </table:table-cell>
          <table:table-cell table:formula="of:=IF([.B390]&lt;[.$G$2]; [.$C$2]*([.B390]^2)/2; IF([.B390]&lt;([.$H$2]-[.$G$2]); [.$F$2]+[.$I$2]*([.B390]-[.$G$2]); [.$A$2]-[.$F$2]+[.$I$2]*([.B390]-([.$H$2]-[.$G$2]))-([.$C$2]*(([.B390]-([.$H$2]-[.$G$2]))^2)/2)))" office:value-type="float" office:value="1708.38875" calcext:value-type="float">
            <text:p>1708.38875</text:p>
          </table:table-cell>
          <table:table-cell table:formula="of:=IF([.B390]&lt;[.$G$2]; [.$C$2]*[.B390]; IF([.B390]&lt;([.$H$2]-[.$G$2]);[.$I$2]; [.$I$2]-[.$C$2]*([.B390]-([.$H$2]-[.$G$2]))))" office:value-type="float" office:value="483" calcext:value-type="float">
            <text:p>483</text:p>
          </table:table-cell>
          <table:table-cell table:formula="of:=IF([.B390]&lt;[.$G$2]; [.$C$2]; IF([.B39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91]*[.$H$2]/[.$D$2]" office:value-type="float" office:value="4.053" calcext:value-type="float">
            <text:p>4.053</text:p>
          </table:table-cell>
          <table:table-cell table:formula="of:=IF([.B391]&lt;[.$G$2]; [.$C$2]*([.B391]^2)/2; IF([.B391]&lt;([.$H$2]-[.$G$2]); [.$F$2]+[.$I$2]*([.B391]-[.$G$2]); [.$A$2]-[.$F$2]+[.$I$2]*([.B391]-([.$H$2]-[.$G$2]))-([.$C$2]*(([.B391]-([.$H$2]-[.$G$2]))^2)/2)))" office:value-type="float" office:value="1713.4382" calcext:value-type="float">
            <text:p>1713.4382</text:p>
          </table:table-cell>
          <table:table-cell table:formula="of:=IF([.B391]&lt;[.$G$2]; [.$C$2]*[.B391]; IF([.B391]&lt;([.$H$2]-[.$G$2]);[.$I$2]; [.$I$2]-[.$C$2]*([.B391]-([.$H$2]-[.$G$2]))))" office:value-type="float" office:value="478.8" calcext:value-type="float">
            <text:p>478.8</text:p>
          </table:table-cell>
          <table:table-cell table:formula="of:=IF([.B391]&lt;[.$G$2]; [.$C$2]; IF([.B39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92]*[.$H$2]/[.$D$2]" office:value-type="float" office:value="4.0635" calcext:value-type="float">
            <text:p>4.0635</text:p>
          </table:table-cell>
          <table:table-cell table:formula="of:=IF([.B392]&lt;[.$G$2]; [.$C$2]*([.B392]^2)/2; IF([.B392]&lt;([.$H$2]-[.$G$2]); [.$F$2]+[.$I$2]*([.B392]-[.$G$2]); [.$A$2]-[.$F$2]+[.$I$2]*([.B392]-([.$H$2]-[.$G$2]))-([.$C$2]*(([.B392]-([.$H$2]-[.$G$2]))^2)/2)))" office:value-type="float" office:value="1718.44355" calcext:value-type="float">
            <text:p>1718.44355</text:p>
          </table:table-cell>
          <table:table-cell table:formula="of:=IF([.B392]&lt;[.$G$2]; [.$C$2]*[.B392]; IF([.B392]&lt;([.$H$2]-[.$G$2]);[.$I$2]; [.$I$2]-[.$C$2]*([.B392]-([.$H$2]-[.$G$2]))))" office:value-type="float" office:value="474.6" calcext:value-type="float">
            <text:p>474.6</text:p>
          </table:table-cell>
          <table:table-cell table:formula="of:=IF([.B392]&lt;[.$G$2]; [.$C$2]; IF([.B39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3]*[.$H$2]/[.$D$2]" office:value-type="float" office:value="4.074" calcext:value-type="float">
            <text:p>4.074</text:p>
          </table:table-cell>
          <table:table-cell table:formula="of:=IF([.B393]&lt;[.$G$2]; [.$C$2]*([.B393]^2)/2; IF([.B393]&lt;([.$H$2]-[.$G$2]); [.$F$2]+[.$I$2]*([.B393]-[.$G$2]); [.$A$2]-[.$F$2]+[.$I$2]*([.B393]-([.$H$2]-[.$G$2]))-([.$C$2]*(([.B393]-([.$H$2]-[.$G$2]))^2)/2)))" office:value-type="float" office:value="1723.4048" calcext:value-type="float">
            <text:p>1723.4048</text:p>
          </table:table-cell>
          <table:table-cell table:formula="of:=IF([.B393]&lt;[.$G$2]; [.$C$2]*[.B393]; IF([.B393]&lt;([.$H$2]-[.$G$2]);[.$I$2]; [.$I$2]-[.$C$2]*([.B393]-([.$H$2]-[.$G$2]))))" office:value-type="float" office:value="470.4" calcext:value-type="float">
            <text:p>470.4</text:p>
          </table:table-cell>
          <table:table-cell table:formula="of:=IF([.B393]&lt;[.$G$2]; [.$C$2]; IF([.B39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4]*[.$H$2]/[.$D$2]" office:value-type="float" office:value="4.0845" calcext:value-type="float">
            <text:p>4.0845</text:p>
          </table:table-cell>
          <table:table-cell table:formula="of:=IF([.B394]&lt;[.$G$2]; [.$C$2]*([.B394]^2)/2; IF([.B394]&lt;([.$H$2]-[.$G$2]); [.$F$2]+[.$I$2]*([.B394]-[.$G$2]); [.$A$2]-[.$F$2]+[.$I$2]*([.B394]-([.$H$2]-[.$G$2]))-([.$C$2]*(([.B394]-([.$H$2]-[.$G$2]))^2)/2)))" office:value-type="float" office:value="1728.32195" calcext:value-type="float">
            <text:p>1728.32195</text:p>
          </table:table-cell>
          <table:table-cell table:formula="of:=IF([.B394]&lt;[.$G$2]; [.$C$2]*[.B394]; IF([.B394]&lt;([.$H$2]-[.$G$2]);[.$I$2]; [.$I$2]-[.$C$2]*([.B394]-([.$H$2]-[.$G$2]))))" office:value-type="float" office:value="466.2" calcext:value-type="float">
            <text:p>466.2</text:p>
          </table:table-cell>
          <table:table-cell table:formula="of:=IF([.B394]&lt;[.$G$2]; [.$C$2]; IF([.B39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5]*[.$H$2]/[.$D$2]" office:value-type="float" office:value="4.095" calcext:value-type="float">
            <text:p>4.095</text:p>
          </table:table-cell>
          <table:table-cell table:formula="of:=IF([.B395]&lt;[.$G$2]; [.$C$2]*([.B395]^2)/2; IF([.B395]&lt;([.$H$2]-[.$G$2]); [.$F$2]+[.$I$2]*([.B395]-[.$G$2]); [.$A$2]-[.$F$2]+[.$I$2]*([.B395]-([.$H$2]-[.$G$2]))-([.$C$2]*(([.B395]-([.$H$2]-[.$G$2]))^2)/2)))" office:value-type="float" office:value="1733.195" calcext:value-type="float">
            <text:p>1733.195</text:p>
          </table:table-cell>
          <table:table-cell table:formula="of:=IF([.B395]&lt;[.$G$2]; [.$C$2]*[.B395]; IF([.B395]&lt;([.$H$2]-[.$G$2]);[.$I$2]; [.$I$2]-[.$C$2]*([.B395]-([.$H$2]-[.$G$2]))))" office:value-type="float" office:value="462" calcext:value-type="float">
            <text:p>462</text:p>
          </table:table-cell>
          <table:table-cell table:formula="of:=IF([.B395]&lt;[.$G$2]; [.$C$2]; IF([.B39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6]*[.$H$2]/[.$D$2]" office:value-type="float" office:value="4.1055" calcext:value-type="float">
            <text:p>4.1055</text:p>
          </table:table-cell>
          <table:table-cell table:formula="of:=IF([.B396]&lt;[.$G$2]; [.$C$2]*([.B396]^2)/2; IF([.B396]&lt;([.$H$2]-[.$G$2]); [.$F$2]+[.$I$2]*([.B396]-[.$G$2]); [.$A$2]-[.$F$2]+[.$I$2]*([.B396]-([.$H$2]-[.$G$2]))-([.$C$2]*(([.B396]-([.$H$2]-[.$G$2]))^2)/2)))" office:value-type="float" office:value="1738.02395" calcext:value-type="float">
            <text:p>1738.02395</text:p>
          </table:table-cell>
          <table:table-cell table:formula="of:=IF([.B396]&lt;[.$G$2]; [.$C$2]*[.B396]; IF([.B396]&lt;([.$H$2]-[.$G$2]);[.$I$2]; [.$I$2]-[.$C$2]*([.B396]-([.$H$2]-[.$G$2]))))" office:value-type="float" office:value="457.8" calcext:value-type="float">
            <text:p>457.8</text:p>
          </table:table-cell>
          <table:table-cell table:formula="of:=IF([.B396]&lt;[.$G$2]; [.$C$2]; IF([.B39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7]*[.$H$2]/[.$D$2]" office:value-type="float" office:value="4.116" calcext:value-type="float">
            <text:p>4.116</text:p>
          </table:table-cell>
          <table:table-cell table:formula="of:=IF([.B397]&lt;[.$G$2]; [.$C$2]*([.B397]^2)/2; IF([.B397]&lt;([.$H$2]-[.$G$2]); [.$F$2]+[.$I$2]*([.B397]-[.$G$2]); [.$A$2]-[.$F$2]+[.$I$2]*([.B397]-([.$H$2]-[.$G$2]))-([.$C$2]*(([.B397]-([.$H$2]-[.$G$2]))^2)/2)))" office:value-type="float" office:value="1742.8088" calcext:value-type="float">
            <text:p>1742.8088</text:p>
          </table:table-cell>
          <table:table-cell table:formula="of:=IF([.B397]&lt;[.$G$2]; [.$C$2]*[.B397]; IF([.B397]&lt;([.$H$2]-[.$G$2]);[.$I$2]; [.$I$2]-[.$C$2]*([.B397]-([.$H$2]-[.$G$2]))))" office:value-type="float" office:value="453.6" calcext:value-type="float">
            <text:p>453.6</text:p>
          </table:table-cell>
          <table:table-cell table:formula="of:=IF([.B397]&lt;[.$G$2]; [.$C$2]; IF([.B39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8]*[.$H$2]/[.$D$2]" office:value-type="float" office:value="4.1265" calcext:value-type="float">
            <text:p>4.1265</text:p>
          </table:table-cell>
          <table:table-cell table:formula="of:=IF([.B398]&lt;[.$G$2]; [.$C$2]*([.B398]^2)/2; IF([.B398]&lt;([.$H$2]-[.$G$2]); [.$F$2]+[.$I$2]*([.B398]-[.$G$2]); [.$A$2]-[.$F$2]+[.$I$2]*([.B398]-([.$H$2]-[.$G$2]))-([.$C$2]*(([.B398]-([.$H$2]-[.$G$2]))^2)/2)))" office:value-type="float" office:value="1747.54955" calcext:value-type="float">
            <text:p>1747.54955</text:p>
          </table:table-cell>
          <table:table-cell table:formula="of:=IF([.B398]&lt;[.$G$2]; [.$C$2]*[.B398]; IF([.B398]&lt;([.$H$2]-[.$G$2]);[.$I$2]; [.$I$2]-[.$C$2]*([.B398]-([.$H$2]-[.$G$2]))))" office:value-type="float" office:value="449.4" calcext:value-type="float">
            <text:p>449.4</text:p>
          </table:table-cell>
          <table:table-cell table:formula="of:=IF([.B398]&lt;[.$G$2]; [.$C$2]; IF([.B39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9]*[.$H$2]/[.$D$2]" office:value-type="float" office:value="4.137" calcext:value-type="float">
            <text:p>4.137</text:p>
          </table:table-cell>
          <table:table-cell table:formula="of:=IF([.B399]&lt;[.$G$2]; [.$C$2]*([.B399]^2)/2; IF([.B399]&lt;([.$H$2]-[.$G$2]); [.$F$2]+[.$I$2]*([.B399]-[.$G$2]); [.$A$2]-[.$F$2]+[.$I$2]*([.B399]-([.$H$2]-[.$G$2]))-([.$C$2]*(([.B399]-([.$H$2]-[.$G$2]))^2)/2)))" office:value-type="float" office:value="1752.2462" calcext:value-type="float">
            <text:p>1752.2462</text:p>
          </table:table-cell>
          <table:table-cell table:formula="of:=IF([.B399]&lt;[.$G$2]; [.$C$2]*[.B399]; IF([.B399]&lt;([.$H$2]-[.$G$2]);[.$I$2]; [.$I$2]-[.$C$2]*([.B399]-([.$H$2]-[.$G$2]))))" office:value-type="float" office:value="445.2" calcext:value-type="float">
            <text:p>445.2</text:p>
          </table:table-cell>
          <table:table-cell table:formula="of:=IF([.B399]&lt;[.$G$2]; [.$C$2]; IF([.B39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400]*[.$H$2]/[.$D$2]" office:value-type="float" office:value="4.1475" calcext:value-type="float">
            <text:p>4.1475</text:p>
          </table:table-cell>
          <table:table-cell table:formula="of:=IF([.B400]&lt;[.$G$2]; [.$C$2]*([.B400]^2)/2; IF([.B400]&lt;([.$H$2]-[.$G$2]); [.$F$2]+[.$I$2]*([.B400]-[.$G$2]); [.$A$2]-[.$F$2]+[.$I$2]*([.B400]-([.$H$2]-[.$G$2]))-([.$C$2]*(([.B400]-([.$H$2]-[.$G$2]))^2)/2)))" office:value-type="float" office:value="1756.89875" calcext:value-type="float">
            <text:p>1756.89875</text:p>
          </table:table-cell>
          <table:table-cell table:formula="of:=IF([.B400]&lt;[.$G$2]; [.$C$2]*[.B400]; IF([.B400]&lt;([.$H$2]-[.$G$2]);[.$I$2]; [.$I$2]-[.$C$2]*([.B400]-([.$H$2]-[.$G$2]))))" office:value-type="float" office:value="441" calcext:value-type="float">
            <text:p>441</text:p>
          </table:table-cell>
          <table:table-cell table:formula="of:=IF([.B400]&lt;[.$G$2]; [.$C$2]; IF([.B40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401]*[.$H$2]/[.$D$2]" office:value-type="float" office:value="4.158" calcext:value-type="float">
            <text:p>4.158</text:p>
          </table:table-cell>
          <table:table-cell table:formula="of:=IF([.B401]&lt;[.$G$2]; [.$C$2]*([.B401]^2)/2; IF([.B401]&lt;([.$H$2]-[.$G$2]); [.$F$2]+[.$I$2]*([.B401]-[.$G$2]); [.$A$2]-[.$F$2]+[.$I$2]*([.B401]-([.$H$2]-[.$G$2]))-([.$C$2]*(([.B401]-([.$H$2]-[.$G$2]))^2)/2)))" office:value-type="float" office:value="1761.5072" calcext:value-type="float">
            <text:p>1761.5072</text:p>
          </table:table-cell>
          <table:table-cell table:formula="of:=IF([.B401]&lt;[.$G$2]; [.$C$2]*[.B401]; IF([.B401]&lt;([.$H$2]-[.$G$2]);[.$I$2]; [.$I$2]-[.$C$2]*([.B401]-([.$H$2]-[.$G$2]))))" office:value-type="float" office:value="436.8" calcext:value-type="float">
            <text:p>436.8</text:p>
          </table:table-cell>
          <table:table-cell table:formula="of:=IF([.B401]&lt;[.$G$2]; [.$C$2]; IF([.B40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402]*[.$H$2]/[.$D$2]" office:value-type="float" office:value="4.1685" calcext:value-type="float">
            <text:p>4.1685</text:p>
          </table:table-cell>
          <table:table-cell table:formula="of:=IF([.B402]&lt;[.$G$2]; [.$C$2]*([.B402]^2)/2; IF([.B402]&lt;([.$H$2]-[.$G$2]); [.$F$2]+[.$I$2]*([.B402]-[.$G$2]); [.$A$2]-[.$F$2]+[.$I$2]*([.B402]-([.$H$2]-[.$G$2]))-([.$C$2]*(([.B402]-([.$H$2]-[.$G$2]))^2)/2)))" office:value-type="float" office:value="1766.07155" calcext:value-type="float">
            <text:p>1766.07155</text:p>
          </table:table-cell>
          <table:table-cell table:formula="of:=IF([.B402]&lt;[.$G$2]; [.$C$2]*[.B402]; IF([.B402]&lt;([.$H$2]-[.$G$2]);[.$I$2]; [.$I$2]-[.$C$2]*([.B402]-([.$H$2]-[.$G$2]))))" office:value-type="float" office:value="432.6" calcext:value-type="float">
            <text:p>432.6</text:p>
          </table:table-cell>
          <table:table-cell table:formula="of:=IF([.B402]&lt;[.$G$2]; [.$C$2]; IF([.B40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3]*[.$H$2]/[.$D$2]" office:value-type="float" office:value="4.179" calcext:value-type="float">
            <text:p>4.179</text:p>
          </table:table-cell>
          <table:table-cell table:formula="of:=IF([.B403]&lt;[.$G$2]; [.$C$2]*([.B403]^2)/2; IF([.B403]&lt;([.$H$2]-[.$G$2]); [.$F$2]+[.$I$2]*([.B403]-[.$G$2]); [.$A$2]-[.$F$2]+[.$I$2]*([.B403]-([.$H$2]-[.$G$2]))-([.$C$2]*(([.B403]-([.$H$2]-[.$G$2]))^2)/2)))" office:value-type="float" office:value="1770.5918" calcext:value-type="float">
            <text:p>1770.5918</text:p>
          </table:table-cell>
          <table:table-cell table:formula="of:=IF([.B403]&lt;[.$G$2]; [.$C$2]*[.B403]; IF([.B403]&lt;([.$H$2]-[.$G$2]);[.$I$2]; [.$I$2]-[.$C$2]*([.B403]-([.$H$2]-[.$G$2]))))" office:value-type="float" office:value="428.4" calcext:value-type="float">
            <text:p>428.4</text:p>
          </table:table-cell>
          <table:table-cell table:formula="of:=IF([.B403]&lt;[.$G$2]; [.$C$2]; IF([.B40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4]*[.$H$2]/[.$D$2]" office:value-type="float" office:value="4.1895" calcext:value-type="float">
            <text:p>4.1895</text:p>
          </table:table-cell>
          <table:table-cell table:formula="of:=IF([.B404]&lt;[.$G$2]; [.$C$2]*([.B404]^2)/2; IF([.B404]&lt;([.$H$2]-[.$G$2]); [.$F$2]+[.$I$2]*([.B404]-[.$G$2]); [.$A$2]-[.$F$2]+[.$I$2]*([.B404]-([.$H$2]-[.$G$2]))-([.$C$2]*(([.B404]-([.$H$2]-[.$G$2]))^2)/2)))" office:value-type="float" office:value="1775.06795" calcext:value-type="float">
            <text:p>1775.06795</text:p>
          </table:table-cell>
          <table:table-cell table:formula="of:=IF([.B404]&lt;[.$G$2]; [.$C$2]*[.B404]; IF([.B404]&lt;([.$H$2]-[.$G$2]);[.$I$2]; [.$I$2]-[.$C$2]*([.B404]-([.$H$2]-[.$G$2]))))" office:value-type="float" office:value="424.2" calcext:value-type="float">
            <text:p>424.2</text:p>
          </table:table-cell>
          <table:table-cell table:formula="of:=IF([.B404]&lt;[.$G$2]; [.$C$2]; IF([.B40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5]*[.$H$2]/[.$D$2]" office:value-type="float" office:value="4.2" calcext:value-type="float">
            <text:p>4.2</text:p>
          </table:table-cell>
          <table:table-cell table:formula="of:=IF([.B405]&lt;[.$G$2]; [.$C$2]*([.B405]^2)/2; IF([.B405]&lt;([.$H$2]-[.$G$2]); [.$F$2]+[.$I$2]*([.B405]-[.$G$2]); [.$A$2]-[.$F$2]+[.$I$2]*([.B405]-([.$H$2]-[.$G$2]))-([.$C$2]*(([.B405]-([.$H$2]-[.$G$2]))^2)/2)))" office:value-type="float" office:value="1779.5" calcext:value-type="float">
            <text:p>1779.5</text:p>
          </table:table-cell>
          <table:table-cell table:formula="of:=IF([.B405]&lt;[.$G$2]; [.$C$2]*[.B405]; IF([.B405]&lt;([.$H$2]-[.$G$2]);[.$I$2]; [.$I$2]-[.$C$2]*([.B405]-([.$H$2]-[.$G$2]))))" office:value-type="float" office:value="420" calcext:value-type="float">
            <text:p>420</text:p>
          </table:table-cell>
          <table:table-cell table:formula="of:=IF([.B405]&lt;[.$G$2]; [.$C$2]; IF([.B40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6]*[.$H$2]/[.$D$2]" office:value-type="float" office:value="4.2105" calcext:value-type="float">
            <text:p>4.2105</text:p>
          </table:table-cell>
          <table:table-cell table:formula="of:=IF([.B406]&lt;[.$G$2]; [.$C$2]*([.B406]^2)/2; IF([.B406]&lt;([.$H$2]-[.$G$2]); [.$F$2]+[.$I$2]*([.B406]-[.$G$2]); [.$A$2]-[.$F$2]+[.$I$2]*([.B406]-([.$H$2]-[.$G$2]))-([.$C$2]*(([.B406]-([.$H$2]-[.$G$2]))^2)/2)))" office:value-type="float" office:value="1783.88795" calcext:value-type="float">
            <text:p>1783.88795</text:p>
          </table:table-cell>
          <table:table-cell table:formula="of:=IF([.B406]&lt;[.$G$2]; [.$C$2]*[.B406]; IF([.B406]&lt;([.$H$2]-[.$G$2]);[.$I$2]; [.$I$2]-[.$C$2]*([.B406]-([.$H$2]-[.$G$2]))))" office:value-type="float" office:value="415.8" calcext:value-type="float">
            <text:p>415.8</text:p>
          </table:table-cell>
          <table:table-cell table:formula="of:=IF([.B406]&lt;[.$G$2]; [.$C$2]; IF([.B40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7]*[.$H$2]/[.$D$2]" office:value-type="float" office:value="4.221" calcext:value-type="float">
            <text:p>4.221</text:p>
          </table:table-cell>
          <table:table-cell table:formula="of:=IF([.B407]&lt;[.$G$2]; [.$C$2]*([.B407]^2)/2; IF([.B407]&lt;([.$H$2]-[.$G$2]); [.$F$2]+[.$I$2]*([.B407]-[.$G$2]); [.$A$2]-[.$F$2]+[.$I$2]*([.B407]-([.$H$2]-[.$G$2]))-([.$C$2]*(([.B407]-([.$H$2]-[.$G$2]))^2)/2)))" office:value-type="float" office:value="1788.2318" calcext:value-type="float">
            <text:p>1788.2318</text:p>
          </table:table-cell>
          <table:table-cell table:formula="of:=IF([.B407]&lt;[.$G$2]; [.$C$2]*[.B407]; IF([.B407]&lt;([.$H$2]-[.$G$2]);[.$I$2]; [.$I$2]-[.$C$2]*([.B407]-([.$H$2]-[.$G$2]))))" office:value-type="float" office:value="411.6" calcext:value-type="float">
            <text:p>411.6</text:p>
          </table:table-cell>
          <table:table-cell table:formula="of:=IF([.B407]&lt;[.$G$2]; [.$C$2]; IF([.B40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8]*[.$H$2]/[.$D$2]" office:value-type="float" office:value="4.2315" calcext:value-type="float">
            <text:p>4.2315</text:p>
          </table:table-cell>
          <table:table-cell table:formula="of:=IF([.B408]&lt;[.$G$2]; [.$C$2]*([.B408]^2)/2; IF([.B408]&lt;([.$H$2]-[.$G$2]); [.$F$2]+[.$I$2]*([.B408]-[.$G$2]); [.$A$2]-[.$F$2]+[.$I$2]*([.B408]-([.$H$2]-[.$G$2]))-([.$C$2]*(([.B408]-([.$H$2]-[.$G$2]))^2)/2)))" office:value-type="float" office:value="1792.53155" calcext:value-type="float">
            <text:p>1792.53155</text:p>
          </table:table-cell>
          <table:table-cell table:formula="of:=IF([.B408]&lt;[.$G$2]; [.$C$2]*[.B408]; IF([.B408]&lt;([.$H$2]-[.$G$2]);[.$I$2]; [.$I$2]-[.$C$2]*([.B408]-([.$H$2]-[.$G$2]))))" office:value-type="float" office:value="407.4" calcext:value-type="float">
            <text:p>407.4</text:p>
          </table:table-cell>
          <table:table-cell table:formula="of:=IF([.B408]&lt;[.$G$2]; [.$C$2]; IF([.B40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9]*[.$H$2]/[.$D$2]" office:value-type="float" office:value="4.242" calcext:value-type="float">
            <text:p>4.242</text:p>
          </table:table-cell>
          <table:table-cell table:formula="of:=IF([.B409]&lt;[.$G$2]; [.$C$2]*([.B409]^2)/2; IF([.B409]&lt;([.$H$2]-[.$G$2]); [.$F$2]+[.$I$2]*([.B409]-[.$G$2]); [.$A$2]-[.$F$2]+[.$I$2]*([.B409]-([.$H$2]-[.$G$2]))-([.$C$2]*(([.B409]-([.$H$2]-[.$G$2]))^2)/2)))" office:value-type="float" office:value="1796.7872" calcext:value-type="float">
            <text:p>1796.7872</text:p>
          </table:table-cell>
          <table:table-cell table:formula="of:=IF([.B409]&lt;[.$G$2]; [.$C$2]*[.B409]; IF([.B409]&lt;([.$H$2]-[.$G$2]);[.$I$2]; [.$I$2]-[.$C$2]*([.B409]-([.$H$2]-[.$G$2]))))" office:value-type="float" office:value="403.2" calcext:value-type="float">
            <text:p>403.2</text:p>
          </table:table-cell>
          <table:table-cell table:formula="of:=IF([.B409]&lt;[.$G$2]; [.$C$2]; IF([.B40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10]*[.$H$2]/[.$D$2]" office:value-type="float" office:value="4.2525" calcext:value-type="float">
            <text:p>4.2525</text:p>
          </table:table-cell>
          <table:table-cell table:formula="of:=IF([.B410]&lt;[.$G$2]; [.$C$2]*([.B410]^2)/2; IF([.B410]&lt;([.$H$2]-[.$G$2]); [.$F$2]+[.$I$2]*([.B410]-[.$G$2]); [.$A$2]-[.$F$2]+[.$I$2]*([.B410]-([.$H$2]-[.$G$2]))-([.$C$2]*(([.B410]-([.$H$2]-[.$G$2]))^2)/2)))" office:value-type="float" office:value="1800.99875" calcext:value-type="float">
            <text:p>1800.99875</text:p>
          </table:table-cell>
          <table:table-cell table:formula="of:=IF([.B410]&lt;[.$G$2]; [.$C$2]*[.B410]; IF([.B410]&lt;([.$H$2]-[.$G$2]);[.$I$2]; [.$I$2]-[.$C$2]*([.B410]-([.$H$2]-[.$G$2]))))" office:value-type="float" office:value="399" calcext:value-type="float">
            <text:p>399</text:p>
          </table:table-cell>
          <table:table-cell table:formula="of:=IF([.B410]&lt;[.$G$2]; [.$C$2]; IF([.B41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11]*[.$H$2]/[.$D$2]" office:value-type="float" office:value="4.263" calcext:value-type="float">
            <text:p>4.263</text:p>
          </table:table-cell>
          <table:table-cell table:formula="of:=IF([.B411]&lt;[.$G$2]; [.$C$2]*([.B411]^2)/2; IF([.B411]&lt;([.$H$2]-[.$G$2]); [.$F$2]+[.$I$2]*([.B411]-[.$G$2]); [.$A$2]-[.$F$2]+[.$I$2]*([.B411]-([.$H$2]-[.$G$2]))-([.$C$2]*(([.B411]-([.$H$2]-[.$G$2]))^2)/2)))" office:value-type="float" office:value="1805.1662" calcext:value-type="float">
            <text:p>1805.1662</text:p>
          </table:table-cell>
          <table:table-cell table:formula="of:=IF([.B411]&lt;[.$G$2]; [.$C$2]*[.B411]; IF([.B411]&lt;([.$H$2]-[.$G$2]);[.$I$2]; [.$I$2]-[.$C$2]*([.B411]-([.$H$2]-[.$G$2]))))" office:value-type="float" office:value="394.8" calcext:value-type="float">
            <text:p>394.8</text:p>
          </table:table-cell>
          <table:table-cell table:formula="of:=IF([.B411]&lt;[.$G$2]; [.$C$2]; IF([.B41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12]*[.$H$2]/[.$D$2]" office:value-type="float" office:value="4.2735" calcext:value-type="float">
            <text:p>4.2735</text:p>
          </table:table-cell>
          <table:table-cell table:formula="of:=IF([.B412]&lt;[.$G$2]; [.$C$2]*([.B412]^2)/2; IF([.B412]&lt;([.$H$2]-[.$G$2]); [.$F$2]+[.$I$2]*([.B412]-[.$G$2]); [.$A$2]-[.$F$2]+[.$I$2]*([.B412]-([.$H$2]-[.$G$2]))-([.$C$2]*(([.B412]-([.$H$2]-[.$G$2]))^2)/2)))" office:value-type="float" office:value="1809.28955" calcext:value-type="float">
            <text:p>1809.28955</text:p>
          </table:table-cell>
          <table:table-cell table:formula="of:=IF([.B412]&lt;[.$G$2]; [.$C$2]*[.B412]; IF([.B412]&lt;([.$H$2]-[.$G$2]);[.$I$2]; [.$I$2]-[.$C$2]*([.B412]-([.$H$2]-[.$G$2]))))" office:value-type="float" office:value="390.6" calcext:value-type="float">
            <text:p>390.6</text:p>
          </table:table-cell>
          <table:table-cell table:formula="of:=IF([.B412]&lt;[.$G$2]; [.$C$2]; IF([.B41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3]*[.$H$2]/[.$D$2]" office:value-type="float" office:value="4.284" calcext:value-type="float">
            <text:p>4.284</text:p>
          </table:table-cell>
          <table:table-cell table:formula="of:=IF([.B413]&lt;[.$G$2]; [.$C$2]*([.B413]^2)/2; IF([.B413]&lt;([.$H$2]-[.$G$2]); [.$F$2]+[.$I$2]*([.B413]-[.$G$2]); [.$A$2]-[.$F$2]+[.$I$2]*([.B413]-([.$H$2]-[.$G$2]))-([.$C$2]*(([.B413]-([.$H$2]-[.$G$2]))^2)/2)))" office:value-type="float" office:value="1813.3688" calcext:value-type="float">
            <text:p>1813.3688</text:p>
          </table:table-cell>
          <table:table-cell table:formula="of:=IF([.B413]&lt;[.$G$2]; [.$C$2]*[.B413]; IF([.B413]&lt;([.$H$2]-[.$G$2]);[.$I$2]; [.$I$2]-[.$C$2]*([.B413]-([.$H$2]-[.$G$2]))))" office:value-type="float" office:value="386.4" calcext:value-type="float">
            <text:p>386.4</text:p>
          </table:table-cell>
          <table:table-cell table:formula="of:=IF([.B413]&lt;[.$G$2]; [.$C$2]; IF([.B41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4]*[.$H$2]/[.$D$2]" office:value-type="float" office:value="4.2945" calcext:value-type="float">
            <text:p>4.2945</text:p>
          </table:table-cell>
          <table:table-cell table:formula="of:=IF([.B414]&lt;[.$G$2]; [.$C$2]*([.B414]^2)/2; IF([.B414]&lt;([.$H$2]-[.$G$2]); [.$F$2]+[.$I$2]*([.B414]-[.$G$2]); [.$A$2]-[.$F$2]+[.$I$2]*([.B414]-([.$H$2]-[.$G$2]))-([.$C$2]*(([.B414]-([.$H$2]-[.$G$2]))^2)/2)))" office:value-type="float" office:value="1817.40395" calcext:value-type="float">
            <text:p>1817.40395</text:p>
          </table:table-cell>
          <table:table-cell table:formula="of:=IF([.B414]&lt;[.$G$2]; [.$C$2]*[.B414]; IF([.B414]&lt;([.$H$2]-[.$G$2]);[.$I$2]; [.$I$2]-[.$C$2]*([.B414]-([.$H$2]-[.$G$2]))))" office:value-type="float" office:value="382.2" calcext:value-type="float">
            <text:p>382.2</text:p>
          </table:table-cell>
          <table:table-cell table:formula="of:=IF([.B414]&lt;[.$G$2]; [.$C$2]; IF([.B41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5]*[.$H$2]/[.$D$2]" office:value-type="float" office:value="4.305" calcext:value-type="float">
            <text:p>4.305</text:p>
          </table:table-cell>
          <table:table-cell table:formula="of:=IF([.B415]&lt;[.$G$2]; [.$C$2]*([.B415]^2)/2; IF([.B415]&lt;([.$H$2]-[.$G$2]); [.$F$2]+[.$I$2]*([.B415]-[.$G$2]); [.$A$2]-[.$F$2]+[.$I$2]*([.B415]-([.$H$2]-[.$G$2]))-([.$C$2]*(([.B415]-([.$H$2]-[.$G$2]))^2)/2)))" office:value-type="float" office:value="1821.395" calcext:value-type="float">
            <text:p>1821.395</text:p>
          </table:table-cell>
          <table:table-cell table:formula="of:=IF([.B415]&lt;[.$G$2]; [.$C$2]*[.B415]; IF([.B415]&lt;([.$H$2]-[.$G$2]);[.$I$2]; [.$I$2]-[.$C$2]*([.B415]-([.$H$2]-[.$G$2]))))" office:value-type="float" office:value="378" calcext:value-type="float">
            <text:p>378</text:p>
          </table:table-cell>
          <table:table-cell table:formula="of:=IF([.B415]&lt;[.$G$2]; [.$C$2]; IF([.B41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6]*[.$H$2]/[.$D$2]" office:value-type="float" office:value="4.3155" calcext:value-type="float">
            <text:p>4.3155</text:p>
          </table:table-cell>
          <table:table-cell table:formula="of:=IF([.B416]&lt;[.$G$2]; [.$C$2]*([.B416]^2)/2; IF([.B416]&lt;([.$H$2]-[.$G$2]); [.$F$2]+[.$I$2]*([.B416]-[.$G$2]); [.$A$2]-[.$F$2]+[.$I$2]*([.B416]-([.$H$2]-[.$G$2]))-([.$C$2]*(([.B416]-([.$H$2]-[.$G$2]))^2)/2)))" office:value-type="float" office:value="1825.34195" calcext:value-type="float">
            <text:p>1825.34195</text:p>
          </table:table-cell>
          <table:table-cell table:formula="of:=IF([.B416]&lt;[.$G$2]; [.$C$2]*[.B416]; IF([.B416]&lt;([.$H$2]-[.$G$2]);[.$I$2]; [.$I$2]-[.$C$2]*([.B416]-([.$H$2]-[.$G$2]))))" office:value-type="float" office:value="373.8" calcext:value-type="float">
            <text:p>373.8</text:p>
          </table:table-cell>
          <table:table-cell table:formula="of:=IF([.B416]&lt;[.$G$2]; [.$C$2]; IF([.B41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7]*[.$H$2]/[.$D$2]" office:value-type="float" office:value="4.326" calcext:value-type="float">
            <text:p>4.326</text:p>
          </table:table-cell>
          <table:table-cell table:formula="of:=IF([.B417]&lt;[.$G$2]; [.$C$2]*([.B417]^2)/2; IF([.B417]&lt;([.$H$2]-[.$G$2]); [.$F$2]+[.$I$2]*([.B417]-[.$G$2]); [.$A$2]-[.$F$2]+[.$I$2]*([.B417]-([.$H$2]-[.$G$2]))-([.$C$2]*(([.B417]-([.$H$2]-[.$G$2]))^2)/2)))" office:value-type="float" office:value="1829.2448" calcext:value-type="float">
            <text:p>1829.2448</text:p>
          </table:table-cell>
          <table:table-cell table:formula="of:=IF([.B417]&lt;[.$G$2]; [.$C$2]*[.B417]; IF([.B417]&lt;([.$H$2]-[.$G$2]);[.$I$2]; [.$I$2]-[.$C$2]*([.B417]-([.$H$2]-[.$G$2]))))" office:value-type="float" office:value="369.6" calcext:value-type="float">
            <text:p>369.6</text:p>
          </table:table-cell>
          <table:table-cell table:formula="of:=IF([.B417]&lt;[.$G$2]; [.$C$2]; IF([.B41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8]*[.$H$2]/[.$D$2]" office:value-type="float" office:value="4.3365" calcext:value-type="float">
            <text:p>4.3365</text:p>
          </table:table-cell>
          <table:table-cell table:formula="of:=IF([.B418]&lt;[.$G$2]; [.$C$2]*([.B418]^2)/2; IF([.B418]&lt;([.$H$2]-[.$G$2]); [.$F$2]+[.$I$2]*([.B418]-[.$G$2]); [.$A$2]-[.$F$2]+[.$I$2]*([.B418]-([.$H$2]-[.$G$2]))-([.$C$2]*(([.B418]-([.$H$2]-[.$G$2]))^2)/2)))" office:value-type="float" office:value="1833.10355" calcext:value-type="float">
            <text:p>1833.10355</text:p>
          </table:table-cell>
          <table:table-cell table:formula="of:=IF([.B418]&lt;[.$G$2]; [.$C$2]*[.B418]; IF([.B418]&lt;([.$H$2]-[.$G$2]);[.$I$2]; [.$I$2]-[.$C$2]*([.B418]-([.$H$2]-[.$G$2]))))" office:value-type="float" office:value="365.4" calcext:value-type="float">
            <text:p>365.4</text:p>
          </table:table-cell>
          <table:table-cell table:formula="of:=IF([.B418]&lt;[.$G$2]; [.$C$2]; IF([.B41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9]*[.$H$2]/[.$D$2]" office:value-type="float" office:value="4.347" calcext:value-type="float">
            <text:p>4.347</text:p>
          </table:table-cell>
          <table:table-cell table:formula="of:=IF([.B419]&lt;[.$G$2]; [.$C$2]*([.B419]^2)/2; IF([.B419]&lt;([.$H$2]-[.$G$2]); [.$F$2]+[.$I$2]*([.B419]-[.$G$2]); [.$A$2]-[.$F$2]+[.$I$2]*([.B419]-([.$H$2]-[.$G$2]))-([.$C$2]*(([.B419]-([.$H$2]-[.$G$2]))^2)/2)))" office:value-type="float" office:value="1836.9182" calcext:value-type="float">
            <text:p>1836.9182</text:p>
          </table:table-cell>
          <table:table-cell table:formula="of:=IF([.B419]&lt;[.$G$2]; [.$C$2]*[.B419]; IF([.B419]&lt;([.$H$2]-[.$G$2]);[.$I$2]; [.$I$2]-[.$C$2]*([.B419]-([.$H$2]-[.$G$2]))))" office:value-type="float" office:value="361.2" calcext:value-type="float">
            <text:p>361.2</text:p>
          </table:table-cell>
          <table:table-cell table:formula="of:=IF([.B419]&lt;[.$G$2]; [.$C$2]; IF([.B41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20]*[.$H$2]/[.$D$2]" office:value-type="float" office:value="4.3575" calcext:value-type="float">
            <text:p>4.3575</text:p>
          </table:table-cell>
          <table:table-cell table:formula="of:=IF([.B420]&lt;[.$G$2]; [.$C$2]*([.B420]^2)/2; IF([.B420]&lt;([.$H$2]-[.$G$2]); [.$F$2]+[.$I$2]*([.B420]-[.$G$2]); [.$A$2]-[.$F$2]+[.$I$2]*([.B420]-([.$H$2]-[.$G$2]))-([.$C$2]*(([.B420]-([.$H$2]-[.$G$2]))^2)/2)))" office:value-type="float" office:value="1840.68875" calcext:value-type="float">
            <text:p>1840.68875</text:p>
          </table:table-cell>
          <table:table-cell table:formula="of:=IF([.B420]&lt;[.$G$2]; [.$C$2]*[.B420]; IF([.B420]&lt;([.$H$2]-[.$G$2]);[.$I$2]; [.$I$2]-[.$C$2]*([.B420]-([.$H$2]-[.$G$2]))))" office:value-type="float" office:value="357" calcext:value-type="float">
            <text:p>357</text:p>
          </table:table-cell>
          <table:table-cell table:formula="of:=IF([.B420]&lt;[.$G$2]; [.$C$2]; IF([.B42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21]*[.$H$2]/[.$D$2]" office:value-type="float" office:value="4.368" calcext:value-type="float">
            <text:p>4.368</text:p>
          </table:table-cell>
          <table:table-cell table:formula="of:=IF([.B421]&lt;[.$G$2]; [.$C$2]*([.B421]^2)/2; IF([.B421]&lt;([.$H$2]-[.$G$2]); [.$F$2]+[.$I$2]*([.B421]-[.$G$2]); [.$A$2]-[.$F$2]+[.$I$2]*([.B421]-([.$H$2]-[.$G$2]))-([.$C$2]*(([.B421]-([.$H$2]-[.$G$2]))^2)/2)))" office:value-type="float" office:value="1844.4152" calcext:value-type="float">
            <text:p>1844.4152</text:p>
          </table:table-cell>
          <table:table-cell table:formula="of:=IF([.B421]&lt;[.$G$2]; [.$C$2]*[.B421]; IF([.B421]&lt;([.$H$2]-[.$G$2]);[.$I$2]; [.$I$2]-[.$C$2]*([.B421]-([.$H$2]-[.$G$2]))))" office:value-type="float" office:value="352.8" calcext:value-type="float">
            <text:p>352.8</text:p>
          </table:table-cell>
          <table:table-cell table:formula="of:=IF([.B421]&lt;[.$G$2]; [.$C$2]; IF([.B42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22]*[.$H$2]/[.$D$2]" office:value-type="float" office:value="4.3785" calcext:value-type="float">
            <text:p>4.3785</text:p>
          </table:table-cell>
          <table:table-cell table:formula="of:=IF([.B422]&lt;[.$G$2]; [.$C$2]*([.B422]^2)/2; IF([.B422]&lt;([.$H$2]-[.$G$2]); [.$F$2]+[.$I$2]*([.B422]-[.$G$2]); [.$A$2]-[.$F$2]+[.$I$2]*([.B422]-([.$H$2]-[.$G$2]))-([.$C$2]*(([.B422]-([.$H$2]-[.$G$2]))^2)/2)))" office:value-type="float" office:value="1848.09755" calcext:value-type="float">
            <text:p>1848.09755</text:p>
          </table:table-cell>
          <table:table-cell table:formula="of:=IF([.B422]&lt;[.$G$2]; [.$C$2]*[.B422]; IF([.B422]&lt;([.$H$2]-[.$G$2]);[.$I$2]; [.$I$2]-[.$C$2]*([.B422]-([.$H$2]-[.$G$2]))))" office:value-type="float" office:value="348.6" calcext:value-type="float">
            <text:p>348.6</text:p>
          </table:table-cell>
          <table:table-cell table:formula="of:=IF([.B422]&lt;[.$G$2]; [.$C$2]; IF([.B42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3]*[.$H$2]/[.$D$2]" office:value-type="float" office:value="4.389" calcext:value-type="float">
            <text:p>4.389</text:p>
          </table:table-cell>
          <table:table-cell table:formula="of:=IF([.B423]&lt;[.$G$2]; [.$C$2]*([.B423]^2)/2; IF([.B423]&lt;([.$H$2]-[.$G$2]); [.$F$2]+[.$I$2]*([.B423]-[.$G$2]); [.$A$2]-[.$F$2]+[.$I$2]*([.B423]-([.$H$2]-[.$G$2]))-([.$C$2]*(([.B423]-([.$H$2]-[.$G$2]))^2)/2)))" office:value-type="float" office:value="1851.7358" calcext:value-type="float">
            <text:p>1851.7358</text:p>
          </table:table-cell>
          <table:table-cell table:formula="of:=IF([.B423]&lt;[.$G$2]; [.$C$2]*[.B423]; IF([.B423]&lt;([.$H$2]-[.$G$2]);[.$I$2]; [.$I$2]-[.$C$2]*([.B423]-([.$H$2]-[.$G$2]))))" office:value-type="float" office:value="344.4" calcext:value-type="float">
            <text:p>344.4</text:p>
          </table:table-cell>
          <table:table-cell table:formula="of:=IF([.B423]&lt;[.$G$2]; [.$C$2]; IF([.B42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4]*[.$H$2]/[.$D$2]" office:value-type="float" office:value="4.3995" calcext:value-type="float">
            <text:p>4.3995</text:p>
          </table:table-cell>
          <table:table-cell table:formula="of:=IF([.B424]&lt;[.$G$2]; [.$C$2]*([.B424]^2)/2; IF([.B424]&lt;([.$H$2]-[.$G$2]); [.$F$2]+[.$I$2]*([.B424]-[.$G$2]); [.$A$2]-[.$F$2]+[.$I$2]*([.B424]-([.$H$2]-[.$G$2]))-([.$C$2]*(([.B424]-([.$H$2]-[.$G$2]))^2)/2)))" office:value-type="float" office:value="1855.32995" calcext:value-type="float">
            <text:p>1855.32995</text:p>
          </table:table-cell>
          <table:table-cell table:formula="of:=IF([.B424]&lt;[.$G$2]; [.$C$2]*[.B424]; IF([.B424]&lt;([.$H$2]-[.$G$2]);[.$I$2]; [.$I$2]-[.$C$2]*([.B424]-([.$H$2]-[.$G$2]))))" office:value-type="float" office:value="340.2" calcext:value-type="float">
            <text:p>340.2</text:p>
          </table:table-cell>
          <table:table-cell table:formula="of:=IF([.B424]&lt;[.$G$2]; [.$C$2]; IF([.B42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5]*[.$H$2]/[.$D$2]" office:value-type="float" office:value="4.41" calcext:value-type="float">
            <text:p>4.41</text:p>
          </table:table-cell>
          <table:table-cell table:formula="of:=IF([.B425]&lt;[.$G$2]; [.$C$2]*([.B425]^2)/2; IF([.B425]&lt;([.$H$2]-[.$G$2]); [.$F$2]+[.$I$2]*([.B425]-[.$G$2]); [.$A$2]-[.$F$2]+[.$I$2]*([.B425]-([.$H$2]-[.$G$2]))-([.$C$2]*(([.B425]-([.$H$2]-[.$G$2]))^2)/2)))" office:value-type="float" office:value="1858.88" calcext:value-type="float">
            <text:p>1858.88</text:p>
          </table:table-cell>
          <table:table-cell table:formula="of:=IF([.B425]&lt;[.$G$2]; [.$C$2]*[.B425]; IF([.B425]&lt;([.$H$2]-[.$G$2]);[.$I$2]; [.$I$2]-[.$C$2]*([.B425]-([.$H$2]-[.$G$2]))))" office:value-type="float" office:value="336" calcext:value-type="float">
            <text:p>336</text:p>
          </table:table-cell>
          <table:table-cell table:formula="of:=IF([.B425]&lt;[.$G$2]; [.$C$2]; IF([.B42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6]*[.$H$2]/[.$D$2]" office:value-type="float" office:value="4.4205" calcext:value-type="float">
            <text:p>4.4205</text:p>
          </table:table-cell>
          <table:table-cell table:formula="of:=IF([.B426]&lt;[.$G$2]; [.$C$2]*([.B426]^2)/2; IF([.B426]&lt;([.$H$2]-[.$G$2]); [.$F$2]+[.$I$2]*([.B426]-[.$G$2]); [.$A$2]-[.$F$2]+[.$I$2]*([.B426]-([.$H$2]-[.$G$2]))-([.$C$2]*(([.B426]-([.$H$2]-[.$G$2]))^2)/2)))" office:value-type="float" office:value="1862.38595" calcext:value-type="float">
            <text:p>1862.38595</text:p>
          </table:table-cell>
          <table:table-cell table:formula="of:=IF([.B426]&lt;[.$G$2]; [.$C$2]*[.B426]; IF([.B426]&lt;([.$H$2]-[.$G$2]);[.$I$2]; [.$I$2]-[.$C$2]*([.B426]-([.$H$2]-[.$G$2]))))" office:value-type="float" office:value="331.8" calcext:value-type="float">
            <text:p>331.8</text:p>
          </table:table-cell>
          <table:table-cell table:formula="of:=IF([.B426]&lt;[.$G$2]; [.$C$2]; IF([.B42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7]*[.$H$2]/[.$D$2]" office:value-type="float" office:value="4.431" calcext:value-type="float">
            <text:p>4.431</text:p>
          </table:table-cell>
          <table:table-cell table:formula="of:=IF([.B427]&lt;[.$G$2]; [.$C$2]*([.B427]^2)/2; IF([.B427]&lt;([.$H$2]-[.$G$2]); [.$F$2]+[.$I$2]*([.B427]-[.$G$2]); [.$A$2]-[.$F$2]+[.$I$2]*([.B427]-([.$H$2]-[.$G$2]))-([.$C$2]*(([.B427]-([.$H$2]-[.$G$2]))^2)/2)))" office:value-type="float" office:value="1865.8478" calcext:value-type="float">
            <text:p>1865.8478</text:p>
          </table:table-cell>
          <table:table-cell table:formula="of:=IF([.B427]&lt;[.$G$2]; [.$C$2]*[.B427]; IF([.B427]&lt;([.$H$2]-[.$G$2]);[.$I$2]; [.$I$2]-[.$C$2]*([.B427]-([.$H$2]-[.$G$2]))))" office:value-type="float" office:value="327.6" calcext:value-type="float">
            <text:p>327.6</text:p>
          </table:table-cell>
          <table:table-cell table:formula="of:=IF([.B427]&lt;[.$G$2]; [.$C$2]; IF([.B42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8]*[.$H$2]/[.$D$2]" office:value-type="float" office:value="4.4415" calcext:value-type="float">
            <text:p>4.4415</text:p>
          </table:table-cell>
          <table:table-cell table:formula="of:=IF([.B428]&lt;[.$G$2]; [.$C$2]*([.B428]^2)/2; IF([.B428]&lt;([.$H$2]-[.$G$2]); [.$F$2]+[.$I$2]*([.B428]-[.$G$2]); [.$A$2]-[.$F$2]+[.$I$2]*([.B428]-([.$H$2]-[.$G$2]))-([.$C$2]*(([.B428]-([.$H$2]-[.$G$2]))^2)/2)))" office:value-type="float" office:value="1869.26555" calcext:value-type="float">
            <text:p>1869.26555</text:p>
          </table:table-cell>
          <table:table-cell table:formula="of:=IF([.B428]&lt;[.$G$2]; [.$C$2]*[.B428]; IF([.B428]&lt;([.$H$2]-[.$G$2]);[.$I$2]; [.$I$2]-[.$C$2]*([.B428]-([.$H$2]-[.$G$2]))))" office:value-type="float" office:value="323.4" calcext:value-type="float">
            <text:p>323.4</text:p>
          </table:table-cell>
          <table:table-cell table:formula="of:=IF([.B428]&lt;[.$G$2]; [.$C$2]; IF([.B42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9]*[.$H$2]/[.$D$2]" office:value-type="float" office:value="4.452" calcext:value-type="float">
            <text:p>4.452</text:p>
          </table:table-cell>
          <table:table-cell table:formula="of:=IF([.B429]&lt;[.$G$2]; [.$C$2]*([.B429]^2)/2; IF([.B429]&lt;([.$H$2]-[.$G$2]); [.$F$2]+[.$I$2]*([.B429]-[.$G$2]); [.$A$2]-[.$F$2]+[.$I$2]*([.B429]-([.$H$2]-[.$G$2]))-([.$C$2]*(([.B429]-([.$H$2]-[.$G$2]))^2)/2)))" office:value-type="float" office:value="1872.6392" calcext:value-type="float">
            <text:p>1872.6392</text:p>
          </table:table-cell>
          <table:table-cell table:formula="of:=IF([.B429]&lt;[.$G$2]; [.$C$2]*[.B429]; IF([.B429]&lt;([.$H$2]-[.$G$2]);[.$I$2]; [.$I$2]-[.$C$2]*([.B429]-([.$H$2]-[.$G$2]))))" office:value-type="float" office:value="319.2" calcext:value-type="float">
            <text:p>319.2</text:p>
          </table:table-cell>
          <table:table-cell table:formula="of:=IF([.B429]&lt;[.$G$2]; [.$C$2]; IF([.B42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30]*[.$H$2]/[.$D$2]" office:value-type="float" office:value="4.4625" calcext:value-type="float">
            <text:p>4.4625</text:p>
          </table:table-cell>
          <table:table-cell table:formula="of:=IF([.B430]&lt;[.$G$2]; [.$C$2]*([.B430]^2)/2; IF([.B430]&lt;([.$H$2]-[.$G$2]); [.$F$2]+[.$I$2]*([.B430]-[.$G$2]); [.$A$2]-[.$F$2]+[.$I$2]*([.B430]-([.$H$2]-[.$G$2]))-([.$C$2]*(([.B430]-([.$H$2]-[.$G$2]))^2)/2)))" office:value-type="float" office:value="1875.96875" calcext:value-type="float">
            <text:p>1875.96875</text:p>
          </table:table-cell>
          <table:table-cell table:formula="of:=IF([.B430]&lt;[.$G$2]; [.$C$2]*[.B430]; IF([.B430]&lt;([.$H$2]-[.$G$2]);[.$I$2]; [.$I$2]-[.$C$2]*([.B430]-([.$H$2]-[.$G$2]))))" office:value-type="float" office:value="315" calcext:value-type="float">
            <text:p>315</text:p>
          </table:table-cell>
          <table:table-cell table:formula="of:=IF([.B430]&lt;[.$G$2]; [.$C$2]; IF([.B43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31]*[.$H$2]/[.$D$2]" office:value-type="float" office:value="4.473" calcext:value-type="float">
            <text:p>4.473</text:p>
          </table:table-cell>
          <table:table-cell table:formula="of:=IF([.B431]&lt;[.$G$2]; [.$C$2]*([.B431]^2)/2; IF([.B431]&lt;([.$H$2]-[.$G$2]); [.$F$2]+[.$I$2]*([.B431]-[.$G$2]); [.$A$2]-[.$F$2]+[.$I$2]*([.B431]-([.$H$2]-[.$G$2]))-([.$C$2]*(([.B431]-([.$H$2]-[.$G$2]))^2)/2)))" office:value-type="float" office:value="1879.2542" calcext:value-type="float">
            <text:p>1879.2542</text:p>
          </table:table-cell>
          <table:table-cell table:formula="of:=IF([.B431]&lt;[.$G$2]; [.$C$2]*[.B431]; IF([.B431]&lt;([.$H$2]-[.$G$2]);[.$I$2]; [.$I$2]-[.$C$2]*([.B431]-([.$H$2]-[.$G$2]))))" office:value-type="float" office:value="310.8" calcext:value-type="float">
            <text:p>310.8</text:p>
          </table:table-cell>
          <table:table-cell table:formula="of:=IF([.B431]&lt;[.$G$2]; [.$C$2]; IF([.B43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32]*[.$H$2]/[.$D$2]" office:value-type="float" office:value="4.4835" calcext:value-type="float">
            <text:p>4.4835</text:p>
          </table:table-cell>
          <table:table-cell table:formula="of:=IF([.B432]&lt;[.$G$2]; [.$C$2]*([.B432]^2)/2; IF([.B432]&lt;([.$H$2]-[.$G$2]); [.$F$2]+[.$I$2]*([.B432]-[.$G$2]); [.$A$2]-[.$F$2]+[.$I$2]*([.B432]-([.$H$2]-[.$G$2]))-([.$C$2]*(([.B432]-([.$H$2]-[.$G$2]))^2)/2)))" office:value-type="float" office:value="1882.49555" calcext:value-type="float">
            <text:p>1882.49555</text:p>
          </table:table-cell>
          <table:table-cell table:formula="of:=IF([.B432]&lt;[.$G$2]; [.$C$2]*[.B432]; IF([.B432]&lt;([.$H$2]-[.$G$2]);[.$I$2]; [.$I$2]-[.$C$2]*([.B432]-([.$H$2]-[.$G$2]))))" office:value-type="float" office:value="306.6" calcext:value-type="float">
            <text:p>306.6</text:p>
          </table:table-cell>
          <table:table-cell table:formula="of:=IF([.B432]&lt;[.$G$2]; [.$C$2]; IF([.B43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3]*[.$H$2]/[.$D$2]" office:value-type="float" office:value="4.494" calcext:value-type="float">
            <text:p>4.494</text:p>
          </table:table-cell>
          <table:table-cell table:formula="of:=IF([.B433]&lt;[.$G$2]; [.$C$2]*([.B433]^2)/2; IF([.B433]&lt;([.$H$2]-[.$G$2]); [.$F$2]+[.$I$2]*([.B433]-[.$G$2]); [.$A$2]-[.$F$2]+[.$I$2]*([.B433]-([.$H$2]-[.$G$2]))-([.$C$2]*(([.B433]-([.$H$2]-[.$G$2]))^2)/2)))" office:value-type="float" office:value="1885.6928" calcext:value-type="float">
            <text:p>1885.6928</text:p>
          </table:table-cell>
          <table:table-cell table:formula="of:=IF([.B433]&lt;[.$G$2]; [.$C$2]*[.B433]; IF([.B433]&lt;([.$H$2]-[.$G$2]);[.$I$2]; [.$I$2]-[.$C$2]*([.B433]-([.$H$2]-[.$G$2]))))" office:value-type="float" office:value="302.4" calcext:value-type="float">
            <text:p>302.4</text:p>
          </table:table-cell>
          <table:table-cell table:formula="of:=IF([.B433]&lt;[.$G$2]; [.$C$2]; IF([.B43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4]*[.$H$2]/[.$D$2]" office:value-type="float" office:value="4.5045" calcext:value-type="float">
            <text:p>4.5045</text:p>
          </table:table-cell>
          <table:table-cell table:formula="of:=IF([.B434]&lt;[.$G$2]; [.$C$2]*([.B434]^2)/2; IF([.B434]&lt;([.$H$2]-[.$G$2]); [.$F$2]+[.$I$2]*([.B434]-[.$G$2]); [.$A$2]-[.$F$2]+[.$I$2]*([.B434]-([.$H$2]-[.$G$2]))-([.$C$2]*(([.B434]-([.$H$2]-[.$G$2]))^2)/2)))" office:value-type="float" office:value="1888.84595" calcext:value-type="float">
            <text:p>1888.84595</text:p>
          </table:table-cell>
          <table:table-cell table:formula="of:=IF([.B434]&lt;[.$G$2]; [.$C$2]*[.B434]; IF([.B434]&lt;([.$H$2]-[.$G$2]);[.$I$2]; [.$I$2]-[.$C$2]*([.B434]-([.$H$2]-[.$G$2]))))" office:value-type="float" office:value="298.2" calcext:value-type="float">
            <text:p>298.2</text:p>
          </table:table-cell>
          <table:table-cell table:formula="of:=IF([.B434]&lt;[.$G$2]; [.$C$2]; IF([.B43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5]*[.$H$2]/[.$D$2]" office:value-type="float" office:value="4.515" calcext:value-type="float">
            <text:p>4.515</text:p>
          </table:table-cell>
          <table:table-cell table:formula="of:=IF([.B435]&lt;[.$G$2]; [.$C$2]*([.B435]^2)/2; IF([.B435]&lt;([.$H$2]-[.$G$2]); [.$F$2]+[.$I$2]*([.B435]-[.$G$2]); [.$A$2]-[.$F$2]+[.$I$2]*([.B435]-([.$H$2]-[.$G$2]))-([.$C$2]*(([.B435]-([.$H$2]-[.$G$2]))^2)/2)))" office:value-type="float" office:value="1891.955" calcext:value-type="float">
            <text:p>1891.955</text:p>
          </table:table-cell>
          <table:table-cell table:formula="of:=IF([.B435]&lt;[.$G$2]; [.$C$2]*[.B435]; IF([.B435]&lt;([.$H$2]-[.$G$2]);[.$I$2]; [.$I$2]-[.$C$2]*([.B435]-([.$H$2]-[.$G$2]))))" office:value-type="float" office:value="294" calcext:value-type="float">
            <text:p>294</text:p>
          </table:table-cell>
          <table:table-cell table:formula="of:=IF([.B435]&lt;[.$G$2]; [.$C$2]; IF([.B43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6]*[.$H$2]/[.$D$2]" office:value-type="float" office:value="4.5255" calcext:value-type="float">
            <text:p>4.5255</text:p>
          </table:table-cell>
          <table:table-cell table:formula="of:=IF([.B436]&lt;[.$G$2]; [.$C$2]*([.B436]^2)/2; IF([.B436]&lt;([.$H$2]-[.$G$2]); [.$F$2]+[.$I$2]*([.B436]-[.$G$2]); [.$A$2]-[.$F$2]+[.$I$2]*([.B436]-([.$H$2]-[.$G$2]))-([.$C$2]*(([.B436]-([.$H$2]-[.$G$2]))^2)/2)))" office:value-type="float" office:value="1895.01995" calcext:value-type="float">
            <text:p>1895.01995</text:p>
          </table:table-cell>
          <table:table-cell table:formula="of:=IF([.B436]&lt;[.$G$2]; [.$C$2]*[.B436]; IF([.B436]&lt;([.$H$2]-[.$G$2]);[.$I$2]; [.$I$2]-[.$C$2]*([.B436]-([.$H$2]-[.$G$2]))))" office:value-type="float" office:value="289.8" calcext:value-type="float">
            <text:p>289.8</text:p>
          </table:table-cell>
          <table:table-cell table:formula="of:=IF([.B436]&lt;[.$G$2]; [.$C$2]; IF([.B43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7]*[.$H$2]/[.$D$2]" office:value-type="float" office:value="4.536" calcext:value-type="float">
            <text:p>4.536</text:p>
          </table:table-cell>
          <table:table-cell table:formula="of:=IF([.B437]&lt;[.$G$2]; [.$C$2]*([.B437]^2)/2; IF([.B437]&lt;([.$H$2]-[.$G$2]); [.$F$2]+[.$I$2]*([.B437]-[.$G$2]); [.$A$2]-[.$F$2]+[.$I$2]*([.B437]-([.$H$2]-[.$G$2]))-([.$C$2]*(([.B437]-([.$H$2]-[.$G$2]))^2)/2)))" office:value-type="float" office:value="1898.0408" calcext:value-type="float">
            <text:p>1898.0408</text:p>
          </table:table-cell>
          <table:table-cell table:formula="of:=IF([.B437]&lt;[.$G$2]; [.$C$2]*[.B437]; IF([.B437]&lt;([.$H$2]-[.$G$2]);[.$I$2]; [.$I$2]-[.$C$2]*([.B437]-([.$H$2]-[.$G$2]))))" office:value-type="float" office:value="285.6" calcext:value-type="float">
            <text:p>285.6</text:p>
          </table:table-cell>
          <table:table-cell table:formula="of:=IF([.B437]&lt;[.$G$2]; [.$C$2]; IF([.B43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8]*[.$H$2]/[.$D$2]" office:value-type="float" office:value="4.5465" calcext:value-type="float">
            <text:p>4.5465</text:p>
          </table:table-cell>
          <table:table-cell table:formula="of:=IF([.B438]&lt;[.$G$2]; [.$C$2]*([.B438]^2)/2; IF([.B438]&lt;([.$H$2]-[.$G$2]); [.$F$2]+[.$I$2]*([.B438]-[.$G$2]); [.$A$2]-[.$F$2]+[.$I$2]*([.B438]-([.$H$2]-[.$G$2]))-([.$C$2]*(([.B438]-([.$H$2]-[.$G$2]))^2)/2)))" office:value-type="float" office:value="1901.01755" calcext:value-type="float">
            <text:p>1901.01755</text:p>
          </table:table-cell>
          <table:table-cell table:formula="of:=IF([.B438]&lt;[.$G$2]; [.$C$2]*[.B438]; IF([.B438]&lt;([.$H$2]-[.$G$2]);[.$I$2]; [.$I$2]-[.$C$2]*([.B438]-([.$H$2]-[.$G$2]))))" office:value-type="float" office:value="281.4" calcext:value-type="float">
            <text:p>281.4</text:p>
          </table:table-cell>
          <table:table-cell table:formula="of:=IF([.B438]&lt;[.$G$2]; [.$C$2]; IF([.B43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9]*[.$H$2]/[.$D$2]" office:value-type="float" office:value="4.557" calcext:value-type="float">
            <text:p>4.557</text:p>
          </table:table-cell>
          <table:table-cell table:formula="of:=IF([.B439]&lt;[.$G$2]; [.$C$2]*([.B439]^2)/2; IF([.B439]&lt;([.$H$2]-[.$G$2]); [.$F$2]+[.$I$2]*([.B439]-[.$G$2]); [.$A$2]-[.$F$2]+[.$I$2]*([.B439]-([.$H$2]-[.$G$2]))-([.$C$2]*(([.B439]-([.$H$2]-[.$G$2]))^2)/2)))" office:value-type="float" office:value="1903.9502" calcext:value-type="float">
            <text:p>1903.9502</text:p>
          </table:table-cell>
          <table:table-cell table:formula="of:=IF([.B439]&lt;[.$G$2]; [.$C$2]*[.B439]; IF([.B439]&lt;([.$H$2]-[.$G$2]);[.$I$2]; [.$I$2]-[.$C$2]*([.B439]-([.$H$2]-[.$G$2]))))" office:value-type="float" office:value="277.2" calcext:value-type="float">
            <text:p>277.2</text:p>
          </table:table-cell>
          <table:table-cell table:formula="of:=IF([.B439]&lt;[.$G$2]; [.$C$2]; IF([.B43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40]*[.$H$2]/[.$D$2]" office:value-type="float" office:value="4.5675" calcext:value-type="float">
            <text:p>4.5675</text:p>
          </table:table-cell>
          <table:table-cell table:formula="of:=IF([.B440]&lt;[.$G$2]; [.$C$2]*([.B440]^2)/2; IF([.B440]&lt;([.$H$2]-[.$G$2]); [.$F$2]+[.$I$2]*([.B440]-[.$G$2]); [.$A$2]-[.$F$2]+[.$I$2]*([.B440]-([.$H$2]-[.$G$2]))-([.$C$2]*(([.B440]-([.$H$2]-[.$G$2]))^2)/2)))" office:value-type="float" office:value="1906.83875" calcext:value-type="float">
            <text:p>1906.83875</text:p>
          </table:table-cell>
          <table:table-cell table:formula="of:=IF([.B440]&lt;[.$G$2]; [.$C$2]*[.B440]; IF([.B440]&lt;([.$H$2]-[.$G$2]);[.$I$2]; [.$I$2]-[.$C$2]*([.B440]-([.$H$2]-[.$G$2]))))" office:value-type="float" office:value="273" calcext:value-type="float">
            <text:p>273</text:p>
          </table:table-cell>
          <table:table-cell table:formula="of:=IF([.B440]&lt;[.$G$2]; [.$C$2]; IF([.B44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41]*[.$H$2]/[.$D$2]" office:value-type="float" office:value="4.578" calcext:value-type="float">
            <text:p>4.578</text:p>
          </table:table-cell>
          <table:table-cell table:formula="of:=IF([.B441]&lt;[.$G$2]; [.$C$2]*([.B441]^2)/2; IF([.B441]&lt;([.$H$2]-[.$G$2]); [.$F$2]+[.$I$2]*([.B441]-[.$G$2]); [.$A$2]-[.$F$2]+[.$I$2]*([.B441]-([.$H$2]-[.$G$2]))-([.$C$2]*(([.B441]-([.$H$2]-[.$G$2]))^2)/2)))" office:value-type="float" office:value="1909.6832" calcext:value-type="float">
            <text:p>1909.6832</text:p>
          </table:table-cell>
          <table:table-cell table:formula="of:=IF([.B441]&lt;[.$G$2]; [.$C$2]*[.B441]; IF([.B441]&lt;([.$H$2]-[.$G$2]);[.$I$2]; [.$I$2]-[.$C$2]*([.B441]-([.$H$2]-[.$G$2]))))" office:value-type="float" office:value="268.8" calcext:value-type="float">
            <text:p>268.8</text:p>
          </table:table-cell>
          <table:table-cell table:formula="of:=IF([.B441]&lt;[.$G$2]; [.$C$2]; IF([.B44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42]*[.$H$2]/[.$D$2]" office:value-type="float" office:value="4.5885" calcext:value-type="float">
            <text:p>4.5885</text:p>
          </table:table-cell>
          <table:table-cell table:formula="of:=IF([.B442]&lt;[.$G$2]; [.$C$2]*([.B442]^2)/2; IF([.B442]&lt;([.$H$2]-[.$G$2]); [.$F$2]+[.$I$2]*([.B442]-[.$G$2]); [.$A$2]-[.$F$2]+[.$I$2]*([.B442]-([.$H$2]-[.$G$2]))-([.$C$2]*(([.B442]-([.$H$2]-[.$G$2]))^2)/2)))" office:value-type="float" office:value="1912.48355" calcext:value-type="float">
            <text:p>1912.48355</text:p>
          </table:table-cell>
          <table:table-cell table:formula="of:=IF([.B442]&lt;[.$G$2]; [.$C$2]*[.B442]; IF([.B442]&lt;([.$H$2]-[.$G$2]);[.$I$2]; [.$I$2]-[.$C$2]*([.B442]-([.$H$2]-[.$G$2]))))" office:value-type="float" office:value="264.6" calcext:value-type="float">
            <text:p>264.6</text:p>
          </table:table-cell>
          <table:table-cell table:formula="of:=IF([.B442]&lt;[.$G$2]; [.$C$2]; IF([.B44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3]*[.$H$2]/[.$D$2]" office:value-type="float" office:value="4.599" calcext:value-type="float">
            <text:p>4.599</text:p>
          </table:table-cell>
          <table:table-cell table:formula="of:=IF([.B443]&lt;[.$G$2]; [.$C$2]*([.B443]^2)/2; IF([.B443]&lt;([.$H$2]-[.$G$2]); [.$F$2]+[.$I$2]*([.B443]-[.$G$2]); [.$A$2]-[.$F$2]+[.$I$2]*([.B443]-([.$H$2]-[.$G$2]))-([.$C$2]*(([.B443]-([.$H$2]-[.$G$2]))^2)/2)))" office:value-type="float" office:value="1915.2398" calcext:value-type="float">
            <text:p>1915.2398</text:p>
          </table:table-cell>
          <table:table-cell table:formula="of:=IF([.B443]&lt;[.$G$2]; [.$C$2]*[.B443]; IF([.B443]&lt;([.$H$2]-[.$G$2]);[.$I$2]; [.$I$2]-[.$C$2]*([.B443]-([.$H$2]-[.$G$2]))))" office:value-type="float" office:value="260.4" calcext:value-type="float">
            <text:p>260.4</text:p>
          </table:table-cell>
          <table:table-cell table:formula="of:=IF([.B443]&lt;[.$G$2]; [.$C$2]; IF([.B44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4]*[.$H$2]/[.$D$2]" office:value-type="float" office:value="4.6095" calcext:value-type="float">
            <text:p>4.6095</text:p>
          </table:table-cell>
          <table:table-cell table:formula="of:=IF([.B444]&lt;[.$G$2]; [.$C$2]*([.B444]^2)/2; IF([.B444]&lt;([.$H$2]-[.$G$2]); [.$F$2]+[.$I$2]*([.B444]-[.$G$2]); [.$A$2]-[.$F$2]+[.$I$2]*([.B444]-([.$H$2]-[.$G$2]))-([.$C$2]*(([.B444]-([.$H$2]-[.$G$2]))^2)/2)))" office:value-type="float" office:value="1917.95195" calcext:value-type="float">
            <text:p>1917.95195</text:p>
          </table:table-cell>
          <table:table-cell table:formula="of:=IF([.B444]&lt;[.$G$2]; [.$C$2]*[.B444]; IF([.B444]&lt;([.$H$2]-[.$G$2]);[.$I$2]; [.$I$2]-[.$C$2]*([.B444]-([.$H$2]-[.$G$2]))))" office:value-type="float" office:value="256.2" calcext:value-type="float">
            <text:p>256.2</text:p>
          </table:table-cell>
          <table:table-cell table:formula="of:=IF([.B444]&lt;[.$G$2]; [.$C$2]; IF([.B44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5]*[.$H$2]/[.$D$2]" office:value-type="float" office:value="4.62" calcext:value-type="float">
            <text:p>4.62</text:p>
          </table:table-cell>
          <table:table-cell table:formula="of:=IF([.B445]&lt;[.$G$2]; [.$C$2]*([.B445]^2)/2; IF([.B445]&lt;([.$H$2]-[.$G$2]); [.$F$2]+[.$I$2]*([.B445]-[.$G$2]); [.$A$2]-[.$F$2]+[.$I$2]*([.B445]-([.$H$2]-[.$G$2]))-([.$C$2]*(([.B445]-([.$H$2]-[.$G$2]))^2)/2)))" office:value-type="float" office:value="1920.62" calcext:value-type="float">
            <text:p>1920.62</text:p>
          </table:table-cell>
          <table:table-cell table:formula="of:=IF([.B445]&lt;[.$G$2]; [.$C$2]*[.B445]; IF([.B445]&lt;([.$H$2]-[.$G$2]);[.$I$2]; [.$I$2]-[.$C$2]*([.B445]-([.$H$2]-[.$G$2]))))" office:value-type="float" office:value="252" calcext:value-type="float">
            <text:p>252</text:p>
          </table:table-cell>
          <table:table-cell table:formula="of:=IF([.B445]&lt;[.$G$2]; [.$C$2]; IF([.B44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6]*[.$H$2]/[.$D$2]" office:value-type="float" office:value="4.6305" calcext:value-type="float">
            <text:p>4.6305</text:p>
          </table:table-cell>
          <table:table-cell table:formula="of:=IF([.B446]&lt;[.$G$2]; [.$C$2]*([.B446]^2)/2; IF([.B446]&lt;([.$H$2]-[.$G$2]); [.$F$2]+[.$I$2]*([.B446]-[.$G$2]); [.$A$2]-[.$F$2]+[.$I$2]*([.B446]-([.$H$2]-[.$G$2]))-([.$C$2]*(([.B446]-([.$H$2]-[.$G$2]))^2)/2)))" office:value-type="float" office:value="1923.24395" calcext:value-type="float">
            <text:p>1923.24395</text:p>
          </table:table-cell>
          <table:table-cell table:formula="of:=IF([.B446]&lt;[.$G$2]; [.$C$2]*[.B446]; IF([.B446]&lt;([.$H$2]-[.$G$2]);[.$I$2]; [.$I$2]-[.$C$2]*([.B446]-([.$H$2]-[.$G$2]))))" office:value-type="float" office:value="247.8" calcext:value-type="float">
            <text:p>247.8</text:p>
          </table:table-cell>
          <table:table-cell table:formula="of:=IF([.B446]&lt;[.$G$2]; [.$C$2]; IF([.B44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7]*[.$H$2]/[.$D$2]" office:value-type="float" office:value="4.641" calcext:value-type="float">
            <text:p>4.641</text:p>
          </table:table-cell>
          <table:table-cell table:formula="of:=IF([.B447]&lt;[.$G$2]; [.$C$2]*([.B447]^2)/2; IF([.B447]&lt;([.$H$2]-[.$G$2]); [.$F$2]+[.$I$2]*([.B447]-[.$G$2]); [.$A$2]-[.$F$2]+[.$I$2]*([.B447]-([.$H$2]-[.$G$2]))-([.$C$2]*(([.B447]-([.$H$2]-[.$G$2]))^2)/2)))" office:value-type="float" office:value="1925.8238" calcext:value-type="float">
            <text:p>1925.8238</text:p>
          </table:table-cell>
          <table:table-cell table:formula="of:=IF([.B447]&lt;[.$G$2]; [.$C$2]*[.B447]; IF([.B447]&lt;([.$H$2]-[.$G$2]);[.$I$2]; [.$I$2]-[.$C$2]*([.B447]-([.$H$2]-[.$G$2]))))" office:value-type="float" office:value="243.6" calcext:value-type="float">
            <text:p>243.6</text:p>
          </table:table-cell>
          <table:table-cell table:formula="of:=IF([.B447]&lt;[.$G$2]; [.$C$2]; IF([.B44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8]*[.$H$2]/[.$D$2]" office:value-type="float" office:value="4.6515" calcext:value-type="float">
            <text:p>4.6515</text:p>
          </table:table-cell>
          <table:table-cell table:formula="of:=IF([.B448]&lt;[.$G$2]; [.$C$2]*([.B448]^2)/2; IF([.B448]&lt;([.$H$2]-[.$G$2]); [.$F$2]+[.$I$2]*([.B448]-[.$G$2]); [.$A$2]-[.$F$2]+[.$I$2]*([.B448]-([.$H$2]-[.$G$2]))-([.$C$2]*(([.B448]-([.$H$2]-[.$G$2]))^2)/2)))" office:value-type="float" office:value="1928.35955" calcext:value-type="float">
            <text:p>1928.35955</text:p>
          </table:table-cell>
          <table:table-cell table:formula="of:=IF([.B448]&lt;[.$G$2]; [.$C$2]*[.B448]; IF([.B448]&lt;([.$H$2]-[.$G$2]);[.$I$2]; [.$I$2]-[.$C$2]*([.B448]-([.$H$2]-[.$G$2]))))" office:value-type="float" office:value="239.4" calcext:value-type="float">
            <text:p>239.4</text:p>
          </table:table-cell>
          <table:table-cell table:formula="of:=IF([.B448]&lt;[.$G$2]; [.$C$2]; IF([.B44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9]*[.$H$2]/[.$D$2]" office:value-type="float" office:value="4.662" calcext:value-type="float">
            <text:p>4.662</text:p>
          </table:table-cell>
          <table:table-cell table:formula="of:=IF([.B449]&lt;[.$G$2]; [.$C$2]*([.B449]^2)/2; IF([.B449]&lt;([.$H$2]-[.$G$2]); [.$F$2]+[.$I$2]*([.B449]-[.$G$2]); [.$A$2]-[.$F$2]+[.$I$2]*([.B449]-([.$H$2]-[.$G$2]))-([.$C$2]*(([.B449]-([.$H$2]-[.$G$2]))^2)/2)))" office:value-type="float" office:value="1930.8512" calcext:value-type="float">
            <text:p>1930.8512</text:p>
          </table:table-cell>
          <table:table-cell table:formula="of:=IF([.B449]&lt;[.$G$2]; [.$C$2]*[.B449]; IF([.B449]&lt;([.$H$2]-[.$G$2]);[.$I$2]; [.$I$2]-[.$C$2]*([.B449]-([.$H$2]-[.$G$2]))))" office:value-type="float" office:value="235.2" calcext:value-type="float">
            <text:p>235.2</text:p>
          </table:table-cell>
          <table:table-cell table:formula="of:=IF([.B449]&lt;[.$G$2]; [.$C$2]; IF([.B44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50]*[.$H$2]/[.$D$2]" office:value-type="float" office:value="4.6725" calcext:value-type="float">
            <text:p>4.6725</text:p>
          </table:table-cell>
          <table:table-cell table:formula="of:=IF([.B450]&lt;[.$G$2]; [.$C$2]*([.B450]^2)/2; IF([.B450]&lt;([.$H$2]-[.$G$2]); [.$F$2]+[.$I$2]*([.B450]-[.$G$2]); [.$A$2]-[.$F$2]+[.$I$2]*([.B450]-([.$H$2]-[.$G$2]))-([.$C$2]*(([.B450]-([.$H$2]-[.$G$2]))^2)/2)))" office:value-type="float" office:value="1933.29875" calcext:value-type="float">
            <text:p>1933.29875</text:p>
          </table:table-cell>
          <table:table-cell table:formula="of:=IF([.B450]&lt;[.$G$2]; [.$C$2]*[.B450]; IF([.B450]&lt;([.$H$2]-[.$G$2]);[.$I$2]; [.$I$2]-[.$C$2]*([.B450]-([.$H$2]-[.$G$2]))))" office:value-type="float" office:value="231" calcext:value-type="float">
            <text:p>231</text:p>
          </table:table-cell>
          <table:table-cell table:formula="of:=IF([.B450]&lt;[.$G$2]; [.$C$2]; IF([.B45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51]*[.$H$2]/[.$D$2]" office:value-type="float" office:value="4.683" calcext:value-type="float">
            <text:p>4.683</text:p>
          </table:table-cell>
          <table:table-cell table:formula="of:=IF([.B451]&lt;[.$G$2]; [.$C$2]*([.B451]^2)/2; IF([.B451]&lt;([.$H$2]-[.$G$2]); [.$F$2]+[.$I$2]*([.B451]-[.$G$2]); [.$A$2]-[.$F$2]+[.$I$2]*([.B451]-([.$H$2]-[.$G$2]))-([.$C$2]*(([.B451]-([.$H$2]-[.$G$2]))^2)/2)))" office:value-type="float" office:value="1935.7022" calcext:value-type="float">
            <text:p>1935.7022</text:p>
          </table:table-cell>
          <table:table-cell table:formula="of:=IF([.B451]&lt;[.$G$2]; [.$C$2]*[.B451]; IF([.B451]&lt;([.$H$2]-[.$G$2]);[.$I$2]; [.$I$2]-[.$C$2]*([.B451]-([.$H$2]-[.$G$2]))))" office:value-type="float" office:value="226.8" calcext:value-type="float">
            <text:p>226.8</text:p>
          </table:table-cell>
          <table:table-cell table:formula="of:=IF([.B451]&lt;[.$G$2]; [.$C$2]; IF([.B45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52]*[.$H$2]/[.$D$2]" office:value-type="float" office:value="4.6935" calcext:value-type="float">
            <text:p>4.6935</text:p>
          </table:table-cell>
          <table:table-cell table:formula="of:=IF([.B452]&lt;[.$G$2]; [.$C$2]*([.B452]^2)/2; IF([.B452]&lt;([.$H$2]-[.$G$2]); [.$F$2]+[.$I$2]*([.B452]-[.$G$2]); [.$A$2]-[.$F$2]+[.$I$2]*([.B452]-([.$H$2]-[.$G$2]))-([.$C$2]*(([.B452]-([.$H$2]-[.$G$2]))^2)/2)))" office:value-type="float" office:value="1938.06155" calcext:value-type="float">
            <text:p>1938.06155</text:p>
          </table:table-cell>
          <table:table-cell table:formula="of:=IF([.B452]&lt;[.$G$2]; [.$C$2]*[.B452]; IF([.B452]&lt;([.$H$2]-[.$G$2]);[.$I$2]; [.$I$2]-[.$C$2]*([.B452]-([.$H$2]-[.$G$2]))))" office:value-type="float" office:value="222.6" calcext:value-type="float">
            <text:p>222.6</text:p>
          </table:table-cell>
          <table:table-cell table:formula="of:=IF([.B452]&lt;[.$G$2]; [.$C$2]; IF([.B45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3]*[.$H$2]/[.$D$2]" office:value-type="float" office:value="4.704" calcext:value-type="float">
            <text:p>4.704</text:p>
          </table:table-cell>
          <table:table-cell table:formula="of:=IF([.B453]&lt;[.$G$2]; [.$C$2]*([.B453]^2)/2; IF([.B453]&lt;([.$H$2]-[.$G$2]); [.$F$2]+[.$I$2]*([.B453]-[.$G$2]); [.$A$2]-[.$F$2]+[.$I$2]*([.B453]-([.$H$2]-[.$G$2]))-([.$C$2]*(([.B453]-([.$H$2]-[.$G$2]))^2)/2)))" office:value-type="float" office:value="1940.3768" calcext:value-type="float">
            <text:p>1940.3768</text:p>
          </table:table-cell>
          <table:table-cell table:formula="of:=IF([.B453]&lt;[.$G$2]; [.$C$2]*[.B453]; IF([.B453]&lt;([.$H$2]-[.$G$2]);[.$I$2]; [.$I$2]-[.$C$2]*([.B453]-([.$H$2]-[.$G$2]))))" office:value-type="float" office:value="218.4" calcext:value-type="float">
            <text:p>218.4</text:p>
          </table:table-cell>
          <table:table-cell table:formula="of:=IF([.B453]&lt;[.$G$2]; [.$C$2]; IF([.B45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4]*[.$H$2]/[.$D$2]" office:value-type="float" office:value="4.7145" calcext:value-type="float">
            <text:p>4.7145</text:p>
          </table:table-cell>
          <table:table-cell table:formula="of:=IF([.B454]&lt;[.$G$2]; [.$C$2]*([.B454]^2)/2; IF([.B454]&lt;([.$H$2]-[.$G$2]); [.$F$2]+[.$I$2]*([.B454]-[.$G$2]); [.$A$2]-[.$F$2]+[.$I$2]*([.B454]-([.$H$2]-[.$G$2]))-([.$C$2]*(([.B454]-([.$H$2]-[.$G$2]))^2)/2)))" office:value-type="float" office:value="1942.64795" calcext:value-type="float">
            <text:p>1942.64795</text:p>
          </table:table-cell>
          <table:table-cell table:formula="of:=IF([.B454]&lt;[.$G$2]; [.$C$2]*[.B454]; IF([.B454]&lt;([.$H$2]-[.$G$2]);[.$I$2]; [.$I$2]-[.$C$2]*([.B454]-([.$H$2]-[.$G$2]))))" office:value-type="float" office:value="214.2" calcext:value-type="float">
            <text:p>214.2</text:p>
          </table:table-cell>
          <table:table-cell table:formula="of:=IF([.B454]&lt;[.$G$2]; [.$C$2]; IF([.B45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5]*[.$H$2]/[.$D$2]" office:value-type="float" office:value="4.725" calcext:value-type="float">
            <text:p>4.725</text:p>
          </table:table-cell>
          <table:table-cell table:formula="of:=IF([.B455]&lt;[.$G$2]; [.$C$2]*([.B455]^2)/2; IF([.B455]&lt;([.$H$2]-[.$G$2]); [.$F$2]+[.$I$2]*([.B455]-[.$G$2]); [.$A$2]-[.$F$2]+[.$I$2]*([.B455]-([.$H$2]-[.$G$2]))-([.$C$2]*(([.B455]-([.$H$2]-[.$G$2]))^2)/2)))" office:value-type="float" office:value="1944.875" calcext:value-type="float">
            <text:p>1944.875</text:p>
          </table:table-cell>
          <table:table-cell table:formula="of:=IF([.B455]&lt;[.$G$2]; [.$C$2]*[.B455]; IF([.B455]&lt;([.$H$2]-[.$G$2]);[.$I$2]; [.$I$2]-[.$C$2]*([.B455]-([.$H$2]-[.$G$2]))))" office:value-type="float" office:value="210" calcext:value-type="float">
            <text:p>210</text:p>
          </table:table-cell>
          <table:table-cell table:formula="of:=IF([.B455]&lt;[.$G$2]; [.$C$2]; IF([.B45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6]*[.$H$2]/[.$D$2]" office:value-type="float" office:value="4.7355" calcext:value-type="float">
            <text:p>4.7355</text:p>
          </table:table-cell>
          <table:table-cell table:formula="of:=IF([.B456]&lt;[.$G$2]; [.$C$2]*([.B456]^2)/2; IF([.B456]&lt;([.$H$2]-[.$G$2]); [.$F$2]+[.$I$2]*([.B456]-[.$G$2]); [.$A$2]-[.$F$2]+[.$I$2]*([.B456]-([.$H$2]-[.$G$2]))-([.$C$2]*(([.B456]-([.$H$2]-[.$G$2]))^2)/2)))" office:value-type="float" office:value="1947.05795" calcext:value-type="float">
            <text:p>1947.05795</text:p>
          </table:table-cell>
          <table:table-cell table:formula="of:=IF([.B456]&lt;[.$G$2]; [.$C$2]*[.B456]; IF([.B456]&lt;([.$H$2]-[.$G$2]);[.$I$2]; [.$I$2]-[.$C$2]*([.B456]-([.$H$2]-[.$G$2]))))" office:value-type="float" office:value="205.8" calcext:value-type="float">
            <text:p>205.8</text:p>
          </table:table-cell>
          <table:table-cell table:formula="of:=IF([.B456]&lt;[.$G$2]; [.$C$2]; IF([.B45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7]*[.$H$2]/[.$D$2]" office:value-type="float" office:value="4.746" calcext:value-type="float">
            <text:p>4.746</text:p>
          </table:table-cell>
          <table:table-cell table:formula="of:=IF([.B457]&lt;[.$G$2]; [.$C$2]*([.B457]^2)/2; IF([.B457]&lt;([.$H$2]-[.$G$2]); [.$F$2]+[.$I$2]*([.B457]-[.$G$2]); [.$A$2]-[.$F$2]+[.$I$2]*([.B457]-([.$H$2]-[.$G$2]))-([.$C$2]*(([.B457]-([.$H$2]-[.$G$2]))^2)/2)))" office:value-type="float" office:value="1949.1968" calcext:value-type="float">
            <text:p>1949.1968</text:p>
          </table:table-cell>
          <table:table-cell table:formula="of:=IF([.B457]&lt;[.$G$2]; [.$C$2]*[.B457]; IF([.B457]&lt;([.$H$2]-[.$G$2]);[.$I$2]; [.$I$2]-[.$C$2]*([.B457]-([.$H$2]-[.$G$2]))))" office:value-type="float" office:value="201.6" calcext:value-type="float">
            <text:p>201.6</text:p>
          </table:table-cell>
          <table:table-cell table:formula="of:=IF([.B457]&lt;[.$G$2]; [.$C$2]; IF([.B45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8]*[.$H$2]/[.$D$2]" office:value-type="float" office:value="4.7565" calcext:value-type="float">
            <text:p>4.7565</text:p>
          </table:table-cell>
          <table:table-cell table:formula="of:=IF([.B458]&lt;[.$G$2]; [.$C$2]*([.B458]^2)/2; IF([.B458]&lt;([.$H$2]-[.$G$2]); [.$F$2]+[.$I$2]*([.B458]-[.$G$2]); [.$A$2]-[.$F$2]+[.$I$2]*([.B458]-([.$H$2]-[.$G$2]))-([.$C$2]*(([.B458]-([.$H$2]-[.$G$2]))^2)/2)))" office:value-type="float" office:value="1951.29155" calcext:value-type="float">
            <text:p>1951.29155</text:p>
          </table:table-cell>
          <table:table-cell table:formula="of:=IF([.B458]&lt;[.$G$2]; [.$C$2]*[.B458]; IF([.B458]&lt;([.$H$2]-[.$G$2]);[.$I$2]; [.$I$2]-[.$C$2]*([.B458]-([.$H$2]-[.$G$2]))))" office:value-type="float" office:value="197.4" calcext:value-type="float">
            <text:p>197.4</text:p>
          </table:table-cell>
          <table:table-cell table:formula="of:=IF([.B458]&lt;[.$G$2]; [.$C$2]; IF([.B45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9]*[.$H$2]/[.$D$2]" office:value-type="float" office:value="4.767" calcext:value-type="float">
            <text:p>4.767</text:p>
          </table:table-cell>
          <table:table-cell table:formula="of:=IF([.B459]&lt;[.$G$2]; [.$C$2]*([.B459]^2)/2; IF([.B459]&lt;([.$H$2]-[.$G$2]); [.$F$2]+[.$I$2]*([.B459]-[.$G$2]); [.$A$2]-[.$F$2]+[.$I$2]*([.B459]-([.$H$2]-[.$G$2]))-([.$C$2]*(([.B459]-([.$H$2]-[.$G$2]))^2)/2)))" office:value-type="float" office:value="1953.3422" calcext:value-type="float">
            <text:p>1953.3422</text:p>
          </table:table-cell>
          <table:table-cell table:formula="of:=IF([.B459]&lt;[.$G$2]; [.$C$2]*[.B459]; IF([.B459]&lt;([.$H$2]-[.$G$2]);[.$I$2]; [.$I$2]-[.$C$2]*([.B459]-([.$H$2]-[.$G$2]))))" office:value-type="float" office:value="193.2" calcext:value-type="float">
            <text:p>193.2</text:p>
          </table:table-cell>
          <table:table-cell table:formula="of:=IF([.B459]&lt;[.$G$2]; [.$C$2]; IF([.B45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60]*[.$H$2]/[.$D$2]" office:value-type="float" office:value="4.7775" calcext:value-type="float">
            <text:p>4.7775</text:p>
          </table:table-cell>
          <table:table-cell table:formula="of:=IF([.B460]&lt;[.$G$2]; [.$C$2]*([.B460]^2)/2; IF([.B460]&lt;([.$H$2]-[.$G$2]); [.$F$2]+[.$I$2]*([.B460]-[.$G$2]); [.$A$2]-[.$F$2]+[.$I$2]*([.B460]-([.$H$2]-[.$G$2]))-([.$C$2]*(([.B460]-([.$H$2]-[.$G$2]))^2)/2)))" office:value-type="float" office:value="1955.34875" calcext:value-type="float">
            <text:p>1955.34875</text:p>
          </table:table-cell>
          <table:table-cell table:formula="of:=IF([.B460]&lt;[.$G$2]; [.$C$2]*[.B460]; IF([.B460]&lt;([.$H$2]-[.$G$2]);[.$I$2]; [.$I$2]-[.$C$2]*([.B460]-([.$H$2]-[.$G$2]))))" office:value-type="float" office:value="189" calcext:value-type="float">
            <text:p>189</text:p>
          </table:table-cell>
          <table:table-cell table:formula="of:=IF([.B460]&lt;[.$G$2]; [.$C$2]; IF([.B46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61]*[.$H$2]/[.$D$2]" office:value-type="float" office:value="4.788" calcext:value-type="float">
            <text:p>4.788</text:p>
          </table:table-cell>
          <table:table-cell table:formula="of:=IF([.B461]&lt;[.$G$2]; [.$C$2]*([.B461]^2)/2; IF([.B461]&lt;([.$H$2]-[.$G$2]); [.$F$2]+[.$I$2]*([.B461]-[.$G$2]); [.$A$2]-[.$F$2]+[.$I$2]*([.B461]-([.$H$2]-[.$G$2]))-([.$C$2]*(([.B461]-([.$H$2]-[.$G$2]))^2)/2)))" office:value-type="float" office:value="1957.3112" calcext:value-type="float">
            <text:p>1957.3112</text:p>
          </table:table-cell>
          <table:table-cell table:formula="of:=IF([.B461]&lt;[.$G$2]; [.$C$2]*[.B461]; IF([.B461]&lt;([.$H$2]-[.$G$2]);[.$I$2]; [.$I$2]-[.$C$2]*([.B461]-([.$H$2]-[.$G$2]))))" office:value-type="float" office:value="184.8" calcext:value-type="float">
            <text:p>184.8</text:p>
          </table:table-cell>
          <table:table-cell table:formula="of:=IF([.B461]&lt;[.$G$2]; [.$C$2]; IF([.B46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62]*[.$H$2]/[.$D$2]" office:value-type="float" office:value="4.7985" calcext:value-type="float">
            <text:p>4.7985</text:p>
          </table:table-cell>
          <table:table-cell table:formula="of:=IF([.B462]&lt;[.$G$2]; [.$C$2]*([.B462]^2)/2; IF([.B462]&lt;([.$H$2]-[.$G$2]); [.$F$2]+[.$I$2]*([.B462]-[.$G$2]); [.$A$2]-[.$F$2]+[.$I$2]*([.B462]-([.$H$2]-[.$G$2]))-([.$C$2]*(([.B462]-([.$H$2]-[.$G$2]))^2)/2)))" office:value-type="float" office:value="1959.22955" calcext:value-type="float">
            <text:p>1959.22955</text:p>
          </table:table-cell>
          <table:table-cell table:formula="of:=IF([.B462]&lt;[.$G$2]; [.$C$2]*[.B462]; IF([.B462]&lt;([.$H$2]-[.$G$2]);[.$I$2]; [.$I$2]-[.$C$2]*([.B462]-([.$H$2]-[.$G$2]))))" office:value-type="float" office:value="180.6" calcext:value-type="float">
            <text:p>180.6</text:p>
          </table:table-cell>
          <table:table-cell table:formula="of:=IF([.B462]&lt;[.$G$2]; [.$C$2]; IF([.B46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3]*[.$H$2]/[.$D$2]" office:value-type="float" office:value="4.809" calcext:value-type="float">
            <text:p>4.809</text:p>
          </table:table-cell>
          <table:table-cell table:formula="of:=IF([.B463]&lt;[.$G$2]; [.$C$2]*([.B463]^2)/2; IF([.B463]&lt;([.$H$2]-[.$G$2]); [.$F$2]+[.$I$2]*([.B463]-[.$G$2]); [.$A$2]-[.$F$2]+[.$I$2]*([.B463]-([.$H$2]-[.$G$2]))-([.$C$2]*(([.B463]-([.$H$2]-[.$G$2]))^2)/2)))" office:value-type="float" office:value="1961.1038" calcext:value-type="float">
            <text:p>1961.1038</text:p>
          </table:table-cell>
          <table:table-cell table:formula="of:=IF([.B463]&lt;[.$G$2]; [.$C$2]*[.B463]; IF([.B463]&lt;([.$H$2]-[.$G$2]);[.$I$2]; [.$I$2]-[.$C$2]*([.B463]-([.$H$2]-[.$G$2]))))" office:value-type="float" office:value="176.4" calcext:value-type="float">
            <text:p>176.4</text:p>
          </table:table-cell>
          <table:table-cell table:formula="of:=IF([.B463]&lt;[.$G$2]; [.$C$2]; IF([.B46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4]*[.$H$2]/[.$D$2]" office:value-type="float" office:value="4.8195" calcext:value-type="float">
            <text:p>4.8195</text:p>
          </table:table-cell>
          <table:table-cell table:formula="of:=IF([.B464]&lt;[.$G$2]; [.$C$2]*([.B464]^2)/2; IF([.B464]&lt;([.$H$2]-[.$G$2]); [.$F$2]+[.$I$2]*([.B464]-[.$G$2]); [.$A$2]-[.$F$2]+[.$I$2]*([.B464]-([.$H$2]-[.$G$2]))-([.$C$2]*(([.B464]-([.$H$2]-[.$G$2]))^2)/2)))" office:value-type="float" office:value="1962.93395" calcext:value-type="float">
            <text:p>1962.93395</text:p>
          </table:table-cell>
          <table:table-cell table:formula="of:=IF([.B464]&lt;[.$G$2]; [.$C$2]*[.B464]; IF([.B464]&lt;([.$H$2]-[.$G$2]);[.$I$2]; [.$I$2]-[.$C$2]*([.B464]-([.$H$2]-[.$G$2]))))" office:value-type="float" office:value="172.2" calcext:value-type="float">
            <text:p>172.2</text:p>
          </table:table-cell>
          <table:table-cell table:formula="of:=IF([.B464]&lt;[.$G$2]; [.$C$2]; IF([.B46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5]*[.$H$2]/[.$D$2]" office:value-type="float" office:value="4.83" calcext:value-type="float">
            <text:p>4.83</text:p>
          </table:table-cell>
          <table:table-cell table:formula="of:=IF([.B465]&lt;[.$G$2]; [.$C$2]*([.B465]^2)/2; IF([.B465]&lt;([.$H$2]-[.$G$2]); [.$F$2]+[.$I$2]*([.B465]-[.$G$2]); [.$A$2]-[.$F$2]+[.$I$2]*([.B465]-([.$H$2]-[.$G$2]))-([.$C$2]*(([.B465]-([.$H$2]-[.$G$2]))^2)/2)))" office:value-type="float" office:value="1964.72" calcext:value-type="float">
            <text:p>1964.72</text:p>
          </table:table-cell>
          <table:table-cell table:formula="of:=IF([.B465]&lt;[.$G$2]; [.$C$2]*[.B465]; IF([.B465]&lt;([.$H$2]-[.$G$2]);[.$I$2]; [.$I$2]-[.$C$2]*([.B465]-([.$H$2]-[.$G$2]))))" office:value-type="float" office:value="168" calcext:value-type="float">
            <text:p>168</text:p>
          </table:table-cell>
          <table:table-cell table:formula="of:=IF([.B465]&lt;[.$G$2]; [.$C$2]; IF([.B46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6]*[.$H$2]/[.$D$2]" office:value-type="float" office:value="4.8405" calcext:value-type="float">
            <text:p>4.8405</text:p>
          </table:table-cell>
          <table:table-cell table:formula="of:=IF([.B466]&lt;[.$G$2]; [.$C$2]*([.B466]^2)/2; IF([.B466]&lt;([.$H$2]-[.$G$2]); [.$F$2]+[.$I$2]*([.B466]-[.$G$2]); [.$A$2]-[.$F$2]+[.$I$2]*([.B466]-([.$H$2]-[.$G$2]))-([.$C$2]*(([.B466]-([.$H$2]-[.$G$2]))^2)/2)))" office:value-type="float" office:value="1966.46195" calcext:value-type="float">
            <text:p>1966.46195</text:p>
          </table:table-cell>
          <table:table-cell table:formula="of:=IF([.B466]&lt;[.$G$2]; [.$C$2]*[.B466]; IF([.B466]&lt;([.$H$2]-[.$G$2]);[.$I$2]; [.$I$2]-[.$C$2]*([.B466]-([.$H$2]-[.$G$2]))))" office:value-type="float" office:value="163.8" calcext:value-type="float">
            <text:p>163.8</text:p>
          </table:table-cell>
          <table:table-cell table:formula="of:=IF([.B466]&lt;[.$G$2]; [.$C$2]; IF([.B46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7]*[.$H$2]/[.$D$2]" office:value-type="float" office:value="4.851" calcext:value-type="float">
            <text:p>4.851</text:p>
          </table:table-cell>
          <table:table-cell table:formula="of:=IF([.B467]&lt;[.$G$2]; [.$C$2]*([.B467]^2)/2; IF([.B467]&lt;([.$H$2]-[.$G$2]); [.$F$2]+[.$I$2]*([.B467]-[.$G$2]); [.$A$2]-[.$F$2]+[.$I$2]*([.B467]-([.$H$2]-[.$G$2]))-([.$C$2]*(([.B467]-([.$H$2]-[.$G$2]))^2)/2)))" office:value-type="float" office:value="1968.1598" calcext:value-type="float">
            <text:p>1968.1598</text:p>
          </table:table-cell>
          <table:table-cell table:formula="of:=IF([.B467]&lt;[.$G$2]; [.$C$2]*[.B467]; IF([.B467]&lt;([.$H$2]-[.$G$2]);[.$I$2]; [.$I$2]-[.$C$2]*([.B467]-([.$H$2]-[.$G$2]))))" office:value-type="float" office:value="159.6" calcext:value-type="float">
            <text:p>159.6</text:p>
          </table:table-cell>
          <table:table-cell table:formula="of:=IF([.B467]&lt;[.$G$2]; [.$C$2]; IF([.B46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8]*[.$H$2]/[.$D$2]" office:value-type="float" office:value="4.8615" calcext:value-type="float">
            <text:p>4.8615</text:p>
          </table:table-cell>
          <table:table-cell table:formula="of:=IF([.B468]&lt;[.$G$2]; [.$C$2]*([.B468]^2)/2; IF([.B468]&lt;([.$H$2]-[.$G$2]); [.$F$2]+[.$I$2]*([.B468]-[.$G$2]); [.$A$2]-[.$F$2]+[.$I$2]*([.B468]-([.$H$2]-[.$G$2]))-([.$C$2]*(([.B468]-([.$H$2]-[.$G$2]))^2)/2)))" office:value-type="float" office:value="1969.81355" calcext:value-type="float">
            <text:p>1969.81355</text:p>
          </table:table-cell>
          <table:table-cell table:formula="of:=IF([.B468]&lt;[.$G$2]; [.$C$2]*[.B468]; IF([.B468]&lt;([.$H$2]-[.$G$2]);[.$I$2]; [.$I$2]-[.$C$2]*([.B468]-([.$H$2]-[.$G$2]))))" office:value-type="float" office:value="155.4" calcext:value-type="float">
            <text:p>155.4</text:p>
          </table:table-cell>
          <table:table-cell table:formula="of:=IF([.B468]&lt;[.$G$2]; [.$C$2]; IF([.B46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9]*[.$H$2]/[.$D$2]" office:value-type="float" office:value="4.872" calcext:value-type="float">
            <text:p>4.872</text:p>
          </table:table-cell>
          <table:table-cell table:formula="of:=IF([.B469]&lt;[.$G$2]; [.$C$2]*([.B469]^2)/2; IF([.B469]&lt;([.$H$2]-[.$G$2]); [.$F$2]+[.$I$2]*([.B469]-[.$G$2]); [.$A$2]-[.$F$2]+[.$I$2]*([.B469]-([.$H$2]-[.$G$2]))-([.$C$2]*(([.B469]-([.$H$2]-[.$G$2]))^2)/2)))" office:value-type="float" office:value="1971.4232" calcext:value-type="float">
            <text:p>1971.4232</text:p>
          </table:table-cell>
          <table:table-cell table:formula="of:=IF([.B469]&lt;[.$G$2]; [.$C$2]*[.B469]; IF([.B469]&lt;([.$H$2]-[.$G$2]);[.$I$2]; [.$I$2]-[.$C$2]*([.B469]-([.$H$2]-[.$G$2]))))" office:value-type="float" office:value="151.2" calcext:value-type="float">
            <text:p>151.2</text:p>
          </table:table-cell>
          <table:table-cell table:formula="of:=IF([.B469]&lt;[.$G$2]; [.$C$2]; IF([.B46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70]*[.$H$2]/[.$D$2]" office:value-type="float" office:value="4.8825" calcext:value-type="float">
            <text:p>4.8825</text:p>
          </table:table-cell>
          <table:table-cell table:formula="of:=IF([.B470]&lt;[.$G$2]; [.$C$2]*([.B470]^2)/2; IF([.B470]&lt;([.$H$2]-[.$G$2]); [.$F$2]+[.$I$2]*([.B470]-[.$G$2]); [.$A$2]-[.$F$2]+[.$I$2]*([.B470]-([.$H$2]-[.$G$2]))-([.$C$2]*(([.B470]-([.$H$2]-[.$G$2]))^2)/2)))" office:value-type="float" office:value="1972.98875" calcext:value-type="float">
            <text:p>1972.98875</text:p>
          </table:table-cell>
          <table:table-cell table:formula="of:=IF([.B470]&lt;[.$G$2]; [.$C$2]*[.B470]; IF([.B470]&lt;([.$H$2]-[.$G$2]);[.$I$2]; [.$I$2]-[.$C$2]*([.B470]-([.$H$2]-[.$G$2]))))" office:value-type="float" office:value="147" calcext:value-type="float">
            <text:p>147</text:p>
          </table:table-cell>
          <table:table-cell table:formula="of:=IF([.B470]&lt;[.$G$2]; [.$C$2]; IF([.B47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71]*[.$H$2]/[.$D$2]" office:value-type="float" office:value="4.893" calcext:value-type="float">
            <text:p>4.893</text:p>
          </table:table-cell>
          <table:table-cell table:formula="of:=IF([.B471]&lt;[.$G$2]; [.$C$2]*([.B471]^2)/2; IF([.B471]&lt;([.$H$2]-[.$G$2]); [.$F$2]+[.$I$2]*([.B471]-[.$G$2]); [.$A$2]-[.$F$2]+[.$I$2]*([.B471]-([.$H$2]-[.$G$2]))-([.$C$2]*(([.B471]-([.$H$2]-[.$G$2]))^2)/2)))" office:value-type="float" office:value="1974.5102" calcext:value-type="float">
            <text:p>1974.5102</text:p>
          </table:table-cell>
          <table:table-cell table:formula="of:=IF([.B471]&lt;[.$G$2]; [.$C$2]*[.B471]; IF([.B471]&lt;([.$H$2]-[.$G$2]);[.$I$2]; [.$I$2]-[.$C$2]*([.B471]-([.$H$2]-[.$G$2]))))" office:value-type="float" office:value="142.8" calcext:value-type="float">
            <text:p>142.8</text:p>
          </table:table-cell>
          <table:table-cell table:formula="of:=IF([.B471]&lt;[.$G$2]; [.$C$2]; IF([.B47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72]*[.$H$2]/[.$D$2]" office:value-type="float" office:value="4.9035" calcext:value-type="float">
            <text:p>4.9035</text:p>
          </table:table-cell>
          <table:table-cell table:formula="of:=IF([.B472]&lt;[.$G$2]; [.$C$2]*([.B472]^2)/2; IF([.B472]&lt;([.$H$2]-[.$G$2]); [.$F$2]+[.$I$2]*([.B472]-[.$G$2]); [.$A$2]-[.$F$2]+[.$I$2]*([.B472]-([.$H$2]-[.$G$2]))-([.$C$2]*(([.B472]-([.$H$2]-[.$G$2]))^2)/2)))" office:value-type="float" office:value="1975.98755" calcext:value-type="float">
            <text:p>1975.98755</text:p>
          </table:table-cell>
          <table:table-cell table:formula="of:=IF([.B472]&lt;[.$G$2]; [.$C$2]*[.B472]; IF([.B472]&lt;([.$H$2]-[.$G$2]);[.$I$2]; [.$I$2]-[.$C$2]*([.B472]-([.$H$2]-[.$G$2]))))" office:value-type="float" office:value="138.6" calcext:value-type="float">
            <text:p>138.6</text:p>
          </table:table-cell>
          <table:table-cell table:formula="of:=IF([.B472]&lt;[.$G$2]; [.$C$2]; IF([.B47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3]*[.$H$2]/[.$D$2]" office:value-type="float" office:value="4.914" calcext:value-type="float">
            <text:p>4.914</text:p>
          </table:table-cell>
          <table:table-cell table:formula="of:=IF([.B473]&lt;[.$G$2]; [.$C$2]*([.B473]^2)/2; IF([.B473]&lt;([.$H$2]-[.$G$2]); [.$F$2]+[.$I$2]*([.B473]-[.$G$2]); [.$A$2]-[.$F$2]+[.$I$2]*([.B473]-([.$H$2]-[.$G$2]))-([.$C$2]*(([.B473]-([.$H$2]-[.$G$2]))^2)/2)))" office:value-type="float" office:value="1977.4208" calcext:value-type="float">
            <text:p>1977.4208</text:p>
          </table:table-cell>
          <table:table-cell table:formula="of:=IF([.B473]&lt;[.$G$2]; [.$C$2]*[.B473]; IF([.B473]&lt;([.$H$2]-[.$G$2]);[.$I$2]; [.$I$2]-[.$C$2]*([.B473]-([.$H$2]-[.$G$2]))))" office:value-type="float" office:value="134.4" calcext:value-type="float">
            <text:p>134.4</text:p>
          </table:table-cell>
          <table:table-cell table:formula="of:=IF([.B473]&lt;[.$G$2]; [.$C$2]; IF([.B47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4]*[.$H$2]/[.$D$2]" office:value-type="float" office:value="4.9245" calcext:value-type="float">
            <text:p>4.9245</text:p>
          </table:table-cell>
          <table:table-cell table:formula="of:=IF([.B474]&lt;[.$G$2]; [.$C$2]*([.B474]^2)/2; IF([.B474]&lt;([.$H$2]-[.$G$2]); [.$F$2]+[.$I$2]*([.B474]-[.$G$2]); [.$A$2]-[.$F$2]+[.$I$2]*([.B474]-([.$H$2]-[.$G$2]))-([.$C$2]*(([.B474]-([.$H$2]-[.$G$2]))^2)/2)))" office:value-type="float" office:value="1978.80995" calcext:value-type="float">
            <text:p>1978.80995</text:p>
          </table:table-cell>
          <table:table-cell table:formula="of:=IF([.B474]&lt;[.$G$2]; [.$C$2]*[.B474]; IF([.B474]&lt;([.$H$2]-[.$G$2]);[.$I$2]; [.$I$2]-[.$C$2]*([.B474]-([.$H$2]-[.$G$2]))))" office:value-type="float" office:value="130.2" calcext:value-type="float">
            <text:p>130.2</text:p>
          </table:table-cell>
          <table:table-cell table:formula="of:=IF([.B474]&lt;[.$G$2]; [.$C$2]; IF([.B47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5]*[.$H$2]/[.$D$2]" office:value-type="float" office:value="4.935" calcext:value-type="float">
            <text:p>4.935</text:p>
          </table:table-cell>
          <table:table-cell table:formula="of:=IF([.B475]&lt;[.$G$2]; [.$C$2]*([.B475]^2)/2; IF([.B475]&lt;([.$H$2]-[.$G$2]); [.$F$2]+[.$I$2]*([.B475]-[.$G$2]); [.$A$2]-[.$F$2]+[.$I$2]*([.B475]-([.$H$2]-[.$G$2]))-([.$C$2]*(([.B475]-([.$H$2]-[.$G$2]))^2)/2)))" office:value-type="float" office:value="1980.155" calcext:value-type="float">
            <text:p>1980.155</text:p>
          </table:table-cell>
          <table:table-cell table:formula="of:=IF([.B475]&lt;[.$G$2]; [.$C$2]*[.B475]; IF([.B475]&lt;([.$H$2]-[.$G$2]);[.$I$2]; [.$I$2]-[.$C$2]*([.B475]-([.$H$2]-[.$G$2]))))" office:value-type="float" office:value="126" calcext:value-type="float">
            <text:p>126</text:p>
          </table:table-cell>
          <table:table-cell table:formula="of:=IF([.B475]&lt;[.$G$2]; [.$C$2]; IF([.B47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6]*[.$H$2]/[.$D$2]" office:value-type="float" office:value="4.9455" calcext:value-type="float">
            <text:p>4.9455</text:p>
          </table:table-cell>
          <table:table-cell table:formula="of:=IF([.B476]&lt;[.$G$2]; [.$C$2]*([.B476]^2)/2; IF([.B476]&lt;([.$H$2]-[.$G$2]); [.$F$2]+[.$I$2]*([.B476]-[.$G$2]); [.$A$2]-[.$F$2]+[.$I$2]*([.B476]-([.$H$2]-[.$G$2]))-([.$C$2]*(([.B476]-([.$H$2]-[.$G$2]))^2)/2)))" office:value-type="float" office:value="1981.45595" calcext:value-type="float">
            <text:p>1981.45595</text:p>
          </table:table-cell>
          <table:table-cell table:formula="of:=IF([.B476]&lt;[.$G$2]; [.$C$2]*[.B476]; IF([.B476]&lt;([.$H$2]-[.$G$2]);[.$I$2]; [.$I$2]-[.$C$2]*([.B476]-([.$H$2]-[.$G$2]))))" office:value-type="float" office:value="121.8" calcext:value-type="float">
            <text:p>121.8</text:p>
          </table:table-cell>
          <table:table-cell table:formula="of:=IF([.B476]&lt;[.$G$2]; [.$C$2]; IF([.B47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7]*[.$H$2]/[.$D$2]" office:value-type="float" office:value="4.956" calcext:value-type="float">
            <text:p>4.956</text:p>
          </table:table-cell>
          <table:table-cell table:formula="of:=IF([.B477]&lt;[.$G$2]; [.$C$2]*([.B477]^2)/2; IF([.B477]&lt;([.$H$2]-[.$G$2]); [.$F$2]+[.$I$2]*([.B477]-[.$G$2]); [.$A$2]-[.$F$2]+[.$I$2]*([.B477]-([.$H$2]-[.$G$2]))-([.$C$2]*(([.B477]-([.$H$2]-[.$G$2]))^2)/2)))" office:value-type="float" office:value="1982.7128" calcext:value-type="float">
            <text:p>1982.7128</text:p>
          </table:table-cell>
          <table:table-cell table:formula="of:=IF([.B477]&lt;[.$G$2]; [.$C$2]*[.B477]; IF([.B477]&lt;([.$H$2]-[.$G$2]);[.$I$2]; [.$I$2]-[.$C$2]*([.B477]-([.$H$2]-[.$G$2]))))" office:value-type="float" office:value="117.6" calcext:value-type="float">
            <text:p>117.6</text:p>
          </table:table-cell>
          <table:table-cell table:formula="of:=IF([.B477]&lt;[.$G$2]; [.$C$2]; IF([.B47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8]*[.$H$2]/[.$D$2]" office:value-type="float" office:value="4.9665" calcext:value-type="float">
            <text:p>4.9665</text:p>
          </table:table-cell>
          <table:table-cell table:formula="of:=IF([.B478]&lt;[.$G$2]; [.$C$2]*([.B478]^2)/2; IF([.B478]&lt;([.$H$2]-[.$G$2]); [.$F$2]+[.$I$2]*([.B478]-[.$G$2]); [.$A$2]-[.$F$2]+[.$I$2]*([.B478]-([.$H$2]-[.$G$2]))-([.$C$2]*(([.B478]-([.$H$2]-[.$G$2]))^2)/2)))" office:value-type="float" office:value="1983.92555" calcext:value-type="float">
            <text:p>1983.92555</text:p>
          </table:table-cell>
          <table:table-cell table:formula="of:=IF([.B478]&lt;[.$G$2]; [.$C$2]*[.B478]; IF([.B478]&lt;([.$H$2]-[.$G$2]);[.$I$2]; [.$I$2]-[.$C$2]*([.B478]-([.$H$2]-[.$G$2]))))" office:value-type="float" office:value="113.4" calcext:value-type="float">
            <text:p>113.4</text:p>
          </table:table-cell>
          <table:table-cell table:formula="of:=IF([.B478]&lt;[.$G$2]; [.$C$2]; IF([.B47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9]*[.$H$2]/[.$D$2]" office:value-type="float" office:value="4.977" calcext:value-type="float">
            <text:p>4.977</text:p>
          </table:table-cell>
          <table:table-cell table:formula="of:=IF([.B479]&lt;[.$G$2]; [.$C$2]*([.B479]^2)/2; IF([.B479]&lt;([.$H$2]-[.$G$2]); [.$F$2]+[.$I$2]*([.B479]-[.$G$2]); [.$A$2]-[.$F$2]+[.$I$2]*([.B479]-([.$H$2]-[.$G$2]))-([.$C$2]*(([.B479]-([.$H$2]-[.$G$2]))^2)/2)))" office:value-type="float" office:value="1985.0942" calcext:value-type="float">
            <text:p>1985.0942</text:p>
          </table:table-cell>
          <table:table-cell table:formula="of:=IF([.B479]&lt;[.$G$2]; [.$C$2]*[.B479]; IF([.B479]&lt;([.$H$2]-[.$G$2]);[.$I$2]; [.$I$2]-[.$C$2]*([.B479]-([.$H$2]-[.$G$2]))))" office:value-type="float" office:value="109.2" calcext:value-type="float">
            <text:p>109.2</text:p>
          </table:table-cell>
          <table:table-cell table:formula="of:=IF([.B479]&lt;[.$G$2]; [.$C$2]; IF([.B47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80]*[.$H$2]/[.$D$2]" office:value-type="float" office:value="4.9875" calcext:value-type="float">
            <text:p>4.9875</text:p>
          </table:table-cell>
          <table:table-cell table:formula="of:=IF([.B480]&lt;[.$G$2]; [.$C$2]*([.B480]^2)/2; IF([.B480]&lt;([.$H$2]-[.$G$2]); [.$F$2]+[.$I$2]*([.B480]-[.$G$2]); [.$A$2]-[.$F$2]+[.$I$2]*([.B480]-([.$H$2]-[.$G$2]))-([.$C$2]*(([.B480]-([.$H$2]-[.$G$2]))^2)/2)))" office:value-type="float" office:value="1986.21875" calcext:value-type="float">
            <text:p>1986.21875</text:p>
          </table:table-cell>
          <table:table-cell table:formula="of:=IF([.B480]&lt;[.$G$2]; [.$C$2]*[.B480]; IF([.B480]&lt;([.$H$2]-[.$G$2]);[.$I$2]; [.$I$2]-[.$C$2]*([.B480]-([.$H$2]-[.$G$2]))))" office:value-type="float" office:value="105" calcext:value-type="float">
            <text:p>105</text:p>
          </table:table-cell>
          <table:table-cell table:formula="of:=IF([.B480]&lt;[.$G$2]; [.$C$2]; IF([.B48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81]*[.$H$2]/[.$D$2]" office:value-type="float" office:value="4.998" calcext:value-type="float">
            <text:p>4.998</text:p>
          </table:table-cell>
          <table:table-cell table:formula="of:=IF([.B481]&lt;[.$G$2]; [.$C$2]*([.B481]^2)/2; IF([.B481]&lt;([.$H$2]-[.$G$2]); [.$F$2]+[.$I$2]*([.B481]-[.$G$2]); [.$A$2]-[.$F$2]+[.$I$2]*([.B481]-([.$H$2]-[.$G$2]))-([.$C$2]*(([.B481]-([.$H$2]-[.$G$2]))^2)/2)))" office:value-type="float" office:value="1987.2992" calcext:value-type="float">
            <text:p>1987.2992</text:p>
          </table:table-cell>
          <table:table-cell table:formula="of:=IF([.B481]&lt;[.$G$2]; [.$C$2]*[.B481]; IF([.B481]&lt;([.$H$2]-[.$G$2]);[.$I$2]; [.$I$2]-[.$C$2]*([.B481]-([.$H$2]-[.$G$2]))))" office:value-type="float" office:value="100.8" calcext:value-type="float">
            <text:p>100.8</text:p>
          </table:table-cell>
          <table:table-cell table:formula="of:=IF([.B481]&lt;[.$G$2]; [.$C$2]; IF([.B48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82]*[.$H$2]/[.$D$2]" office:value-type="float" office:value="5.0085" calcext:value-type="float">
            <text:p>5.0085</text:p>
          </table:table-cell>
          <table:table-cell table:formula="of:=IF([.B482]&lt;[.$G$2]; [.$C$2]*([.B482]^2)/2; IF([.B482]&lt;([.$H$2]-[.$G$2]); [.$F$2]+[.$I$2]*([.B482]-[.$G$2]); [.$A$2]-[.$F$2]+[.$I$2]*([.B482]-([.$H$2]-[.$G$2]))-([.$C$2]*(([.B482]-([.$H$2]-[.$G$2]))^2)/2)))" office:value-type="float" office:value="1988.33555" calcext:value-type="float">
            <text:p>1988.33555</text:p>
          </table:table-cell>
          <table:table-cell table:formula="of:=IF([.B482]&lt;[.$G$2]; [.$C$2]*[.B482]; IF([.B482]&lt;([.$H$2]-[.$G$2]);[.$I$2]; [.$I$2]-[.$C$2]*([.B482]-([.$H$2]-[.$G$2]))))" office:value-type="float" office:value="96.6000000000001" calcext:value-type="float">
            <text:p>96.6000000000001</text:p>
          </table:table-cell>
          <table:table-cell table:formula="of:=IF([.B482]&lt;[.$G$2]; [.$C$2]; IF([.B48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3]*[.$H$2]/[.$D$2]" office:value-type="float" office:value="5.019" calcext:value-type="float">
            <text:p>5.019</text:p>
          </table:table-cell>
          <table:table-cell table:formula="of:=IF([.B483]&lt;[.$G$2]; [.$C$2]*([.B483]^2)/2; IF([.B483]&lt;([.$H$2]-[.$G$2]); [.$F$2]+[.$I$2]*([.B483]-[.$G$2]); [.$A$2]-[.$F$2]+[.$I$2]*([.B483]-([.$H$2]-[.$G$2]))-([.$C$2]*(([.B483]-([.$H$2]-[.$G$2]))^2)/2)))" office:value-type="float" office:value="1989.3278" calcext:value-type="float">
            <text:p>1989.3278</text:p>
          </table:table-cell>
          <table:table-cell table:formula="of:=IF([.B483]&lt;[.$G$2]; [.$C$2]*[.B483]; IF([.B483]&lt;([.$H$2]-[.$G$2]);[.$I$2]; [.$I$2]-[.$C$2]*([.B483]-([.$H$2]-[.$G$2]))))" office:value-type="float" office:value="92.4" calcext:value-type="float">
            <text:p>92.4</text:p>
          </table:table-cell>
          <table:table-cell table:formula="of:=IF([.B483]&lt;[.$G$2]; [.$C$2]; IF([.B48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4]*[.$H$2]/[.$D$2]" office:value-type="float" office:value="5.0295" calcext:value-type="float">
            <text:p>5.0295</text:p>
          </table:table-cell>
          <table:table-cell table:formula="of:=IF([.B484]&lt;[.$G$2]; [.$C$2]*([.B484]^2)/2; IF([.B484]&lt;([.$H$2]-[.$G$2]); [.$F$2]+[.$I$2]*([.B484]-[.$G$2]); [.$A$2]-[.$F$2]+[.$I$2]*([.B484]-([.$H$2]-[.$G$2]))-([.$C$2]*(([.B484]-([.$H$2]-[.$G$2]))^2)/2)))" office:value-type="float" office:value="1990.27595" calcext:value-type="float">
            <text:p>1990.27595</text:p>
          </table:table-cell>
          <table:table-cell table:formula="of:=IF([.B484]&lt;[.$G$2]; [.$C$2]*[.B484]; IF([.B484]&lt;([.$H$2]-[.$G$2]);[.$I$2]; [.$I$2]-[.$C$2]*([.B484]-([.$H$2]-[.$G$2]))))" office:value-type="float" office:value="88.2000000000002" calcext:value-type="float">
            <text:p>88.2000000000002</text:p>
          </table:table-cell>
          <table:table-cell table:formula="of:=IF([.B484]&lt;[.$G$2]; [.$C$2]; IF([.B48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5]*[.$H$2]/[.$D$2]" office:value-type="float" office:value="5.04" calcext:value-type="float">
            <text:p>5.04</text:p>
          </table:table-cell>
          <table:table-cell table:formula="of:=IF([.B485]&lt;[.$G$2]; [.$C$2]*([.B485]^2)/2; IF([.B485]&lt;([.$H$2]-[.$G$2]); [.$F$2]+[.$I$2]*([.B485]-[.$G$2]); [.$A$2]-[.$F$2]+[.$I$2]*([.B485]-([.$H$2]-[.$G$2]))-([.$C$2]*(([.B485]-([.$H$2]-[.$G$2]))^2)/2)))" office:value-type="float" office:value="1991.18" calcext:value-type="float">
            <text:p>1991.18</text:p>
          </table:table-cell>
          <table:table-cell table:formula="of:=IF([.B485]&lt;[.$G$2]; [.$C$2]*[.B485]; IF([.B485]&lt;([.$H$2]-[.$G$2]);[.$I$2]; [.$I$2]-[.$C$2]*([.B485]-([.$H$2]-[.$G$2]))))" office:value-type="float" office:value="84" calcext:value-type="float">
            <text:p>84</text:p>
          </table:table-cell>
          <table:table-cell table:formula="of:=IF([.B485]&lt;[.$G$2]; [.$C$2]; IF([.B48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6]*[.$H$2]/[.$D$2]" office:value-type="float" office:value="5.0505" calcext:value-type="float">
            <text:p>5.0505</text:p>
          </table:table-cell>
          <table:table-cell table:formula="of:=IF([.B486]&lt;[.$G$2]; [.$C$2]*([.B486]^2)/2; IF([.B486]&lt;([.$H$2]-[.$G$2]); [.$F$2]+[.$I$2]*([.B486]-[.$G$2]); [.$A$2]-[.$F$2]+[.$I$2]*([.B486]-([.$H$2]-[.$G$2]))-([.$C$2]*(([.B486]-([.$H$2]-[.$G$2]))^2)/2)))" office:value-type="float" office:value="1992.03995" calcext:value-type="float">
            <text:p>1992.03995</text:p>
          </table:table-cell>
          <table:table-cell table:formula="of:=IF([.B486]&lt;[.$G$2]; [.$C$2]*[.B486]; IF([.B486]&lt;([.$H$2]-[.$G$2]);[.$I$2]; [.$I$2]-[.$C$2]*([.B486]-([.$H$2]-[.$G$2]))))" office:value-type="float" office:value="79.7999999999998" calcext:value-type="float">
            <text:p>79.7999999999998</text:p>
          </table:table-cell>
          <table:table-cell table:formula="of:=IF([.B486]&lt;[.$G$2]; [.$C$2]; IF([.B48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7]*[.$H$2]/[.$D$2]" office:value-type="float" office:value="5.061" calcext:value-type="float">
            <text:p>5.061</text:p>
          </table:table-cell>
          <table:table-cell table:formula="of:=IF([.B487]&lt;[.$G$2]; [.$C$2]*([.B487]^2)/2; IF([.B487]&lt;([.$H$2]-[.$G$2]); [.$F$2]+[.$I$2]*([.B487]-[.$G$2]); [.$A$2]-[.$F$2]+[.$I$2]*([.B487]-([.$H$2]-[.$G$2]))-([.$C$2]*(([.B487]-([.$H$2]-[.$G$2]))^2)/2)))" office:value-type="float" office:value="1992.8558" calcext:value-type="float">
            <text:p>1992.8558</text:p>
          </table:table-cell>
          <table:table-cell table:formula="of:=IF([.B487]&lt;[.$G$2]; [.$C$2]*[.B487]; IF([.B487]&lt;([.$H$2]-[.$G$2]);[.$I$2]; [.$I$2]-[.$C$2]*([.B487]-([.$H$2]-[.$G$2]))))" office:value-type="float" office:value="75.6" calcext:value-type="float">
            <text:p>75.6</text:p>
          </table:table-cell>
          <table:table-cell table:formula="of:=IF([.B487]&lt;[.$G$2]; [.$C$2]; IF([.B48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8]*[.$H$2]/[.$D$2]" office:value-type="float" office:value="5.0715" calcext:value-type="float">
            <text:p>5.0715</text:p>
          </table:table-cell>
          <table:table-cell table:formula="of:=IF([.B488]&lt;[.$G$2]; [.$C$2]*([.B488]^2)/2; IF([.B488]&lt;([.$H$2]-[.$G$2]); [.$F$2]+[.$I$2]*([.B488]-[.$G$2]); [.$A$2]-[.$F$2]+[.$I$2]*([.B488]-([.$H$2]-[.$G$2]))-([.$C$2]*(([.B488]-([.$H$2]-[.$G$2]))^2)/2)))" office:value-type="float" office:value="1993.62755" calcext:value-type="float">
            <text:p>1993.62755</text:p>
          </table:table-cell>
          <table:table-cell table:formula="of:=IF([.B488]&lt;[.$G$2]; [.$C$2]*[.B488]; IF([.B488]&lt;([.$H$2]-[.$G$2]);[.$I$2]; [.$I$2]-[.$C$2]*([.B488]-([.$H$2]-[.$G$2]))))" office:value-type="float" office:value="71.3999999999999" calcext:value-type="float">
            <text:p>71.3999999999999</text:p>
          </table:table-cell>
          <table:table-cell table:formula="of:=IF([.B488]&lt;[.$G$2]; [.$C$2]; IF([.B48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9]*[.$H$2]/[.$D$2]" office:value-type="float" office:value="5.082" calcext:value-type="float">
            <text:p>5.082</text:p>
          </table:table-cell>
          <table:table-cell table:formula="of:=IF([.B489]&lt;[.$G$2]; [.$C$2]*([.B489]^2)/2; IF([.B489]&lt;([.$H$2]-[.$G$2]); [.$F$2]+[.$I$2]*([.B489]-[.$G$2]); [.$A$2]-[.$F$2]+[.$I$2]*([.B489]-([.$H$2]-[.$G$2]))-([.$C$2]*(([.B489]-([.$H$2]-[.$G$2]))^2)/2)))" office:value-type="float" office:value="1994.3552" calcext:value-type="float">
            <text:p>1994.3552</text:p>
          </table:table-cell>
          <table:table-cell table:formula="of:=IF([.B489]&lt;[.$G$2]; [.$C$2]*[.B489]; IF([.B489]&lt;([.$H$2]-[.$G$2]);[.$I$2]; [.$I$2]-[.$C$2]*([.B489]-([.$H$2]-[.$G$2]))))" office:value-type="float" office:value="67.2" calcext:value-type="float">
            <text:p>67.2</text:p>
          </table:table-cell>
          <table:table-cell table:formula="of:=IF([.B489]&lt;[.$G$2]; [.$C$2]; IF([.B48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90]*[.$H$2]/[.$D$2]" office:value-type="float" office:value="5.0925" calcext:value-type="float">
            <text:p>5.0925</text:p>
          </table:table-cell>
          <table:table-cell table:formula="of:=IF([.B490]&lt;[.$G$2]; [.$C$2]*([.B490]^2)/2; IF([.B490]&lt;([.$H$2]-[.$G$2]); [.$F$2]+[.$I$2]*([.B490]-[.$G$2]); [.$A$2]-[.$F$2]+[.$I$2]*([.B490]-([.$H$2]-[.$G$2]))-([.$C$2]*(([.B490]-([.$H$2]-[.$G$2]))^2)/2)))" office:value-type="float" office:value="1995.03875" calcext:value-type="float">
            <text:p>1995.03875</text:p>
          </table:table-cell>
          <table:table-cell table:formula="of:=IF([.B490]&lt;[.$G$2]; [.$C$2]*[.B490]; IF([.B490]&lt;([.$H$2]-[.$G$2]);[.$I$2]; [.$I$2]-[.$C$2]*([.B490]-([.$H$2]-[.$G$2]))))" office:value-type="float" office:value="62.9999999999999" calcext:value-type="float">
            <text:p>62.9999999999999</text:p>
          </table:table-cell>
          <table:table-cell table:formula="of:=IF([.B490]&lt;[.$G$2]; [.$C$2]; IF([.B49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91]*[.$H$2]/[.$D$2]" office:value-type="float" office:value="5.103" calcext:value-type="float">
            <text:p>5.103</text:p>
          </table:table-cell>
          <table:table-cell table:formula="of:=IF([.B491]&lt;[.$G$2]; [.$C$2]*([.B491]^2)/2; IF([.B491]&lt;([.$H$2]-[.$G$2]); [.$F$2]+[.$I$2]*([.B491]-[.$G$2]); [.$A$2]-[.$F$2]+[.$I$2]*([.B491]-([.$H$2]-[.$G$2]))-([.$C$2]*(([.B491]-([.$H$2]-[.$G$2]))^2)/2)))" office:value-type="float" office:value="1995.6782" calcext:value-type="float">
            <text:p>1995.6782</text:p>
          </table:table-cell>
          <table:table-cell table:formula="of:=IF([.B491]&lt;[.$G$2]; [.$C$2]*[.B491]; IF([.B491]&lt;([.$H$2]-[.$G$2]);[.$I$2]; [.$I$2]-[.$C$2]*([.B491]-([.$H$2]-[.$G$2]))))" office:value-type="float" office:value="58.8000000000001" calcext:value-type="float">
            <text:p>58.8000000000001</text:p>
          </table:table-cell>
          <table:table-cell table:formula="of:=IF([.B491]&lt;[.$G$2]; [.$C$2]; IF([.B49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92]*[.$H$2]/[.$D$2]" office:value-type="float" office:value="5.1135" calcext:value-type="float">
            <text:p>5.1135</text:p>
          </table:table-cell>
          <table:table-cell table:formula="of:=IF([.B492]&lt;[.$G$2]; [.$C$2]*([.B492]^2)/2; IF([.B492]&lt;([.$H$2]-[.$G$2]); [.$F$2]+[.$I$2]*([.B492]-[.$G$2]); [.$A$2]-[.$F$2]+[.$I$2]*([.B492]-([.$H$2]-[.$G$2]))-([.$C$2]*(([.B492]-([.$H$2]-[.$G$2]))^2)/2)))" office:value-type="float" office:value="1996.27355" calcext:value-type="float">
            <text:p>1996.27355</text:p>
          </table:table-cell>
          <table:table-cell table:formula="of:=IF([.B492]&lt;[.$G$2]; [.$C$2]*[.B492]; IF([.B492]&lt;([.$H$2]-[.$G$2]);[.$I$2]; [.$I$2]-[.$C$2]*([.B492]-([.$H$2]-[.$G$2]))))" office:value-type="float" office:value="54.5999999999999" calcext:value-type="float">
            <text:p>54.5999999999999</text:p>
          </table:table-cell>
          <table:table-cell table:formula="of:=IF([.B492]&lt;[.$G$2]; [.$C$2]; IF([.B49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3]*[.$H$2]/[.$D$2]" office:value-type="float" office:value="5.124" calcext:value-type="float">
            <text:p>5.124</text:p>
          </table:table-cell>
          <table:table-cell table:formula="of:=IF([.B493]&lt;[.$G$2]; [.$C$2]*([.B493]^2)/2; IF([.B493]&lt;([.$H$2]-[.$G$2]); [.$F$2]+[.$I$2]*([.B493]-[.$G$2]); [.$A$2]-[.$F$2]+[.$I$2]*([.B493]-([.$H$2]-[.$G$2]))-([.$C$2]*(([.B493]-([.$H$2]-[.$G$2]))^2)/2)))" office:value-type="float" office:value="1996.8248" calcext:value-type="float">
            <text:p>1996.8248</text:p>
          </table:table-cell>
          <table:table-cell table:formula="of:=IF([.B493]&lt;[.$G$2]; [.$C$2]*[.B493]; IF([.B493]&lt;([.$H$2]-[.$G$2]);[.$I$2]; [.$I$2]-[.$C$2]*([.B493]-([.$H$2]-[.$G$2]))))" office:value-type="float" office:value="50.4000000000002" calcext:value-type="float">
            <text:p>50.4000000000002</text:p>
          </table:table-cell>
          <table:table-cell table:formula="of:=IF([.B493]&lt;[.$G$2]; [.$C$2]; IF([.B49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4]*[.$H$2]/[.$D$2]" office:value-type="float" office:value="5.1345" calcext:value-type="float">
            <text:p>5.1345</text:p>
          </table:table-cell>
          <table:table-cell table:formula="of:=IF([.B494]&lt;[.$G$2]; [.$C$2]*([.B494]^2)/2; IF([.B494]&lt;([.$H$2]-[.$G$2]); [.$F$2]+[.$I$2]*([.B494]-[.$G$2]); [.$A$2]-[.$F$2]+[.$I$2]*([.B494]-([.$H$2]-[.$G$2]))-([.$C$2]*(([.B494]-([.$H$2]-[.$G$2]))^2)/2)))" office:value-type="float" office:value="1997.33195" calcext:value-type="float">
            <text:p>1997.33195</text:p>
          </table:table-cell>
          <table:table-cell table:formula="of:=IF([.B494]&lt;[.$G$2]; [.$C$2]*[.B494]; IF([.B494]&lt;([.$H$2]-[.$G$2]);[.$I$2]; [.$I$2]-[.$C$2]*([.B494]-([.$H$2]-[.$G$2]))))" office:value-type="float" office:value="46.2" calcext:value-type="float">
            <text:p>46.2</text:p>
          </table:table-cell>
          <table:table-cell table:formula="of:=IF([.B494]&lt;[.$G$2]; [.$C$2]; IF([.B49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5]*[.$H$2]/[.$D$2]" office:value-type="float" office:value="5.145" calcext:value-type="float">
            <text:p>5.145</text:p>
          </table:table-cell>
          <table:table-cell table:formula="of:=IF([.B495]&lt;[.$G$2]; [.$C$2]*([.B495]^2)/2; IF([.B495]&lt;([.$H$2]-[.$G$2]); [.$F$2]+[.$I$2]*([.B495]-[.$G$2]); [.$A$2]-[.$F$2]+[.$I$2]*([.B495]-([.$H$2]-[.$G$2]))-([.$C$2]*(([.B495]-([.$H$2]-[.$G$2]))^2)/2)))" office:value-type="float" office:value="1997.795" calcext:value-type="float">
            <text:p>1997.795</text:p>
          </table:table-cell>
          <table:table-cell table:formula="of:=IF([.B495]&lt;[.$G$2]; [.$C$2]*[.B495]; IF([.B495]&lt;([.$H$2]-[.$G$2]);[.$I$2]; [.$I$2]-[.$C$2]*([.B495]-([.$H$2]-[.$G$2]))))" office:value-type="float" office:value="42.0000000000002" calcext:value-type="float">
            <text:p>42.0000000000002</text:p>
          </table:table-cell>
          <table:table-cell table:formula="of:=IF([.B495]&lt;[.$G$2]; [.$C$2]; IF([.B495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6]*[.$H$2]/[.$D$2]" office:value-type="float" office:value="5.1555" calcext:value-type="float">
            <text:p>5.1555</text:p>
          </table:table-cell>
          <table:table-cell table:formula="of:=IF([.B496]&lt;[.$G$2]; [.$C$2]*([.B496]^2)/2; IF([.B496]&lt;([.$H$2]-[.$G$2]); [.$F$2]+[.$I$2]*([.B496]-[.$G$2]); [.$A$2]-[.$F$2]+[.$I$2]*([.B496]-([.$H$2]-[.$G$2]))-([.$C$2]*(([.B496]-([.$H$2]-[.$G$2]))^2)/2)))" office:value-type="float" office:value="1998.21395" calcext:value-type="float">
            <text:p>1998.21395</text:p>
          </table:table-cell>
          <table:table-cell table:formula="of:=IF([.B496]&lt;[.$G$2]; [.$C$2]*[.B496]; IF([.B496]&lt;([.$H$2]-[.$G$2]);[.$I$2]; [.$I$2]-[.$C$2]*([.B496]-([.$H$2]-[.$G$2]))))" office:value-type="float" office:value="37.8" calcext:value-type="float">
            <text:p>37.8</text:p>
          </table:table-cell>
          <table:table-cell table:formula="of:=IF([.B496]&lt;[.$G$2]; [.$C$2]; IF([.B496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7]*[.$H$2]/[.$D$2]" office:value-type="float" office:value="5.166" calcext:value-type="float">
            <text:p>5.166</text:p>
          </table:table-cell>
          <table:table-cell table:formula="of:=IF([.B497]&lt;[.$G$2]; [.$C$2]*([.B497]^2)/2; IF([.B497]&lt;([.$H$2]-[.$G$2]); [.$F$2]+[.$I$2]*([.B497]-[.$G$2]); [.$A$2]-[.$F$2]+[.$I$2]*([.B497]-([.$H$2]-[.$G$2]))-([.$C$2]*(([.B497]-([.$H$2]-[.$G$2]))^2)/2)))" office:value-type="float" office:value="1998.5888" calcext:value-type="float">
            <text:p>1998.5888</text:p>
          </table:table-cell>
          <table:table-cell table:formula="of:=IF([.B497]&lt;[.$G$2]; [.$C$2]*[.B497]; IF([.B497]&lt;([.$H$2]-[.$G$2]);[.$I$2]; [.$I$2]-[.$C$2]*([.B497]-([.$H$2]-[.$G$2]))))" office:value-type="float" office:value="33.5999999999999" calcext:value-type="float">
            <text:p>33.5999999999999</text:p>
          </table:table-cell>
          <table:table-cell table:formula="of:=IF([.B497]&lt;[.$G$2]; [.$C$2]; IF([.B497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8]*[.$H$2]/[.$D$2]" office:value-type="float" office:value="5.1765" calcext:value-type="float">
            <text:p>5.1765</text:p>
          </table:table-cell>
          <table:table-cell table:formula="of:=IF([.B498]&lt;[.$G$2]; [.$C$2]*([.B498]^2)/2; IF([.B498]&lt;([.$H$2]-[.$G$2]); [.$F$2]+[.$I$2]*([.B498]-[.$G$2]); [.$A$2]-[.$F$2]+[.$I$2]*([.B498]-([.$H$2]-[.$G$2]))-([.$C$2]*(([.B498]-([.$H$2]-[.$G$2]))^2)/2)))" office:value-type="float" office:value="1998.91955" calcext:value-type="float">
            <text:p>1998.91955</text:p>
          </table:table-cell>
          <table:table-cell table:formula="of:=IF([.B498]&lt;[.$G$2]; [.$C$2]*[.B498]; IF([.B498]&lt;([.$H$2]-[.$G$2]);[.$I$2]; [.$I$2]-[.$C$2]*([.B498]-([.$H$2]-[.$G$2]))))" office:value-type="float" office:value="29.4" calcext:value-type="float">
            <text:p>29.4</text:p>
          </table:table-cell>
          <table:table-cell table:formula="of:=IF([.B498]&lt;[.$G$2]; [.$C$2]; IF([.B498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9]*[.$H$2]/[.$D$2]" office:value-type="float" office:value="5.187" calcext:value-type="float">
            <text:p>5.187</text:p>
          </table:table-cell>
          <table:table-cell table:formula="of:=IF([.B499]&lt;[.$G$2]; [.$C$2]*([.B499]^2)/2; IF([.B499]&lt;([.$H$2]-[.$G$2]); [.$F$2]+[.$I$2]*([.B499]-[.$G$2]); [.$A$2]-[.$F$2]+[.$I$2]*([.B499]-([.$H$2]-[.$G$2]))-([.$C$2]*(([.B499]-([.$H$2]-[.$G$2]))^2)/2)))" office:value-type="float" office:value="1999.2062" calcext:value-type="float">
            <text:p>1999.2062</text:p>
          </table:table-cell>
          <table:table-cell table:formula="of:=IF([.B499]&lt;[.$G$2]; [.$C$2]*[.B499]; IF([.B499]&lt;([.$H$2]-[.$G$2]);[.$I$2]; [.$I$2]-[.$C$2]*([.B499]-([.$H$2]-[.$G$2]))))" office:value-type="float" office:value="25.1999999999999" calcext:value-type="float">
            <text:p>25.1999999999999</text:p>
          </table:table-cell>
          <table:table-cell table:formula="of:=IF([.B499]&lt;[.$G$2]; [.$C$2]; IF([.B499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500]*[.$H$2]/[.$D$2]" office:value-type="float" office:value="5.1975" calcext:value-type="float">
            <text:p>5.1975</text:p>
          </table:table-cell>
          <table:table-cell table:formula="of:=IF([.B500]&lt;[.$G$2]; [.$C$2]*([.B500]^2)/2; IF([.B500]&lt;([.$H$2]-[.$G$2]); [.$F$2]+[.$I$2]*([.B500]-[.$G$2]); [.$A$2]-[.$F$2]+[.$I$2]*([.B500]-([.$H$2]-[.$G$2]))-([.$C$2]*(([.B500]-([.$H$2]-[.$G$2]))^2)/2)))" office:value-type="float" office:value="1999.44875" calcext:value-type="float">
            <text:p>1999.44875</text:p>
          </table:table-cell>
          <table:table-cell table:formula="of:=IF([.B500]&lt;[.$G$2]; [.$C$2]*[.B500]; IF([.B500]&lt;([.$H$2]-[.$G$2]);[.$I$2]; [.$I$2]-[.$C$2]*([.B500]-([.$H$2]-[.$G$2]))))" office:value-type="float" office:value="21.0000000000001" calcext:value-type="float">
            <text:p>21.0000000000001</text:p>
          </table:table-cell>
          <table:table-cell table:formula="of:=IF([.B500]&lt;[.$G$2]; [.$C$2]; IF([.B500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501]*[.$H$2]/[.$D$2]" office:value-type="float" office:value="5.208" calcext:value-type="float">
            <text:p>5.208</text:p>
          </table:table-cell>
          <table:table-cell table:formula="of:=IF([.B501]&lt;[.$G$2]; [.$C$2]*([.B501]^2)/2; IF([.B501]&lt;([.$H$2]-[.$G$2]); [.$F$2]+[.$I$2]*([.B501]-[.$G$2]); [.$A$2]-[.$F$2]+[.$I$2]*([.B501]-([.$H$2]-[.$G$2]))-([.$C$2]*(([.B501]-([.$H$2]-[.$G$2]))^2)/2)))" office:value-type="float" office:value="1999.6472" calcext:value-type="float">
            <text:p>1999.6472</text:p>
          </table:table-cell>
          <table:table-cell table:formula="of:=IF([.B501]&lt;[.$G$2]; [.$C$2]*[.B501]; IF([.B501]&lt;([.$H$2]-[.$G$2]);[.$I$2]; [.$I$2]-[.$C$2]*([.B501]-([.$H$2]-[.$G$2]))))" office:value-type="float" office:value="16.8" calcext:value-type="float">
            <text:p>16.8</text:p>
          </table:table-cell>
          <table:table-cell table:formula="of:=IF([.B501]&lt;[.$G$2]; [.$C$2]; IF([.B501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502]*[.$H$2]/[.$D$2]" office:value-type="float" office:value="5.2185" calcext:value-type="float">
            <text:p>5.2185</text:p>
          </table:table-cell>
          <table:table-cell table:formula="of:=IF([.B502]&lt;[.$G$2]; [.$C$2]*([.B502]^2)/2; IF([.B502]&lt;([.$H$2]-[.$G$2]); [.$F$2]+[.$I$2]*([.B502]-[.$G$2]); [.$A$2]-[.$F$2]+[.$I$2]*([.B502]-([.$H$2]-[.$G$2]))-([.$C$2]*(([.B502]-([.$H$2]-[.$G$2]))^2)/2)))" office:value-type="float" office:value="1999.80155" calcext:value-type="float">
            <text:p>1999.80155</text:p>
          </table:table-cell>
          <table:table-cell table:formula="of:=IF([.B502]&lt;[.$G$2]; [.$C$2]*[.B502]; IF([.B502]&lt;([.$H$2]-[.$G$2]);[.$I$2]; [.$I$2]-[.$C$2]*([.B502]-([.$H$2]-[.$G$2]))))" office:value-type="float" office:value="12.6000000000001" calcext:value-type="float">
            <text:p>12.6000000000001</text:p>
          </table:table-cell>
          <table:table-cell table:formula="of:=IF([.B502]&lt;[.$G$2]; [.$C$2]; IF([.B502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3]*[.$H$2]/[.$D$2]" office:value-type="float" office:value="5.229" calcext:value-type="float">
            <text:p>5.229</text:p>
          </table:table-cell>
          <table:table-cell table:formula="of:=IF([.B503]&lt;[.$G$2]; [.$C$2]*([.B503]^2)/2; IF([.B503]&lt;([.$H$2]-[.$G$2]); [.$F$2]+[.$I$2]*([.B503]-[.$G$2]); [.$A$2]-[.$F$2]+[.$I$2]*([.B503]-([.$H$2]-[.$G$2]))-([.$C$2]*(([.B503]-([.$H$2]-[.$G$2]))^2)/2)))" office:value-type="float" office:value="1999.9118" calcext:value-type="float">
            <text:p>1999.9118</text:p>
          </table:table-cell>
          <table:table-cell table:formula="of:=IF([.B503]&lt;[.$G$2]; [.$C$2]*[.B503]; IF([.B503]&lt;([.$H$2]-[.$G$2]);[.$I$2]; [.$I$2]-[.$C$2]*([.B503]-([.$H$2]-[.$G$2]))))" office:value-type="float" office:value="8.39999999999998" calcext:value-type="float">
            <text:p>8.39999999999998</text:p>
          </table:table-cell>
          <table:table-cell table:formula="of:=IF([.B503]&lt;[.$G$2]; [.$C$2]; IF([.B503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4]*[.$H$2]/[.$D$2]" office:value-type="float" office:value="5.2395" calcext:value-type="float">
            <text:p>5.2395</text:p>
          </table:table-cell>
          <table:table-cell table:formula="of:=IF([.B504]&lt;[.$G$2]; [.$C$2]*([.B504]^2)/2; IF([.B504]&lt;([.$H$2]-[.$G$2]); [.$F$2]+[.$I$2]*([.B504]-[.$G$2]); [.$A$2]-[.$F$2]+[.$I$2]*([.B504]-([.$H$2]-[.$G$2]))-([.$C$2]*(([.B504]-([.$H$2]-[.$G$2]))^2)/2)))" office:value-type="float" office:value="1999.97795" calcext:value-type="float">
            <text:p>1999.97795</text:p>
          </table:table-cell>
          <table:table-cell table:formula="of:=IF([.B504]&lt;[.$G$2]; [.$C$2]*[.B504]; IF([.B504]&lt;([.$H$2]-[.$G$2]);[.$I$2]; [.$I$2]-[.$C$2]*([.B504]-([.$H$2]-[.$G$2]))))" office:value-type="float" office:value="4.20000000000016" calcext:value-type="float">
            <text:p>4.20000000000016</text:p>
          </table:table-cell>
          <table:table-cell table:formula="of:=IF([.B504]&lt;[.$G$2]; [.$C$2]; IF([.B504]&lt;([.$H$2]-[.$G$2]);0; -[.$C$2]))"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5]*[.$H$2]/[.$D$2]" office:value-type="float" office:value="5.25" calcext:value-type="float">
            <text:p>5.25</text:p>
          </table:table-cell>
          <table:table-cell table:formula="of:=IF([.B505]&lt;[.$G$2]; [.$C$2]*([.B505]^2)/2; IF([.B505]&lt;([.$H$2]-[.$G$2]); [.$F$2]+[.$I$2]*([.B505]-[.$G$2]); [.$A$2]-[.$F$2]+[.$I$2]*([.B505]-([.$H$2]-[.$G$2]))-([.$C$2]*(([.B505]-([.$H$2]-[.$G$2]))^2)/2)))" office:value-type="float" office:value="2000" calcext:value-type="float">
            <text:p>2000</text:p>
          </table:table-cell>
          <table:table-cell table:formula="of:=IF([.B505]&lt;[.$G$2]; [.$C$2]*[.B505]; IF([.B505]&lt;([.$H$2]-[.$G$2]);[.$I$2]; [.$I$2]-[.$C$2]*([.B505]-([.$H$2]-[.$G$2]))))" office:value-type="float" office:value="0" calcext:value-type="float">
            <text:p>0</text:p>
          </table:table-cell>
          <table:table-cell table:formula="of:=IF([.B505]&lt;[.$G$2]; [.$C$2]; IF([.B505]&lt;([.$H$2]-[.$G$2]);0; -[.$C$2]))" office:value-type="float" office:value="-400" calcext:value-type="float">
            <text:p>-4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6:04:04.550035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4-26T12:23:10.057168456</dc:date>
    <meta:editing-duration>PT18H17M9S</meta:editing-duration>
    <meta:editing-cycles>3</meta:editing-cycles>
    <meta:document-statistic meta:table-count="1" meta:cell-count="253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4.204cm" style:legend-expansion="high" chart:style-name="ch2"/>
        <chart:plot-area chart:style-name="ch3" table:cell-range-address="Sheet1.B5:Sheet1.C505" chart:data-source-has-labels="column" svg:x="0.319cm" svg:y="0.18cm" svg:width="12.503cm" svg:height="8.646cm">
          <chart:coordinate-region svg:x="1.311cm" svg:y="0.379cm" svg:width="11.417cm" svg:height="7.8cm"/>
          <chart:axis chart:dimension="x" chart:name="primary-x" chart:style-name="ch4" chartooo:axis-type="auto">
            <chart:categories table:cell-range-address="Sheet1.B5:Sheet1.B5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505" chart:class="chart:scatter">
            <chart:domain table:cell-range-address="Sheet1.B5:Sheet1.B505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0">
                <text:p>0</text:p>
                <draw:g>
                  <svg:desc>Sheet1.C5:Sheet1.C505</svg:desc>
                </draw:g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0.19845">
                <text:p>0.19845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0.3528">
                <text:p>0.3528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0.55125">
                <text:p>0.55125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0.7938">
                <text:p>0.7938</text:p>
              </table:table-cell>
            </table:table-row>
            <table:table-row>
              <table:table-cell office:value-type="float" office:value="0.0735">
                <text:p>0.0735</text:p>
              </table:table-cell>
              <table:table-cell office:value-type="float" office:value="1.08045">
                <text:p>1.08045</text:p>
              </table:table-cell>
            </table:table-row>
            <table:table-row>
              <table:table-cell office:value-type="float" office:value="0.084">
                <text:p>0.084</text:p>
              </table:table-cell>
              <table:table-cell office:value-type="float" office:value="1.4112">
                <text:p>1.4112</text:p>
              </table:table-cell>
            </table:table-row>
            <table:table-row>
              <table:table-cell office:value-type="float" office:value="0.0945">
                <text:p>0.0945</text:p>
              </table:table-cell>
              <table:table-cell office:value-type="float" office:value="1.78605">
                <text:p>1.78605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2.205">
                <text:p>2.205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2.66805">
                <text:p>2.66805</text:p>
              </table:table-cell>
            </table:table-row>
            <table:table-row>
              <table:table-cell office:value-type="float" office:value="0.126">
                <text:p>0.126</text:p>
              </table:table-cell>
              <table:table-cell office:value-type="float" office:value="3.1752">
                <text:p>3.1752</text:p>
              </table:table-cell>
            </table:table-row>
            <table:table-row>
              <table:table-cell office:value-type="float" office:value="0.1365">
                <text:p>0.1365</text:p>
              </table:table-cell>
              <table:table-cell office:value-type="float" office:value="3.72645">
                <text:p>3.72645</text:p>
              </table:table-cell>
            </table:table-row>
            <table:table-row>
              <table:table-cell office:value-type="float" office:value="0.147">
                <text:p>0.147</text:p>
              </table:table-cell>
              <table:table-cell office:value-type="float" office:value="4.3218">
                <text:p>4.3218</text:p>
              </table:table-cell>
            </table:table-row>
            <table:table-row>
              <table:table-cell office:value-type="float" office:value="0.1575">
                <text:p>0.1575</text:p>
              </table:table-cell>
              <table:table-cell office:value-type="float" office:value="4.96125">
                <text:p>4.96125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5.6448">
                <text:p>5.6448</text:p>
              </table:table-cell>
            </table:table-row>
            <table:table-row>
              <table:table-cell office:value-type="float" office:value="0.1785">
                <text:p>0.1785</text:p>
              </table:table-cell>
              <table:table-cell office:value-type="float" office:value="6.37245">
                <text:p>6.37245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7.1442">
                <text:p>7.1442</text:p>
              </table:table-cell>
            </table:table-row>
            <table:table-row>
              <table:table-cell office:value-type="float" office:value="0.1995">
                <text:p>0.1995</text:p>
              </table:table-cell>
              <table:table-cell office:value-type="float" office:value="7.96005">
                <text:p>7.96005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float" office:value="0.2205">
                <text:p>0.2205</text:p>
              </table:table-cell>
              <table:table-cell office:value-type="float" office:value="9.72405">
                <text:p>9.72405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10.6722">
                <text:p>10.6722</text:p>
              </table:table-cell>
            </table:table-row>
            <table:table-row>
              <table:table-cell office:value-type="float" office:value="0.2415">
                <text:p>0.2415</text:p>
              </table:table-cell>
              <table:table-cell office:value-type="float" office:value="11.66445">
                <text:p>11.66445</text:p>
              </table:table-cell>
            </table:table-row>
            <table:table-row>
              <table:table-cell office:value-type="float" office:value="0.252">
                <text:p>0.252</text:p>
              </table:table-cell>
              <table:table-cell office:value-type="float" office:value="12.7008">
                <text:p>12.7008</text:p>
              </table:table-cell>
            </table:table-row>
            <table:table-row>
              <table:table-cell office:value-type="float" office:value="0.2625">
                <text:p>0.2625</text:p>
              </table:table-cell>
              <table:table-cell office:value-type="float" office:value="13.78125">
                <text:p>13.78125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14.9058">
                <text:p>14.9058</text:p>
              </table:table-cell>
            </table:table-row>
            <table:table-row>
              <table:table-cell office:value-type="float" office:value="0.2835">
                <text:p>0.2835</text:p>
              </table:table-cell>
              <table:table-cell office:value-type="float" office:value="16.07445">
                <text:p>16.07445</text:p>
              </table:table-cell>
            </table:table-row>
            <table:table-row>
              <table:table-cell office:value-type="float" office:value="0.294">
                <text:p>0.294</text:p>
              </table:table-cell>
              <table:table-cell office:value-type="float" office:value="17.2872">
                <text:p>17.2872</text:p>
              </table:table-cell>
            </table:table-row>
            <table:table-row>
              <table:table-cell office:value-type="float" office:value="0.3045">
                <text:p>0.3045</text:p>
              </table:table-cell>
              <table:table-cell office:value-type="float" office:value="18.54405">
                <text:p>18.54405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19.845">
                <text:p>19.845</text:p>
              </table:table-cell>
            </table:table-row>
            <table:table-row>
              <table:table-cell office:value-type="float" office:value="0.3255">
                <text:p>0.3255</text:p>
              </table:table-cell>
              <table:table-cell office:value-type="float" office:value="21.19005">
                <text:p>21.19005</text:p>
              </table:table-cell>
            </table:table-row>
            <table:table-row>
              <table:table-cell office:value-type="float" office:value="0.336">
                <text:p>0.336</text:p>
              </table:table-cell>
              <table:table-cell office:value-type="float" office:value="22.5792">
                <text:p>22.5792</text:p>
              </table:table-cell>
            </table:table-row>
            <table:table-row>
              <table:table-cell office:value-type="float" office:value="0.3465">
                <text:p>0.3465</text:p>
              </table:table-cell>
              <table:table-cell office:value-type="float" office:value="24.01245">
                <text:p>24.01245</text:p>
              </table:table-cell>
            </table:table-row>
            <table:table-row>
              <table:table-cell office:value-type="float" office:value="0.357">
                <text:p>0.357</text:p>
              </table:table-cell>
              <table:table-cell office:value-type="float" office:value="25.4898">
                <text:p>25.4898</text:p>
              </table:table-cell>
            </table:table-row>
            <table:table-row>
              <table:table-cell office:value-type="float" office:value="0.3675">
                <text:p>0.3675</text:p>
              </table:table-cell>
              <table:table-cell office:value-type="float" office:value="27.01125">
                <text:p>27.01125</text:p>
              </table:table-cell>
            </table:table-row>
            <table:table-row>
              <table:table-cell office:value-type="float" office:value="0.378">
                <text:p>0.378</text:p>
              </table:table-cell>
              <table:table-cell office:value-type="float" office:value="28.5768">
                <text:p>28.5768</text:p>
              </table:table-cell>
            </table:table-row>
            <table:table-row>
              <table:table-cell office:value-type="float" office:value="0.3885">
                <text:p>0.3885</text:p>
              </table:table-cell>
              <table:table-cell office:value-type="float" office:value="30.18645">
                <text:p>30.18645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31.8402">
                <text:p>31.8402</text:p>
              </table:table-cell>
            </table:table-row>
            <table:table-row>
              <table:table-cell office:value-type="float" office:value="0.4095">
                <text:p>0.4095</text:p>
              </table:table-cell>
              <table:table-cell office:value-type="float" office:value="33.53805">
                <text:p>33.5380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float" office:value="0.4305">
                <text:p>0.4305</text:p>
              </table:table-cell>
              <table:table-cell office:value-type="float" office:value="37.06605">
                <text:p>37.06605</text:p>
              </table:table-cell>
            </table:table-row>
            <table:table-row>
              <table:table-cell office:value-type="float" office:value="0.441">
                <text:p>0.441</text:p>
              </table:table-cell>
              <table:table-cell office:value-type="float" office:value="38.8962">
                <text:p>38.8962</text:p>
              </table:table-cell>
            </table:table-row>
            <table:table-row>
              <table:table-cell office:value-type="float" office:value="0.4515">
                <text:p>0.4515</text:p>
              </table:table-cell>
              <table:table-cell office:value-type="float" office:value="40.77045">
                <text:p>40.77045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42.6888">
                <text:p>42.6888</text:p>
              </table:table-cell>
            </table:table-row>
            <table:table-row>
              <table:table-cell office:value-type="float" office:value="0.4725">
                <text:p>0.4725</text:p>
              </table:table-cell>
              <table:table-cell office:value-type="float" office:value="44.65125">
                <text:p>44.65125</text:p>
              </table:table-cell>
            </table:table-row>
            <table:table-row>
              <table:table-cell office:value-type="float" office:value="0.483">
                <text:p>0.483</text:p>
              </table:table-cell>
              <table:table-cell office:value-type="float" office:value="46.6578">
                <text:p>46.6578</text:p>
              </table:table-cell>
            </table:table-row>
            <table:table-row>
              <table:table-cell office:value-type="float" office:value="0.4935">
                <text:p>0.4935</text:p>
              </table:table-cell>
              <table:table-cell office:value-type="float" office:value="48.70845">
                <text:p>48.70845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50.8032">
                <text:p>50.8032</text:p>
              </table:table-cell>
            </table:table-row>
            <table:table-row>
              <table:table-cell office:value-type="float" office:value="0.5145">
                <text:p>0.5145</text:p>
              </table:table-cell>
              <table:table-cell office:value-type="float" office:value="52.94205">
                <text:p>52.9420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float" office:value="0.5355">
                <text:p>0.5355</text:p>
              </table:table-cell>
              <table:table-cell office:value-type="float" office:value="57.35205">
                <text:p>57.35205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59.6232">
                <text:p>59.6232</text:p>
              </table:table-cell>
            </table:table-row>
            <table:table-row>
              <table:table-cell office:value-type="float" office:value="0.5565">
                <text:p>0.5565</text:p>
              </table:table-cell>
              <table:table-cell office:value-type="float" office:value="61.93845">
                <text:p>61.93845</text:p>
              </table:table-cell>
            </table:table-row>
            <table:table-row>
              <table:table-cell office:value-type="float" office:value="0.567">
                <text:p>0.567</text:p>
              </table:table-cell>
              <table:table-cell office:value-type="float" office:value="64.2978">
                <text:p>64.2978</text:p>
              </table:table-cell>
            </table:table-row>
            <table:table-row>
              <table:table-cell office:value-type="float" office:value="0.5775">
                <text:p>0.5775</text:p>
              </table:table-cell>
              <table:table-cell office:value-type="float" office:value="66.70125">
                <text:p>66.70125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69.1488">
                <text:p>69.1488</text:p>
              </table:table-cell>
            </table:table-row>
            <table:table-row>
              <table:table-cell office:value-type="float" office:value="0.5985">
                <text:p>0.5985</text:p>
              </table:table-cell>
              <table:table-cell office:value-type="float" office:value="71.64045">
                <text:p>71.64045</text:p>
              </table:table-cell>
            </table:table-row>
            <table:table-row>
              <table:table-cell office:value-type="float" office:value="0.609">
                <text:p>0.609</text:p>
              </table:table-cell>
              <table:table-cell office:value-type="float" office:value="74.1762">
                <text:p>74.1762</text:p>
              </table:table-cell>
            </table:table-row>
            <table:table-row>
              <table:table-cell office:value-type="float" office:value="0.6195">
                <text:p>0.6195</text:p>
              </table:table-cell>
              <table:table-cell office:value-type="float" office:value="76.75605">
                <text:p>76.7560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79.38">
                <text:p>79.38</text:p>
              </table:table-cell>
            </table:table-row>
            <table:table-row>
              <table:table-cell office:value-type="float" office:value="0.6405">
                <text:p>0.6405</text:p>
              </table:table-cell>
              <table:table-cell office:value-type="float" office:value="82.04805">
                <text:p>82.04805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84.7602">
                <text:p>84.7602</text:p>
              </table:table-cell>
            </table:table-row>
            <table:table-row>
              <table:table-cell office:value-type="float" office:value="0.6615">
                <text:p>0.6615</text:p>
              </table:table-cell>
              <table:table-cell office:value-type="float" office:value="87.51645">
                <text:p>87.51645</text:p>
              </table:table-cell>
            </table:table-row>
            <table:table-row>
              <table:table-cell office:value-type="float" office:value="0.672">
                <text:p>0.672</text:p>
              </table:table-cell>
              <table:table-cell office:value-type="float" office:value="90.3168">
                <text:p>90.3168</text:p>
              </table:table-cell>
            </table:table-row>
            <table:table-row>
              <table:table-cell office:value-type="float" office:value="0.6825">
                <text:p>0.6825</text:p>
              </table:table-cell>
              <table:table-cell office:value-type="float" office:value="93.16125">
                <text:p>93.16125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96.0498">
                <text:p>96.0498</text:p>
              </table:table-cell>
            </table:table-row>
            <table:table-row>
              <table:table-cell office:value-type="float" office:value="0.7035">
                <text:p>0.7035</text:p>
              </table:table-cell>
              <table:table-cell office:value-type="float" office:value="98.98245">
                <text:p>98.98245</text:p>
              </table:table-cell>
            </table:table-row>
            <table:table-row>
              <table:table-cell office:value-type="float" office:value="0.714">
                <text:p>0.714</text:p>
              </table:table-cell>
              <table:table-cell office:value-type="float" office:value="101.9592">
                <text:p>101.9592</text:p>
              </table:table-cell>
            </table:table-row>
            <table:table-row>
              <table:table-cell office:value-type="float" office:value="0.7245">
                <text:p>0.7245</text:p>
              </table:table-cell>
              <table:table-cell office:value-type="float" office:value="104.98005">
                <text:p>104.98005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108.045">
                <text:p>108.045</text:p>
              </table:table-cell>
            </table:table-row>
            <table:table-row>
              <table:table-cell office:value-type="float" office:value="0.7455">
                <text:p>0.7455</text:p>
              </table:table-cell>
              <table:table-cell office:value-type="float" office:value="111.15405">
                <text:p>111.15405</text:p>
              </table:table-cell>
            </table:table-row>
            <table:table-row>
              <table:table-cell office:value-type="float" office:value="0.756">
                <text:p>0.756</text:p>
              </table:table-cell>
              <table:table-cell office:value-type="float" office:value="114.3072">
                <text:p>114.3072</text:p>
              </table:table-cell>
            </table:table-row>
            <table:table-row>
              <table:table-cell office:value-type="float" office:value="0.7665">
                <text:p>0.7665</text:p>
              </table:table-cell>
              <table:table-cell office:value-type="float" office:value="117.50445">
                <text:p>117.50445</text:p>
              </table:table-cell>
            </table:table-row>
            <table:table-row>
              <table:table-cell office:value-type="float" office:value="0.777">
                <text:p>0.777</text:p>
              </table:table-cell>
              <table:table-cell office:value-type="float" office:value="120.7458">
                <text:p>120.7458</text:p>
              </table:table-cell>
            </table:table-row>
            <table:table-row>
              <table:table-cell office:value-type="float" office:value="0.7875">
                <text:p>0.7875</text:p>
              </table:table-cell>
              <table:table-cell office:value-type="float" office:value="124.03125">
                <text:p>124.03125</text:p>
              </table:table-cell>
            </table:table-row>
            <table:table-row>
              <table:table-cell office:value-type="float" office:value="0.798">
                <text:p>0.798</text:p>
              </table:table-cell>
              <table:table-cell office:value-type="float" office:value="127.3608">
                <text:p>127.3608</text:p>
              </table:table-cell>
            </table:table-row>
            <table:table-row>
              <table:table-cell office:value-type="float" office:value="0.8085">
                <text:p>0.8085</text:p>
              </table:table-cell>
              <table:table-cell office:value-type="float" office:value="130.73445">
                <text:p>130.73445</text:p>
              </table:table-cell>
            </table:table-row>
            <table:table-row>
              <table:table-cell office:value-type="float" office:value="0.819">
                <text:p>0.819</text:p>
              </table:table-cell>
              <table:table-cell office:value-type="float" office:value="134.1522">
                <text:p>134.1522</text:p>
              </table:table-cell>
            </table:table-row>
            <table:table-row>
              <table:table-cell office:value-type="float" office:value="0.8295">
                <text:p>0.8295</text:p>
              </table:table-cell>
              <table:table-cell office:value-type="float" office:value="137.61405">
                <text:p>137.6140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41.12">
                <text:p>141.12</text:p>
              </table:table-cell>
            </table:table-row>
            <table:table-row>
              <table:table-cell office:value-type="float" office:value="0.8505">
                <text:p>0.8505</text:p>
              </table:table-cell>
              <table:table-cell office:value-type="float" office:value="144.67005">
                <text:p>144.67005</text:p>
              </table:table-cell>
            </table:table-row>
            <table:table-row>
              <table:table-cell office:value-type="float" office:value="0.861">
                <text:p>0.861</text:p>
              </table:table-cell>
              <table:table-cell office:value-type="float" office:value="148.2642">
                <text:p>148.2642</text:p>
              </table:table-cell>
            </table:table-row>
            <table:table-row>
              <table:table-cell office:value-type="float" office:value="0.8715">
                <text:p>0.8715</text:p>
              </table:table-cell>
              <table:table-cell office:value-type="float" office:value="151.90245">
                <text:p>151.90245</text:p>
              </table:table-cell>
            </table:table-row>
            <table:table-row>
              <table:table-cell office:value-type="float" office:value="0.882">
                <text:p>0.882</text:p>
              </table:table-cell>
              <table:table-cell office:value-type="float" office:value="155.5848">
                <text:p>155.5848</text:p>
              </table:table-cell>
            </table:table-row>
            <table:table-row>
              <table:table-cell office:value-type="float" office:value="0.8925">
                <text:p>0.8925</text:p>
              </table:table-cell>
              <table:table-cell office:value-type="float" office:value="159.31125">
                <text:p>159.31125</text:p>
              </table:table-cell>
            </table:table-row>
            <table:table-row>
              <table:table-cell office:value-type="float" office:value="0.903">
                <text:p>0.903</text:p>
              </table:table-cell>
              <table:table-cell office:value-type="float" office:value="163.0818">
                <text:p>163.0818</text:p>
              </table:table-cell>
            </table:table-row>
            <table:table-row>
              <table:table-cell office:value-type="float" office:value="0.9135">
                <text:p>0.9135</text:p>
              </table:table-cell>
              <table:table-cell office:value-type="float" office:value="166.89645">
                <text:p>166.89645</text:p>
              </table:table-cell>
            </table:table-row>
            <table:table-row>
              <table:table-cell office:value-type="float" office:value="0.924">
                <text:p>0.924</text:p>
              </table:table-cell>
              <table:table-cell office:value-type="float" office:value="170.7552">
                <text:p>170.7552</text:p>
              </table:table-cell>
            </table:table-row>
            <table:table-row>
              <table:table-cell office:value-type="float" office:value="0.9345">
                <text:p>0.9345</text:p>
              </table:table-cell>
              <table:table-cell office:value-type="float" office:value="174.65805">
                <text:p>174.65805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178.605">
                <text:p>178.605</text:p>
              </table:table-cell>
            </table:table-row>
            <table:table-row>
              <table:table-cell office:value-type="float" office:value="0.9555">
                <text:p>0.9555</text:p>
              </table:table-cell>
              <table:table-cell office:value-type="float" office:value="182.59605">
                <text:p>182.59605</text:p>
              </table:table-cell>
            </table:table-row>
            <table:table-row>
              <table:table-cell office:value-type="float" office:value="0.966">
                <text:p>0.966</text:p>
              </table:table-cell>
              <table:table-cell office:value-type="float" office:value="186.6312">
                <text:p>186.6312</text:p>
              </table:table-cell>
            </table:table-row>
            <table:table-row>
              <table:table-cell office:value-type="float" office:value="0.9765">
                <text:p>0.9765</text:p>
              </table:table-cell>
              <table:table-cell office:value-type="float" office:value="190.71045">
                <text:p>190.71045</text:p>
              </table:table-cell>
            </table:table-row>
            <table:table-row>
              <table:table-cell office:value-type="float" office:value="0.987">
                <text:p>0.987</text:p>
              </table:table-cell>
              <table:table-cell office:value-type="float" office:value="194.8338">
                <text:p>194.8338</text:p>
              </table:table-cell>
            </table:table-row>
            <table:table-row>
              <table:table-cell office:value-type="float" office:value="0.9975">
                <text:p>0.9975</text:p>
              </table:table-cell>
              <table:table-cell office:value-type="float" office:value="199.00125">
                <text:p>199.00125</text:p>
              </table:table-cell>
            </table:table-row>
            <table:table-row>
              <table:table-cell office:value-type="float" office:value="1.008">
                <text:p>1.008</text:p>
              </table:table-cell>
              <table:table-cell office:value-type="float" office:value="203.2128">
                <text:p>203.2128</text:p>
              </table:table-cell>
            </table:table-row>
            <table:table-row>
              <table:table-cell office:value-type="float" office:value="1.0185">
                <text:p>1.0185</text:p>
              </table:table-cell>
              <table:table-cell office:value-type="float" office:value="207.46845">
                <text:p>207.46845</text:p>
              </table:table-cell>
            </table:table-row>
            <table:table-row>
              <table:table-cell office:value-type="float" office:value="1.029">
                <text:p>1.029</text:p>
              </table:table-cell>
              <table:table-cell office:value-type="float" office:value="211.7682">
                <text:p>211.7682</text:p>
              </table:table-cell>
            </table:table-row>
            <table:table-row>
              <table:table-cell office:value-type="float" office:value="1.0395">
                <text:p>1.0395</text:p>
              </table:table-cell>
              <table:table-cell office:value-type="float" office:value="216.11205">
                <text:p>216.1120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float" office:value="1.0605">
                <text:p>1.0605</text:p>
              </table:table-cell>
              <table:table-cell office:value-type="float" office:value="224.93205">
                <text:p>224.93205</text:p>
              </table:table-cell>
            </table:table-row>
            <table:table-row>
              <table:table-cell office:value-type="float" office:value="1.071">
                <text:p>1.071</text:p>
              </table:table-cell>
              <table:table-cell office:value-type="float" office:value="229.4082">
                <text:p>229.4082</text:p>
              </table:table-cell>
            </table:table-row>
            <table:table-row>
              <table:table-cell office:value-type="float" office:value="1.0815">
                <text:p>1.0815</text:p>
              </table:table-cell>
              <table:table-cell office:value-type="float" office:value="233.92845">
                <text:p>233.92845</text:p>
              </table:table-cell>
            </table:table-row>
            <table:table-row>
              <table:table-cell office:value-type="float" office:value="1.092">
                <text:p>1.092</text:p>
              </table:table-cell>
              <table:table-cell office:value-type="float" office:value="238.4928">
                <text:p>238.4928</text:p>
              </table:table-cell>
            </table:table-row>
            <table:table-row>
              <table:table-cell office:value-type="float" office:value="1.1025">
                <text:p>1.1025</text:p>
              </table:table-cell>
              <table:table-cell office:value-type="float" office:value="243.10125">
                <text:p>243.10125</text:p>
              </table:table-cell>
            </table:table-row>
            <table:table-row>
              <table:table-cell office:value-type="float" office:value="1.113">
                <text:p>1.113</text:p>
              </table:table-cell>
              <table:table-cell office:value-type="float" office:value="247.7538">
                <text:p>247.7538</text:p>
              </table:table-cell>
            </table:table-row>
            <table:table-row>
              <table:table-cell office:value-type="float" office:value="1.1235">
                <text:p>1.1235</text:p>
              </table:table-cell>
              <table:table-cell office:value-type="float" office:value="252.45045">
                <text:p>252.45045</text:p>
              </table:table-cell>
            </table:table-row>
            <table:table-row>
              <table:table-cell office:value-type="float" office:value="1.134">
                <text:p>1.134</text:p>
              </table:table-cell>
              <table:table-cell office:value-type="float" office:value="257.1912">
                <text:p>257.1912</text:p>
              </table:table-cell>
            </table:table-row>
            <table:table-row>
              <table:table-cell office:value-type="float" office:value="1.1445">
                <text:p>1.1445</text:p>
              </table:table-cell>
              <table:table-cell office:value-type="float" office:value="261.97605">
                <text:p>261.97605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266.805">
                <text:p>266.805</text:p>
              </table:table-cell>
            </table:table-row>
            <table:table-row>
              <table:table-cell office:value-type="float" office:value="1.1655">
                <text:p>1.1655</text:p>
              </table:table-cell>
              <table:table-cell office:value-type="float" office:value="271.67805">
                <text:p>271.67805</text:p>
              </table:table-cell>
            </table:table-row>
            <table:table-row>
              <table:table-cell office:value-type="float" office:value="1.176">
                <text:p>1.176</text:p>
              </table:table-cell>
              <table:table-cell office:value-type="float" office:value="276.5952">
                <text:p>276.5952</text:p>
              </table:table-cell>
            </table:table-row>
            <table:table-row>
              <table:table-cell office:value-type="float" office:value="1.1865">
                <text:p>1.1865</text:p>
              </table:table-cell>
              <table:table-cell office:value-type="float" office:value="281.55645">
                <text:p>281.55645</text:p>
              </table:table-cell>
            </table:table-row>
            <table:table-row>
              <table:table-cell office:value-type="float" office:value="1.197">
                <text:p>1.197</text:p>
              </table:table-cell>
              <table:table-cell office:value-type="float" office:value="286.5618">
                <text:p>286.5618</text:p>
              </table:table-cell>
            </table:table-row>
            <table:table-row>
              <table:table-cell office:value-type="float" office:value="1.2075">
                <text:p>1.2075</text:p>
              </table:table-cell>
              <table:table-cell office:value-type="float" office:value="291.61125">
                <text:p>291.61125</text:p>
              </table:table-cell>
            </table:table-row>
            <table:table-row>
              <table:table-cell office:value-type="float" office:value="1.218">
                <text:p>1.218</text:p>
              </table:table-cell>
              <table:table-cell office:value-type="float" office:value="296.7048">
                <text:p>296.7048</text:p>
              </table:table-cell>
            </table:table-row>
            <table:table-row>
              <table:table-cell office:value-type="float" office:value="1.2285">
                <text:p>1.2285</text:p>
              </table:table-cell>
              <table:table-cell office:value-type="float" office:value="301.84245">
                <text:p>301.84245</text:p>
              </table:table-cell>
            </table:table-row>
            <table:table-row>
              <table:table-cell office:value-type="float" office:value="1.239">
                <text:p>1.239</text:p>
              </table:table-cell>
              <table:table-cell office:value-type="float" office:value="307.0242">
                <text:p>307.0242</text:p>
              </table:table-cell>
            </table:table-row>
            <table:table-row>
              <table:table-cell office:value-type="float" office:value="1.2495">
                <text:p>1.2495</text:p>
              </table:table-cell>
              <table:table-cell office:value-type="float" office:value="312.25005">
                <text:p>312.2500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float" office:value="1.2705">
                <text:p>1.2705</text:p>
              </table:table-cell>
              <table:table-cell office:value-type="float" office:value="322.75">
                <text:p>322.75</text:p>
              </table:table-cell>
            </table:table-row>
            <table:table-row>
              <table:table-cell office:value-type="float" office:value="1.281">
                <text:p>1.28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.2915">
                <text:p>1.2915</text:p>
              </table:table-cell>
              <table:table-cell office:value-type="float" office:value="333.25">
                <text:p>333.25</text:p>
              </table:table-cell>
            </table:table-row>
            <table:table-row>
              <table:table-cell office:value-type="float" office:value="1.302">
                <text:p>1.302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1.3125">
                <text:p>1.3125</text:p>
              </table:table-cell>
              <table:table-cell office:value-type="float" office:value="343.75">
                <text:p>343.75</text:p>
              </table:table-cell>
            </table:table-row>
            <table:table-row>
              <table:table-cell office:value-type="float" office:value="1.323">
                <text:p>1.3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.3335">
                <text:p>1.3335</text:p>
              </table:table-cell>
              <table:table-cell office:value-type="float" office:value="354.25">
                <text:p>354.25</text:p>
              </table:table-cell>
            </table:table-row>
            <table:table-row>
              <table:table-cell office:value-type="float" office:value="1.344">
                <text:p>1.344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float" office:value="1.3545">
                <text:p>1.3545</text:p>
              </table:table-cell>
              <table:table-cell office:value-type="float" office:value="364.75">
                <text:p>364.75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.3755">
                <text:p>1.3755</text:p>
              </table:table-cell>
              <table:table-cell office:value-type="float" office:value="375.25">
                <text:p>375.25</text:p>
              </table:table-cell>
            </table:table-row>
            <table:table-row>
              <table:table-cell office:value-type="float" office:value="1.386">
                <text:p>1.386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float" office:value="1.3965">
                <text:p>1.3965</text:p>
              </table:table-cell>
              <table:table-cell office:value-type="float" office:value="385.75">
                <text:p>385.75</text:p>
              </table:table-cell>
            </table:table-row>
            <table:table-row>
              <table:table-cell office:value-type="float" office:value="1.407">
                <text:p>1.40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.4175">
                <text:p>1.4175</text:p>
              </table:table-cell>
              <table:table-cell office:value-type="float" office:value="396.25">
                <text:p>396.25</text:p>
              </table:table-cell>
            </table:table-row>
            <table:table-row>
              <table:table-cell office:value-type="float" office:value="1.428">
                <text:p>1.428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1.4385">
                <text:p>1.4385</text:p>
              </table:table-cell>
              <table:table-cell office:value-type="float" office:value="406.75">
                <text:p>406.75</text:p>
              </table:table-cell>
            </table:table-row>
            <table:table-row>
              <table:table-cell office:value-type="float" office:value="1.449">
                <text:p>1.44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.4595">
                <text:p>1.4595</text:p>
              </table:table-cell>
              <table:table-cell office:value-type="float" office:value="417.25">
                <text:p>417.25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float" office:value="1.4805">
                <text:p>1.4805</text:p>
              </table:table-cell>
              <table:table-cell office:value-type="float" office:value="427.75">
                <text:p>427.75</text:p>
              </table:table-cell>
            </table:table-row>
            <table:table-row>
              <table:table-cell office:value-type="float" office:value="1.491">
                <text:p>1.49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1.5015">
                <text:p>1.5015</text:p>
              </table:table-cell>
              <table:table-cell office:value-type="float" office:value="438.25">
                <text:p>438.25</text:p>
              </table:table-cell>
            </table:table-row>
            <table:table-row>
              <table:table-cell office:value-type="float" office:value="1.512">
                <text:p>1.512</text:p>
              </table:table-cell>
              <table:table-cell office:value-type="float" office:value="443.5">
                <text:p>443.5</text:p>
              </table:table-cell>
            </table:table-row>
            <table:table-row>
              <table:table-cell office:value-type="float" office:value="1.5225">
                <text:p>1.5225</text:p>
              </table:table-cell>
              <table:table-cell office:value-type="float" office:value="448.75">
                <text:p>448.75</text:p>
              </table:table-cell>
            </table:table-row>
            <table:table-row>
              <table:table-cell office:value-type="float" office:value="1.533">
                <text:p>1.53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1.5435">
                <text:p>1.5435</text:p>
              </table:table-cell>
              <table:table-cell office:value-type="float" office:value="459.25">
                <text:p>459.25</text:p>
              </table:table-cell>
            </table:table-row>
            <table:table-row>
              <table:table-cell office:value-type="float" office:value="1.554">
                <text:p>1.554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float" office:value="1.5645">
                <text:p>1.5645</text:p>
              </table:table-cell>
              <table:table-cell office:value-type="float" office:value="469.75">
                <text:p>469.75</text:p>
              </table:table-cell>
            </table:table-row>
            <table:table-row>
              <table:table-cell office:value-type="float" office:value="1.575">
                <text:p>1.57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.5855">
                <text:p>1.5855</text:p>
              </table:table-cell>
              <table:table-cell office:value-type="float" office:value="480.25">
                <text:p>480.25</text:p>
              </table:table-cell>
            </table:table-row>
            <table:table-row>
              <table:table-cell office:value-type="float" office:value="1.596">
                <text:p>1.596</text:p>
              </table:table-cell>
              <table:table-cell office:value-type="float" office:value="485.5">
                <text:p>485.5</text:p>
              </table:table-cell>
            </table:table-row>
            <table:table-row>
              <table:table-cell office:value-type="float" office:value="1.6065">
                <text:p>1.6065</text:p>
              </table:table-cell>
              <table:table-cell office:value-type="float" office:value="490.75">
                <text:p>490.75</text:p>
              </table:table-cell>
            </table:table-row>
            <table:table-row>
              <table:table-cell office:value-type="float" office:value="1.617">
                <text:p>1.61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1.6275">
                <text:p>1.6275</text:p>
              </table:table-cell>
              <table:table-cell office:value-type="float" office:value="501.25">
                <text:p>501.25</text:p>
              </table:table-cell>
            </table:table-row>
            <table:table-row>
              <table:table-cell office:value-type="float" office:value="1.638">
                <text:p>1.638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float" office:value="1.6485">
                <text:p>1.6485</text:p>
              </table:table-cell>
              <table:table-cell office:value-type="float" office:value="511.75">
                <text:p>511.75</text:p>
              </table:table-cell>
            </table:table-row>
            <table:table-row>
              <table:table-cell office:value-type="float" office:value="1.659">
                <text:p>1.65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1.6695">
                <text:p>1.6695</text:p>
              </table:table-cell>
              <table:table-cell office:value-type="float" office:value="522.25">
                <text:p>522.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527.5">
                <text:p>527.5</text:p>
              </table:table-cell>
            </table:table-row>
            <table:table-row>
              <table:table-cell office:value-type="float" office:value="1.6905">
                <text:p>1.6905</text:p>
              </table:table-cell>
              <table:table-cell office:value-type="float" office:value="532.75">
                <text:p>532.75</text:p>
              </table:table-cell>
            </table:table-row>
            <table:table-row>
              <table:table-cell office:value-type="float" office:value="1.701">
                <text:p>1.70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1.7115">
                <text:p>1.7115</text:p>
              </table:table-cell>
              <table:table-cell office:value-type="float" office:value="543.25">
                <text:p>543.25</text:p>
              </table:table-cell>
            </table:table-row>
            <table:table-row>
              <table:table-cell office:value-type="float" office:value="1.722">
                <text:p>1.722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float" office:value="1.7325">
                <text:p>1.7325</text:p>
              </table:table-cell>
              <table:table-cell office:value-type="float" office:value="553.75">
                <text:p>553.75</text:p>
              </table:table-cell>
            </table:table-row>
            <table:table-row>
              <table:table-cell office:value-type="float" office:value="1.743">
                <text:p>1.74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.7535">
                <text:p>1.7535</text:p>
              </table:table-cell>
              <table:table-cell office:value-type="float" office:value="564.25">
                <text:p>564.25</text:p>
              </table:table-cell>
            </table:table-row>
            <table:table-row>
              <table:table-cell office:value-type="float" office:value="1.764">
                <text:p>1.764</text:p>
              </table:table-cell>
              <table:table-cell office:value-type="float" office:value="569.5">
                <text:p>569.5</text:p>
              </table:table-cell>
            </table:table-row>
            <table:table-row>
              <table:table-cell office:value-type="float" office:value="1.7745">
                <text:p>1.7745</text:p>
              </table:table-cell>
              <table:table-cell office:value-type="float" office:value="574.75">
                <text:p>574.75</text:p>
              </table:table-cell>
            </table:table-row>
            <table:table-row>
              <table:table-cell office:value-type="float" office:value="1.785">
                <text:p>1.78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.7955">
                <text:p>1.7955</text:p>
              </table:table-cell>
              <table:table-cell office:value-type="float" office:value="585.25">
                <text:p>585.25</text:p>
              </table:table-cell>
            </table:table-row>
            <table:table-row>
              <table:table-cell office:value-type="float" office:value="1.806">
                <text:p>1.806</text:p>
              </table:table-cell>
              <table:table-cell office:value-type="float" office:value="590.5">
                <text:p>590.5</text:p>
              </table:table-cell>
            </table:table-row>
            <table:table-row>
              <table:table-cell office:value-type="float" office:value="1.8165">
                <text:p>1.8165</text:p>
              </table:table-cell>
              <table:table-cell office:value-type="float" office:value="595.75">
                <text:p>595.75</text:p>
              </table:table-cell>
            </table:table-row>
            <table:table-row>
              <table:table-cell office:value-type="float" office:value="1.827">
                <text:p>1.82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.8375">
                <text:p>1.8375</text:p>
              </table:table-cell>
              <table:table-cell office:value-type="float" office:value="606.25">
                <text:p>606.25</text:p>
              </table:table-cell>
            </table:table-row>
            <table:table-row>
              <table:table-cell office:value-type="float" office:value="1.848">
                <text:p>1.848</text:p>
              </table:table-cell>
              <table:table-cell office:value-type="float" office:value="611.5">
                <text:p>611.5</text:p>
              </table:table-cell>
            </table:table-row>
            <table:table-row>
              <table:table-cell office:value-type="float" office:value="1.8585">
                <text:p>1.8585</text:p>
              </table:table-cell>
              <table:table-cell office:value-type="float" office:value="616.75">
                <text:p>616.75</text:p>
              </table:table-cell>
            </table:table-row>
            <table:table-row>
              <table:table-cell office:value-type="float" office:value="1.869">
                <text:p>1.86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1.8795">
                <text:p>1.8795</text:p>
              </table:table-cell>
              <table:table-cell office:value-type="float" office:value="627.25">
                <text:p>627.25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632.5">
                <text:p>632.5</text:p>
              </table:table-cell>
            </table:table-row>
            <table:table-row>
              <table:table-cell office:value-type="float" office:value="1.9005">
                <text:p>1.9005</text:p>
              </table:table-cell>
              <table:table-cell office:value-type="float" office:value="637.75">
                <text:p>637.75</text:p>
              </table:table-cell>
            </table:table-row>
            <table:table-row>
              <table:table-cell office:value-type="float" office:value="1.911">
                <text:p>1.91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1.9215">
                <text:p>1.9215</text:p>
              </table:table-cell>
              <table:table-cell office:value-type="float" office:value="648.25">
                <text:p>648.25</text:p>
              </table:table-cell>
            </table:table-row>
            <table:table-row>
              <table:table-cell office:value-type="float" office:value="1.932">
                <text:p>1.932</text:p>
              </table:table-cell>
              <table:table-cell office:value-type="float" office:value="653.5">
                <text:p>653.5</text:p>
              </table:table-cell>
            </table:table-row>
            <table:table-row>
              <table:table-cell office:value-type="float" office:value="1.9425">
                <text:p>1.9425</text:p>
              </table:table-cell>
              <table:table-cell office:value-type="float" office:value="658.75">
                <text:p>658.75</text:p>
              </table:table-cell>
            </table:table-row>
            <table:table-row>
              <table:table-cell office:value-type="float" office:value="1.953">
                <text:p>1.95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1.9635">
                <text:p>1.9635</text:p>
              </table:table-cell>
              <table:table-cell office:value-type="float" office:value="669.25">
                <text:p>669.25</text:p>
              </table:table-cell>
            </table:table-row>
            <table:table-row>
              <table:table-cell office:value-type="float" office:value="1.974">
                <text:p>1.974</text:p>
              </table:table-cell>
              <table:table-cell office:value-type="float" office:value="674.5">
                <text:p>674.5</text:p>
              </table:table-cell>
            </table:table-row>
            <table:table-row>
              <table:table-cell office:value-type="float" office:value="1.9845">
                <text:p>1.9845</text:p>
              </table:table-cell>
              <table:table-cell office:value-type="float" office:value="679.75">
                <text:p>679.75</text:p>
              </table:table-cell>
            </table:table-row>
            <table:table-row>
              <table:table-cell office:value-type="float" office:value="1.995">
                <text:p>1.99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2.0055">
                <text:p>2.0055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float" office:value="2.016">
                <text:p>2.016</text:p>
              </table:table-cell>
              <table:table-cell office:value-type="float" office:value="695.5">
                <text:p>695.5</text:p>
              </table:table-cell>
            </table:table-row>
            <table:table-row>
              <table:table-cell office:value-type="float" office:value="2.0265">
                <text:p>2.0265</text:p>
              </table:table-cell>
              <table:table-cell office:value-type="float" office:value="700.75">
                <text:p>700.75</text:p>
              </table:table-cell>
            </table:table-row>
            <table:table-row>
              <table:table-cell office:value-type="float" office:value="2.037">
                <text:p>2.03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.0475">
                <text:p>2.0475</text:p>
              </table:table-cell>
              <table:table-cell office:value-type="float" office:value="711.25">
                <text:p>711.25</text:p>
              </table:table-cell>
            </table:table-row>
            <table:table-row>
              <table:table-cell office:value-type="float" office:value="2.058">
                <text:p>2.058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float" office:value="2.0685">
                <text:p>2.0685</text:p>
              </table:table-cell>
              <table:table-cell office:value-type="float" office:value="721.75">
                <text:p>721.75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2.0895">
                <text:p>2.0895</text:p>
              </table:table-cell>
              <table:table-cell office:value-type="float" office:value="732.25">
                <text:p>732.2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737.5">
                <text:p>737.5</text:p>
              </table:table-cell>
            </table:table-row>
            <table:table-row>
              <table:table-cell office:value-type="float" office:value="2.1105">
                <text:p>2.1105</text:p>
              </table:table-cell>
              <table:table-cell office:value-type="float" office:value="742.75">
                <text:p>742.75</text:p>
              </table:table-cell>
            </table:table-row>
            <table:table-row>
              <table:table-cell office:value-type="float" office:value="2.121">
                <text:p>2.12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.1315">
                <text:p>2.1315</text:p>
              </table:table-cell>
              <table:table-cell office:value-type="float" office:value="753.25">
                <text:p>753.25</text:p>
              </table:table-cell>
            </table:table-row>
            <table:table-row>
              <table:table-cell office:value-type="float" office:value="2.142">
                <text:p>2.142</text:p>
              </table:table-cell>
              <table:table-cell office:value-type="float" office:value="758.5">
                <text:p>758.5</text:p>
              </table:table-cell>
            </table:table-row>
            <table:table-row>
              <table:table-cell office:value-type="float" office:value="2.1525">
                <text:p>2.1525</text:p>
              </table:table-cell>
              <table:table-cell office:value-type="float" office:value="763.75">
                <text:p>763.75</text:p>
              </table:table-cell>
            </table:table-row>
            <table:table-row>
              <table:table-cell office:value-type="float" office:value="2.163">
                <text:p>2.16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2.1735">
                <text:p>2.1735</text:p>
              </table:table-cell>
              <table:table-cell office:value-type="float" office:value="774.25">
                <text:p>774.25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779.5">
                <text:p>779.5</text:p>
              </table:table-cell>
            </table:table-row>
            <table:table-row>
              <table:table-cell office:value-type="float" office:value="2.1945">
                <text:p>2.1945</text:p>
              </table:table-cell>
              <table:table-cell office:value-type="float" office:value="784.75">
                <text:p>784.75</text:p>
              </table:table-cell>
            </table:table-row>
            <table:table-row>
              <table:table-cell office:value-type="float" office:value="2.205">
                <text:p>2.20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.2155">
                <text:p>2.2155</text:p>
              </table:table-cell>
              <table:table-cell office:value-type="float" office:value="795.25">
                <text:p>795.25</text:p>
              </table:table-cell>
            </table:table-row>
            <table:table-row>
              <table:table-cell office:value-type="float" office:value="2.226">
                <text:p>2.226</text:p>
              </table:table-cell>
              <table:table-cell office:value-type="float" office:value="800.5">
                <text:p>800.5</text:p>
              </table:table-cell>
            </table:table-row>
            <table:table-row>
              <table:table-cell office:value-type="float" office:value="2.2365">
                <text:p>2.2365</text:p>
              </table:table-cell>
              <table:table-cell office:value-type="float" office:value="805.75">
                <text:p>805.75</text:p>
              </table:table-cell>
            </table:table-row>
            <table:table-row>
              <table:table-cell office:value-type="float" office:value="2.247">
                <text:p>2.24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2.2575">
                <text:p>2.2575</text:p>
              </table:table-cell>
              <table:table-cell office:value-type="float" office:value="816.25">
                <text:p>816.25</text:p>
              </table:table-cell>
            </table:table-row>
            <table:table-row>
              <table:table-cell office:value-type="float" office:value="2.268">
                <text:p>2.268</text:p>
              </table:table-cell>
              <table:table-cell office:value-type="float" office:value="821.5">
                <text:p>821.5</text:p>
              </table:table-cell>
            </table:table-row>
            <table:table-row>
              <table:table-cell office:value-type="float" office:value="2.2785">
                <text:p>2.2785</text:p>
              </table:table-cell>
              <table:table-cell office:value-type="float" office:value="826.75">
                <text:p>826.75</text:p>
              </table:table-cell>
            </table:table-row>
            <table:table-row>
              <table:table-cell office:value-type="float" office:value="2.289">
                <text:p>2.28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2.2995">
                <text:p>2.2995</text:p>
              </table:table-cell>
              <table:table-cell office:value-type="float" office:value="837.25">
                <text:p>837.25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842.5">
                <text:p>842.5</text:p>
              </table:table-cell>
            </table:table-row>
            <table:table-row>
              <table:table-cell office:value-type="float" office:value="2.3205">
                <text:p>2.3205</text:p>
              </table:table-cell>
              <table:table-cell office:value-type="float" office:value="847.75">
                <text:p>847.75</text:p>
              </table:table-cell>
            </table:table-row>
            <table:table-row>
              <table:table-cell office:value-type="float" office:value="2.331">
                <text:p>2.33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.3415">
                <text:p>2.3415</text:p>
              </table:table-cell>
              <table:table-cell office:value-type="float" office:value="858.25">
                <text:p>858.25</text:p>
              </table:table-cell>
            </table:table-row>
            <table:table-row>
              <table:table-cell office:value-type="float" office:value="2.352">
                <text:p>2.352</text:p>
              </table:table-cell>
              <table:table-cell office:value-type="float" office:value="863.5">
                <text:p>863.5</text:p>
              </table:table-cell>
            </table:table-row>
            <table:table-row>
              <table:table-cell office:value-type="float" office:value="2.3625">
                <text:p>2.3625</text:p>
              </table:table-cell>
              <table:table-cell office:value-type="float" office:value="868.75">
                <text:p>868.75</text:p>
              </table:table-cell>
            </table:table-row>
            <table:table-row>
              <table:table-cell office:value-type="float" office:value="2.373">
                <text:p>2.37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2.3835">
                <text:p>2.3835</text:p>
              </table:table-cell>
              <table:table-cell office:value-type="float" office:value="879.25">
                <text:p>879.25</text:p>
              </table:table-cell>
            </table:table-row>
            <table:table-row>
              <table:table-cell office:value-type="float" office:value="2.394">
                <text:p>2.394</text:p>
              </table:table-cell>
              <table:table-cell office:value-type="float" office:value="884.5">
                <text:p>884.5</text:p>
              </table:table-cell>
            </table:table-row>
            <table:table-row>
              <table:table-cell office:value-type="float" office:value="2.4045">
                <text:p>2.4045</text:p>
              </table:table-cell>
              <table:table-cell office:value-type="float" office:value="889.75">
                <text:p>889.75</text:p>
              </table:table-cell>
            </table:table-row>
            <table:table-row>
              <table:table-cell office:value-type="float" office:value="2.415">
                <text:p>2.41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2.4255">
                <text:p>2.4255</text:p>
              </table:table-cell>
              <table:table-cell office:value-type="float" office:value="900.25">
                <text:p>900.25</text:p>
              </table:table-cell>
            </table:table-row>
            <table:table-row>
              <table:table-cell office:value-type="float" office:value="2.436">
                <text:p>2.436</text:p>
              </table:table-cell>
              <table:table-cell office:value-type="float" office:value="905.5">
                <text:p>905.5</text:p>
              </table:table-cell>
            </table:table-row>
            <table:table-row>
              <table:table-cell office:value-type="float" office:value="2.4465">
                <text:p>2.4465</text:p>
              </table:table-cell>
              <table:table-cell office:value-type="float" office:value="910.75">
                <text:p>910.75</text:p>
              </table:table-cell>
            </table:table-row>
            <table:table-row>
              <table:table-cell office:value-type="float" office:value="2.457">
                <text:p>2.45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2.4675">
                <text:p>2.4675</text:p>
              </table:table-cell>
              <table:table-cell office:value-type="float" office:value="921.25">
                <text:p>921.25</text:p>
              </table:table-cell>
            </table:table-row>
            <table:table-row>
              <table:table-cell office:value-type="float" office:value="2.478">
                <text:p>2.478</text:p>
              </table:table-cell>
              <table:table-cell office:value-type="float" office:value="926.5">
                <text:p>926.5</text:p>
              </table:table-cell>
            </table:table-row>
            <table:table-row>
              <table:table-cell office:value-type="float" office:value="2.4885">
                <text:p>2.4885</text:p>
              </table:table-cell>
              <table:table-cell office:value-type="float" office:value="931.75">
                <text:p>931.75</text:p>
              </table:table-cell>
            </table:table-row>
            <table:table-row>
              <table:table-cell office:value-type="float" office:value="2.499">
                <text:p>2.49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2.5095">
                <text:p>2.5095</text:p>
              </table:table-cell>
              <table:table-cell office:value-type="float" office:value="942.25">
                <text:p>942.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947.5">
                <text:p>947.5</text:p>
              </table:table-cell>
            </table:table-row>
            <table:table-row>
              <table:table-cell office:value-type="float" office:value="2.5305">
                <text:p>2.5305</text:p>
              </table:table-cell>
              <table:table-cell office:value-type="float" office:value="952.75">
                <text:p>952.75</text:p>
              </table:table-cell>
            </table:table-row>
            <table:table-row>
              <table:table-cell office:value-type="float" office:value="2.541">
                <text:p>2.54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2.5515">
                <text:p>2.5515</text:p>
              </table:table-cell>
              <table:table-cell office:value-type="float" office:value="963.25">
                <text:p>963.25</text:p>
              </table:table-cell>
            </table:table-row>
            <table:table-row>
              <table:table-cell office:value-type="float" office:value="2.562">
                <text:p>2.562</text:p>
              </table:table-cell>
              <table:table-cell office:value-type="float" office:value="968.5">
                <text:p>968.5</text:p>
              </table:table-cell>
            </table:table-row>
            <table:table-row>
              <table:table-cell office:value-type="float" office:value="2.5725">
                <text:p>2.5725</text:p>
              </table:table-cell>
              <table:table-cell office:value-type="float" office:value="973.75">
                <text:p>973.75</text:p>
              </table:table-cell>
            </table:table-row>
            <table:table-row>
              <table:table-cell office:value-type="float" office:value="2.583">
                <text:p>2.58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.5935">
                <text:p>2.5935</text:p>
              </table:table-cell>
              <table:table-cell office:value-type="float" office:value="984.25">
                <text:p>984.25</text:p>
              </table:table-cell>
            </table:table-row>
            <table:table-row>
              <table:table-cell office:value-type="float" office:value="2.604">
                <text:p>2.604</text:p>
              </table:table-cell>
              <table:table-cell office:value-type="float" office:value="989.5">
                <text:p>989.5</text:p>
              </table:table-cell>
            </table:table-row>
            <table:table-row>
              <table:table-cell office:value-type="float" office:value="2.6145">
                <text:p>2.6145</text:p>
              </table:table-cell>
              <table:table-cell office:value-type="float" office:value="994.75">
                <text:p>994.75</text:p>
              </table:table-cell>
            </table:table-row>
            <table:table-row>
              <table:table-cell office:value-type="float" office:value="2.625">
                <text:p>2.6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.6355">
                <text:p>2.6355</text:p>
              </table:table-cell>
              <table:table-cell office:value-type="float" office:value="1005.25">
                <text:p>1005.25</text:p>
              </table:table-cell>
            </table:table-row>
            <table:table-row>
              <table:table-cell office:value-type="float" office:value="2.646">
                <text:p>2.646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float" office:value="2.6565">
                <text:p>2.6565</text:p>
              </table:table-cell>
              <table:table-cell office:value-type="float" office:value="1015.75">
                <text:p>1015.75</text:p>
              </table:table-cell>
            </table:table-row>
            <table:table-row>
              <table:table-cell office:value-type="float" office:value="2.667">
                <text:p>2.667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2.6775">
                <text:p>2.6775</text:p>
              </table:table-cell>
              <table:table-cell office:value-type="float" office:value="1026.25">
                <text:p>1026.25</text:p>
              </table:table-cell>
            </table:table-row>
            <table:table-row>
              <table:table-cell office:value-type="float" office:value="2.688">
                <text:p>2.688</text:p>
              </table:table-cell>
              <table:table-cell office:value-type="float" office:value="1031.5">
                <text:p>1031.5</text:p>
              </table:table-cell>
            </table:table-row>
            <table:table-row>
              <table:table-cell office:value-type="float" office:value="2.6985">
                <text:p>2.6985</text:p>
              </table:table-cell>
              <table:table-cell office:value-type="float" office:value="1036.75">
                <text:p>1036.75</text:p>
              </table:table-cell>
            </table:table-row>
            <table:table-row>
              <table:table-cell office:value-type="float" office:value="2.709">
                <text:p>2.70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2.7195">
                <text:p>2.7195</text:p>
              </table:table-cell>
              <table:table-cell office:value-type="float" office:value="1047.25">
                <text:p>1047.25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1052.5">
                <text:p>1052.5</text:p>
              </table:table-cell>
            </table:table-row>
            <table:table-row>
              <table:table-cell office:value-type="float" office:value="2.7405">
                <text:p>2.7405</text:p>
              </table:table-cell>
              <table:table-cell office:value-type="float" office:value="1057.75">
                <text:p>1057.75</text:p>
              </table:table-cell>
            </table:table-row>
            <table:table-row>
              <table:table-cell office:value-type="float" office:value="2.751">
                <text:p>2.75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2.7615">
                <text:p>2.7615</text:p>
              </table:table-cell>
              <table:table-cell office:value-type="float" office:value="1068.25">
                <text:p>1068.25</text:p>
              </table:table-cell>
            </table:table-row>
            <table:table-row>
              <table:table-cell office:value-type="float" office:value="2.772">
                <text:p>2.772</text:p>
              </table:table-cell>
              <table:table-cell office:value-type="float" office:value="1073.5">
                <text:p>1073.5</text:p>
              </table:table-cell>
            </table:table-row>
            <table:table-row>
              <table:table-cell office:value-type="float" office:value="2.7825">
                <text:p>2.7825</text:p>
              </table:table-cell>
              <table:table-cell office:value-type="float" office:value="1078.75">
                <text:p>1078.75</text:p>
              </table:table-cell>
            </table:table-row>
            <table:table-row>
              <table:table-cell office:value-type="float" office:value="2.793">
                <text:p>2.79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2.8035">
                <text:p>2.8035</text:p>
              </table:table-cell>
              <table:table-cell office:value-type="float" office:value="1089.25">
                <text:p>1089.25</text:p>
              </table:table-cell>
            </table:table-row>
            <table:table-row>
              <table:table-cell office:value-type="float" office:value="2.814">
                <text:p>2.814</text:p>
              </table:table-cell>
              <table:table-cell office:value-type="float" office:value="1094.5">
                <text:p>1094.5</text:p>
              </table:table-cell>
            </table:table-row>
            <table:table-row>
              <table:table-cell office:value-type="float" office:value="2.8245">
                <text:p>2.8245</text:p>
              </table:table-cell>
              <table:table-cell office:value-type="float" office:value="1099.75">
                <text:p>1099.75</text:p>
              </table:table-cell>
            </table:table-row>
            <table:table-row>
              <table:table-cell office:value-type="float" office:value="2.835">
                <text:p>2.83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2.8455">
                <text:p>2.8455</text:p>
              </table:table-cell>
              <table:table-cell office:value-type="float" office:value="1110.25">
                <text:p>1110.25</text:p>
              </table:table-cell>
            </table:table-row>
            <table:table-row>
              <table:table-cell office:value-type="float" office:value="2.856">
                <text:p>2.856</text:p>
              </table:table-cell>
              <table:table-cell office:value-type="float" office:value="1115.5">
                <text:p>1115.5</text:p>
              </table:table-cell>
            </table:table-row>
            <table:table-row>
              <table:table-cell office:value-type="float" office:value="2.8665">
                <text:p>2.8665</text:p>
              </table:table-cell>
              <table:table-cell office:value-type="float" office:value="1120.75">
                <text:p>1120.75</text:p>
              </table:table-cell>
            </table:table-row>
            <table:table-row>
              <table:table-cell office:value-type="float" office:value="2.877">
                <text:p>2.87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2.8875">
                <text:p>2.8875</text:p>
              </table:table-cell>
              <table:table-cell office:value-type="float" office:value="1131.25">
                <text:p>1131.25</text:p>
              </table:table-cell>
            </table:table-row>
            <table:table-row>
              <table:table-cell office:value-type="float" office:value="2.898">
                <text:p>2.898</text:p>
              </table:table-cell>
              <table:table-cell office:value-type="float" office:value="1136.5">
                <text:p>1136.5</text:p>
              </table:table-cell>
            </table:table-row>
            <table:table-row>
              <table:table-cell office:value-type="float" office:value="2.9085">
                <text:p>2.9085</text:p>
              </table:table-cell>
              <table:table-cell office:value-type="float" office:value="1141.75">
                <text:p>1141.75</text:p>
              </table:table-cell>
            </table:table-row>
            <table:table-row>
              <table:table-cell office:value-type="float" office:value="2.919">
                <text:p>2.91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2.9295">
                <text:p>2.9295</text:p>
              </table:table-cell>
              <table:table-cell office:value-type="float" office:value="1152.25">
                <text:p>1152.2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float" office:value="2.9505">
                <text:p>2.9505</text:p>
              </table:table-cell>
              <table:table-cell office:value-type="float" office:value="1162.75">
                <text:p>1162.75</text:p>
              </table:table-cell>
            </table:table-row>
            <table:table-row>
              <table:table-cell office:value-type="float" office:value="2.961">
                <text:p>2.961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2.9715">
                <text:p>2.9715</text:p>
              </table:table-cell>
              <table:table-cell office:value-type="float" office:value="1173.25">
                <text:p>1173.25</text:p>
              </table:table-cell>
            </table:table-row>
            <table:table-row>
              <table:table-cell office:value-type="float" office:value="2.982">
                <text:p>2.982</text:p>
              </table:table-cell>
              <table:table-cell office:value-type="float" office:value="1178.5">
                <text:p>1178.5</text:p>
              </table:table-cell>
            </table:table-row>
            <table:table-row>
              <table:table-cell office:value-type="float" office:value="2.9925">
                <text:p>2.9925</text:p>
              </table:table-cell>
              <table:table-cell office:value-type="float" office:value="1183.75">
                <text:p>1183.75</text:p>
              </table:table-cell>
            </table:table-row>
            <table:table-row>
              <table:table-cell office:value-type="float" office:value="3.003">
                <text:p>3.00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3.0135">
                <text:p>3.0135</text:p>
              </table:table-cell>
              <table:table-cell office:value-type="float" office:value="1194.25">
                <text:p>1194.25</text:p>
              </table:table-cell>
            </table:table-row>
            <table:table-row>
              <table:table-cell office:value-type="float" office:value="3.024">
                <text:p>3.024</text:p>
              </table:table-cell>
              <table:table-cell office:value-type="float" office:value="1199.5">
                <text:p>1199.5</text:p>
              </table:table-cell>
            </table:table-row>
            <table:table-row>
              <table:table-cell office:value-type="float" office:value="3.0345">
                <text:p>3.0345</text:p>
              </table:table-cell>
              <table:table-cell office:value-type="float" office:value="1204.75">
                <text:p>1204.75</text:p>
              </table:table-cell>
            </table:table-row>
            <table:table-row>
              <table:table-cell office:value-type="float" office:value="3.045">
                <text:p>3.04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3.0555">
                <text:p>3.0555</text:p>
              </table:table-cell>
              <table:table-cell office:value-type="float" office:value="1215.25">
                <text:p>1215.25</text:p>
              </table:table-cell>
            </table:table-row>
            <table:table-row>
              <table:table-cell office:value-type="float" office:value="3.066">
                <text:p>3.066</text:p>
              </table:table-cell>
              <table:table-cell office:value-type="float" office:value="1220.5">
                <text:p>1220.5</text:p>
              </table:table-cell>
            </table:table-row>
            <table:table-row>
              <table:table-cell office:value-type="float" office:value="3.0765">
                <text:p>3.0765</text:p>
              </table:table-cell>
              <table:table-cell office:value-type="float" office:value="1225.75">
                <text:p>1225.75</text:p>
              </table:table-cell>
            </table:table-row>
            <table:table-row>
              <table:table-cell office:value-type="float" office:value="3.087">
                <text:p>3.08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3.0975">
                <text:p>3.0975</text:p>
              </table:table-cell>
              <table:table-cell office:value-type="float" office:value="1236.25">
                <text:p>1236.25</text:p>
              </table:table-cell>
            </table:table-row>
            <table:table-row>
              <table:table-cell office:value-type="float" office:value="3.108">
                <text:p>3.108</text:p>
              </table:table-cell>
              <table:table-cell office:value-type="float" office:value="1241.5">
                <text:p>1241.5</text:p>
              </table:table-cell>
            </table:table-row>
            <table:table-row>
              <table:table-cell office:value-type="float" office:value="3.1185">
                <text:p>3.1185</text:p>
              </table:table-cell>
              <table:table-cell office:value-type="float" office:value="1246.75">
                <text:p>1246.75</text:p>
              </table:table-cell>
            </table:table-row>
            <table:table-row>
              <table:table-cell office:value-type="float" office:value="3.129">
                <text:p>3.12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3.1395">
                <text:p>3.1395</text:p>
              </table:table-cell>
              <table:table-cell office:value-type="float" office:value="1257.25">
                <text:p>1257.25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262.5">
                <text:p>1262.5</text:p>
              </table:table-cell>
            </table:table-row>
            <table:table-row>
              <table:table-cell office:value-type="float" office:value="3.1605">
                <text:p>3.1605</text:p>
              </table:table-cell>
              <table:table-cell office:value-type="float" office:value="1267.75">
                <text:p>1267.75</text:p>
              </table:table-cell>
            </table:table-row>
            <table:table-row>
              <table:table-cell office:value-type="float" office:value="3.171">
                <text:p>3.17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3.1815">
                <text:p>3.1815</text:p>
              </table:table-cell>
              <table:table-cell office:value-type="float" office:value="1278.25">
                <text:p>1278.25</text:p>
              </table:table-cell>
            </table:table-row>
            <table:table-row>
              <table:table-cell office:value-type="float" office:value="3.192">
                <text:p>3.192</text:p>
              </table:table-cell>
              <table:table-cell office:value-type="float" office:value="1283.5">
                <text:p>1283.5</text:p>
              </table:table-cell>
            </table:table-row>
            <table:table-row>
              <table:table-cell office:value-type="float" office:value="3.2025">
                <text:p>3.2025</text:p>
              </table:table-cell>
              <table:table-cell office:value-type="float" office:value="1288.75">
                <text:p>1288.75</text:p>
              </table:table-cell>
            </table:table-row>
            <table:table-row>
              <table:table-cell office:value-type="float" office:value="3.213">
                <text:p>3.21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3.2235">
                <text:p>3.2235</text:p>
              </table:table-cell>
              <table:table-cell office:value-type="float" office:value="1299.25">
                <text:p>1299.25</text:p>
              </table:table-cell>
            </table:table-row>
            <table:table-row>
              <table:table-cell office:value-type="float" office:value="3.234">
                <text:p>3.234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float" office:value="3.2445">
                <text:p>3.2445</text:p>
              </table:table-cell>
              <table:table-cell office:value-type="float" office:value="1309.75">
                <text:p>1309.75</text:p>
              </table:table-cell>
            </table:table-row>
            <table:table-row>
              <table:table-cell office:value-type="float" office:value="3.255">
                <text:p>3.25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3.2655">
                <text:p>3.2655</text:p>
              </table:table-cell>
              <table:table-cell office:value-type="float" office:value="1320.25">
                <text:p>1320.25</text:p>
              </table:table-cell>
            </table:table-row>
            <table:table-row>
              <table:table-cell office:value-type="float" office:value="3.276">
                <text:p>3.276</text:p>
              </table:table-cell>
              <table:table-cell office:value-type="float" office:value="1325.5">
                <text:p>1325.5</text:p>
              </table:table-cell>
            </table:table-row>
            <table:table-row>
              <table:table-cell office:value-type="float" office:value="3.2865">
                <text:p>3.2865</text:p>
              </table:table-cell>
              <table:table-cell office:value-type="float" office:value="1330.75">
                <text:p>1330.75</text:p>
              </table:table-cell>
            </table:table-row>
            <table:table-row>
              <table:table-cell office:value-type="float" office:value="3.297">
                <text:p>3.29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3.3075">
                <text:p>3.3075</text:p>
              </table:table-cell>
              <table:table-cell office:value-type="float" office:value="1341.25">
                <text:p>1341.25</text:p>
              </table:table-cell>
            </table:table-row>
            <table:table-row>
              <table:table-cell office:value-type="float" office:value="3.318">
                <text:p>3.318</text:p>
              </table:table-cell>
              <table:table-cell office:value-type="float" office:value="1346.5">
                <text:p>1346.5</text:p>
              </table:table-cell>
            </table:table-row>
            <table:table-row>
              <table:table-cell office:value-type="float" office:value="3.3285">
                <text:p>3.3285</text:p>
              </table:table-cell>
              <table:table-cell office:value-type="float" office:value="1351.75">
                <text:p>1351.75</text:p>
              </table:table-cell>
            </table:table-row>
            <table:table-row>
              <table:table-cell office:value-type="float" office:value="3.339">
                <text:p>3.339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float" office:value="3.3495">
                <text:p>3.3495</text:p>
              </table:table-cell>
              <table:table-cell office:value-type="float" office:value="1362.25">
                <text:p>1362.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1367.5">
                <text:p>1367.5</text:p>
              </table:table-cell>
            </table:table-row>
            <table:table-row>
              <table:table-cell office:value-type="float" office:value="3.3705">
                <text:p>3.3705</text:p>
              </table:table-cell>
              <table:table-cell office:value-type="float" office:value="1372.75">
                <text:p>1372.75</text:p>
              </table:table-cell>
            </table:table-row>
            <table:table-row>
              <table:table-cell office:value-type="float" office:value="3.381">
                <text:p>3.38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3.3915">
                <text:p>3.3915</text:p>
              </table:table-cell>
              <table:table-cell office:value-type="float" office:value="1383.25">
                <text:p>1383.25</text:p>
              </table:table-cell>
            </table:table-row>
            <table:table-row>
              <table:table-cell office:value-type="float" office:value="3.402">
                <text:p>3.402</text:p>
              </table:table-cell>
              <table:table-cell office:value-type="float" office:value="1388.5">
                <text:p>1388.5</text:p>
              </table:table-cell>
            </table:table-row>
            <table:table-row>
              <table:table-cell office:value-type="float" office:value="3.4125">
                <text:p>3.4125</text:p>
              </table:table-cell>
              <table:table-cell office:value-type="float" office:value="1393.75">
                <text:p>1393.75</text:p>
              </table:table-cell>
            </table:table-row>
            <table:table-row>
              <table:table-cell office:value-type="float" office:value="3.423">
                <text:p>3.423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3.4335">
                <text:p>3.4335</text:p>
              </table:table-cell>
              <table:table-cell office:value-type="float" office:value="1404.25">
                <text:p>1404.25</text:p>
              </table:table-cell>
            </table:table-row>
            <table:table-row>
              <table:table-cell office:value-type="float" office:value="3.444">
                <text:p>3.444</text:p>
              </table:table-cell>
              <table:table-cell office:value-type="float" office:value="1409.5">
                <text:p>1409.5</text:p>
              </table:table-cell>
            </table:table-row>
            <table:table-row>
              <table:table-cell office:value-type="float" office:value="3.4545">
                <text:p>3.4545</text:p>
              </table:table-cell>
              <table:table-cell office:value-type="float" office:value="1414.75">
                <text:p>1414.75</text:p>
              </table:table-cell>
            </table:table-row>
            <table:table-row>
              <table:table-cell office:value-type="float" office:value="3.465">
                <text:p>3.46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3.4755">
                <text:p>3.4755</text:p>
              </table:table-cell>
              <table:table-cell office:value-type="float" office:value="1425.25">
                <text:p>1425.25</text:p>
              </table:table-cell>
            </table:table-row>
            <table:table-row>
              <table:table-cell office:value-type="float" office:value="3.486">
                <text:p>3.486</text:p>
              </table:table-cell>
              <table:table-cell office:value-type="float" office:value="1430.5">
                <text:p>1430.5</text:p>
              </table:table-cell>
            </table:table-row>
            <table:table-row>
              <table:table-cell office:value-type="float" office:value="3.4965">
                <text:p>3.4965</text:p>
              </table:table-cell>
              <table:table-cell office:value-type="float" office:value="1435.75">
                <text:p>1435.75</text:p>
              </table:table-cell>
            </table:table-row>
            <table:table-row>
              <table:table-cell office:value-type="float" office:value="3.507">
                <text:p>3.507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3.5175">
                <text:p>3.5175</text:p>
              </table:table-cell>
              <table:table-cell office:value-type="float" office:value="1446.25">
                <text:p>1446.25</text:p>
              </table:table-cell>
            </table:table-row>
            <table:table-row>
              <table:table-cell office:value-type="float" office:value="3.528">
                <text:p>3.528</text:p>
              </table:table-cell>
              <table:table-cell office:value-type="float" office:value="1451.5">
                <text:p>1451.5</text:p>
              </table:table-cell>
            </table:table-row>
            <table:table-row>
              <table:table-cell office:value-type="float" office:value="3.5385">
                <text:p>3.5385</text:p>
              </table:table-cell>
              <table:table-cell office:value-type="float" office:value="1456.75">
                <text:p>1456.75</text:p>
              </table:table-cell>
            </table:table-row>
            <table:table-row>
              <table:table-cell office:value-type="float" office:value="3.549">
                <text:p>3.5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3.5595">
                <text:p>3.5595</text:p>
              </table:table-cell>
              <table:table-cell office:value-type="float" office:value="1467.25">
                <text:p>1467.25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1472.5">
                <text:p>1472.5</text:p>
              </table:table-cell>
            </table:table-row>
            <table:table-row>
              <table:table-cell office:value-type="float" office:value="3.5805">
                <text:p>3.5805</text:p>
              </table:table-cell>
              <table:table-cell office:value-type="float" office:value="1477.75">
                <text:p>1477.75</text:p>
              </table:table-cell>
            </table:table-row>
            <table:table-row>
              <table:table-cell office:value-type="float" office:value="3.591">
                <text:p>3.591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float" office:value="3.6015">
                <text:p>3.6015</text:p>
              </table:table-cell>
              <table:table-cell office:value-type="float" office:value="1488.25">
                <text:p>1488.25</text:p>
              </table:table-cell>
            </table:table-row>
            <table:table-row>
              <table:table-cell office:value-type="float" office:value="3.612">
                <text:p>3.612</text:p>
              </table:table-cell>
              <table:table-cell office:value-type="float" office:value="1493.5">
                <text:p>1493.5</text:p>
              </table:table-cell>
            </table:table-row>
            <table:table-row>
              <table:table-cell office:value-type="float" office:value="3.6225">
                <text:p>3.6225</text:p>
              </table:table-cell>
              <table:table-cell office:value-type="float" office:value="1498.75">
                <text:p>1498.75</text:p>
              </table:table-cell>
            </table:table-row>
            <table:table-row>
              <table:table-cell office:value-type="float" office:value="3.633">
                <text:p>3.6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float" office:value="3.6435">
                <text:p>3.6435</text:p>
              </table:table-cell>
              <table:table-cell office:value-type="float" office:value="1509.25">
                <text:p>1509.25</text:p>
              </table:table-cell>
            </table:table-row>
            <table:table-row>
              <table:table-cell office:value-type="float" office:value="3.654">
                <text:p>3.654</text:p>
              </table:table-cell>
              <table:table-cell office:value-type="float" office:value="1514.5">
                <text:p>1514.5</text:p>
              </table:table-cell>
            </table:table-row>
            <table:table-row>
              <table:table-cell office:value-type="float" office:value="3.6645">
                <text:p>3.6645</text:p>
              </table:table-cell>
              <table:table-cell office:value-type="float" office:value="1519.75">
                <text:p>1519.75</text:p>
              </table:table-cell>
            </table:table-row>
            <table:table-row>
              <table:table-cell office:value-type="float" office:value="3.675">
                <text:p>3.67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3.6855">
                <text:p>3.6855</text:p>
              </table:table-cell>
              <table:table-cell office:value-type="float" office:value="1530.25">
                <text:p>1530.25</text:p>
              </table:table-cell>
            </table:table-row>
            <table:table-row>
              <table:table-cell office:value-type="float" office:value="3.696">
                <text:p>3.696</text:p>
              </table:table-cell>
              <table:table-cell office:value-type="float" office:value="1535.5">
                <text:p>1535.5</text:p>
              </table:table-cell>
            </table:table-row>
            <table:table-row>
              <table:table-cell office:value-type="float" office:value="3.7065">
                <text:p>3.7065</text:p>
              </table:table-cell>
              <table:table-cell office:value-type="float" office:value="1540.75">
                <text:p>1540.75</text:p>
              </table:table-cell>
            </table:table-row>
            <table:table-row>
              <table:table-cell office:value-type="float" office:value="3.717">
                <text:p>3.71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3.7275">
                <text:p>3.7275</text:p>
              </table:table-cell>
              <table:table-cell office:value-type="float" office:value="1551.25">
                <text:p>1551.25</text:p>
              </table:table-cell>
            </table:table-row>
            <table:table-row>
              <table:table-cell office:value-type="float" office:value="3.738">
                <text:p>3.738</text:p>
              </table:table-cell>
              <table:table-cell office:value-type="float" office:value="1556.5">
                <text:p>1556.5</text:p>
              </table:table-cell>
            </table:table-row>
            <table:table-row>
              <table:table-cell office:value-type="float" office:value="3.7485">
                <text:p>3.7485</text:p>
              </table:table-cell>
              <table:table-cell office:value-type="float" office:value="1561.75">
                <text:p>1561.75</text:p>
              </table:table-cell>
            </table:table-row>
            <table:table-row>
              <table:table-cell office:value-type="float" office:value="3.759">
                <text:p>3.75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3.7695">
                <text:p>3.7695</text:p>
              </table:table-cell>
              <table:table-cell office:value-type="float" office:value="1572.25">
                <text:p>1572.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577.5">
                <text:p>1577.5</text:p>
              </table:table-cell>
            </table:table-row>
            <table:table-row>
              <table:table-cell office:value-type="float" office:value="3.7905">
                <text:p>3.7905</text:p>
              </table:table-cell>
              <table:table-cell office:value-type="float" office:value="1582.75">
                <text:p>1582.75</text:p>
              </table:table-cell>
            </table:table-row>
            <table:table-row>
              <table:table-cell office:value-type="float" office:value="3.801">
                <text:p>3.80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3.8115">
                <text:p>3.8115</text:p>
              </table:table-cell>
              <table:table-cell office:value-type="float" office:value="1593.25">
                <text:p>1593.25</text:p>
              </table:table-cell>
            </table:table-row>
            <table:table-row>
              <table:table-cell office:value-type="float" office:value="3.822">
                <text:p>3.822</text:p>
              </table:table-cell>
              <table:table-cell office:value-type="float" office:value="1598.5">
                <text:p>1598.5</text:p>
              </table:table-cell>
            </table:table-row>
            <table:table-row>
              <table:table-cell office:value-type="float" office:value="3.8325">
                <text:p>3.8325</text:p>
              </table:table-cell>
              <table:table-cell office:value-type="float" office:value="1603.75">
                <text:p>1603.75</text:p>
              </table:table-cell>
            </table:table-row>
            <table:table-row>
              <table:table-cell office:value-type="float" office:value="3.843">
                <text:p>3.843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3.8535">
                <text:p>3.8535</text:p>
              </table:table-cell>
              <table:table-cell office:value-type="float" office:value="1614.25">
                <text:p>1614.25</text:p>
              </table:table-cell>
            </table:table-row>
            <table:table-row>
              <table:table-cell office:value-type="float" office:value="3.864">
                <text:p>3.864</text:p>
              </table:table-cell>
              <table:table-cell office:value-type="float" office:value="1619.5">
                <text:p>1619.5</text:p>
              </table:table-cell>
            </table:table-row>
            <table:table-row>
              <table:table-cell office:value-type="float" office:value="3.8745">
                <text:p>3.8745</text:p>
              </table:table-cell>
              <table:table-cell office:value-type="float" office:value="1624.75">
                <text:p>1624.75</text:p>
              </table:table-cell>
            </table:table-row>
            <table:table-row>
              <table:table-cell office:value-type="float" office:value="3.885">
                <text:p>3.885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3.8955">
                <text:p>3.8955</text:p>
              </table:table-cell>
              <table:table-cell office:value-type="float" office:value="1635.25">
                <text:p>1635.25</text:p>
              </table:table-cell>
            </table:table-row>
            <table:table-row>
              <table:table-cell office:value-type="float" office:value="3.906">
                <text:p>3.906</text:p>
              </table:table-cell>
              <table:table-cell office:value-type="float" office:value="1640.5">
                <text:p>1640.5</text:p>
              </table:table-cell>
            </table:table-row>
            <table:table-row>
              <table:table-cell office:value-type="float" office:value="3.9165">
                <text:p>3.9165</text:p>
              </table:table-cell>
              <table:table-cell office:value-type="float" office:value="1645.75">
                <text:p>1645.75</text:p>
              </table:table-cell>
            </table:table-row>
            <table:table-row>
              <table:table-cell office:value-type="float" office:value="3.927">
                <text:p>3.927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3.9375">
                <text:p>3.9375</text:p>
              </table:table-cell>
              <table:table-cell office:value-type="float" office:value="1656.25">
                <text:p>1656.25</text:p>
              </table:table-cell>
            </table:table-row>
            <table:table-row>
              <table:table-cell office:value-type="float" office:value="3.948">
                <text:p>3.948</text:p>
              </table:table-cell>
              <table:table-cell office:value-type="float" office:value="1661.5">
                <text:p>1661.5</text:p>
              </table:table-cell>
            </table:table-row>
            <table:table-row>
              <table:table-cell office:value-type="float" office:value="3.9585">
                <text:p>3.9585</text:p>
              </table:table-cell>
              <table:table-cell office:value-type="float" office:value="1666.75">
                <text:p>1666.75</text:p>
              </table:table-cell>
            </table:table-row>
            <table:table-row>
              <table:table-cell office:value-type="float" office:value="3.969">
                <text:p>3.969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3.9795">
                <text:p>3.9795</text:p>
              </table:table-cell>
              <table:table-cell office:value-type="float" office:value="1677.25">
                <text:p>1677.25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1682.5">
                <text:p>1682.5</text:p>
              </table:table-cell>
            </table:table-row>
            <table:table-row>
              <table:table-cell office:value-type="float" office:value="4.0005">
                <text:p>4.0005</text:p>
              </table:table-cell>
              <table:table-cell office:value-type="float" office:value="1687.74995">
                <text:p>1687.74995</text:p>
              </table:table-cell>
            </table:table-row>
            <table:table-row>
              <table:table-cell office:value-type="float" office:value="4.011">
                <text:p>4.011</text:p>
              </table:table-cell>
              <table:table-cell office:value-type="float" office:value="1692.9758">
                <text:p>1692.9758</text:p>
              </table:table-cell>
            </table:table-row>
            <table:table-row>
              <table:table-cell office:value-type="float" office:value="4.0215">
                <text:p>4.0215</text:p>
              </table:table-cell>
              <table:table-cell office:value-type="float" office:value="1698.15755">
                <text:p>1698.15755</text:p>
              </table:table-cell>
            </table:table-row>
            <table:table-row>
              <table:table-cell office:value-type="float" office:value="4.032">
                <text:p>4.032</text:p>
              </table:table-cell>
              <table:table-cell office:value-type="float" office:value="1703.2952">
                <text:p>1703.2952</text:p>
              </table:table-cell>
            </table:table-row>
            <table:table-row>
              <table:table-cell office:value-type="float" office:value="4.0425">
                <text:p>4.0425</text:p>
              </table:table-cell>
              <table:table-cell office:value-type="float" office:value="1708.38875">
                <text:p>1708.38875</text:p>
              </table:table-cell>
            </table:table-row>
            <table:table-row>
              <table:table-cell office:value-type="float" office:value="4.053">
                <text:p>4.053</text:p>
              </table:table-cell>
              <table:table-cell office:value-type="float" office:value="1713.4382">
                <text:p>1713.4382</text:p>
              </table:table-cell>
            </table:table-row>
            <table:table-row>
              <table:table-cell office:value-type="float" office:value="4.0635">
                <text:p>4.0635</text:p>
              </table:table-cell>
              <table:table-cell office:value-type="float" office:value="1718.44355">
                <text:p>1718.44355</text:p>
              </table:table-cell>
            </table:table-row>
            <table:table-row>
              <table:table-cell office:value-type="float" office:value="4.074">
                <text:p>4.074</text:p>
              </table:table-cell>
              <table:table-cell office:value-type="float" office:value="1723.4048">
                <text:p>1723.4048</text:p>
              </table:table-cell>
            </table:table-row>
            <table:table-row>
              <table:table-cell office:value-type="float" office:value="4.0845">
                <text:p>4.0845</text:p>
              </table:table-cell>
              <table:table-cell office:value-type="float" office:value="1728.32195">
                <text:p>1728.32195</text:p>
              </table:table-cell>
            </table:table-row>
            <table:table-row>
              <table:table-cell office:value-type="float" office:value="4.095">
                <text:p>4.095</text:p>
              </table:table-cell>
              <table:table-cell office:value-type="float" office:value="1733.195">
                <text:p>1733.195</text:p>
              </table:table-cell>
            </table:table-row>
            <table:table-row>
              <table:table-cell office:value-type="float" office:value="4.1055">
                <text:p>4.1055</text:p>
              </table:table-cell>
              <table:table-cell office:value-type="float" office:value="1738.02395">
                <text:p>1738.02395</text:p>
              </table:table-cell>
            </table:table-row>
            <table:table-row>
              <table:table-cell office:value-type="float" office:value="4.116">
                <text:p>4.116</text:p>
              </table:table-cell>
              <table:table-cell office:value-type="float" office:value="1742.8088">
                <text:p>1742.8088</text:p>
              </table:table-cell>
            </table:table-row>
            <table:table-row>
              <table:table-cell office:value-type="float" office:value="4.1265">
                <text:p>4.1265</text:p>
              </table:table-cell>
              <table:table-cell office:value-type="float" office:value="1747.54955">
                <text:p>1747.54955</text:p>
              </table:table-cell>
            </table:table-row>
            <table:table-row>
              <table:table-cell office:value-type="float" office:value="4.137">
                <text:p>4.137</text:p>
              </table:table-cell>
              <table:table-cell office:value-type="float" office:value="1752.2462">
                <text:p>1752.2462</text:p>
              </table:table-cell>
            </table:table-row>
            <table:table-row>
              <table:table-cell office:value-type="float" office:value="4.1475">
                <text:p>4.1475</text:p>
              </table:table-cell>
              <table:table-cell office:value-type="float" office:value="1756.89875">
                <text:p>1756.89875</text:p>
              </table:table-cell>
            </table:table-row>
            <table:table-row>
              <table:table-cell office:value-type="float" office:value="4.158">
                <text:p>4.158</text:p>
              </table:table-cell>
              <table:table-cell office:value-type="float" office:value="1761.5072">
                <text:p>1761.5072</text:p>
              </table:table-cell>
            </table:table-row>
            <table:table-row>
              <table:table-cell office:value-type="float" office:value="4.1685">
                <text:p>4.1685</text:p>
              </table:table-cell>
              <table:table-cell office:value-type="float" office:value="1766.07155">
                <text:p>1766.07155</text:p>
              </table:table-cell>
            </table:table-row>
            <table:table-row>
              <table:table-cell office:value-type="float" office:value="4.179">
                <text:p>4.179</text:p>
              </table:table-cell>
              <table:table-cell office:value-type="float" office:value="1770.5918">
                <text:p>1770.5918</text:p>
              </table:table-cell>
            </table:table-row>
            <table:table-row>
              <table:table-cell office:value-type="float" office:value="4.1895">
                <text:p>4.1895</text:p>
              </table:table-cell>
              <table:table-cell office:value-type="float" office:value="1775.06795">
                <text:p>1775.0679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779.5">
                <text:p>1779.5</text:p>
              </table:table-cell>
            </table:table-row>
            <table:table-row>
              <table:table-cell office:value-type="float" office:value="4.2105">
                <text:p>4.2105</text:p>
              </table:table-cell>
              <table:table-cell office:value-type="float" office:value="1783.88795">
                <text:p>1783.88795</text:p>
              </table:table-cell>
            </table:table-row>
            <table:table-row>
              <table:table-cell office:value-type="float" office:value="4.221">
                <text:p>4.221</text:p>
              </table:table-cell>
              <table:table-cell office:value-type="float" office:value="1788.2318">
                <text:p>1788.2318</text:p>
              </table:table-cell>
            </table:table-row>
            <table:table-row>
              <table:table-cell office:value-type="float" office:value="4.2315">
                <text:p>4.2315</text:p>
              </table:table-cell>
              <table:table-cell office:value-type="float" office:value="1792.53155">
                <text:p>1792.53155</text:p>
              </table:table-cell>
            </table:table-row>
            <table:table-row>
              <table:table-cell office:value-type="float" office:value="4.242">
                <text:p>4.242</text:p>
              </table:table-cell>
              <table:table-cell office:value-type="float" office:value="1796.7872">
                <text:p>1796.7872</text:p>
              </table:table-cell>
            </table:table-row>
            <table:table-row>
              <table:table-cell office:value-type="float" office:value="4.2525">
                <text:p>4.2525</text:p>
              </table:table-cell>
              <table:table-cell office:value-type="float" office:value="1800.99875">
                <text:p>1800.99875</text:p>
              </table:table-cell>
            </table:table-row>
            <table:table-row>
              <table:table-cell office:value-type="float" office:value="4.263">
                <text:p>4.263</text:p>
              </table:table-cell>
              <table:table-cell office:value-type="float" office:value="1805.1662">
                <text:p>1805.1662</text:p>
              </table:table-cell>
            </table:table-row>
            <table:table-row>
              <table:table-cell office:value-type="float" office:value="4.2735">
                <text:p>4.2735</text:p>
              </table:table-cell>
              <table:table-cell office:value-type="float" office:value="1809.28955">
                <text:p>1809.28955</text:p>
              </table:table-cell>
            </table:table-row>
            <table:table-row>
              <table:table-cell office:value-type="float" office:value="4.284">
                <text:p>4.284</text:p>
              </table:table-cell>
              <table:table-cell office:value-type="float" office:value="1813.3688">
                <text:p>1813.3688</text:p>
              </table:table-cell>
            </table:table-row>
            <table:table-row>
              <table:table-cell office:value-type="float" office:value="4.2945">
                <text:p>4.2945</text:p>
              </table:table-cell>
              <table:table-cell office:value-type="float" office:value="1817.40395">
                <text:p>1817.40395</text:p>
              </table:table-cell>
            </table:table-row>
            <table:table-row>
              <table:table-cell office:value-type="float" office:value="4.305">
                <text:p>4.305</text:p>
              </table:table-cell>
              <table:table-cell office:value-type="float" office:value="1821.395">
                <text:p>1821.395</text:p>
              </table:table-cell>
            </table:table-row>
            <table:table-row>
              <table:table-cell office:value-type="float" office:value="4.3155">
                <text:p>4.3155</text:p>
              </table:table-cell>
              <table:table-cell office:value-type="float" office:value="1825.34195">
                <text:p>1825.34195</text:p>
              </table:table-cell>
            </table:table-row>
            <table:table-row>
              <table:table-cell office:value-type="float" office:value="4.326">
                <text:p>4.326</text:p>
              </table:table-cell>
              <table:table-cell office:value-type="float" office:value="1829.2448">
                <text:p>1829.2448</text:p>
              </table:table-cell>
            </table:table-row>
            <table:table-row>
              <table:table-cell office:value-type="float" office:value="4.3365">
                <text:p>4.3365</text:p>
              </table:table-cell>
              <table:table-cell office:value-type="float" office:value="1833.10355">
                <text:p>1833.10355</text:p>
              </table:table-cell>
            </table:table-row>
            <table:table-row>
              <table:table-cell office:value-type="float" office:value="4.347">
                <text:p>4.347</text:p>
              </table:table-cell>
              <table:table-cell office:value-type="float" office:value="1836.9182">
                <text:p>1836.9182</text:p>
              </table:table-cell>
            </table:table-row>
            <table:table-row>
              <table:table-cell office:value-type="float" office:value="4.3575">
                <text:p>4.3575</text:p>
              </table:table-cell>
              <table:table-cell office:value-type="float" office:value="1840.68875">
                <text:p>1840.68875</text:p>
              </table:table-cell>
            </table:table-row>
            <table:table-row>
              <table:table-cell office:value-type="float" office:value="4.368">
                <text:p>4.368</text:p>
              </table:table-cell>
              <table:table-cell office:value-type="float" office:value="1844.4152">
                <text:p>1844.4152</text:p>
              </table:table-cell>
            </table:table-row>
            <table:table-row>
              <table:table-cell office:value-type="float" office:value="4.3785">
                <text:p>4.3785</text:p>
              </table:table-cell>
              <table:table-cell office:value-type="float" office:value="1848.09755">
                <text:p>1848.09755</text:p>
              </table:table-cell>
            </table:table-row>
            <table:table-row>
              <table:table-cell office:value-type="float" office:value="4.389">
                <text:p>4.389</text:p>
              </table:table-cell>
              <table:table-cell office:value-type="float" office:value="1851.7358">
                <text:p>1851.7358</text:p>
              </table:table-cell>
            </table:table-row>
            <table:table-row>
              <table:table-cell office:value-type="float" office:value="4.3995">
                <text:p>4.3995</text:p>
              </table:table-cell>
              <table:table-cell office:value-type="float" office:value="1855.32995">
                <text:p>1855.32995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1858.88">
                <text:p>1858.88</text:p>
              </table:table-cell>
            </table:table-row>
            <table:table-row>
              <table:table-cell office:value-type="float" office:value="4.4205">
                <text:p>4.4205</text:p>
              </table:table-cell>
              <table:table-cell office:value-type="float" office:value="1862.38595">
                <text:p>1862.38595</text:p>
              </table:table-cell>
            </table:table-row>
            <table:table-row>
              <table:table-cell office:value-type="float" office:value="4.431">
                <text:p>4.431</text:p>
              </table:table-cell>
              <table:table-cell office:value-type="float" office:value="1865.8478">
                <text:p>1865.8478</text:p>
              </table:table-cell>
            </table:table-row>
            <table:table-row>
              <table:table-cell office:value-type="float" office:value="4.4415">
                <text:p>4.4415</text:p>
              </table:table-cell>
              <table:table-cell office:value-type="float" office:value="1869.26555">
                <text:p>1869.26555</text:p>
              </table:table-cell>
            </table:table-row>
            <table:table-row>
              <table:table-cell office:value-type="float" office:value="4.452">
                <text:p>4.452</text:p>
              </table:table-cell>
              <table:table-cell office:value-type="float" office:value="1872.6392">
                <text:p>1872.6392</text:p>
              </table:table-cell>
            </table:table-row>
            <table:table-row>
              <table:table-cell office:value-type="float" office:value="4.4625">
                <text:p>4.4625</text:p>
              </table:table-cell>
              <table:table-cell office:value-type="float" office:value="1875.96875">
                <text:p>1875.96875</text:p>
              </table:table-cell>
            </table:table-row>
            <table:table-row>
              <table:table-cell office:value-type="float" office:value="4.473">
                <text:p>4.473</text:p>
              </table:table-cell>
              <table:table-cell office:value-type="float" office:value="1879.2542">
                <text:p>1879.2542</text:p>
              </table:table-cell>
            </table:table-row>
            <table:table-row>
              <table:table-cell office:value-type="float" office:value="4.4835">
                <text:p>4.4835</text:p>
              </table:table-cell>
              <table:table-cell office:value-type="float" office:value="1882.49555">
                <text:p>1882.49555</text:p>
              </table:table-cell>
            </table:table-row>
            <table:table-row>
              <table:table-cell office:value-type="float" office:value="4.494">
                <text:p>4.494</text:p>
              </table:table-cell>
              <table:table-cell office:value-type="float" office:value="1885.6928">
                <text:p>1885.6928</text:p>
              </table:table-cell>
            </table:table-row>
            <table:table-row>
              <table:table-cell office:value-type="float" office:value="4.5045">
                <text:p>4.5045</text:p>
              </table:table-cell>
              <table:table-cell office:value-type="float" office:value="1888.84595">
                <text:p>1888.84595</text:p>
              </table:table-cell>
            </table:table-row>
            <table:table-row>
              <table:table-cell office:value-type="float" office:value="4.515">
                <text:p>4.515</text:p>
              </table:table-cell>
              <table:table-cell office:value-type="float" office:value="1891.955">
                <text:p>1891.955</text:p>
              </table:table-cell>
            </table:table-row>
            <table:table-row>
              <table:table-cell office:value-type="float" office:value="4.5255">
                <text:p>4.5255</text:p>
              </table:table-cell>
              <table:table-cell office:value-type="float" office:value="1895.01995">
                <text:p>1895.01995</text:p>
              </table:table-cell>
            </table:table-row>
            <table:table-row>
              <table:table-cell office:value-type="float" office:value="4.536">
                <text:p>4.536</text:p>
              </table:table-cell>
              <table:table-cell office:value-type="float" office:value="1898.0408">
                <text:p>1898.0408</text:p>
              </table:table-cell>
            </table:table-row>
            <table:table-row>
              <table:table-cell office:value-type="float" office:value="4.5465">
                <text:p>4.5465</text:p>
              </table:table-cell>
              <table:table-cell office:value-type="float" office:value="1901.01755">
                <text:p>1901.01755</text:p>
              </table:table-cell>
            </table:table-row>
            <table:table-row>
              <table:table-cell office:value-type="float" office:value="4.557">
                <text:p>4.557</text:p>
              </table:table-cell>
              <table:table-cell office:value-type="float" office:value="1903.9502">
                <text:p>1903.9502</text:p>
              </table:table-cell>
            </table:table-row>
            <table:table-row>
              <table:table-cell office:value-type="float" office:value="4.5675">
                <text:p>4.5675</text:p>
              </table:table-cell>
              <table:table-cell office:value-type="float" office:value="1906.83875">
                <text:p>1906.83875</text:p>
              </table:table-cell>
            </table:table-row>
            <table:table-row>
              <table:table-cell office:value-type="float" office:value="4.578">
                <text:p>4.578</text:p>
              </table:table-cell>
              <table:table-cell office:value-type="float" office:value="1909.6832">
                <text:p>1909.6832</text:p>
              </table:table-cell>
            </table:table-row>
            <table:table-row>
              <table:table-cell office:value-type="float" office:value="4.5885">
                <text:p>4.5885</text:p>
              </table:table-cell>
              <table:table-cell office:value-type="float" office:value="1912.48355">
                <text:p>1912.48355</text:p>
              </table:table-cell>
            </table:table-row>
            <table:table-row>
              <table:table-cell office:value-type="float" office:value="4.599">
                <text:p>4.599</text:p>
              </table:table-cell>
              <table:table-cell office:value-type="float" office:value="1915.2398">
                <text:p>1915.2398</text:p>
              </table:table-cell>
            </table:table-row>
            <table:table-row>
              <table:table-cell office:value-type="float" office:value="4.6095">
                <text:p>4.6095</text:p>
              </table:table-cell>
              <table:table-cell office:value-type="float" office:value="1917.95195">
                <text:p>1917.9519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920.62">
                <text:p>1920.62</text:p>
              </table:table-cell>
            </table:table-row>
            <table:table-row>
              <table:table-cell office:value-type="float" office:value="4.6305">
                <text:p>4.6305</text:p>
              </table:table-cell>
              <table:table-cell office:value-type="float" office:value="1923.24395">
                <text:p>1923.24395</text:p>
              </table:table-cell>
            </table:table-row>
            <table:table-row>
              <table:table-cell office:value-type="float" office:value="4.641">
                <text:p>4.641</text:p>
              </table:table-cell>
              <table:table-cell office:value-type="float" office:value="1925.8238">
                <text:p>1925.8238</text:p>
              </table:table-cell>
            </table:table-row>
            <table:table-row>
              <table:table-cell office:value-type="float" office:value="4.6515">
                <text:p>4.6515</text:p>
              </table:table-cell>
              <table:table-cell office:value-type="float" office:value="1928.35955">
                <text:p>1928.35955</text:p>
              </table:table-cell>
            </table:table-row>
            <table:table-row>
              <table:table-cell office:value-type="float" office:value="4.662">
                <text:p>4.662</text:p>
              </table:table-cell>
              <table:table-cell office:value-type="float" office:value="1930.8512">
                <text:p>1930.8512</text:p>
              </table:table-cell>
            </table:table-row>
            <table:table-row>
              <table:table-cell office:value-type="float" office:value="4.6725">
                <text:p>4.6725</text:p>
              </table:table-cell>
              <table:table-cell office:value-type="float" office:value="1933.29875">
                <text:p>1933.29875</text:p>
              </table:table-cell>
            </table:table-row>
            <table:table-row>
              <table:table-cell office:value-type="float" office:value="4.683">
                <text:p>4.683</text:p>
              </table:table-cell>
              <table:table-cell office:value-type="float" office:value="1935.7022">
                <text:p>1935.7022</text:p>
              </table:table-cell>
            </table:table-row>
            <table:table-row>
              <table:table-cell office:value-type="float" office:value="4.6935">
                <text:p>4.6935</text:p>
              </table:table-cell>
              <table:table-cell office:value-type="float" office:value="1938.06155">
                <text:p>1938.06155</text:p>
              </table:table-cell>
            </table:table-row>
            <table:table-row>
              <table:table-cell office:value-type="float" office:value="4.704">
                <text:p>4.704</text:p>
              </table:table-cell>
              <table:table-cell office:value-type="float" office:value="1940.3768">
                <text:p>1940.3768</text:p>
              </table:table-cell>
            </table:table-row>
            <table:table-row>
              <table:table-cell office:value-type="float" office:value="4.7145">
                <text:p>4.7145</text:p>
              </table:table-cell>
              <table:table-cell office:value-type="float" office:value="1942.64795">
                <text:p>1942.64795</text:p>
              </table:table-cell>
            </table:table-row>
            <table:table-row>
              <table:table-cell office:value-type="float" office:value="4.725">
                <text:p>4.725</text:p>
              </table:table-cell>
              <table:table-cell office:value-type="float" office:value="1944.875">
                <text:p>1944.875</text:p>
              </table:table-cell>
            </table:table-row>
            <table:table-row>
              <table:table-cell office:value-type="float" office:value="4.7355">
                <text:p>4.7355</text:p>
              </table:table-cell>
              <table:table-cell office:value-type="float" office:value="1947.05795">
                <text:p>1947.05795</text:p>
              </table:table-cell>
            </table:table-row>
            <table:table-row>
              <table:table-cell office:value-type="float" office:value="4.746">
                <text:p>4.746</text:p>
              </table:table-cell>
              <table:table-cell office:value-type="float" office:value="1949.1968">
                <text:p>1949.1968</text:p>
              </table:table-cell>
            </table:table-row>
            <table:table-row>
              <table:table-cell office:value-type="float" office:value="4.7565">
                <text:p>4.7565</text:p>
              </table:table-cell>
              <table:table-cell office:value-type="float" office:value="1951.29155">
                <text:p>1951.29155</text:p>
              </table:table-cell>
            </table:table-row>
            <table:table-row>
              <table:table-cell office:value-type="float" office:value="4.767">
                <text:p>4.767</text:p>
              </table:table-cell>
              <table:table-cell office:value-type="float" office:value="1953.3422">
                <text:p>1953.3422</text:p>
              </table:table-cell>
            </table:table-row>
            <table:table-row>
              <table:table-cell office:value-type="float" office:value="4.7775">
                <text:p>4.7775</text:p>
              </table:table-cell>
              <table:table-cell office:value-type="float" office:value="1955.34875">
                <text:p>1955.34875</text:p>
              </table:table-cell>
            </table:table-row>
            <table:table-row>
              <table:table-cell office:value-type="float" office:value="4.788">
                <text:p>4.788</text:p>
              </table:table-cell>
              <table:table-cell office:value-type="float" office:value="1957.3112">
                <text:p>1957.3112</text:p>
              </table:table-cell>
            </table:table-row>
            <table:table-row>
              <table:table-cell office:value-type="float" office:value="4.7985">
                <text:p>4.7985</text:p>
              </table:table-cell>
              <table:table-cell office:value-type="float" office:value="1959.22955">
                <text:p>1959.22955</text:p>
              </table:table-cell>
            </table:table-row>
            <table:table-row>
              <table:table-cell office:value-type="float" office:value="4.809">
                <text:p>4.809</text:p>
              </table:table-cell>
              <table:table-cell office:value-type="float" office:value="1961.1038">
                <text:p>1961.1038</text:p>
              </table:table-cell>
            </table:table-row>
            <table:table-row>
              <table:table-cell office:value-type="float" office:value="4.8195">
                <text:p>4.8195</text:p>
              </table:table-cell>
              <table:table-cell office:value-type="float" office:value="1962.93395">
                <text:p>1962.93395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1964.72">
                <text:p>1964.72</text:p>
              </table:table-cell>
            </table:table-row>
            <table:table-row>
              <table:table-cell office:value-type="float" office:value="4.8405">
                <text:p>4.8405</text:p>
              </table:table-cell>
              <table:table-cell office:value-type="float" office:value="1966.46195">
                <text:p>1966.46195</text:p>
              </table:table-cell>
            </table:table-row>
            <table:table-row>
              <table:table-cell office:value-type="float" office:value="4.851">
                <text:p>4.851</text:p>
              </table:table-cell>
              <table:table-cell office:value-type="float" office:value="1968.1598">
                <text:p>1968.1598</text:p>
              </table:table-cell>
            </table:table-row>
            <table:table-row>
              <table:table-cell office:value-type="float" office:value="4.8615">
                <text:p>4.8615</text:p>
              </table:table-cell>
              <table:table-cell office:value-type="float" office:value="1969.81355">
                <text:p>1969.81355</text:p>
              </table:table-cell>
            </table:table-row>
            <table:table-row>
              <table:table-cell office:value-type="float" office:value="4.872">
                <text:p>4.872</text:p>
              </table:table-cell>
              <table:table-cell office:value-type="float" office:value="1971.4232">
                <text:p>1971.4232</text:p>
              </table:table-cell>
            </table:table-row>
            <table:table-row>
              <table:table-cell office:value-type="float" office:value="4.8825">
                <text:p>4.8825</text:p>
              </table:table-cell>
              <table:table-cell office:value-type="float" office:value="1972.98875">
                <text:p>1972.98875</text:p>
              </table:table-cell>
            </table:table-row>
            <table:table-row>
              <table:table-cell office:value-type="float" office:value="4.893">
                <text:p>4.893</text:p>
              </table:table-cell>
              <table:table-cell office:value-type="float" office:value="1974.5102">
                <text:p>1974.5102</text:p>
              </table:table-cell>
            </table:table-row>
            <table:table-row>
              <table:table-cell office:value-type="float" office:value="4.9035">
                <text:p>4.9035</text:p>
              </table:table-cell>
              <table:table-cell office:value-type="float" office:value="1975.98755">
                <text:p>1975.98755</text:p>
              </table:table-cell>
            </table:table-row>
            <table:table-row>
              <table:table-cell office:value-type="float" office:value="4.914">
                <text:p>4.914</text:p>
              </table:table-cell>
              <table:table-cell office:value-type="float" office:value="1977.4208">
                <text:p>1977.4208</text:p>
              </table:table-cell>
            </table:table-row>
            <table:table-row>
              <table:table-cell office:value-type="float" office:value="4.9245">
                <text:p>4.9245</text:p>
              </table:table-cell>
              <table:table-cell office:value-type="float" office:value="1978.80995">
                <text:p>1978.80995</text:p>
              </table:table-cell>
            </table:table-row>
            <table:table-row>
              <table:table-cell office:value-type="float" office:value="4.935">
                <text:p>4.935</text:p>
              </table:table-cell>
              <table:table-cell office:value-type="float" office:value="1980.155">
                <text:p>1980.155</text:p>
              </table:table-cell>
            </table:table-row>
            <table:table-row>
              <table:table-cell office:value-type="float" office:value="4.9455">
                <text:p>4.9455</text:p>
              </table:table-cell>
              <table:table-cell office:value-type="float" office:value="1981.45595">
                <text:p>1981.45595</text:p>
              </table:table-cell>
            </table:table-row>
            <table:table-row>
              <table:table-cell office:value-type="float" office:value="4.956">
                <text:p>4.956</text:p>
              </table:table-cell>
              <table:table-cell office:value-type="float" office:value="1982.7128">
                <text:p>1982.7128</text:p>
              </table:table-cell>
            </table:table-row>
            <table:table-row>
              <table:table-cell office:value-type="float" office:value="4.9665">
                <text:p>4.9665</text:p>
              </table:table-cell>
              <table:table-cell office:value-type="float" office:value="1983.92555">
                <text:p>1983.92555</text:p>
              </table:table-cell>
            </table:table-row>
            <table:table-row>
              <table:table-cell office:value-type="float" office:value="4.977">
                <text:p>4.977</text:p>
              </table:table-cell>
              <table:table-cell office:value-type="float" office:value="1985.0942">
                <text:p>1985.0942</text:p>
              </table:table-cell>
            </table:table-row>
            <table:table-row>
              <table:table-cell office:value-type="float" office:value="4.9875">
                <text:p>4.9875</text:p>
              </table:table-cell>
              <table:table-cell office:value-type="float" office:value="1986.21875">
                <text:p>1986.21875</text:p>
              </table:table-cell>
            </table:table-row>
            <table:table-row>
              <table:table-cell office:value-type="float" office:value="4.998">
                <text:p>4.998</text:p>
              </table:table-cell>
              <table:table-cell office:value-type="float" office:value="1987.2992">
                <text:p>1987.2992</text:p>
              </table:table-cell>
            </table:table-row>
            <table:table-row>
              <table:table-cell office:value-type="float" office:value="5.0085">
                <text:p>5.0085</text:p>
              </table:table-cell>
              <table:table-cell office:value-type="float" office:value="1988.33555">
                <text:p>1988.33555</text:p>
              </table:table-cell>
            </table:table-row>
            <table:table-row>
              <table:table-cell office:value-type="float" office:value="5.019">
                <text:p>5.019</text:p>
              </table:table-cell>
              <table:table-cell office:value-type="float" office:value="1989.3278">
                <text:p>1989.3278</text:p>
              </table:table-cell>
            </table:table-row>
            <table:table-row>
              <table:table-cell office:value-type="float" office:value="5.0295">
                <text:p>5.0295</text:p>
              </table:table-cell>
              <table:table-cell office:value-type="float" office:value="1990.27595">
                <text:p>1990.2759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991.18">
                <text:p>1991.18</text:p>
              </table:table-cell>
            </table:table-row>
            <table:table-row>
              <table:table-cell office:value-type="float" office:value="5.0505">
                <text:p>5.0505</text:p>
              </table:table-cell>
              <table:table-cell office:value-type="float" office:value="1992.03995">
                <text:p>1992.03995</text:p>
              </table:table-cell>
            </table:table-row>
            <table:table-row>
              <table:table-cell office:value-type="float" office:value="5.061">
                <text:p>5.061</text:p>
              </table:table-cell>
              <table:table-cell office:value-type="float" office:value="1992.8558">
                <text:p>1992.8558</text:p>
              </table:table-cell>
            </table:table-row>
            <table:table-row>
              <table:table-cell office:value-type="float" office:value="5.0715">
                <text:p>5.0715</text:p>
              </table:table-cell>
              <table:table-cell office:value-type="float" office:value="1993.62755">
                <text:p>1993.62755</text:p>
              </table:table-cell>
            </table:table-row>
            <table:table-row>
              <table:table-cell office:value-type="float" office:value="5.082">
                <text:p>5.082</text:p>
              </table:table-cell>
              <table:table-cell office:value-type="float" office:value="1994.3552">
                <text:p>1994.3552</text:p>
              </table:table-cell>
            </table:table-row>
            <table:table-row>
              <table:table-cell office:value-type="float" office:value="5.0925">
                <text:p>5.0925</text:p>
              </table:table-cell>
              <table:table-cell office:value-type="float" office:value="1995.03875">
                <text:p>1995.03875</text:p>
              </table:table-cell>
            </table:table-row>
            <table:table-row>
              <table:table-cell office:value-type="float" office:value="5.103">
                <text:p>5.103</text:p>
              </table:table-cell>
              <table:table-cell office:value-type="float" office:value="1995.6782">
                <text:p>1995.6782</text:p>
              </table:table-cell>
            </table:table-row>
            <table:table-row>
              <table:table-cell office:value-type="float" office:value="5.1135">
                <text:p>5.1135</text:p>
              </table:table-cell>
              <table:table-cell office:value-type="float" office:value="1996.27355">
                <text:p>1996.27355</text:p>
              </table:table-cell>
            </table:table-row>
            <table:table-row>
              <table:table-cell office:value-type="float" office:value="5.124">
                <text:p>5.124</text:p>
              </table:table-cell>
              <table:table-cell office:value-type="float" office:value="1996.8248">
                <text:p>1996.8248</text:p>
              </table:table-cell>
            </table:table-row>
            <table:table-row>
              <table:table-cell office:value-type="float" office:value="5.1345">
                <text:p>5.1345</text:p>
              </table:table-cell>
              <table:table-cell office:value-type="float" office:value="1997.33195">
                <text:p>1997.33195</text:p>
              </table:table-cell>
            </table:table-row>
            <table:table-row>
              <table:table-cell office:value-type="float" office:value="5.145">
                <text:p>5.145</text:p>
              </table:table-cell>
              <table:table-cell office:value-type="float" office:value="1997.795">
                <text:p>1997.795</text:p>
              </table:table-cell>
            </table:table-row>
            <table:table-row>
              <table:table-cell office:value-type="float" office:value="5.1555">
                <text:p>5.1555</text:p>
              </table:table-cell>
              <table:table-cell office:value-type="float" office:value="1998.21395">
                <text:p>1998.21395</text:p>
              </table:table-cell>
            </table:table-row>
            <table:table-row>
              <table:table-cell office:value-type="float" office:value="5.166">
                <text:p>5.166</text:p>
              </table:table-cell>
              <table:table-cell office:value-type="float" office:value="1998.5888">
                <text:p>1998.5888</text:p>
              </table:table-cell>
            </table:table-row>
            <table:table-row>
              <table:table-cell office:value-type="float" office:value="5.1765">
                <text:p>5.1765</text:p>
              </table:table-cell>
              <table:table-cell office:value-type="float" office:value="1998.91955">
                <text:p>1998.91955</text:p>
              </table:table-cell>
            </table:table-row>
            <table:table-row>
              <table:table-cell office:value-type="float" office:value="5.187">
                <text:p>5.187</text:p>
              </table:table-cell>
              <table:table-cell office:value-type="float" office:value="1999.2062">
                <text:p>1999.2062</text:p>
              </table:table-cell>
            </table:table-row>
            <table:table-row>
              <table:table-cell office:value-type="float" office:value="5.1975">
                <text:p>5.1975</text:p>
              </table:table-cell>
              <table:table-cell office:value-type="float" office:value="1999.44875">
                <text:p>1999.44875</text:p>
              </table:table-cell>
            </table:table-row>
            <table:table-row>
              <table:table-cell office:value-type="float" office:value="5.208">
                <text:p>5.208</text:p>
              </table:table-cell>
              <table:table-cell office:value-type="float" office:value="1999.6472">
                <text:p>1999.6472</text:p>
              </table:table-cell>
            </table:table-row>
            <table:table-row>
              <table:table-cell office:value-type="float" office:value="5.2185">
                <text:p>5.2185</text:p>
              </table:table-cell>
              <table:table-cell office:value-type="float" office:value="1999.80155">
                <text:p>1999.80155</text:p>
              </table:table-cell>
            </table:table-row>
            <table:table-row>
              <table:table-cell office:value-type="float" office:value="5.229">
                <text:p>5.229</text:p>
              </table:table-cell>
              <table:table-cell office:value-type="float" office:value="1999.9118">
                <text:p>1999.9118</text:p>
              </table:table-cell>
            </table:table-row>
            <table:table-row>
              <table:table-cell office:value-type="float" office:value="5.2395">
                <text:p>5.2395</text:p>
              </table:table-cell>
              <table:table-cell office:value-type="float" office:value="1999.97795">
                <text:p>1999.97795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3.142cm" svg:y="4.203cm" style:legend-expansion="high" chart:style-name="ch2"/>
        <chart:plot-area chart:style-name="ch3" table:cell-range-address="Sheet1.B5:Sheet1.B505 Sheet1.E5:Sheet1.E505" chart:data-source-has-labels="column" svg:x="0.319cm" svg:y="0.18cm" svg:width="12.504cm" svg:height="8.645cm">
          <chart:coordinate-region svg:x="1.231cm" svg:y="0.379cm" svg:width="11.498cm" svg:height="8.247cm"/>
          <chart:axis chart:dimension="x" chart:name="primary-x" chart:style-name="ch4" chartooo:axis-type="auto">
            <chart:categories table:cell-range-address="Sheet1.B5:Sheet1.B5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505" chart:class="chart:scatter">
            <chart:domain table:cell-range-address="Sheet1.B5:Sheet1.B505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400">
                <text:p>400</text:p>
                <draw:g>
                  <svg:desc>Sheet1.E5:Sheet1.E505</svg:desc>
                </draw:g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0735">
                <text:p>0.07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084">
                <text:p>0.0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0945">
                <text:p>0.09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26">
                <text:p>0.1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365">
                <text:p>0.13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47">
                <text:p>0.14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575">
                <text:p>0.15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785">
                <text:p>0.17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995">
                <text:p>0.19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205">
                <text:p>0.2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415">
                <text:p>0.24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52">
                <text:p>0.2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625">
                <text:p>0.26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835">
                <text:p>0.28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94">
                <text:p>0.2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045">
                <text:p>0.30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255">
                <text:p>0.3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36">
                <text:p>0.3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465">
                <text:p>0.34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57">
                <text:p>0.35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675">
                <text:p>0.36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78">
                <text:p>0.3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885">
                <text:p>0.38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095">
                <text:p>0.40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305">
                <text:p>0.43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41">
                <text:p>0.44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515">
                <text:p>0.45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725">
                <text:p>0.47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83">
                <text:p>0.4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935">
                <text:p>0.49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145">
                <text:p>0.51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355">
                <text:p>0.53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565">
                <text:p>0.55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67">
                <text:p>0.5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775">
                <text:p>0.57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985">
                <text:p>0.59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09">
                <text:p>0.60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195">
                <text:p>0.61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405">
                <text:p>0.64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615">
                <text:p>0.66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72">
                <text:p>0.6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825">
                <text:p>0.68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035">
                <text:p>0.70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14">
                <text:p>0.7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245">
                <text:p>0.72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455">
                <text:p>0.74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56">
                <text:p>0.7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665">
                <text:p>0.76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77">
                <text:p>0.77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875">
                <text:p>0.78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98">
                <text:p>0.7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085">
                <text:p>0.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19">
                <text:p>0.8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295">
                <text:p>0.82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505">
                <text:p>0.85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61">
                <text:p>0.86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715">
                <text:p>0.87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82">
                <text:p>0.8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925">
                <text:p>0.89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03">
                <text:p>0.90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135">
                <text:p>0.91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24">
                <text:p>0.9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345">
                <text:p>0.93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555">
                <text:p>0.95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66">
                <text:p>0.9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765">
                <text:p>0.97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87">
                <text:p>0.98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975">
                <text:p>0.99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08">
                <text:p>1.0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185">
                <text:p>1.01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29">
                <text:p>1.0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395">
                <text:p>1.03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605">
                <text:p>1.06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71">
                <text:p>1.07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815">
                <text:p>1.08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092">
                <text:p>1.0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025">
                <text:p>1.10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13">
                <text:p>1.1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235">
                <text:p>1.12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34">
                <text:p>1.1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445">
                <text:p>1.14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655">
                <text:p>1.16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76">
                <text:p>1.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865">
                <text:p>1.18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97">
                <text:p>1.19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2075">
                <text:p>1.20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218">
                <text:p>1.2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2285">
                <text:p>1.22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239">
                <text:p>1.23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2495">
                <text:p>1.24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705">
                <text:p>1.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81">
                <text:p>1.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915">
                <text:p>1.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02">
                <text:p>1.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125">
                <text:p>1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23">
                <text:p>1.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335">
                <text:p>1.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44">
                <text:p>1.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545">
                <text:p>1.3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755">
                <text:p>1.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86">
                <text:p>1.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965">
                <text:p>1.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07">
                <text:p>1.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175">
                <text:p>1.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28">
                <text:p>1.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385">
                <text:p>1.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49">
                <text:p>1.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595">
                <text:p>1.4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805">
                <text:p>1.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91">
                <text:p>1.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015">
                <text:p>1.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12">
                <text:p>1.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225">
                <text:p>1.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33">
                <text:p>1.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435">
                <text:p>1.5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54">
                <text:p>1.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645">
                <text:p>1.5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75">
                <text:p>1.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855">
                <text:p>1.5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96">
                <text:p>1.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065">
                <text:p>1.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17">
                <text:p>1.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275">
                <text:p>1.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38">
                <text:p>1.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485">
                <text:p>1.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59">
                <text:p>1.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695">
                <text:p>1.6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905">
                <text:p>1.6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01">
                <text:p>1.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115">
                <text:p>1.7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22">
                <text:p>1.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325">
                <text:p>1.7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43">
                <text:p>1.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535">
                <text:p>1.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64">
                <text:p>1.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745">
                <text:p>1.7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85">
                <text:p>1.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955">
                <text:p>1.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06">
                <text:p>1.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165">
                <text:p>1.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27">
                <text:p>1.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375">
                <text:p>1.8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48">
                <text:p>1.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585">
                <text:p>1.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69">
                <text:p>1.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795">
                <text:p>1.8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005">
                <text:p>1.9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11">
                <text:p>1.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215">
                <text:p>1.9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32">
                <text:p>1.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425">
                <text:p>1.9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53">
                <text:p>1.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635">
                <text:p>1.9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74">
                <text:p>1.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845">
                <text:p>1.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95">
                <text:p>1.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055">
                <text:p>2.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16">
                <text:p>2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265">
                <text:p>2.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37">
                <text:p>2.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475">
                <text:p>2.0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8">
                <text:p>2.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685">
                <text:p>2.0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895">
                <text:p>2.0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105">
                <text:p>2.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21">
                <text:p>2.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315">
                <text:p>2.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42">
                <text:p>2.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525">
                <text:p>2.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63">
                <text:p>2.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735">
                <text:p>2.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945">
                <text:p>2.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05">
                <text:p>2.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155">
                <text:p>2.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26">
                <text:p>2.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365">
                <text:p>2.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47">
                <text:p>2.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575">
                <text:p>2.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68">
                <text:p>2.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785">
                <text:p>2.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89">
                <text:p>2.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995">
                <text:p>2.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205">
                <text:p>2.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31">
                <text:p>2.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415">
                <text:p>2.3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52">
                <text:p>2.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625">
                <text:p>2.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73">
                <text:p>2.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835">
                <text:p>2.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94">
                <text:p>2.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045">
                <text:p>2.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15">
                <text:p>2.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255">
                <text:p>2.4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36">
                <text:p>2.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465">
                <text:p>2.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57">
                <text:p>2.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675">
                <text:p>2.4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78">
                <text:p>2.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885">
                <text:p>2.4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99">
                <text:p>2.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095">
                <text:p>2.5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305">
                <text:p>2.5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41">
                <text:p>2.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515">
                <text:p>2.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62">
                <text:p>2.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725">
                <text:p>2.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83">
                <text:p>2.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935">
                <text:p>2.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04">
                <text:p>2.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145">
                <text:p>2.6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355">
                <text:p>2.6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46">
                <text:p>2.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565">
                <text:p>2.6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67">
                <text:p>2.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775">
                <text:p>2.6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88">
                <text:p>2.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985">
                <text:p>2.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09">
                <text:p>2.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195">
                <text:p>2.7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405">
                <text:p>2.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51">
                <text:p>2.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615">
                <text:p>2.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72">
                <text:p>2.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825">
                <text:p>2.7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93">
                <text:p>2.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035">
                <text:p>2.8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14">
                <text:p>2.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245">
                <text:p>2.8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35">
                <text:p>2.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455">
                <text:p>2.8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56">
                <text:p>2.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665">
                <text:p>2.8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77">
                <text:p>2.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875">
                <text:p>2.8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98">
                <text:p>2.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085">
                <text:p>2.9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19">
                <text:p>2.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295">
                <text:p>2.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05">
                <text:p>2.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61">
                <text:p>2.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715">
                <text:p>2.9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82">
                <text:p>2.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925">
                <text:p>2.9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03">
                <text:p>3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135">
                <text:p>3.0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24">
                <text:p>3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345">
                <text:p>3.0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45">
                <text:p>3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555">
                <text:p>3.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66">
                <text:p>3.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765">
                <text:p>3.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87">
                <text:p>3.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975">
                <text:p>3.0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08">
                <text:p>3.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185">
                <text:p>3.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29">
                <text:p>3.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395">
                <text:p>3.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605">
                <text:p>3.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71">
                <text:p>3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815">
                <text:p>3.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92">
                <text:p>3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025">
                <text:p>3.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13">
                <text:p>3.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235">
                <text:p>3.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34">
                <text:p>3.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445">
                <text:p>3.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55">
                <text:p>3.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655">
                <text:p>3.2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76">
                <text:p>3.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865">
                <text:p>3.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97">
                <text:p>3.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075">
                <text:p>3.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18">
                <text:p>3.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285">
                <text:p>3.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39">
                <text:p>3.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495">
                <text:p>3.3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705">
                <text:p>3.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81">
                <text:p>3.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915">
                <text:p>3.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02">
                <text:p>3.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125">
                <text:p>3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23">
                <text:p>3.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335">
                <text:p>3.4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44">
                <text:p>3.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545">
                <text:p>3.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65">
                <text:p>3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755">
                <text:p>3.4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86">
                <text:p>3.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965">
                <text:p>3.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07">
                <text:p>3.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175">
                <text:p>3.5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28">
                <text:p>3.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385">
                <text:p>3.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49">
                <text:p>3.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595">
                <text:p>3.5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805">
                <text:p>3.5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91">
                <text:p>3.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015">
                <text:p>3.6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12">
                <text:p>3.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225">
                <text:p>3.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33">
                <text:p>3.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435">
                <text:p>3.6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54">
                <text:p>3.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645">
                <text:p>3.6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75">
                <text:p>3.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855">
                <text:p>3.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96">
                <text:p>3.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065">
                <text:p>3.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17">
                <text:p>3.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275">
                <text:p>3.7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38">
                <text:p>3.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485">
                <text:p>3.7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59">
                <text:p>3.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695">
                <text:p>3.7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905">
                <text:p>3.7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01">
                <text:p>3.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115">
                <text:p>3.8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22">
                <text:p>3.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325">
                <text:p>3.8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43">
                <text:p>3.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535">
                <text:p>3.8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64">
                <text:p>3.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745">
                <text:p>3.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85">
                <text:p>3.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955">
                <text:p>3.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06">
                <text:p>3.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165">
                <text:p>3.9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27">
                <text:p>3.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375">
                <text:p>3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48">
                <text:p>3.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585">
                <text:p>3.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69">
                <text:p>3.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795">
                <text:p>3.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005">
                <text:p>4.000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11">
                <text:p>4.011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215">
                <text:p>4.021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32">
                <text:p>4.0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425">
                <text:p>4.042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53">
                <text:p>4.05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635">
                <text:p>4.063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74">
                <text:p>4.07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845">
                <text:p>4.084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095">
                <text:p>4.09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055">
                <text:p>4.105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16">
                <text:p>4.1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265">
                <text:p>4.126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37">
                <text:p>4.137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475">
                <text:p>4.147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58">
                <text:p>4.15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685">
                <text:p>4.168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79">
                <text:p>4.17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1895">
                <text:p>4.189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105">
                <text:p>4.210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21">
                <text:p>4.221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315">
                <text:p>4.231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42">
                <text:p>4.2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525">
                <text:p>4.252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63">
                <text:p>4.26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735">
                <text:p>4.273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84">
                <text:p>4.2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2945">
                <text:p>4.294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05">
                <text:p>4.30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155">
                <text:p>4.315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26">
                <text:p>4.3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365">
                <text:p>4.336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47">
                <text:p>4.347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575">
                <text:p>4.357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68">
                <text:p>4.3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785">
                <text:p>4.378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89">
                <text:p>4.38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3995">
                <text:p>4.399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205">
                <text:p>4.420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31">
                <text:p>4.431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415">
                <text:p>4.441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52">
                <text:p>4.4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625">
                <text:p>4.462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73">
                <text:p>4.47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835">
                <text:p>4.483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494">
                <text:p>4.49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045">
                <text:p>4.504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15">
                <text:p>4.51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255">
                <text:p>4.525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36">
                <text:p>4.5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465">
                <text:p>4.546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57">
                <text:p>4.557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675">
                <text:p>4.567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78">
                <text:p>4.57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885">
                <text:p>4.588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599">
                <text:p>4.59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095">
                <text:p>4.609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305">
                <text:p>4.630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41">
                <text:p>4.641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515">
                <text:p>4.651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62">
                <text:p>4.66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725">
                <text:p>4.672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83">
                <text:p>4.68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6935">
                <text:p>4.693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04">
                <text:p>4.7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145">
                <text:p>4.714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25">
                <text:p>4.72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355">
                <text:p>4.735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46">
                <text:p>4.74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565">
                <text:p>4.756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67">
                <text:p>4.767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775">
                <text:p>4.777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88">
                <text:p>4.7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7985">
                <text:p>4.798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09">
                <text:p>4.80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195">
                <text:p>4.819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405">
                <text:p>4.840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51">
                <text:p>4.851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615">
                <text:p>4.861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72">
                <text:p>4.8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825">
                <text:p>4.882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893">
                <text:p>4.89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035">
                <text:p>4.903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14">
                <text:p>4.91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245">
                <text:p>4.924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35">
                <text:p>4.93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455">
                <text:p>4.945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56">
                <text:p>4.9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665">
                <text:p>4.966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77">
                <text:p>4.977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875">
                <text:p>4.987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4.998">
                <text:p>4.99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085">
                <text:p>5.008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19">
                <text:p>5.01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295">
                <text:p>5.029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505">
                <text:p>5.050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61">
                <text:p>5.061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715">
                <text:p>5.071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82">
                <text:p>5.08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0925">
                <text:p>5.092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03">
                <text:p>5.10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135">
                <text:p>5.113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24">
                <text:p>5.1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345">
                <text:p>5.134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45">
                <text:p>5.14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555">
                <text:p>5.155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66">
                <text:p>5.16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765">
                <text:p>5.176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87">
                <text:p>5.187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1975">
                <text:p>5.197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208">
                <text:p>5.20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2185">
                <text:p>5.218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229">
                <text:p>5.22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2395">
                <text:p>5.239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-400">
                <text:p>-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5:Sheet1.B505 Sheet1.D5:Sheet1.D505" chart:data-source-has-labels="column" svg:x="0.32cm" svg:y="0.18cm" svg:width="12.508cm" svg:height="8.64cm">
          <chart:coordinate-region svg:x="1.127cm" svg:y="0.379cm" svg:width="11.607cm" svg:height="7.794cm"/>
          <chart:axis chart:dimension="x" chart:name="primary-x" chart:style-name="ch4" chartooo:axis-type="auto">
            <chart:categories table:cell-range-address="Sheet1.B5:Sheet1.B5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D505" chart:class="chart:scatter">
            <chart:domain table:cell-range-address="Sheet1.B5:Sheet1.B505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0">
                <text:p>0</text:p>
                <draw:g>
                  <svg:desc>Sheet1.D5:Sheet1.D505</svg:desc>
                </draw:g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0.0735">
                <text:p>0.073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0.084">
                <text:p>0.08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0.0945">
                <text:p>0.0945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0.126">
                <text:p>0.126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float" office:value="0.1365">
                <text:p>0.136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0.147">
                <text:p>0.147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0.1575">
                <text:p>0.15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float" office:value="0.1785">
                <text:p>0.178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0.1995">
                <text:p>0.1995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0.2205">
                <text:p>0.2205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0.2415">
                <text:p>0.2415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0.252">
                <text:p>0.25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0.2625">
                <text:p>0.26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float" office:value="0.2835">
                <text:p>0.2835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float" office:value="0.294">
                <text:p>0.294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float" office:value="0.3045">
                <text:p>0.3045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0.3255">
                <text:p>0.3255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float" office:value="0.336">
                <text:p>0.336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0.3465">
                <text:p>0.3465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0.357">
                <text:p>0.357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float" office:value="0.3675">
                <text:p>0.36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0.378">
                <text:p>0.378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float" office:value="0.3885">
                <text:p>0.3885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float" office:value="0.4095">
                <text:p>0.4095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0.4305">
                <text:p>0.4305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0.441">
                <text:p>0.441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float" office:value="0.4515">
                <text:p>0.4515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float" office:value="0.4725">
                <text:p>0.472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0.483">
                <text:p>0.483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float" office:value="0.4935">
                <text:p>0.4935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0.5145">
                <text:p>0.5145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0.5355">
                <text:p>0.5355</text:p>
              </table:table-cell>
              <table:table-cell office:value-type="float" office:value="214.2">
                <text:p>214.2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float" office:value="0.5565">
                <text:p>0.5565</text:p>
              </table:table-cell>
              <table:table-cell office:value-type="float" office:value="222.6">
                <text:p>222.6</text:p>
              </table:table-cell>
            </table:table-row>
            <table:table-row>
              <table:table-cell office:value-type="float" office:value="0.567">
                <text:p>0.567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0.5775">
                <text:p>0.57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0.5985">
                <text:p>0.5985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float" office:value="0.609">
                <text:p>0.609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float" office:value="0.6195">
                <text:p>0.6195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0.6405">
                <text:p>0.640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float" office:value="0.6615">
                <text:p>0.6615</text:p>
              </table:table-cell>
              <table:table-cell office:value-type="float" office:value="264.6">
                <text:p>264.6</text:p>
              </table:table-cell>
            </table:table-row>
            <table:table-row>
              <table:table-cell office:value-type="float" office:value="0.672">
                <text:p>0.672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0.6825">
                <text:p>0.682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float" office:value="0.7035">
                <text:p>0.7035</text:p>
              </table:table-cell>
              <table:table-cell office:value-type="float" office:value="281.4">
                <text:p>281.4</text:p>
              </table:table-cell>
            </table:table-row>
            <table:table-row>
              <table:table-cell office:value-type="float" office:value="0.714">
                <text:p>0.714</text:p>
              </table:table-cell>
              <table:table-cell office:value-type="float" office:value="285.6">
                <text:p>285.6</text:p>
              </table:table-cell>
            </table:table-row>
            <table:table-row>
              <table:table-cell office:value-type="float" office:value="0.7245">
                <text:p>0.7245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0.7455">
                <text:p>0.7455</text:p>
              </table:table-cell>
              <table:table-cell office:value-type="float" office:value="298.2">
                <text:p>298.2</text:p>
              </table:table-cell>
            </table:table-row>
            <table:table-row>
              <table:table-cell office:value-type="float" office:value="0.756">
                <text:p>0.756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float" office:value="0.7665">
                <text:p>0.7665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float" office:value="0.777">
                <text:p>0.777</text:p>
              </table:table-cell>
              <table:table-cell office:value-type="float" office:value="310.8">
                <text:p>310.8</text:p>
              </table:table-cell>
            </table:table-row>
            <table:table-row>
              <table:table-cell office:value-type="float" office:value="0.7875">
                <text:p>0.787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0.798">
                <text:p>0.798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float" office:value="0.8085">
                <text:p>0.8085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0.819">
                <text:p>0.819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float" office:value="0.8295">
                <text:p>0.8295</text:p>
              </table:table-cell>
              <table:table-cell office:value-type="float" office:value="331.8">
                <text:p>331.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0.8505">
                <text:p>0.8505</text:p>
              </table:table-cell>
              <table:table-cell office:value-type="float" office:value="340.2">
                <text:p>340.2</text:p>
              </table:table-cell>
            </table:table-row>
            <table:table-row>
              <table:table-cell office:value-type="float" office:value="0.861">
                <text:p>0.861</text:p>
              </table:table-cell>
              <table:table-cell office:value-type="float" office:value="344.4">
                <text:p>344.4</text:p>
              </table:table-cell>
            </table:table-row>
            <table:table-row>
              <table:table-cell office:value-type="float" office:value="0.8715">
                <text:p>0.8715</text:p>
              </table:table-cell>
              <table:table-cell office:value-type="float" office:value="348.6">
                <text:p>348.6</text:p>
              </table:table-cell>
            </table:table-row>
            <table:table-row>
              <table:table-cell office:value-type="float" office:value="0.882">
                <text:p>0.882</text:p>
              </table:table-cell>
              <table:table-cell office:value-type="float" office:value="352.8">
                <text:p>352.8</text:p>
              </table:table-cell>
            </table:table-row>
            <table:table-row>
              <table:table-cell office:value-type="float" office:value="0.8925">
                <text:p>0.89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0.903">
                <text:p>0.903</text:p>
              </table:table-cell>
              <table:table-cell office:value-type="float" office:value="361.2">
                <text:p>361.2</text:p>
              </table:table-cell>
            </table:table-row>
            <table:table-row>
              <table:table-cell office:value-type="float" office:value="0.9135">
                <text:p>0.9135</text:p>
              </table:table-cell>
              <table:table-cell office:value-type="float" office:value="365.4">
                <text:p>365.4</text:p>
              </table:table-cell>
            </table:table-row>
            <table:table-row>
              <table:table-cell office:value-type="float" office:value="0.924">
                <text:p>0.924</text:p>
              </table:table-cell>
              <table:table-cell office:value-type="float" office:value="369.6">
                <text:p>369.6</text:p>
              </table:table-cell>
            </table:table-row>
            <table:table-row>
              <table:table-cell office:value-type="float" office:value="0.9345">
                <text:p>0.9345</text:p>
              </table:table-cell>
              <table:table-cell office:value-type="float" office:value="373.8">
                <text:p>373.8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0.9555">
                <text:p>0.9555</text:p>
              </table:table-cell>
              <table:table-cell office:value-type="float" office:value="382.2">
                <text:p>382.2</text:p>
              </table:table-cell>
            </table:table-row>
            <table:table-row>
              <table:table-cell office:value-type="float" office:value="0.966">
                <text:p>0.966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float" office:value="0.9765">
                <text:p>0.9765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float" office:value="0.987">
                <text:p>0.987</text:p>
              </table:table-cell>
              <table:table-cell office:value-type="float" office:value="394.8">
                <text:p>394.8</text:p>
              </table:table-cell>
            </table:table-row>
            <table:table-row>
              <table:table-cell office:value-type="float" office:value="0.9975">
                <text:p>0.99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.008">
                <text:p>1.008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float" office:value="1.0185">
                <text:p>1.0185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float" office:value="1.029">
                <text:p>1.029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float" office:value="1.0395">
                <text:p>1.0395</text:p>
              </table:table-cell>
              <table:table-cell office:value-type="float" office:value="415.8">
                <text:p>415.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.0605">
                <text:p>1.0605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float" office:value="1.071">
                <text:p>1.071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1.0815">
                <text:p>1.0815</text:p>
              </table:table-cell>
              <table:table-cell office:value-type="float" office:value="432.6">
                <text:p>432.6</text:p>
              </table:table-cell>
            </table:table-row>
            <table:table-row>
              <table:table-cell office:value-type="float" office:value="1.092">
                <text:p>1.092</text:p>
              </table:table-cell>
              <table:table-cell office:value-type="float" office:value="436.8">
                <text:p>436.8</text:p>
              </table:table-cell>
            </table:table-row>
            <table:table-row>
              <table:table-cell office:value-type="float" office:value="1.1025">
                <text:p>1.10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.113">
                <text:p>1.113</text:p>
              </table:table-cell>
              <table:table-cell office:value-type="float" office:value="445.2">
                <text:p>445.2</text:p>
              </table:table-cell>
            </table:table-row>
            <table:table-row>
              <table:table-cell office:value-type="float" office:value="1.1235">
                <text:p>1.1235</text:p>
              </table:table-cell>
              <table:table-cell office:value-type="float" office:value="449.4">
                <text:p>449.4</text:p>
              </table:table-cell>
            </table:table-row>
            <table:table-row>
              <table:table-cell office:value-type="float" office:value="1.134">
                <text:p>1.134</text:p>
              </table:table-cell>
              <table:table-cell office:value-type="float" office:value="453.6">
                <text:p>453.6</text:p>
              </table:table-cell>
            </table:table-row>
            <table:table-row>
              <table:table-cell office:value-type="float" office:value="1.1445">
                <text:p>1.1445</text:p>
              </table:table-cell>
              <table:table-cell office:value-type="float" office:value="457.8">
                <text:p>457.8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1.1655">
                <text:p>1.1655</text:p>
              </table:table-cell>
              <table:table-cell office:value-type="float" office:value="466.2">
                <text:p>466.2</text:p>
              </table:table-cell>
            </table:table-row>
            <table:table-row>
              <table:table-cell office:value-type="float" office:value="1.176">
                <text:p>1.176</text:p>
              </table:table-cell>
              <table:table-cell office:value-type="float" office:value="470.4">
                <text:p>470.4</text:p>
              </table:table-cell>
            </table:table-row>
            <table:table-row>
              <table:table-cell office:value-type="float" office:value="1.1865">
                <text:p>1.1865</text:p>
              </table:table-cell>
              <table:table-cell office:value-type="float" office:value="474.6">
                <text:p>474.6</text:p>
              </table:table-cell>
            </table:table-row>
            <table:table-row>
              <table:table-cell office:value-type="float" office:value="1.197">
                <text:p>1.197</text:p>
              </table:table-cell>
              <table:table-cell office:value-type="float" office:value="478.8">
                <text:p>478.8</text:p>
              </table:table-cell>
            </table:table-row>
            <table:table-row>
              <table:table-cell office:value-type="float" office:value="1.2075">
                <text:p>1.207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1.218">
                <text:p>1.218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1.2285">
                <text:p>1.2285</text:p>
              </table:table-cell>
              <table:table-cell office:value-type="float" office:value="491.4">
                <text:p>491.4</text:p>
              </table:table-cell>
            </table:table-row>
            <table:table-row>
              <table:table-cell office:value-type="float" office:value="1.239">
                <text:p>1.239</text:p>
              </table:table-cell>
              <table:table-cell office:value-type="float" office:value="495.6">
                <text:p>495.6</text:p>
              </table:table-cell>
            </table:table-row>
            <table:table-row>
              <table:table-cell office:value-type="float" office:value="1.2495">
                <text:p>1.2495</text:p>
              </table:table-cell>
              <table:table-cell office:value-type="float" office:value="499.8">
                <text:p>499.8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2705">
                <text:p>1.27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281">
                <text:p>1.28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2915">
                <text:p>1.29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02">
                <text:p>1.3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125">
                <text:p>1.31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23">
                <text:p>1.3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335">
                <text:p>1.33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44">
                <text:p>1.3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545">
                <text:p>1.3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755">
                <text:p>1.37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86">
                <text:p>1.3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3965">
                <text:p>1.39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07">
                <text:p>1.4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175">
                <text:p>1.41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28">
                <text:p>1.4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385">
                <text:p>1.43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49">
                <text:p>1.4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595">
                <text:p>1.45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805">
                <text:p>1.48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491">
                <text:p>1.4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015">
                <text:p>1.50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12">
                <text:p>1.5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225">
                <text:p>1.52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33">
                <text:p>1.5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435">
                <text:p>1.54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54">
                <text:p>1.5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645">
                <text:p>1.56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75">
                <text:p>1.5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855">
                <text:p>1.58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596">
                <text:p>1.5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065">
                <text:p>1.60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17">
                <text:p>1.6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275">
                <text:p>1.62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38">
                <text:p>1.6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485">
                <text:p>1.6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59">
                <text:p>1.6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695">
                <text:p>1.66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6905">
                <text:p>1.69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01">
                <text:p>1.7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115">
                <text:p>1.7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22">
                <text:p>1.7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325">
                <text:p>1.73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43">
                <text:p>1.7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535">
                <text:p>1.75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64">
                <text:p>1.76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745">
                <text:p>1.77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85">
                <text:p>1.7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7955">
                <text:p>1.79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06">
                <text:p>1.8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165">
                <text:p>1.81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27">
                <text:p>1.8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375">
                <text:p>1.83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48">
                <text:p>1.8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585">
                <text:p>1.85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69">
                <text:p>1.8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795">
                <text:p>1.87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005">
                <text:p>1.90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11">
                <text:p>1.9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215">
                <text:p>1.92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32">
                <text:p>1.9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425">
                <text:p>1.94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53">
                <text:p>1.9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635">
                <text:p>1.96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74">
                <text:p>1.9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845">
                <text:p>1.98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995">
                <text:p>1.9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055">
                <text:p>2.00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16">
                <text:p>2.0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265">
                <text:p>2.02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37">
                <text:p>2.0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475">
                <text:p>2.0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58">
                <text:p>2.05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685">
                <text:p>2.06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895">
                <text:p>2.08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105">
                <text:p>2.11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21">
                <text:p>2.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315">
                <text:p>2.13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42">
                <text:p>2.1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525">
                <text:p>2.15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63">
                <text:p>2.1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735">
                <text:p>2.17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945">
                <text:p>2.19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05">
                <text:p>2.2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155">
                <text:p>2.21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26">
                <text:p>2.2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365">
                <text:p>2.23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47">
                <text:p>2.2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575">
                <text:p>2.25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68">
                <text:p>2.26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785">
                <text:p>2.27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89">
                <text:p>2.28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995">
                <text:p>2.29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205">
                <text:p>2.32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31">
                <text:p>2.3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415">
                <text:p>2.34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52">
                <text:p>2.3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625">
                <text:p>2.36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73">
                <text:p>2.37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835">
                <text:p>2.38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94">
                <text:p>2.39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045">
                <text:p>2.40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15">
                <text:p>2.4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255">
                <text:p>2.42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36">
                <text:p>2.4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465">
                <text:p>2.44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57">
                <text:p>2.4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675">
                <text:p>2.46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78">
                <text:p>2.4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885">
                <text:p>2.48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99">
                <text:p>2.4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095">
                <text:p>2.50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305">
                <text:p>2.53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41">
                <text:p>2.5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515">
                <text:p>2.55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62">
                <text:p>2.5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725">
                <text:p>2.57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83">
                <text:p>2.58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935">
                <text:p>2.59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04">
                <text:p>2.6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145">
                <text:p>2.61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25">
                <text:p>2.6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355">
                <text:p>2.63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46">
                <text:p>2.64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565">
                <text:p>2.65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67">
                <text:p>2.6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775">
                <text:p>2.67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88">
                <text:p>2.6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985">
                <text:p>2.69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09">
                <text:p>2.7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195">
                <text:p>2.71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405">
                <text:p>2.74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51">
                <text:p>2.7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615">
                <text:p>2.76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72">
                <text:p>2.7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825">
                <text:p>2.78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93">
                <text:p>2.7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035">
                <text:p>2.80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14">
                <text:p>2.8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245">
                <text:p>2.82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35">
                <text:p>2.8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455">
                <text:p>2.84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56">
                <text:p>2.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665">
                <text:p>2.86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77">
                <text:p>2.87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875">
                <text:p>2.88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98">
                <text:p>2.8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085">
                <text:p>2.90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19">
                <text:p>2.9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295">
                <text:p>2.92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505">
                <text:p>2.9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61">
                <text:p>2.9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715">
                <text:p>2.97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82">
                <text:p>2.98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925">
                <text:p>2.99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03">
                <text:p>3.0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135">
                <text:p>3.01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24">
                <text:p>3.02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345">
                <text:p>3.03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45">
                <text:p>3.0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555">
                <text:p>3.05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66">
                <text:p>3.0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765">
                <text:p>3.07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87">
                <text:p>3.08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975">
                <text:p>3.09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08">
                <text:p>3.1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185">
                <text:p>3.11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29">
                <text:p>3.1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395">
                <text:p>3.13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605">
                <text:p>3.16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71">
                <text:p>3.17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815">
                <text:p>3.18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92">
                <text:p>3.1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025">
                <text:p>3.20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13">
                <text:p>3.2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235">
                <text:p>3.22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34">
                <text:p>3.2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445">
                <text:p>3.24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55">
                <text:p>3.2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655">
                <text:p>3.26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76">
                <text:p>3.27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865">
                <text:p>3.28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97">
                <text:p>3.2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075">
                <text:p>3.30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18">
                <text:p>3.3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285">
                <text:p>3.32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39">
                <text:p>3.3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495">
                <text:p>3.34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705">
                <text:p>3.37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81">
                <text:p>3.38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915">
                <text:p>3.39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02">
                <text:p>3.4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125">
                <text:p>3.41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23">
                <text:p>3.4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335">
                <text:p>3.43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44">
                <text:p>3.4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545">
                <text:p>3.4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65">
                <text:p>3.4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755">
                <text:p>3.47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86">
                <text:p>3.4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965">
                <text:p>3.49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07">
                <text:p>3.5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175">
                <text:p>3.51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28">
                <text:p>3.5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385">
                <text:p>3.53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49">
                <text:p>3.5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595">
                <text:p>3.55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805">
                <text:p>3.58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91">
                <text:p>3.5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015">
                <text:p>3.60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12">
                <text:p>3.6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225">
                <text:p>3.62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33">
                <text:p>3.6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435">
                <text:p>3.64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54">
                <text:p>3.6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645">
                <text:p>3.66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75">
                <text:p>3.6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855">
                <text:p>3.68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96">
                <text:p>3.6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065">
                <text:p>3.70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17">
                <text:p>3.7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275">
                <text:p>3.72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38">
                <text:p>3.7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485">
                <text:p>3.7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59">
                <text:p>3.7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695">
                <text:p>3.76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905">
                <text:p>3.79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01">
                <text:p>3.8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115">
                <text:p>3.8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22">
                <text:p>3.8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325">
                <text:p>3.83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43">
                <text:p>3.8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535">
                <text:p>3.85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64">
                <text:p>3.86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745">
                <text:p>3.87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85">
                <text:p>3.8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955">
                <text:p>3.89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06">
                <text:p>3.9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165">
                <text:p>3.91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27">
                <text:p>3.9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375">
                <text:p>3.93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48">
                <text:p>3.9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585">
                <text:p>3.95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69">
                <text:p>3.9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795">
                <text:p>3.97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005">
                <text:p>4.0005</text:p>
              </table:table-cell>
              <table:table-cell office:value-type="float" office:value="499.8">
                <text:p>499.8</text:p>
              </table:table-cell>
            </table:table-row>
            <table:table-row>
              <table:table-cell office:value-type="float" office:value="4.011">
                <text:p>4.011</text:p>
              </table:table-cell>
              <table:table-cell office:value-type="float" office:value="495.6">
                <text:p>495.6</text:p>
              </table:table-cell>
            </table:table-row>
            <table:table-row>
              <table:table-cell office:value-type="float" office:value="4.0215">
                <text:p>4.0215</text:p>
              </table:table-cell>
              <table:table-cell office:value-type="float" office:value="491.4">
                <text:p>491.4</text:p>
              </table:table-cell>
            </table:table-row>
            <table:table-row>
              <table:table-cell office:value-type="float" office:value="4.032">
                <text:p>4.032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.0425">
                <text:p>4.042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.053">
                <text:p>4.053</text:p>
              </table:table-cell>
              <table:table-cell office:value-type="float" office:value="478.8">
                <text:p>478.8</text:p>
              </table:table-cell>
            </table:table-row>
            <table:table-row>
              <table:table-cell office:value-type="float" office:value="4.0635">
                <text:p>4.0635</text:p>
              </table:table-cell>
              <table:table-cell office:value-type="float" office:value="474.6">
                <text:p>474.6</text:p>
              </table:table-cell>
            </table:table-row>
            <table:table-row>
              <table:table-cell office:value-type="float" office:value="4.074">
                <text:p>4.074</text:p>
              </table:table-cell>
              <table:table-cell office:value-type="float" office:value="470.4">
                <text:p>470.4</text:p>
              </table:table-cell>
            </table:table-row>
            <table:table-row>
              <table:table-cell office:value-type="float" office:value="4.0845">
                <text:p>4.0845</text:p>
              </table:table-cell>
              <table:table-cell office:value-type="float" office:value="466.2">
                <text:p>466.2</text:p>
              </table:table-cell>
            </table:table-row>
            <table:table-row>
              <table:table-cell office:value-type="float" office:value="4.095">
                <text:p>4.09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.1055">
                <text:p>4.1055</text:p>
              </table:table-cell>
              <table:table-cell office:value-type="float" office:value="457.8">
                <text:p>457.8</text:p>
              </table:table-cell>
            </table:table-row>
            <table:table-row>
              <table:table-cell office:value-type="float" office:value="4.116">
                <text:p>4.116</text:p>
              </table:table-cell>
              <table:table-cell office:value-type="float" office:value="453.6">
                <text:p>453.6</text:p>
              </table:table-cell>
            </table:table-row>
            <table:table-row>
              <table:table-cell office:value-type="float" office:value="4.1265">
                <text:p>4.1265</text:p>
              </table:table-cell>
              <table:table-cell office:value-type="float" office:value="449.4">
                <text:p>449.4</text:p>
              </table:table-cell>
            </table:table-row>
            <table:table-row>
              <table:table-cell office:value-type="float" office:value="4.137">
                <text:p>4.137</text:p>
              </table:table-cell>
              <table:table-cell office:value-type="float" office:value="445.2">
                <text:p>445.2</text:p>
              </table:table-cell>
            </table:table-row>
            <table:table-row>
              <table:table-cell office:value-type="float" office:value="4.1475">
                <text:p>4.147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.158">
                <text:p>4.158</text:p>
              </table:table-cell>
              <table:table-cell office:value-type="float" office:value="436.8">
                <text:p>436.8</text:p>
              </table:table-cell>
            </table:table-row>
            <table:table-row>
              <table:table-cell office:value-type="float" office:value="4.1685">
                <text:p>4.1685</text:p>
              </table:table-cell>
              <table:table-cell office:value-type="float" office:value="432.6">
                <text:p>432.6</text:p>
              </table:table-cell>
            </table:table-row>
            <table:table-row>
              <table:table-cell office:value-type="float" office:value="4.179">
                <text:p>4.179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.1895">
                <text:p>4.1895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.2105">
                <text:p>4.2105</text:p>
              </table:table-cell>
              <table:table-cell office:value-type="float" office:value="415.8">
                <text:p>415.8</text:p>
              </table:table-cell>
            </table:table-row>
            <table:table-row>
              <table:table-cell office:value-type="float" office:value="4.221">
                <text:p>4.221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float" office:value="4.2315">
                <text:p>4.2315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float" office:value="4.242">
                <text:p>4.242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float" office:value="4.2525">
                <text:p>4.25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.263">
                <text:p>4.263</text:p>
              </table:table-cell>
              <table:table-cell office:value-type="float" office:value="394.8">
                <text:p>394.8</text:p>
              </table:table-cell>
            </table:table-row>
            <table:table-row>
              <table:table-cell office:value-type="float" office:value="4.2735">
                <text:p>4.2735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float" office:value="4.284">
                <text:p>4.284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float" office:value="4.2945">
                <text:p>4.2945</text:p>
              </table:table-cell>
              <table:table-cell office:value-type="float" office:value="382.2">
                <text:p>382.2</text:p>
              </table:table-cell>
            </table:table-row>
            <table:table-row>
              <table:table-cell office:value-type="float" office:value="4.305">
                <text:p>4.30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.3155">
                <text:p>4.3155</text:p>
              </table:table-cell>
              <table:table-cell office:value-type="float" office:value="373.8">
                <text:p>373.8</text:p>
              </table:table-cell>
            </table:table-row>
            <table:table-row>
              <table:table-cell office:value-type="float" office:value="4.326">
                <text:p>4.326</text:p>
              </table:table-cell>
              <table:table-cell office:value-type="float" office:value="369.6">
                <text:p>369.6</text:p>
              </table:table-cell>
            </table:table-row>
            <table:table-row>
              <table:table-cell office:value-type="float" office:value="4.3365">
                <text:p>4.3365</text:p>
              </table:table-cell>
              <table:table-cell office:value-type="float" office:value="365.4">
                <text:p>365.4</text:p>
              </table:table-cell>
            </table:table-row>
            <table:table-row>
              <table:table-cell office:value-type="float" office:value="4.347">
                <text:p>4.347</text:p>
              </table:table-cell>
              <table:table-cell office:value-type="float" office:value="361.2">
                <text:p>361.2</text:p>
              </table:table-cell>
            </table:table-row>
            <table:table-row>
              <table:table-cell office:value-type="float" office:value="4.3575">
                <text:p>4.35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.368">
                <text:p>4.368</text:p>
              </table:table-cell>
              <table:table-cell office:value-type="float" office:value="352.8">
                <text:p>352.8</text:p>
              </table:table-cell>
            </table:table-row>
            <table:table-row>
              <table:table-cell office:value-type="float" office:value="4.3785">
                <text:p>4.3785</text:p>
              </table:table-cell>
              <table:table-cell office:value-type="float" office:value="348.6">
                <text:p>348.6</text:p>
              </table:table-cell>
            </table:table-row>
            <table:table-row>
              <table:table-cell office:value-type="float" office:value="4.389">
                <text:p>4.389</text:p>
              </table:table-cell>
              <table:table-cell office:value-type="float" office:value="344.4">
                <text:p>344.4</text:p>
              </table:table-cell>
            </table:table-row>
            <table:table-row>
              <table:table-cell office:value-type="float" office:value="4.3995">
                <text:p>4.3995</text:p>
              </table:table-cell>
              <table:table-cell office:value-type="float" office:value="340.2">
                <text:p>340.2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.4205">
                <text:p>4.4205</text:p>
              </table:table-cell>
              <table:table-cell office:value-type="float" office:value="331.8">
                <text:p>331.8</text:p>
              </table:table-cell>
            </table:table-row>
            <table:table-row>
              <table:table-cell office:value-type="float" office:value="4.431">
                <text:p>4.431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float" office:value="4.4415">
                <text:p>4.4415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4.452">
                <text:p>4.452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float" office:value="4.4625">
                <text:p>4.46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.473">
                <text:p>4.473</text:p>
              </table:table-cell>
              <table:table-cell office:value-type="float" office:value="310.8">
                <text:p>310.8</text:p>
              </table:table-cell>
            </table:table-row>
            <table:table-row>
              <table:table-cell office:value-type="float" office:value="4.4835">
                <text:p>4.4835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float" office:value="4.494">
                <text:p>4.494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float" office:value="4.5045">
                <text:p>4.5045</text:p>
              </table:table-cell>
              <table:table-cell office:value-type="float" office:value="298.2">
                <text:p>298.2</text:p>
              </table:table-cell>
            </table:table-row>
            <table:table-row>
              <table:table-cell office:value-type="float" office:value="4.515">
                <text:p>4.51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.5255">
                <text:p>4.5255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float" office:value="4.536">
                <text:p>4.536</text:p>
              </table:table-cell>
              <table:table-cell office:value-type="float" office:value="285.6">
                <text:p>285.6</text:p>
              </table:table-cell>
            </table:table-row>
            <table:table-row>
              <table:table-cell office:value-type="float" office:value="4.5465">
                <text:p>4.5465</text:p>
              </table:table-cell>
              <table:table-cell office:value-type="float" office:value="281.4">
                <text:p>281.4</text:p>
              </table:table-cell>
            </table:table-row>
            <table:table-row>
              <table:table-cell office:value-type="float" office:value="4.557">
                <text:p>4.557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float" office:value="4.5675">
                <text:p>4.567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.578">
                <text:p>4.578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.5885">
                <text:p>4.5885</text:p>
              </table:table-cell>
              <table:table-cell office:value-type="float" office:value="264.6">
                <text:p>264.6</text:p>
              </table:table-cell>
            </table:table-row>
            <table:table-row>
              <table:table-cell office:value-type="float" office:value="4.599">
                <text:p>4.599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float" office:value="4.6095">
                <text:p>4.609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.6305">
                <text:p>4.6305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float" office:value="4.641">
                <text:p>4.641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float" office:value="4.6515">
                <text:p>4.6515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float" office:value="4.662">
                <text:p>4.662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4.6725">
                <text:p>4.672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.683">
                <text:p>4.683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4.6935">
                <text:p>4.6935</text:p>
              </table:table-cell>
              <table:table-cell office:value-type="float" office:value="222.6">
                <text:p>222.6</text:p>
              </table:table-cell>
            </table:table-row>
            <table:table-row>
              <table:table-cell office:value-type="float" office:value="4.704">
                <text:p>4.704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float" office:value="4.7145">
                <text:p>4.7145</text:p>
              </table:table-cell>
              <table:table-cell office:value-type="float" office:value="214.2">
                <text:p>214.2</text:p>
              </table:table-cell>
            </table:table-row>
            <table:table-row>
              <table:table-cell office:value-type="float" office:value="4.725">
                <text:p>4.7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.7355">
                <text:p>4.7355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.746">
                <text:p>4.746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4.7565">
                <text:p>4.7565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float" office:value="4.767">
                <text:p>4.767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float" office:value="4.7775">
                <text:p>4.777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.788">
                <text:p>4.788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float" office:value="4.7985">
                <text:p>4.7985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float" office:value="4.809">
                <text:p>4.809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float" office:value="4.8195">
                <text:p>4.8195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.8405">
                <text:p>4.8405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float" office:value="4.851">
                <text:p>4.851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float" office:value="4.8615">
                <text:p>4.8615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float" office:value="4.872">
                <text:p>4.872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float" office:value="4.8825">
                <text:p>4.88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.893">
                <text:p>4.893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float" office:value="4.9035">
                <text:p>4.9035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.914">
                <text:p>4.914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4.9245">
                <text:p>4.9245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float" office:value="4.935">
                <text:p>4.93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.9455">
                <text:p>4.9455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float" office:value="4.956">
                <text:p>4.956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float" office:value="4.9665">
                <text:p>4.9665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float" office:value="4.977">
                <text:p>4.977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float" office:value="4.9875">
                <text:p>4.98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.998">
                <text:p>4.998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5.0085">
                <text:p>5.0085</text:p>
              </table:table-cell>
              <table:table-cell office:value-type="float" office:value="96.6000000000001">
                <text:p>96.6000000000001</text:p>
              </table:table-cell>
            </table:table-row>
            <table:table-row>
              <table:table-cell office:value-type="float" office:value="5.019">
                <text:p>5.01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5.0295">
                <text:p>5.0295</text:p>
              </table:table-cell>
              <table:table-cell office:value-type="float" office:value="88.2000000000002">
                <text:p>88.2000000000002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.0505">
                <text:p>5.0505</text:p>
              </table:table-cell>
              <table:table-cell office:value-type="float" office:value="79.7999999999998">
                <text:p>79.7999999999998</text:p>
              </table:table-cell>
            </table:table-row>
            <table:table-row>
              <table:table-cell office:value-type="float" office:value="5.061">
                <text:p>5.06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5.0715">
                <text:p>5.0715</text:p>
              </table:table-cell>
              <table:table-cell office:value-type="float" office:value="71.3999999999999">
                <text:p>71.3999999999999</text:p>
              </table:table-cell>
            </table:table-row>
            <table:table-row>
              <table:table-cell office:value-type="float" office:value="5.082">
                <text:p>5.082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float" office:value="5.0925">
                <text:p>5.0925</text:p>
              </table:table-cell>
              <table:table-cell office:value-type="float" office:value="62.9999999999999">
                <text:p>62.9999999999999</text:p>
              </table:table-cell>
            </table:table-row>
            <table:table-row>
              <table:table-cell office:value-type="float" office:value="5.103">
                <text:p>5.103</text:p>
              </table:table-cell>
              <table:table-cell office:value-type="float" office:value="58.8000000000001">
                <text:p>58.8000000000001</text:p>
              </table:table-cell>
            </table:table-row>
            <table:table-row>
              <table:table-cell office:value-type="float" office:value="5.1135">
                <text:p>5.1135</text:p>
              </table:table-cell>
              <table:table-cell office:value-type="float" office:value="54.5999999999999">
                <text:p>54.5999999999999</text:p>
              </table:table-cell>
            </table:table-row>
            <table:table-row>
              <table:table-cell office:value-type="float" office:value="5.124">
                <text:p>5.124</text:p>
              </table:table-cell>
              <table:table-cell office:value-type="float" office:value="50.4000000000002">
                <text:p>50.4000000000002</text:p>
              </table:table-cell>
            </table:table-row>
            <table:table-row>
              <table:table-cell office:value-type="float" office:value="5.1345">
                <text:p>5.1345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5.145">
                <text:p>5.145</text:p>
              </table:table-cell>
              <table:table-cell office:value-type="float" office:value="42.0000000000002">
                <text:p>42.0000000000002</text:p>
              </table:table-cell>
            </table:table-row>
            <table:table-row>
              <table:table-cell office:value-type="float" office:value="5.1555">
                <text:p>5.1555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5.166">
                <text:p>5.166</text:p>
              </table:table-cell>
              <table:table-cell office:value-type="float" office:value="33.5999999999999">
                <text:p>33.5999999999999</text:p>
              </table:table-cell>
            </table:table-row>
            <table:table-row>
              <table:table-cell office:value-type="float" office:value="5.1765">
                <text:p>5.176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5.187">
                <text:p>5.187</text:p>
              </table:table-cell>
              <table:table-cell office:value-type="float" office:value="25.1999999999999">
                <text:p>25.1999999999999</text:p>
              </table:table-cell>
            </table:table-row>
            <table:table-row>
              <table:table-cell office:value-type="float" office:value="5.1975">
                <text:p>5.1975</text:p>
              </table:table-cell>
              <table:table-cell office:value-type="float" office:value="21.0000000000001">
                <text:p>21.0000000000001</text:p>
              </table:table-cell>
            </table:table-row>
            <table:table-row>
              <table:table-cell office:value-type="float" office:value="5.208">
                <text:p>5.20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5.2185">
                <text:p>5.2185</text:p>
              </table:table-cell>
              <table:table-cell office:value-type="float" office:value="12.6000000000001">
                <text:p>12.6000000000001</text:p>
              </table:table-cell>
            </table:table-row>
            <table:table-row>
              <table:table-cell office:value-type="float" office:value="5.229">
                <text:p>5.229</text:p>
              </table:table-cell>
              <table:table-cell office:value-type="float" office:value="8.39999999999998">
                <text:p>8.39999999999998</text:p>
              </table:table-cell>
            </table:table-row>
            <table:table-row>
              <table:table-cell office:value-type="float" office:value="5.2395">
                <text:p>5.2395</text:p>
              </table:table-cell>
              <table:table-cell office:value-type="float" office:value="4.20000000000016">
                <text:p>4.20000000000016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